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Noto Serif" svg:font-family="'Noto Serif'" style:font-family-generic="roman" style:font-pitch="variable"/>
    <style:font-face style:name="Noto Serif1" svg:font-family="'Noto Serif'"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4">
      <style:paragraph-properties fo:keep-together="auto" fo:keep-with-next="auto"/>
    </style:style>
    <style:style style:name="P2" style:family="paragraph" style:parent-style-name="Heading_20_4">
      <style:paragraph-properties fo:line-height="115%"/>
    </style:style>
    <style:style style:name="P3" style:family="paragraph" style:parent-style-name="Heading_20_4">
      <style:paragraph-properties fo:text-align="start" style:justify-single-word="false"/>
    </style:style>
    <style:style style:name="P4" style:family="paragraph" style:parent-style-name="Heading_20_5">
      <style:paragraph-properties fo:text-align="start" style:justify-single-word="false"/>
    </style:style>
    <style:style style:name="P5" style:family="paragraph" style:parent-style-name="Heading_20_5">
      <style:paragraph-properties fo:line-height="115%"/>
    </style:style>
    <style:style style:name="P6" style:family="paragraph" style:parent-style-name="Standard" style:list-style-name="WWNum6"/>
    <style:style style:name="P7" style:family="paragraph" style:parent-style-name="Standard">
      <style:paragraph-properties fo:margin-left="1in" fo:margin-right="0in" fo:text-indent="0in" style:auto-text-indent="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0in" fo:margin-right="0in" fo:text-align="start" style:justify-single-word="false" fo:text-indent="0.5in" style:auto-text-indent="false"/>
    </style:style>
    <style:style style:name="P10" style:family="paragraph" style:parent-style-name="Standard">
      <style:paragraph-properties fo:margin-left="0.3752in" fo:margin-right="0in" fo:text-align="start" style:justify-single-word="false" fo:text-indent="0in" style:auto-text-indent="false"/>
    </style:style>
    <style:style style:name="P11"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 style:family="paragraph" style:parent-style-name="Standard">
      <style:text-properties fo:color="#ff00ff" loext:opacity="100%" fo:font-size="10pt" style:font-size-asian="10pt" style:font-size-complex="10pt"/>
    </style:style>
    <style:style style:name="P13" style:family="paragraph" style:parent-style-name="Standard">
      <style:text-properties fo:color="#ff00ff" loext:opacity="100%" fo:font-size="10pt" style:font-size-asian="10pt" style:font-size-complex="10pt" fo:background-color="#ffffff"/>
    </style:style>
    <style:style style:name="P14" style:family="paragraph" style:parent-style-name="Standard">
      <style:text-properties fo:color="#ff00ff" loext:opacity="100%"/>
    </style:style>
    <style:style style:name="P15" style:family="paragraph" style:parent-style-name="Standard">
      <style:text-properties fo:color="#ff00ff" loext:opacity="100%" style:text-position="super 58%" fo:font-size="10pt" style:font-size-asian="10pt" style:font-size-complex="10pt"/>
    </style:style>
    <style:style style:name="P16" style:family="paragraph" style:parent-style-name="Standard" style:list-style-name="WWNum1"/>
    <style:style style:name="P17" style:family="paragraph" style:parent-style-name="Standard">
      <style:paragraph-properties fo:margin-left="0in" fo:margin-right="0in" fo:text-indent="0.5in" style:auto-text-indent="false"/>
    </style:style>
    <style:style style:name="P18" style:family="paragraph" style:parent-style-name="Standard">
      <style:text-properties fo:font-size="10.5pt" style:font-size-asian="10.5pt" style:font-size-complex="10.5pt"/>
    </style:style>
    <style:style style:name="P19" style:family="paragraph" style:parent-style-name="Standard">
      <style:paragraph-properties fo:margin-left="0.5in" fo:margin-right="0in" fo:text-indent="0in" style:auto-text-indent="false"/>
    </style:style>
    <style:style style:name="P20" style:family="paragraph" style:parent-style-name="Standard">
      <style:text-properties fo:color="#ff0000" loext:opacity="100%"/>
    </style:style>
    <style:style style:name="P21" style:family="paragraph" style:parent-style-name="Standard">
      <style:paragraph-properties fo:text-align="start" style:justify-single-word="false"/>
      <style:text-properties fo:color="#ff0000" loext:opacity="100%"/>
    </style:style>
    <style:style style:name="P22" style:family="paragraph" style:parent-style-name="Standard" style:list-style-name="WWNum11">
      <style:paragraph-properties fo:margin-left="0.75in" fo:margin-right="0in" fo:text-indent="-0.25in" style:auto-text-indent="false"/>
    </style:style>
    <style:style style:name="P23" style:family="paragraph" style:parent-style-name="Standard">
      <style:paragraph-properties fo:line-height="115%"/>
    </style:style>
    <style:style style:name="P24" style:family="paragraph" style:parent-style-name="Standard">
      <style:paragraph-properties fo:margin-left="0in" fo:margin-right="0in" fo:line-height="115%" fo:text-indent="0.5in" style:auto-text-indent="false"/>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start" style:justify-single-word="false"/>
      <style:text-properties fo:font-size="10pt" style:font-size-asian="10pt" style:font-size-complex="10pt"/>
    </style:style>
    <style:style style:name="P27" style:family="paragraph" style:parent-style-name="Standard">
      <style:text-properties fo:color="#434343" loext:opacity="100%" fo:font-size="14pt" style:font-size-asian="14pt" style:font-size-complex="14pt"/>
    </style:style>
    <style:style style:name="P28" style:family="paragraph" style:parent-style-name="Standard">
      <style:paragraph-properties fo:text-align="start" style:justify-single-word="false"/>
      <style:text-properties fo:font-style="italic" style:font-style-asian="italic"/>
    </style:style>
    <style:style style:name="P29" style:family="paragraph" style:parent-style-name="Standard">
      <style:paragraph-properties fo:margin-left="0in" fo:margin-right="0in" fo:text-indent="0.5in" style:auto-text-indent="false"/>
      <style:text-properties fo:font-style="italic" style:font-style-asian="italic"/>
    </style:style>
    <style:style style:name="P30" style:family="paragraph" style:parent-style-name="Standard" style:list-style-name="WWNum12"/>
    <style:style style:name="P31" style:family="paragraph" style:parent-style-name="Standard" style:list-style-name="WWNum8"/>
    <style:style style:name="P32" style:family="paragraph" style:parent-style-name="Standard" style:list-style-name="WWNum7"/>
    <style:style style:name="P33" style:family="paragraph" style:parent-style-name="Standard" style:list-style-name="WWNum3"/>
    <style:style style:name="P34"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800080" loext:opacity="100%"/>
    </style:style>
    <style:style style:name="P35" style:family="paragraph" style:parent-style-name="Standard">
      <style:text-properties fo:color="#fb0207" loext:opacity="100%"/>
    </style:style>
    <style:style style:name="P36" style:family="paragraph" style:parent-style-name="Standard">
      <style:paragraph-properties fo:text-align="end" style:justify-single-word="false"/>
    </style:style>
    <style:style style:name="P37" style:family="paragraph" style:parent-style-name="Title" style:master-page-name="Standard">
      <style:paragraph-properties fo:text-align="start" style:justify-single-word="false" style:page-number="1"/>
    </style:style>
    <style:style style:name="T1" style:family="text">
      <style:text-properties style:font-name="Noto Serif" style:font-name-asian="Noto Serif1" style:font-name-complex="Noto Serif1"/>
    </style:style>
    <style:style style:name="T2" style:family="text">
      <style:text-properties style:font-name="Noto Serif" fo:font-style="italic" style:font-name-asian="Noto Serif1" style:font-style-asian="italic" style:font-name-complex="Noto Serif1"/>
    </style:style>
    <style:style style:name="T3" style:family="text">
      <style:text-properties style:font-name="Noto Serif" fo:font-weight="bold" style:font-name-asian="Noto Serif1" style:font-weight-asian="bold" style:font-name-complex="Noto Serif1"/>
    </style:style>
    <style:style style:name="T4" style:family="text">
      <style:text-properties fo:color="#1155cc" loext:opacity="100%" style:font-name="Noto Serif" style:text-underline-style="solid" style:text-underline-width="auto" style:text-underline-color="font-color" style:font-name-asian="Noto Serif1" style:font-name-complex="Noto Serif1"/>
    </style:style>
    <style:style style:name="T5" style:family="text">
      <style:text-properties fo:color="#1155cc" loext:opacity="100%" style:text-underline-style="solid" style:text-underline-width="auto" style:text-underline-color="font-color"/>
    </style:style>
    <style:style style:name="T6" style:family="text">
      <style:text-properties fo:color="#1155cc" loext:opacity="100%" fo:font-size="10pt" style:text-underline-style="solid" style:text-underline-width="auto" style:text-underline-color="font-color" style:font-size-asian="10pt" style:font-size-complex="10pt"/>
    </style:style>
    <style:style style:name="T7" style:family="text">
      <style:text-properties fo:font-style="italic" style:font-style-asian="italic"/>
    </style:style>
    <style:style style:name="T8" style:family="text">
      <style:text-properties fo:font-style="italic" style:font-style-asian="italic" fo:background-color="#ffffff"/>
    </style:style>
    <style:style style:name="T9" style:family="text">
      <style:text-properties fo:font-style="italic" fo:font-weight="bold" style:font-style-asian="italic" style:font-weight-asian="bold"/>
    </style:style>
    <style:style style:name="T10" style:family="text">
      <style:text-properties style:font-name="Source Sans Pro" style:font-name-asian="Source Sans Pro1" style:font-name-complex="Source Sans Pro1"/>
    </style:style>
    <style:style style:name="T11" style:family="text">
      <style:text-properties style:font-name="Source Sans Pro" fo:font-style="italic" style:font-name-asian="Source Sans Pro1" style:font-style-asian="italic" style:font-name-complex="Source Sans Pro1"/>
    </style:style>
    <style:style style:name="T12" style:family="text">
      <style:text-properties fo:background-color="#ffffff"/>
    </style:style>
    <style:style style:name="T13" style:family="text">
      <style:text-properties fo:color="#ff0000" loext:opacity="100%"/>
    </style:style>
    <style:style style:name="T14" style:family="text">
      <style:text-properties fo:color="#ff0000" loext:opacity="100%" fo:font-weight="bold"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name="Arial Unicode MS" style:font-name-asian="Arial Unicode MS1" style:font-name-complex="Arial Unicode MS1"/>
    </style:style>
    <style:style style:name="T18" style:family="text">
      <style:text-properties fo:color="#ff00ff" loext:opacity="100%" fo:background-color="#ffffff"/>
    </style:style>
    <style:style style:name="T19" style:family="text">
      <style:text-properties fo:color="#ff00ff" loext:opacity="100%"/>
    </style:style>
    <style:style style:name="T20" style:family="text">
      <style:text-properties fo:color="#ff00ff" loext:opacity="100%" style:font-name="Source Sans Pro" style:font-name-asian="Source Sans Pro1" style:font-name-complex="Source Sans Pro1"/>
    </style:style>
    <style:style style:name="T21" style:family="text">
      <style:text-properties fo:color="#ff00ff" loext:opacity="100%" style:font-name="Source Sans Pro" fo:font-size="10pt" style:font-name-asian="Source Sans Pro1" style:font-size-asian="10pt" style:font-name-complex="Source Sans Pro1" style:font-size-complex="10pt"/>
    </style:style>
    <style:style style:name="T22" style:family="text">
      <style:text-properties fo:color="#ff00ff" loext:opacity="100%" fo:font-weight="bold" style:font-weight-asian="bold"/>
    </style:style>
    <style:style style:name="T23" style:family="text">
      <style:text-properties fo:color="#ff00ff" loext:opacity="100%" fo:font-style="italic" style:font-style-asian="italic"/>
    </style:style>
    <style:style style:name="T24" style:family="text">
      <style:text-properties fo:color="#ff00ff" loext:opacity="100%" fo:font-style="italic" fo:font-weight="bold" style:font-style-asian="italic" style:font-weight-asian="bold"/>
    </style:style>
    <style:style style:name="T25" style:family="text">
      <style:text-properties fo:color="#ff00ff" loext:opacity="100%" style:text-position="sub 58%"/>
    </style:style>
    <style:style style:name="T26" style:family="text">
      <style:text-properties fo:color="#ff00ff" loext:opacity="100%" fo:font-size="10pt" style:font-size-asian="10pt" style:font-size-complex="10pt"/>
    </style:style>
    <style:style style:name="T27" style:family="text">
      <style:text-properties fo:color="#ff00ff" loext:opacity="100%" fo:font-size="10pt" style:font-size-asian="10pt" style:font-size-complex="10pt" fo:background-color="#ffffff"/>
    </style:style>
    <style:style style:name="T28" style:family="text">
      <style:text-properties fo:color="#ff00ff" loext:opacity="100%" fo:font-size="10pt" fo:font-style="italic" style:font-size-asian="10pt" style:font-style-asian="italic" style:font-size-complex="10pt"/>
    </style:style>
    <style:style style:name="T29" style:family="text">
      <style:text-properties fo:color="#ff00ff" loext:opacity="100%" fo:font-size="10pt" fo:font-style="italic" style:font-size-asian="10pt" style:font-style-asian="italic" style:font-size-complex="10pt" fo:background-color="#ffffff"/>
    </style:style>
    <style:style style:name="T30" style:family="text">
      <style:text-properties fo:color="#ff00ff" loext:opacity="100%" style:font-name="Cardo" fo:font-size="10.5pt" style:font-name-asian="Cardo1" style:font-size-asian="10.5pt" style:font-name-complex="Cardo1" style:font-size-complex="10.5pt" fo:background-color="#ffffff"/>
    </style:style>
    <style:style style:name="T31" style:family="text">
      <style:text-properties fo:color="#ff00ff" loext:opacity="100%" style:font-name="Cardo" style:font-name-asian="Cardo1" style:font-name-complex="Cardo1"/>
    </style:style>
    <style:style style:name="T32" style:family="text">
      <style:text-properties fo:color="#ff00ff" loext:opacity="100%" style:font-name="Cardo" fo:font-size="10pt" style:font-name-asian="Cardo1" style:font-size-asian="10pt" style:font-name-complex="Cardo1" style:font-size-complex="10pt"/>
    </style:style>
    <style:style style:name="T33" style:family="text">
      <style:text-properties fo:color="#ff00ff" loext:opacity="100%" fo:font-size="9pt" style:font-size-asian="9pt" style:font-size-complex="9pt"/>
    </style:style>
    <style:style style:name="T34" style:family="text">
      <style:text-properties style:font-name="Roboto" fo:font-size="10.5pt" style:font-name-asian="Roboto1" style:font-size-asian="10.5pt" style:font-name-complex="Roboto1" style:font-size-complex="10.5pt" fo:background-color="#ffffff"/>
    </style:style>
    <style:style style:name="T35" style:family="text">
      <style:text-properties fo:color="#fb0207" loext:opacity="100%"/>
    </style:style>
    <style:style style:name="T36" style:family="text">
      <style:text-properties style:text-position="super 58%"/>
    </style:style>
    <style:style style:name="T37" style:family="text">
      <style:text-properties style:text-position="super 58%" fo:font-style="italic" style:font-style-asian="italic"/>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style>
    <style:style style:name="T40" style:family="text">
      <style:text-properties fo:font-size="10pt" fo:font-weight="bold" style:font-size-asian="10pt" style:font-weight-asian="bold" style:font-size-complex="10pt"/>
    </style:style>
    <style:style style:name="T41" style:family="text">
      <style:text-properties fo:font-size="9pt" style:font-size-asian="9pt" style:font-size-complex="9pt"/>
    </style:style>
    <style:style style:name="T42" style:family="text">
      <style:text-properties fo:font-size="10.5pt" style:font-size-asian="10.5pt" style:font-size-complex="10.5pt"/>
    </style:style>
    <style:style style:name="T43" style:family="text">
      <style:text-properties fo:font-size="10.5pt" style:font-size-asian="10.5pt" style:font-size-complex="10.5pt" fo:background-color="#ffffff"/>
    </style:style>
    <style:style style:name="T44" style:family="text">
      <style:text-properties fo:font-size="10.5pt" fo:font-style="italic" style:font-size-asian="10.5pt" style:font-style-asian="italic" style:font-size-complex="10.5pt"/>
    </style:style>
    <style:style style:name="T45" style:family="text">
      <style:text-properties fo:color="#3c4043" loext:opacity="100%" style:font-name="Roboto" fo:font-size="10.5pt" style:font-name-asian="Roboto1" style:font-size-asian="10.5pt" style:font-name-complex="Roboto1" style:font-size-complex="10.5pt" fo:background-color="#ffffff"/>
    </style:style>
    <style:style style:name="T46" style:family="text">
      <style:text-properties fo:color="#3c4043" loext:opacity="100%" style:font-name="Cardo" fo:font-size="10.5pt" style:font-name-asian="Cardo1" style:font-size-asian="10.5pt" style:font-name-complex="Cardo1" style:font-size-complex="10.5pt" fo:background-color="#ffffff"/>
    </style:style>
    <style:style style:name="T47" style:family="text">
      <style:text-properties fo:color="#3c4043" loext:opacity="100%" fo:font-weight="bold" style:font-weight-asian="bold"/>
    </style:style>
    <style:style style:name="T48" style:family="text">
      <style:text-properties fo:color="#3c4043" loext:opacity="100%" fo:background-color="#ffffff"/>
    </style:style>
    <style:style style:name="T49" style:family="text">
      <style:text-properties fo:color="#3c4043" loext:opacity="100%"/>
    </style:style>
    <style:style style:name="T50" style:family="text">
      <style:text-properties fo:color="#1a73e8" loext:opacity="100%"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1" style:family="text">
      <style:text-properties fo:color="#0000ff" loext:opacity="100%"/>
    </style:style>
    <style:style style:name="T52" style:family="text">
      <style:text-properties fo:color="#0000ff" loext:opacity="100%" fo:font-weight="bold" style:font-weight-asian="bold"/>
    </style:style>
    <style:style style:name="T53" style:family="text">
      <style:text-properties style:font-name="Times New Roman" style:font-name-asian="Times New Roman1" style:font-name-complex="Times New Roman1"/>
    </style:style>
    <style:style style:name="T54" style:family="text">
      <style:text-properties fo:color="#0070c0" loext:opacity="100%"/>
    </style:style>
    <style:style style:name="T55" style:family="text">
      <style:text-properties style:text-position="sub 58%"/>
    </style:style>
    <style:style style:name="T56" style:family="text">
      <style:text-properties fo:color="#9900ff" loext:opacity="100%"/>
    </style:style>
    <style:style style:name="T57" style:family="text">
      <style:text-properties fo:color="#9900ff" loext:opacity="100%" fo:font-size="10pt" style:font-size-asian="10pt" style:font-size-complex="10pt"/>
    </style:style>
    <style:style style:name="T58" style:family="text">
      <style:text-properties fo:font-size="12pt" style:font-size-asian="12pt" style:font-size-complex="12pt"/>
    </style:style>
    <style:style style:name="T59" style:family="text">
      <style:text-properties style:text-underline-style="solid" style:text-underline-width="auto" style:text-underline-color="font-color"/>
    </style:style>
    <style:style style:name="T60" style:family="text">
      <style:text-properties fo:color="#000000" loext:opacity="100%" fo:font-weight="bold" style:font-weight-asian="bold"/>
    </style:style>
    <style:style style:name="T61" style:family="text">
      <style:text-properties fo:color="#000000" loext:opacity="100%"/>
    </style:style>
    <style:style style:name="T62" style:family="text">
      <style:text-properties fo:color="#000000" loext:opacity="100%" fo:background-color="#ffffff"/>
    </style:style>
    <style:style style:name="T63" style:family="text">
      <style:text-properties fo:color="#434343" loext:opacity="100%"/>
    </style:style>
    <style:style style:name="T64" style:family="text">
      <style:text-properties style:font-name="Cardo" style:font-name-asian="Cardo1" style:font-name-complex="Cardo1"/>
    </style:style>
    <style:style style:name="T65" style:family="text">
      <style:text-properties fo:color="#800080" loext:opacity="100%"/>
    </style:style>
    <style:style style:name="T66" style:family="text">
      <style:text-properties fo:color="#800080" loext:opacity="100%" fo:font-style="italic" style:font-style-asian="italic"/>
    </style:style>
    <style:style style:name="T67" style:family="text">
      <style:text-properties fo:background-color="#00ffff"/>
    </style:style>
    <style:style style:name="T68" style:family="text">
      <style:text-properties fo:font-size="10pt" style:font-size-asian="10pt" style:font-size-complex="14.5pt"/>
    </style:style>
  </office:automatic-styles>
  <office:body>
    <office:text text:use-soft-page-breaks="true">
      <text:tracked-changes text:track-changes="false">
        <text:changed-region xml:id="ct124113680" text:id="ct124113680">
          <text:insertion>
            <office:change-info>
              <dc:creator>Arlo Griffiths</dc:creator>
              <dc:date>2022-02-11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t7k12iud1kpd"/><text:span text:style-name="T1">INSCRIPTIONS OF DAKSA, TULODHONG AND WAWA</text:span></text:p>
      <text:p text:style-name="Subtitle"><text:bookmark text:name="_w6oq2n3iiusq"/><text:span text:style-name="T1">Edited and translated by Tyassanti Kusumo Dewanti, Wayan Jarrah Sastrawan and Arlo Griffiths</text:span></text:p>
      <text:h text:style-name="Heading_20_1" text:outline-level="1"><text:bookmark text:name="_k7s7cjmynj9c"/><text:span text:style-name="T1">Conventions </text:span></text:h>
      <text:h text:style-name="Heading_20_2" text:outline-level="2"><text:bookmark text:name="_j2ujsbhcitme"/><text:span text:style-name="T1">Numbering of inscribed surfaces and of lines </text:span></text:h>
      <text:list text:style-name="WWNum6">
        <text:list-item>
          <text:p text:style-name="P6"><text:span text:style-name="T1">faces of a stone inscription are named with letters in the order that the text is read, using upper case (A, B, C, etc.) for large faces and lower case (a, b, c, etc.) for small faces. Thus, a common sequence will be A, b, C, d.</text:span></text:p>
        </text:list-item>
        <text:list-item>
          <text:p text:style-name="P6"><text:span text:style-name="T1">plates of copper-plate inscriptions are numbered sequentially with Arabic numerals; any numbering that is engraved on the plate itself is marked under the relevant face, with comments on the margin where the number is engraved, and the orientation of engraving (if this is not the same as that of the lines of text); the front face is called </text:span><text:span text:style-name="T2">recto</text:span><text:span text:style-name="T1">, the back face is called </text:span><text:span text:style-name="T2">verso</text:span></text:p>
        </text:list-item>
        <text:list-item>
          <text:p text:style-name="P6"><text:span text:style-name="T1">line numbers are applied with arabic numbers, and placed inside parenthesis, the whole then being marked with bold face: </text:span><text:span text:style-name="T3">(1)</text:span><text:span text:style-name="T1">, </text:span><text:span text:style-name="T3">(2)</text:span><text:span text:style-name="T1">, etc.</text:span></text:p>
        </text:list-item>
        <text:list-item>
          <text:p text:style-name="P6"><text:span text:style-name="T1">a hyphen is to be applied at the end of a line if the line-break falls inside a word</text:span></text:p>
        </text:list-item>
      </text:list>
      <text:h text:style-name="Heading_20_2" text:outline-level="2"><text:bookmark text:name="_ed9nqkeam54y"/><text:span text:style-name="T1">Transliteration of text and punctuation </text:span></text:h>
      <text:p text:style-name="Standard"><text:span text:style-name="T1">We </text:span>follow<text:span text:style-name="T1"> the rules formulated in the </text:span><text:a xlink:type="simple" xlink:href="https://hal.archives-ouvertes.fr/halshs-02272407/document" text:style-name="Default_20_Style" text:visited-style-name="Default_20_Style"><text:span text:style-name="T4">DHARMA Transliteration Guide</text:span></text:a><text:span text:style-name="T1">. Note that</text:span></text:p>
      <text:p text:style-name="P7"><text:span text:style-name="T1">ă, ŭ, ĭ<text:tab/>represent short </text:span><text:span text:style-name="T2">a</text:span><text:span text:style-name="T1">, </text:span><text:span text:style-name="T2">u</text:span><text:span text:style-name="T1">, or </text:span><text:span text:style-name="T2">i</text:span><text:span text:style-name="T1"> in a Sanskrit word where we expect </text:span><text:span text:style-name="T2">ā</text:span><text:span text:style-name="T1">, </text:span><text:span text:style-name="T2">ū</text:span><text:span text:style-name="T1"> or </text:span><text:span text:style-name="T2">ī </text:span><text:span text:style-name="T1">— don’t worry and just use </text:span><text:span text:style-name="T2">a</text:span><text:span text:style-name="T1">, </text:span><text:span text:style-name="T2">u</text:span><text:span text:style-name="T1">, </text:span><text:span text:style-name="T2">i</text:span><text:span text:style-name="T1"> if your Sanskrit is not good enough to make the necessary judgments</text:span></text:p>
      <text:p text:style-name="P7"><text:span text:style-name="T1">:<text:tab/>length marker (</text:span><text:span text:style-name="T2">tarung</text:span><text:span text:style-name="T1">) or disambiguation sign (e.g., </text:span><text:span text:style-name="T2">t:h</text:span><text:span text:style-name="T1"> is combination of </text:span><text:span text:style-name="T2">t+h</text:span><text:span text:style-name="T1"> while </text:span><text:span text:style-name="T2">th</text:span><text:span text:style-name="T1"> is unitary graph)</text:span></text:p>
      <text:p text:style-name="P7"><text:span text:style-name="T1">A <text:tab/>independent vowel akṣara </text:span><text:span text:style-name="T2">a</text:span></text:p>
      <text:p text:style-name="P7"><text:span text:style-name="T1">∙ <text:tab/>follows a consonantal akṣara with its inherent vowel removed by a </text:span><text:span text:style-name="T2">patèn</text:span><text:span text:style-name="T1"> </text:span></text:p>
      <text:p text:style-name="P7"><text:span text:style-name="T1">,<text:tab/>the most common comma/dot-shaped punctuation sign</text:span></text:p>
      <text:p text:style-name="P7"><text:span text:style-name="T1">Ø<text:tab/>opening/closing punctuation sign in form of big round circle with dot inside</text:span></text:p>
      <text:p text:style-name="P7"><text:soft-page-break/><text:span text:style-name="T1">@ <text:tab/>any punctuation sign that does not belong to a common category or is hard to identify</text:span></text:p>
      <text:h text:style-name="Heading_20_2" text:outline-level="2"><text:bookmark text:name="_5ure5ov8optq"/><text:span text:style-name="T1">Editorial signs</text:span></text:h>
      <text:p text:style-name="P7">{xyz} <text:tab/>text erased by the engraver/scribe</text:p>
      <text:p text:style-name="P7">{ui xyz} <text:tab/>text canceled by engraver/scribe through application of <text:span text:style-name="T7">ulu</text:span> and <text:span text:style-name="T7">suku</text:span></text:p>
      <text:p text:style-name="P7">(xyz)<text:tab/>reading of text is unclear</text:p>
      <text:p text:style-name="P7">[xyz]<text:tab/>elements lost due to damage to support</text:p>
      <text:p text:style-name="Standard"><text:span text:style-name="T10">⟨xyz⟩<text:tab/><text:tab/>text omitted by scribe</text:span></text:p>
      <text:p text:style-name="Standard"><text:span text:style-name="T10">⟨⟨xyz⟩⟩<text:tab/><text:tab/>superfluous text written by scribe, to be ignored by reader </text:span></text:p>
      <text:p text:style-name="P7">/xyz\<text:tab/>text inserted below the line</text:p>
      <text:p text:style-name="P7">+<text:tab/>estimated number akṣaras lost after damage to support</text:p>
      <text:p text:style-name="P7">_<text:tab/>space left open for one akṣara </text:p>
      <text:p text:style-name="P7">///<text:tab/>the rest of the line to left or right is lost</text:p>
      <text:p text:style-name="Standard"><text:span text:style-name="T12">◯<text:tab/><text:tab/>binding hole</text:span></text:p>
      <text:h text:style-name="Heading_20_2" text:outline-level="2"><text:bookmark text:name="_y9kg3qg7k2ve"/><text:bookmark text:name="_r9irjfejfpl5"/><text:span text:style-name="T1">Sigla</text:span></text:h>
      <text:p text:style-name="Standard">BJ<text:tab/>: Barrett Jones</text:p>
      <text:p text:style-name="Standard">Boe<text:tab/>: Boechari</text:p>
      <text:p text:style-name="Standard">Br<text:tab/>: Brandes</text:p>
      <text:p text:style-name="Standard">CS<text:tab/>: Cohen Stuart</text:p>
      <text:p text:style-name="Standard">D<text:tab/>: Damais</text:p>
      <text:p text:style-name="Standard">EW<text:tab/>: Edhie Wurjantoro</text:p>
      <text:p text:style-name="Standard">Gr<text:tab/>: Arlo Griffiths</text:p>
      <text:p text:style-name="Standard">K<text:tab/>: Kern </text:p>
      <text:p text:style-name="Standard">Na<text:tab/>: Nakada</text:p>
      <text:p text:style-name="Standard">Tr<text:tab/>: Trigangga</text:p>
      <text:h text:style-name="Heading_20_1" text:outline-level="1"><text:bookmark text:name="_sx41ze33srt0"/><text:bookmark text:name="_45s6by7u6j4e"/><text:span text:style-name="T1">Inscriptions</text:span></text:h>
      <text:h text:style-name="Heading_20_2" text:outline-level="2"><text:bookmark text:name="_4v3fnxs58bwd"/>Taji Gunung (910-12-21)</text:h>
      <text:h text:style-name="Heading_20_4" text:outline-level="4"><text:bookmark text:name="_8m35uj6st7do"/>Text (TKD, AG)</text:h>
      <text:h text:style-name="Heading_20_5" text:outline-level="5"><text:bookmark text:name="_lw62ypjmzau"/>Front (A)</text:h>
      <text:p text:style-name="Standard"/>
      <text:p text:style-name="Standard">Om̐</text:p>
      <text:h text:style-name="P4" text:outline-level="5"><text:bookmark text:name="_jiy80j3xlg4m"/>Section 1</text:h>
      <text:h text:style-name="Heading_20_6" text:outline-level="6"><text:bookmark text:name="_a0ptw37bjjs8"/>Front main part</text:h>
      <text:p text:style-name="Standard"><text:span text:style-name="T13"><text:tab/></text:span></text:p>
      <text:p text:style-name="Standard"><text:span text:style-name="T15">(1.1)</text:span><text:span text:style-name="T13"> </text:span>// Om̐ namaś śivāya namo buddhāya <text:span text:style-name="T17">￮￮￮ </text:span>svasthā<text:span text:style-name="T13"> </text:span>śrī sañjaya-varsā<text:span text:style-name="T18">⟨tīta⟩</text:span> 19(4) posya-</text:p>
      <text:p text:style-name="Standard"><text:soft-page-break/><text:span text:style-name="T15">(1.2)</text:span>māsa tithi<text:span text:style-name="T13"> </text:span>tri_tīya<text:span text:style-name="T13"> </text:span>kr̥ṣṇa-pakṣa<text:span text:style-name="T13"> </text:span>tu<text:span text:style-name="T13"> </text:span>U<text:span text:style-name="T13"> </text:span>(ś)u<text:span text:style-name="T13"> </text:span>vāra<text:span text:style-name="T13"> </text:span>Irikā mūlapra(tha)manikai<text:span text:style-name="T13"> </text:span>banuAni taji gu-</text:p>
      <text:p text:style-name="Standard"><text:span text:style-name="T15">(1.3)</text:span>nuṁ<text:span text:style-name="T13"> </text:span>sinusuk<text:span text:style-name="T13"> </text:span><text:span text:style-name="T19">ṣ(ī)mā</text:span> dai rakryan· mahāman·tri<text:span text:style-name="T13"> </text:span>muAṁ<text:span text:style-name="T13"> </text:span>rakryan·<text:span text:style-name="T13"> </text:span>gurum (va)ṅi<text:span text:style-name="T13"> </text:span>muAṁ<text:span text:style-name="T13"> </text:span>samg(ə)t·</text:p>
      <text:p text:style-name="Standard"><text:span text:style-name="T15">(1.4) </text:span>luA<text:span text:style-name="T13"> </text:span>Anuṁ<text:span text:style-name="T13"> </text:span>Ayam·<text:span text:style-name="T13"> </text:span>təhas·<text:span text:style-name="T13"> </text:span>ṅūni<text:span text:style-name="T13"> </text:span>An·<text:span text:style-name="T13"> </text:span>si<text:span text:style-name="T19">nī</text:span>mma<text:span text:style-name="T13"> </text:span>Ikai banuA<text:span text:style-name="T13"> </text:span>pu ḍapit· Ana-</text:p>
      <text:p text:style-name="Standard"><text:span text:style-name="T15">(1.5)</text:span>k· <text:span text:style-name="T19">banuA</text:span><text:span text:style-name="T13"> </text:span>I<text:span text:style-name="T13"> </text:span>paṇḍamuAn· vatak·<text:span text:style-name="T13"> </text:span>vadihati<text:span text:style-name="T13"> </text:span>A<text:span text:style-name="T19">nuṁ</text:span><text:span text:style-name="T13"> </text:span>juru-juru<text:span text:style-name="T13"> </text:span>I sira saṁ hadyan·<text:span text:style-name="T13"> </text:span><text:span text:style-name="T19">mi</text:span>ra-mi-</text:p>
      <text:p text:style-name="Standard"><text:span text:style-name="T15">(1.6)</text:span>raḥ Ataḥ vatak·<text:span text:style-name="T13"> </text:span>vadihati<text:span text:style-name="T13"> </text:span>muAṁ<text:span text:style-name="T13"> </text:span>saṁ<text:span text:style-name="T13"> </text:span>hadyan· halar·ran·<text:span text:style-name="T13"> </text:span>pu <text:span text:style-name="T19">dhanada</text:span> Anak· banuA</text:p>
      <text:p text:style-name="Standard"><text:span text:style-name="T15">(1.7) </text:span>I<text:span text:style-name="T13"> </text:span>paṇḍamuAn·<text:span text:style-name="T13"> </text:span>vatak·<text:span text:style-name="T13"> </text:span>vadi_hati makalambi<text:span text:style-name="T13"> </text:span>haji<text:span text:style-name="T13"> </text:span><text:span text:style-name="T19">paṅuraṁnira ry āyām· təhas·</text:span></text:p>
      <text:p text:style-name="Standard"><text:span text:style-name="T15">(1.8) </text:span>saṁ hadyan·<text:span text:style-name="T13"> </text:span>buAṅən· Anak·<text:span text:style-name="T13"> </text:span>banuA<text:span text:style-name="T13"> </text:span>I gunuṅan·<text:span text:style-name="T13"> </text:span>vatak ta(<text:span text:style-name="T19">ṁ</text:span><text:span text:style-name="T18">)</text:span>killan·<text:span text:style-name="T13"> </text:span>saṁ Ilu<text:span text:style-name="T13"> </text:span>U<text:span text:style-name="T19">ma-</text:span></text:p>
      <text:p text:style-name="Standard"><text:span text:style-name="T15">(1.9)</text:span>yutti<text:span text:style-name="T13"> </text:span>saṁ hyaṅ· buṁkal·<text:span text:style-name="T13"> </text:span>sīma<text:span text:style-name="T13"> </text:span>susuk·<text:span text:style-name="T13"> </text:span>kulumpaṁ<text:span text:style-name="T13"> </text:span><text:span text:style-name="T19">ṅū</text:span>_ni <text:span text:style-name="T19">mu</text:span>vaḥ<text:span text:style-name="T13"> </text:span>samgat·<text:span text:style-name="T13"> </text:span>makudur·<text:span text:style-name="T13"> </text:span>(bra)da<text:span text:style-name="T13"> </text:span>Ana-</text:p>
      <text:p text:style-name="Standard"><text:span text:style-name="T15">(1.10)</text:span>k· banuA I <text:span text:style-name="T19">vaduṁ poḥ </text:span>vatak· makudur·<text:span text:style-name="T13"> </text:span>Anuṁ<text:span text:style-name="T13"> </text:span>sira juru-juru<text:span text:style-name="T13"> </text:span>I sira (saṁ hadya)n·<text:span text:style-name="T13"> </text:span>(da-)</text:p>
      <text:p text:style-name="Standard"><text:span text:style-name="T15">(1.11)</text:span>va<text:span text:style-name="T19">ha</text:span> Anak·<text:span text:style-name="T13"> </text:span>banuA I ra təguḥ<text:span text:style-name="T13"> </text:span>vatak· khaməhas· <text:span text:style-name="T19">maAṁ dyaḥ</text:span><text:span text:style-name="T13"> </text:span>maṇḍyāṅin·<text:span text:style-name="T13"> </text:span>Anak·</text:p>
      <text:p text:style-name="Standard"><text:span text:style-name="T15">(1.12)</text:span><text:span text:style-name="T13"> </text:span>banuA I kahaṅat·tan·<text:span text:style-name="T13"> </text:span>vatak· khaməhas·<text:span text:style-name="T13"> </text:span>Ataḥ <text:span text:style-name="T19">paṅuraṁ</text:span><text:span text:style-name="T13"> </text:span>I<text:span text:style-name="T13"> </text:span>saməgat·</text:p>
      <text:p text:style-name="Standard"><text:span text:style-name="T15">(1.13)</text:span><text:span text:style-name="T13"> </text:span>makudur·<text:span text:style-name="T13"> </text:span>saṁ Umilu<text:span text:style-name="T13"> </text:span>Umuyutti saṁ<text:span text:style-name="T13"> </text:span>hyaṁ<text:span text:style-name="T13"> </text:span>buṅkal·<text:span text:style-name="T13"> </text:span>s<text:span text:style-name="T34">ĭ</text:span>ma<text:span text:style-name="T13"> </text:span>susuk· kulumpaṁ<text:span text:style-name="T13"> </text:span>dyaḥ raṇḍə</text:p>
      <text:p text:style-name="Standard"><text:span text:style-name="T15">(1.14) </text:span>Anak· banuA I<text:span text:style-name="T13"> </text:span>liṅai vatak·<text:span text:style-name="T13"> </text:span>makudur· <text:span text:style-name="T19">vu</text:span>ṅkal· tpat· ṅūni duvə(g)·nikai</text:p>
      <text:p text:style-name="Standard"><text:span text:style-name="T15">(1.15)</text:span><text:span text:style-name="T13"> </text:span>banuA<text:span text:style-name="T13"> </text:span>An·<text:span text:style-name="T13"> </text:span>sinĭma<text:span text:style-name="T13"> </text:span>pu<text:span text:style-name="T13"> </text:span>saranna<text:span text:style-name="T13"> </text:span>Anak·<text:span text:style-name="T13"> </text:span>banuA <text:span text:style-name="T19">Iṅ ulu</text:span><text:span text:style-name="T13"> </text:span>kabikuAn·<text:span text:style-name="T13"> </text:span>ri taṁkillan· va-</text:p>
      <text:p text:style-name="Standard"><text:span text:style-name="T15">(1.16)</text:span><text:span text:style-name="T10">⟨⟨</text:span>tak·<text:span text:style-name="T10">⟩⟩</text:span>tak taṁkillan·<text:span text:style-name="T13"> </text:span>Ataḥ<text:span text:style-name="T13"> </text:span>yāpuAn·<text:span text:style-name="T13"> </text:span>hana drohaka<text:span text:style-name="T13"> </text:span>Umulaḥh-ulaḥha Ikai</text:p>
      <text:p text:style-name="Standard"><text:span text:style-name="T15">(1.17)</text:span><text:span text:style-name="T13"> </text:span>sĭma paṅanugraha rakryan·<text:span text:style-name="T13"> </text:span>I <text:span text:style-name="T20">sira ⟨⟨piṅi⟩⟩</text:span><text:span text:style-name="T19"> </text:span>piṁhay·<text:span text:style-name="T13"> </text:span>vahuta<text:span text:style-name="T13"> </text:span>I <text:span text:style-name="T19">vuṅkal</text:span>· tpat·<text:span text:style-name="T13"> </text:span>maka-</text:p>
      <text:p text:style-name="Standard"><text:span text:style-name="T15">(1.18)</text:span>beḥhan· dlāhani<text:span text:style-name="T19">ṁ</text:span> dlāha<text:span text:style-name="T13"> </text:span>I vka<text:span text:style-name="T13"> </text:span>vet· saṁ<text:span text:style-name="T13"> </text:span>piṁhay· <text:span text:style-name="T19">vuAra</text:span> tan·<text:span text:style-name="T13"> </text:span>tam·muA<text:span text:style-name="T13"> </text:span>pha<text:span text:style-name="T20">⟨⟨ṁ⟩⟩-</text:span></text:p>
      <text:p text:style-name="Standard"><text:span text:style-name="T15">(1.19)</text:span>l·lani<text:span text:style-name="T19"> kadadi</text:span>n·<text:span text:style-name="T13"> </text:span><text:span text:style-name="T19">vuAṁ</text:span><text:span text:style-name="T13"> </text:span>{1 akṣ. Illegible – possibly intentionally erased} <text:span text:style-name="T19">ṅunivaiḥ</text:span><text:span text:style-name="T13"> </text:span>vka-vetnikāṁ<text:span text:style-name="T13"> </text:span>Umulaḥh-ulaḥ<text:span text:style-name="T13"> </text:span>Ikaiṁ saṁ</text:p>
      <text:p text:style-name="Standard"><text:span text:style-name="T15">(1.20)</text:span><text:span text:style-name="T13"> </text:span>h(yaṁ)<text:span text:style-name="T13"> </text:span><text:span text:style-name="T20">⟨buṅkal·⟩</text:span><text:span text:style-name="T13"> </text:span>s(ī)ma<text:span text:style-name="T13"> </text:span>susu(k kulu)mpaṁ<text:span text:style-name="T13"> </text:span>(Ā)pan·<text:span text:style-name="T13"> </text:span>huvus·<text:span text:style-name="T13"> </text:span>sapattha saṁ<text:span text:style-name="T13"> </text:span>vahuta hyaṁ<text:span text:style-name="T13"> </text:span>m(u)Aṁ saṁ<text:span text:style-name="T13"> </text:span>ma-</text:p>
      <text:p text:style-name="Standard"><text:span text:style-name="T15">(1.21)</text:span>ka(la)mbi<text:span text:style-name="T13"> </text:span>haji<text:span text:style-name="T13"> </text:span><text:span text:style-name="T19">(I_ri)_ka maṅka(na) (duvəg·)</text:span><text:span text:style-name="T13"> </text:span>(saṁ)<text:span text:style-name="T13"> </text:span>hyaṁ<text:span text:style-name="T13"> </text:span><text:span text:style-name="T19">vu</text:span>ṅkal· sīma<text:span text:style-name="T13"> </text:span>susuk· kulumpaṁ</text:p>
      <text:p text:style-name="Standard"><text:span text:style-name="T15">(1.22)</text:span> śinivi<text:span text:style-name="T13"> </text:span><text:span text:style-name="T19">rikaṁ rāt</text:span>· ṅūni<text:span text:style-name="T13"> </text:span>śrī sañjaya na_ranāttha<text:span text:style-name="T13"> </text:span>haji balituṁ<text:span text:style-name="T13"> </text:span>Aśrī<text:span text:style-name="T19"> yo</text:span>vanna<text:span text:style-name="T13"> </text:span>mū-</text:p>
      <text:p text:style-name="Standard"><text:span text:style-name="T15">(1.23)</text:span>(vaḥ)<text:span text:style-name="T13"> </text:span><text:span text:style-name="T19">juruni kanayakan·</text:span><text:span text:style-name="T13"> </text:span>I sira pu<text:span text:style-name="T13"> </text:span>givaṁ Anak· <text:span text:style-name="T19">banuA</text:span> I<text:span text:style-name="T13"> </text:span>poḥ<text:span text:style-name="T13"> </text:span>vatak·<text:span text:style-name="T13"> </text:span><text:span text:style-name="T19">pagar·</text:span></text:p>
      <text:p text:style-name="Standard"><text:span text:style-name="T15">(1.24)</text:span><text:span text:style-name="T13"> </text:span><text:span text:style-name="T19">(vs)</text:span>i<text:span text:style-name="T13"> </text:span>mūvaḥ juruni lam·puran· pu jaya Anak·<text:span text:style-name="T13"> </text:span>banuA I galagaḥ (vata)k·<text:span text:style-name="T13"> </text:span>khin(o)</text:p>
      <text:p text:style-name="Standard"><text:span text:style-name="T15">(1.25) </text:span>mūvaḥ<text:span text:style-name="T13"> </text:span>juru <text:span text:style-name="T19">vaduA</text:span><text:span text:style-name="T13"> </text:span>raray· saṁ<text:span text:style-name="T13"> </text:span>bulibak·<text:span text:style-name="T13"> </text:span>Anak· banuA I guva vatak·<text:span text:style-name="T13"> </text:span>kh<text:span text:style-name="T19">ī</text:span>no</text:p>
      <text:p text:style-name="Standard"><text:span text:style-name="T15">(1.26)</text:span><text:span text:style-name="T13"> </text:span>mūvaḥ piṁhay·<text:span text:style-name="T13"> </text:span>mānak· saṁ<text:span text:style-name="T13"> </text:span>hadyan·<text:span text:style-name="T13"> </text:span>Ayuḥ<text:span text:style-name="T13"> </text:span>Anak·<text:span text:style-name="T13"> </text:span>banuA<text:span text:style-name="T13"> </text:span>I trirava<text:span text:style-name="T13"> </text:span>mūvaḥ paru-</text:p>
      <text:p text:style-name="Standard"><text:span text:style-name="T15">(1.27)</text:span>jar·<text:span text:style-name="T19">nira </text:span>pu l<text:span text:style-name="T19">(ī)</text:span>ka<text:span text:style-name="T19">ṁ</text:span> mūvaḥ piṁhay· I jro turus·<text:span text:style-name="T13"> </text:span>saṁ <text:span text:style-name="T20">⟨ha⟩</text:span>dyan·<text:span text:style-name="T13"> </text:span>mali mūvaḥ<text:span text:style-name="T13"> </text:span>saṁ<text:span text:style-name="T13"> </text:span>hadya-</text:p>
      <text:p text:style-name="Standard"><text:span text:style-name="T15">(1.28)</text:span>n·<text:span text:style-name="T13"> </text:span><text:span text:style-name="T19">galuṁ</text:span><text:span text:style-name="T13"> </text:span>Anak·<text:span text:style-name="T13"> </text:span>banuA<text:span text:style-name="T13"> </text:span>I trirava<text:span text:style-name="T13"> </text:span>mūvaḥ<text:span text:style-name="T13"> </text:span>I<text:span text:style-name="T13"> </text:span>trirava<text:span text:style-name="T13"> </text:span>pu madhya<text:span text:style-name="T13"> </text:span>m(ū)vaḥ<text:span text:style-name="T13"> </text:span>piṁhay· I (jr)o</text:p>
      <text:p text:style-name="Standard"><text:span text:style-name="T15">(1.29)</text:span> turus·<text:span text:style-name="T13"> </text:span>saṁ hadyan· lvaḥ vatu<text:span text:style-name="T13"> </text:span>Anak·<text:span text:style-name="T13"> </text:span>banuA<text:span text:style-name="T13"> </text:span>I vuAtan·n əmmas·<text:span text:style-name="T13"> </text:span>parujar·ni-</text:p>
      <text:p text:style-name="Standard"><text:span text:style-name="T15">(1.30)</text:span>ra<text:span text:style-name="T13"> </text:span>pu rinu<text:span text:style-name="T13"> </text:span>mūvaḥ<text:span text:style-name="T13"> </text:span>rāma kabayan· I<text:span text:style-name="T13"> </text:span>savaṁṅan·<text:span text:style-name="T13"> </text:span>pu kura mūvaḥ<text:span text:style-name="T13"> </text:span>pu<text:span text:style-name="T13"> </text:span>bura(v)un· mūvaḥ</text:p>
      <text:p text:style-name="Standard"><text:span text:style-name="T15">(1.31)</text:span><text:span text:style-name="T13"> </text:span>pu<text:span text:style-name="T13"> </text:span>Antiṁ<text:span text:style-name="T13"> </text:span>parujar·<text:span text:style-name="T13"> </text:span>rāmanta I<text:span text:style-name="T13"> </text:span>savaṁṅan·<text:span text:style-name="T13"> </text:span>si basinəḥ<text:span text:style-name="T13"> </text:span>mūvaḥ<text:span text:style-name="T13"> </text:span>magala(ḥ) I<text:span text:style-name="T13"> </text:span>(sa)va(ṁ)ṅan· si</text:p>
      <text:p text:style-name="Standard"><text:span text:style-name="T15">(1.32)</text:span><text:span text:style-name="T13"> </text:span>bala<text:span text:style-name="T19">/va\</text:span> mūvaḥ<text:span text:style-name="T13"> </text:span>vahuta I savaṁṅan· si<text:span text:style-name="T13"> </text:span><text:span text:style-name="T19">kja</text:span><text:span text:style-name="T13"> </text:span>mūvaḥ<text:span text:style-name="T13"> </text:span>bīnkas· I savaṁṅan·<text:span text:style-name="T13"> </text:span>pu</text:p>
      <text:p text:style-name="Standard"/>
      <text:h text:style-name="Heading_20_5" text:outline-level="5"><text:bookmark text:name="_qng2pc91e9xc"/>Section 2</text:h>
      <text:h text:style-name="Heading_20_6" text:outline-level="6"><text:bookmark text:name="_szsqt7a7st7e"/>Back main part</text:h>
      <text:p text:style-name="Standard"/>
      <text:p text:style-name="Standard"><text:span text:style-name="T15">(2.1) </text:span><text:span text:style-name="T19">pu</text:span>ñjaṁ<text:span text:style-name="T13"> </text:span>mūvaḥ<text:span text:style-name="T13"> </text:span>vahuta I<text:span text:style-name="T13"> </text:span>jruk· <text:span text:style-name="T19">śrī</text:span><text:span text:style-name="T13"> </text:span>pu danta<text:span text:style-name="T13"> </text:span>mū<text:span text:style-name="T10">vaḥ ⟨⟨</text:span>I jruk· śrī<text:span text:style-name="T10">⟩⟩ pu</text:span><text:span text:style-name="T13"> </text:span>bajra mūvaḥ pu sakti gusti<text:span text:style-name="T13"> </text:span>I jru-</text:p>
      <text:p text:style-name="Standard"><text:span text:style-name="T15">(2.2)</text:span>k·<text:span text:style-name="T19"> śrī,</text:span><text:span text:style-name="T13"> </text:span>vinkas·<text:span text:style-name="T13"> </text:span>pu tiriṁ<text:span text:style-name="T13"> </text:span>rāma maratā<text:span text:style-name="T13"> </text:span>I jruk·<text:span text:style-name="T13"> </text:span><text:span text:style-name="T19">śrī</text:span> pu kevala<text:span text:style-name="T13"> </text:span>mūvaḥ<text:span text:style-name="T13"> </text:span>parujar· rāmanta pu</text:p>
      <text:p text:style-name="Standard"><text:span text:style-name="T15">(2.3)</text:span><text:span text:style-name="T13"> </text:span><text:span text:style-name="T19">Am·loḥ</text:span> mūvaḥ<text:span text:style-name="T13"> </text:span>piluṅgaḥ pu mala<text:span text:style-name="T13"> </text:span>mūvaḥ<text:span text:style-name="T13"> </text:span>pu <text:span text:style-name="T19">co</text:span>dya<text:span text:style-name="T13"> </text:span>Anak· banuA<text:span text:style-name="T13"> </text:span>I <text:span text:style-name="T19">bakal·</text:span><text:span text:style-name="T13"> </text:span>mūvaḥ</text:p>
      <text:p text:style-name="Standard"><text:span text:style-name="T15">(2.4) </text:span>pu Asiki<text:span text:style-name="T13"> </text:span>vatak· khino<text:span text:style-name="T13"> </text:span>mūvaḥ tuha<text:span text:style-name="T13"> </text:span>paḍahi<text:span text:style-name="T13"> </text:span>pu dreṅo<text:span text:style-name="T13"> </text:span>Anak· banuA<text:span text:style-name="T13"> </text:span>I hulu</text:p>
      <text:p text:style-name="Standard"><text:span text:style-name="T15">(2.5) </text:span>vanuA mūvaḥ<text:span text:style-name="T13"> </text:span>Aravanas·ta<text:span text:style-name="T13"> </text:span>Anak· banuA<text:span text:style-name="T13"> </text:span>I <text:span text:style-name="T19">bha</text:span>vantan·<text:span text:style-name="T13"> </text:span><text:span text:style-name="T19">maṅla</text:span> pu<text:span text:style-name="T13"> </text:span>kinaṁ<text:span text:style-name="T13"> </text:span>Anak·<text:span text:style-name="T13"> </text:span>banu-</text:p>
      <text:p text:style-name="Standard"><text:span text:style-name="T15">(2.6)</text:span>A I vuattan·<text:span text:style-name="T13"> </text:span>śrĭ s<text:span text:style-name="T19">ĭ</text:span>ma<text:span text:style-name="T13"> </text:span>A/ṅa\sə I ḍihyaṁ<text:span text:style-name="T13"> </text:span>mūvaḥ <text:span text:style-name="T19">pu</text:span> tiṇḍi<text:span text:style-name="T13"> </text:span>Anak· banuA I hijo sī-<text:span text:style-name="T13"> </text:span></text:p>
      <text:p text:style-name="Standard"><text:span text:style-name="T15">(2.7)</text:span>ma Aṅasə<text:span text:style-name="T13"> </text:span>I<text:span text:style-name="T13"> </text:span>(ta)lun·<text:span text:style-name="T13"> </text:span>Atari si kutil·<text:span text:style-name="T13"> </text:span>jaja<text:span text:style-name="T19">mā</text:span>na<text:span text:style-name="T13"> </text:span>pu<text:span text:style-name="T13"> </text:span>nătha<text:span text:style-name="T13"> </text:span>Anak·<text:span text:style-name="T13"> </text:span>banuA<text:span text:style-name="T13"> </text:span>I mu-</text:p>
      <text:p text:style-name="Standard"><text:span text:style-name="T15">(2.8)</text:span><text:span text:style-name="T19">ṅgu</text:span> vatak·<text:span text:style-name="T13"> </text:span>taṅkillan·<text:span text:style-name="T13"> </text:span>mūvaḥ<text:span text:style-name="T13"> </text:span><text:span text:style-name="T19"><office:annotation office:name="__Annotation__51931_1867428411" loext:resolved="false"><dc:creator>Arlo Griffiths</dc:creator><dc:date>2022-01-03T12:43:00</dc:date><text:p><text:span text:style-name="T61">@reason="eccentric_ductus"</text:span></text:p></office:annotation></text:span><text:span text:style-name="T19">(pu)</text:span><office:annotation-end office:name="__Annotation__51931_1867428411"/> sukha<text:span text:style-name="T13"> </text:span>Anak· banuA<text:span text:style-name="T13"> </text:span>I tumurun· mūvaḥ<text:span text:style-name="T13"> </text:span>saṁ ha-</text:p>
      <text:p text:style-name="Standard"><text:soft-page-break/><text:span text:style-name="T15">(2.9)</text:span>dyan·<text:span text:style-name="T13"> </text:span>bisañja paḍamm apuy·<text:span text:style-name="T13"> </text:span>saṁ hadyan·<text:span text:style-name="T13"> </text:span>dumma Anak·<text:span text:style-name="T13"> </text:span>banuA I<text:span text:style-name="T13"> </text:span>parahita<text:span text:style-name="T13"> </text:span>Ataḥ va-</text:p>
      <text:p text:style-name="Standard"><text:span text:style-name="T15">(2.10)</text:span>tak· <text:span text:style-name="T19">halu</text:span> mūvaḥ<text:span text:style-name="T13"> </text:span>saṁ<text:span text:style-name="T13"> </text:span>hadyan·<text:span text:style-name="T13"> </text:span>mahintu I susuḥhan·<text:span text:style-name="T13"> </text:span>pu siga mūvaḥ kaki<text:span text:style-name="T13"> </text:span>Udiḥ<text:span text:style-name="T13"> </text:span>pr̥-</text:p>
      <text:p text:style-name="Standard"><text:span text:style-name="T15">(2.11)</text:span>(tta)ya<text:span text:style-name="T13"> </text:span>I<text:span text:style-name="T13"> </text:span><text:span text:style-name="T19">vu</text:span>ṅkal· <text:span text:style-name="T10">tpat· saṁ saraṅgaṁ Ana⟨k⟩ </text:span>banuA I layaṁ vatak· layaṁ mūvaḥ pr̥ttaya</text:p>
      <text:p text:style-name="Standard"><text:span text:style-name="T15">(2.12)</text:span> <text:span text:style-name="T19">maḍaṁkappi</text:span> saṁ hijo<text:span text:style-name="T13"> </text:span>mūvaḥ kalaṁ I hulu vanuA<text:span text:style-name="T13"> </text:span><text:span text:style-name="T19">pu bhūmi</text:span> mūvaḥ pu<text:span text:style-name="T13"> </text:span><text:span text:style-name="T19">to</text:span>lai</text:p>
      <text:p text:style-name="Standard"><text:span text:style-name="T15">(2.13)</text:span><text:span text:style-name="T13"> </text:span>Anak·<text:span text:style-name="T13"> </text:span>banuA I bakal· mūvaḥ I <text:span text:style-name="T19">pigi</text:span> pu <text:span text:style-name="T19">ga</text:span>li<text:span text:style-name="T19">nī </text:span>I sukun· pu susū kalaṁ I</text:p>
      <text:p text:style-name="Standard"><text:span text:style-name="T15">(2.14)</text:span><text:span text:style-name="T13"> </text:span>ruṇḍuṅan·<text:span text:style-name="T13"> </text:span>pu lima I<text:span text:style-name="T13"> </text:span>vuattan·<text:span text:style-name="T19">n əmas·</text:span><text:span text:style-name="T13"> </text:span>pu sagu<text:span text:style-name="T13"> </text:span>I <text:span text:style-name="T19">tamvak· </text:span>haji pu Asti I kahu-</text:p>
      <text:p text:style-name="Standard"><text:span text:style-name="T15">(2.15)</text:span>rippan·<text:span text:style-name="T13"> </text:span>pu<text:span text:style-name="T13"> </text:span>dhara I<text:span text:style-name="T13"> </text:span>ramvi<text:span text:style-name="T13"> </text:span>pu tirip·<text:span text:style-name="T13"> </text:span>I tugu pu bahas· vatu <text:span text:style-name="T19">viriṁ</text:span> pu<text:span text:style-name="T13"> </text:span>ga<text:span text:style-name="T19">ra </text:span>I <text:span text:style-name="T19">tlaṁ</text:span> moliḥ pu</text:p>
      <text:p text:style-name="Standard"><text:span text:style-name="T15">(2.16) </text:span>cr̥ñcaṁ I <text:span text:style-name="T19">bha</text:span>vantan·<text:span text:style-name="T13"> </text:span>dyaḥ gun·dyaṁ<text:span text:style-name="T13"> </text:span>kalaṁ I<text:span text:style-name="T13"> </text:span>seser·<text:span text:style-name="T13"> </text:span>pu dhara binkas· I<text:span text:style-name="T13"> </text:span>seser·</text:p>
      <text:p text:style-name="Standard"><text:span text:style-name="T15">(2.17)</text:span><text:span text:style-name="T13"> </text:span>pu sita <text:span text:style-name="T19">vi</text:span>nəkas· ruḍu<text:span text:style-name="T19">ṁ</text:span>ṅan· pu subhā<text:span text:style-name="T13"> </text:span><text:span text:style-name="T19">vi</text:span>nkas· I hurantan·<text:span text:style-name="T13"> </text:span>pu Isuk· I salambaya-</text:p>
      <text:p text:style-name="Standard"><text:span text:style-name="T15">(2.18)</text:span>n· pu vagay·<text:span text:style-name="T13"> </text:span>I sibun·nan·<text:span text:style-name="T13"> </text:span>pu Aṁkan·<text:span text:style-name="T13"> </text:span>juruni <text:span text:style-name="T19">Alivat·</text:span><text:span text:style-name="T13"> </text:span>pu rati I susuḥha-</text:p>
      <text:p text:style-name="Standard"><text:span text:style-name="T15">(2.19)</text:span>n· mū<text:span text:style-name="T19">va(ḥ)</text:span><text:span text:style-name="T13"> </text:span>pu<text:span text:style-name="T13"> </text:span><text:span text:style-name="T19">Ele</text:span> Anak· banuA I vuAttan·<text:span text:style-name="T13"> </text:span>śrī<text:span text:style-name="T13"> </text:span><text:span text:style-name="T19">Ujar samgat·</text:span><text:span text:style-name="T13"> </text:span>luA</text:p>
      <text:p text:style-name="Standard"><text:span text:style-name="T15">(2.20) </text:span>sakveḥniṁ<text:span text:style-name="T13"> </text:span>maṅilala drabya<text:span text:style-name="T13"> </text:span>haji kabaiḥ tapa haji kadut· ma<text:span text:style-name="T19">ṅū</text:span>ri <text:span text:style-name="T19">parana-</text:span></text:p>
      <text:p text:style-name="Standard"><text:span text:style-name="T15">(2.21)</text:span><text:span text:style-name="T19">kkan·</text:span> hiñjamman·<text:span text:style-name="T13"> </text:span>kḍi valyan· tuha paḍahi<text:span text:style-name="T13"> </text:span>paṇḍay·<text:span text:style-name="T13"> </text:span>Aravanasta<text:span text:style-name="T13"> </text:span>kutak·<text:span text:style-name="T13"> </text:span>ka-</text:p>
      <text:p text:style-name="Standard"><text:span text:style-name="T15">(2.22)</text:span>p(ū)r·<text:span text:style-name="T13"> </text:span><text:span text:style-name="T19">Etyevam·mādi</text:span> saprakāra saṁ maṅilala drabya haji kabaiḥ tan·<text:span text:style-name="T13"> </text:span>tu-</text:p>
      <text:p text:style-name="Standard"><text:span text:style-name="T15">(2.23)</text:span>mamā Irikaiṁ banuA I taji gunuṁ muAṁ rămanta kabaiḥ<text:span text:style-name="T13"> </text:span>Āpan· sampun· ya Ina-</text:p>
      <text:p text:style-name="Standard"><text:span text:style-name="T15">(2.24)</text:span>nugrahān·<text:span text:style-name="T13"> </text:span>dai rakryan·<text:span text:style-name="T13"> </text:span>mahāman·trī <text:span text:style-name="T19">muAṁ</text:span><text:span text:style-name="T13"> </text:span>ra<text:span text:style-name="T19">krya</text:span>n·<text:span text:style-name="T13"> </text:span>momaḥh-umaḥ guru<text:span text:style-name="T19">/m·\ </text:span>ba-</text:p>
      <text:p text:style-name="Standard"><text:span text:style-name="T15">(2.25)</text:span>(ṅ)i<text:span text:style-name="T13"> </text:span>mu(Aṁ)<text:span text:style-name="T13"> </text:span>samgat·<text:span text:style-name="T13"> </text:span>luA<text:span text:style-name="T13"> </text:span>kunaṁ<text:span text:style-name="T13"> </text:span>yāpuĀn·<text:span text:style-name="T13"> </text:span>Asiṁ sira maṅilala drabya haji <text:span text:style-name="T19">ma-</text:span></text:p>
      <text:p text:style-name="Standard"><text:span text:style-name="T15">(2.26)</text:span>{ca. 3 aks. illegible} muAṁ ramannātaya Irikai<text:span text:style-name="T13"> </text:span>sapavkas·<text:span text:style-name="T13"> </text:span>samgat· luA<text:span text:style-name="T13"> </text:span>Irika<text:span text:style-name="T19">ṁ </text:span>ta kḍam<text:span text:style-name="T13">m</text:span><text:span text:style-name="T19">va</text:span>tannā</text:p>
      <text:p text:style-name="Standard"><text:span text:style-name="T15">(2.27)</text:span><text:span text:style-name="T19">ma</text:span><text:span text:style-name="T15"> </text:span>saṁ<text:span text:style-name="T13"> </text:span>ma_ṅilala<text:span text:style-name="T13"> </text:span>drabya haji<text:span text:style-name="T13"> </text:span>sya<text:span text:style-name="T19">ṁ</text:span>ṅantā<text:span text:style-name="T13"> </text:span>ḍramma<text:span text:style-name="T13"> </text:span>maṅavai(ta)nna<text:span text:style-name="T13"> </text:span>rovaṁṅantā<text:span text:style-name="T13"> </text:span>mana-</text:p>
      <text:p text:style-name="Standard"><text:span text:style-name="T15">(2.28)</text:span>m<text:span text:style-name="T19">va</text:span>ḥ<text:span text:style-name="T13"> </text:span>I rakryan· kāliḥ<text:span text:style-name="T13"> </text:span>muAṁ samgat·<text:span text:style-name="T13"> </text:span>luA<text:span text:style-name="T13"> </text:span>Āpan·<text:span text:style-name="T13"> </text:span>maṁkana<text:span text:style-name="T13"> </text:span>pavkasnira ri<text:span text:style-name="T13"> </text:span>kitta<text:span text:style-name="T13"> </text:span>ḍram·-</text:p>
      <text:p text:style-name="Standard"><text:span text:style-name="T15">(2.29)</text:span>ma r(i)<text:span text:style-name="T13"> </text:span>taji<text:span text:style-name="T13"> </text:span>gunuṁ makabai_ḥhan·<text:span text:style-name="T13"> </text:span><text:span text:style-name="T17">￮￮￮</text:span> </text:p>
      <text:h text:style-name="Heading_20_5" text:outline-level="5"><text:bookmark text:name="_wmmqhnnb9hg"/>Section 3</text:h>
      <text:h text:style-name="Heading_20_6" text:outline-level="6"><text:bookmark text:name="_lx22hkl488ru"/>Right face (c)</text:h>
      <text:p text:style-name="Standard"><text:span text:style-name="T15">(3.1)</text:span> || tuha v(ə)R̥ḥ pu <text:span text:style-name="T19">san·dyā</text:span>‚ memen· rakryan· maṅigal· ri susukkan· sīma I taji gunuṁ si Aṁkus·</text:p>
      <text:h text:style-name="Heading_20_6" text:outline-level="6"><text:bookmark text:name="_n7pjagj7v967"/>Left face (d)</text:h>
      <text:p text:style-name="Standard"><text:span text:style-name="T15">(3.2)</text:span> si ryyak· prabayan· si kasuk· si maṅakap· si manikap· si<text:span text:style-name="T13"> </text:span><text:span text:style-name="T19">vija</text:span><text:span text:style-name="T13"> </text:span>si<text:span text:style-name="T13"> </text:span><text:span text:style-name="T19">maṅatar</text:span>·<text:span text:style-name="T13"> </text:span>si ma<text:span text:style-name="T19">ṅa</text:span>gul·</text:p>
      <text:h text:style-name="Heading_20_6" text:outline-level="6"><text:bookmark text:name="_ln4po32tjwg9"/>Back addition at bottom</text:h>
      <text:p text:style-name="Standard"><text:span text:style-name="T15">(3.3)</text:span> kalima pu ga<text:span text:style-name="T19">luḥ</text:span><text:span text:style-name="T13"> </text:span><text:span text:style-name="T20">gus⟨t⟩i</text:span> <text:span text:style-name="T19">pu</text:span> lyān·-</text:p>
      <text:p text:style-name="Standard"><text:span text:style-name="T15">(3.4)</text:span>(ta)<text:span text:style-name="T19"> </text:span>binkas·<text:span text:style-name="T13"> </text:span>pu<text:span text:style-name="T13"> </text:span>(c)ara vu(ra)k·<text:span text:style-name="T13"> </text:span>vari_ga pu kaco vadva rarai pu<text:span text:style-name="T13"> </text:span>(ra)<text:span text:style-name="T13"> </text:span>Isuk·</text:p>
      <text:p text:style-name="Standard"/>
      <text:h text:style-name="Heading_20_5" text:outline-level="5"><text:bookmark text:name="_otxkyx9sl4pa"/>Section 4</text:h>
      <text:h text:style-name="Heading_20_6" text:outline-level="6"><text:bookmark text:name="_1nfyx4p5x6te"/>Front addition at bottom</text:h>
      <text:p text:style-name="Standard"><text:span text:style-name="T15">(4.1)</text:span><text:span text:style-name="T13"> </text:span>// pīṇḍani<text:span text:style-name="T13"> </text:span>byāyanta<text:span text:style-name="T13"> </text:span>Iri<text:span text:style-name="T19">ke</text:span>ṁ<text:span text:style-name="T13"> </text:span>susukkan· sīma<text:span text:style-name="T13"> </text:span>vuA<text:span text:style-name="T19">luṁ</text:span> kati ma-</text:p>
      <text:p text:style-name="Standard"><text:span text:style-name="T15">(4.2)</text:span>hisa<text:span text:style-name="T13"> </text:span>2<text:span text:style-name="T13"> </text:span>pāja<text:span text:style-name="T13"> </text:span><text:span text:style-name="T19">2 vḍus</text:span>·<text:span text:style-name="T13"> </text:span>1 citralekha<text:span text:style-name="T13"> </text:span>saṁ<text:span text:style-name="T13"> </text:span>rudra<text:span text:style-name="T13"> </text:span>Anak· banu-</text:p>
      <text:p text:style-name="Standard"><text:span text:style-name="T15">(4.3)</text:span>A I<text:span text:style-name="T13"> </text:span>vuAttan·<text:span text:style-name="T13"> </text:span>śrĭ<text:span text:style-name="T13"> </text:span>pasaji ri sira pirak· dha 1 mā 4 bras<text:span text:style-name="T13"> </text:span><text:span text:style-name="T19">sapāja</text:span></text:p>
      <text:p text:style-name="Standard"/>
      <text:h text:style-name="Heading_20_6" text:outline-level="6"><text:bookmark text:name="_fsv2kyg50425"/>Back addition at top</text:h>
      <text:p text:style-name="Standard"><text:span text:style-name="T15">(4.4)</text:span><text:span text:style-name="T13"> </text:span>paranakkan· I vuAttan· saṁ vulu <text:span text:style-name="T19">ṣa</text:span>yaṁ</text:p>
      <text:p text:style-name="Standard"/>
      <text:h text:style-name="Heading_20_5" text:outline-level="5"><text:bookmark text:name="_c7gfj679wne1"/><text:soft-page-break/>Section 5</text:h>
      <text:h text:style-name="Heading_20_6" text:outline-level="6"><text:bookmark text:name="_70s3c2i7y5er"/>Front addition at top</text:h>
      <text:p text:style-name="P8"><text:span text:style-name="T15">(5.1) </text:span><text:span text:style-name="T19">paṅasəA</text:span>nnikanaṁ sīma<text:span text:style-name="T35"> </text:span>denira I<text:span text:style-name="T35"> </text:span>ḍihyaṁ<text:span text:style-name="T35"> </text:span><text:span text:style-name="T19">masǎks(i)</text:span><text:span text:style-name="T35"> </text:span>(d)e-</text:p>
      <text:p text:style-name="P8"><text:span text:style-name="T15">(5.2)</text:span><text:span text:style-name="T22"> </text:span><text:span text:style-name="T19">nira ta māva maryya I ḍ(i)h(yaṁ) sa {2 aks. illegible} (mu)la {ca. 4 aks. illegible}</text:span></text:p>
      <text:p text:style-name="P8"><text:span text:style-name="T15">(5.3) </text:span>si{1 aks. illegible}<text:span text:style-name="T19">mi</text:span><text:span text:style-name="T35"> </text:span>kovā {ca. 2 aks. illegible} vḍihan· {ca. 5 aks. Illegible}</text:p>
      <text:p text:style-name="P8"/>
      <text:h text:style-name="Heading_20_4" text:outline-level="4"><text:bookmark text:name="_y4zmuxg0bg5z"/>Apparatus</text:h>
      <text:p text:style-name="Standard">The sigla Br and Na refer to Brandes’ and Nakada’s editions, respectively. In view of the fact that the fifth section was read by Kern and Nakada, both of them yielding rather different readings, for this part I use the siglum K, which stands for Kern. </text:p>
      <text:p text:style-name="Standard"/>
      <text:p text:style-name="Standard"><text:span text:style-name="T19">1.1 śrī sañjaya-varsā⟨tīta⟩ ◇ From the presence of </text:span><text:span text:style-name="T23">tarung</text:span><text:span text:style-name="T19"> to signify a long </text:span><text:span text:style-name="T23">ā</text:span><text:span text:style-name="T19"> in </text:span><text:span text:style-name="T23">varṣā </text:span><text:span text:style-name="T19">and from the fact that the word </text:span><text:span text:style-name="T23">sañjayavarṣa </text:span><text:span text:style-name="T19">is normally followed by </text:span><text:span text:style-name="T23">atīta</text:span><text:span text:style-name="T19">,</text:span><text:span text:style-name="T23"> </text:span><text:span text:style-name="T19">becoming </text:span><text:span text:style-name="T23">sañjayavarṣātīta </text:span><text:span text:style-name="T19">through </text:span><text:span text:style-name="T23">sandhi</text:span><text:span text:style-name="T19">, we infer that the two last syllables of </text:span><text:span text:style-name="T23">atīta</text:span><text:span text:style-name="T19"> have been involuntarily omitted. </text:span></text:p>
      <text:p text:style-name="Standard"><text:span text:style-name="T19">1.3 ṣ(ī)mā ◇ ṣīma Br Na. </text:span></text:p>
      <text:p text:style-name="Standard"><text:span text:style-name="T19">1.4 sinīmma ◇ sinimma Br Na. </text:span></text:p>
      <text:p text:style-name="Standard"><text:span text:style-name="T19">1.5 banuA ◇ Na, vanuA Br. </text:span></text:p>
      <text:p text:style-name="Standard"><text:span text:style-name="T19">1.5 Anuṁ ◇ Ana Br, An[u] Na. </text:span></text:p>
      <text:p text:style-name="Standard"><text:span text:style-name="T19">1.5 mira-miraḥ ◇ si raraḥ Br, si ra miraḥ Na. </text:span></text:p>
      <text:p text:style-name="Standard"><text:span text:style-name="T19">1.6 pu dhanada ◇ Na, pu ḍanada Br.</text:span></text:p>
      <text:p text:style-name="Standard"><text:span text:style-name="T19">1.7 paṅuraṁnira ry āyām təhas ◇ Na. paṅuraṁ miraryāyām təhas Br. This reading is peculiar because the use of ligature </text:span><text:span text:style-name="T23">ya</text:span><text:span text:style-name="T19"> below </text:span><text:span text:style-name="T23">ra </text:span><text:span text:style-name="T19">is unusual. To have a combination of </text:span><text:span text:style-name="T23">rya</text:span><text:span text:style-name="T19">, normally it would have a </text:span><text:span text:style-name="T23">layar </text:span><text:span text:style-name="T19">on top of </text:span><text:span text:style-name="T23">ya</text:span><text:span text:style-name="T19">. </text:span></text:p>
      <text:p text:style-name="Standard"><text:span text:style-name="T19">1.</text:span><text:span text:style-name="T20">8 ta⟨ṁ⟩killan· ◇ taṁkillan Br Na. The </text:span><text:span text:style-name="T23">anusvāra </text:span><text:span text:style-name="T19">seems to have been forgotten here by the scribe. The expected spelling with </text:span><text:span text:style-name="T23">anusvāra</text:span><text:span text:style-name="T19"> is found below (1.15 and 1.16).</text:span></text:p>
      <text:p text:style-name="Standard"><text:span text:style-name="T19">1.8 Umayutti ◇ Um[u]yutti Br Na. Corr. Umuyutti.</text:span></text:p>
      <text:p text:style-name="Standard"><text:span text:style-name="T19">1.9 ṅū_ni ◇ dū_ni Br Na.</text:span></text:p>
      <text:p text:style-name="Standard"><text:span text:style-name="T19">1.9 muvaḥ ◇ savaḥ Br Na.</text:span></text:p>
      <text:p text:style-name="Standard"><text:span text:style-name="T19">1.10 vaduṁ poḥ ◇ Na, vaju poḥ Br. This toponym occurs in Mantyasih I (1r14), Mantyasih III (2r2) and Wanua Tengah III (2v16)</text:span></text:p>
      <text:p text:style-name="Standard"><text:span text:style-name="T19">1.11 davaha ◇ Na, dava ... Br. </text:span></text:p>
      <text:p text:style-name="Standard"><text:span text:style-name="T19">1.11 maAṁ dyaḥ maṇḍyāṅin· ◇ (saṁ) Adyaḥ maṇḍyāṅin· Na, saṁ Adyaḥ aṇḍyāṅin· Br. Corr muAṁ dyaḥ maṇḍyāṅin·.</text:span></text:p>
      <text:p text:style-name="Standard"><text:span text:style-name="T19">1.12 paṅuraṁ ◇ bara (...) Br, (...) bara Na. Note 47 Nakada <text:s/>(1991: 10): One character (?) immediately before the letter </text:span><text:span text:style-name="T23">ba</text:span><text:span text:style-name="T19"> is a small circular line.</text:span></text:p>
      <text:p text:style-name="Standard"><text:span text:style-name="T19">1.14 vuṅkal· ◇ <text:s/>buṅkal· Br Na. </text:span></text:p>
      <text:p text:style-name="Standard"><text:span text:style-name="T19">1.15 Iṅ ulu ◇ Na, I ṅulu Br.</text:span></text:p>
      <text:p text:style-name="Standard"><text:span text:style-name="T19">1.17 </text:span><text:span text:style-name="T20">I sira ⟨⟨piṅi⟩⟩</text:span><text:span text:style-name="T19"> piṁhay ◇ I sigaḍiri Br Na. Our new reading is based on our understanding of the intended meaning of the text. The previous editions’ reading </text:span><text:span text:style-name="T23">sigaḍiri</text:span><text:span text:style-name="T19"> seems hard to fit in the context where the </text:span><text:span text:style-name="T23">sīma </text:span><text:span text:style-name="T19">is the favor of the Lords to the </text:span><text:span text:style-name="T23">piṅhay</text:span><text:span text:style-name="T19">s and </text:span><text:span text:style-name="T23">vahuta</text:span><text:span text:style-name="T19">s. Besides, the combination of “</text:span><text:span text:style-name="T23">I sira</text:span><text:span text:style-name="T19">” occurs frequently in the text, namely in lines 1.5, 1.10, and 1.23. Given the clear reading of </text:span><text:span text:style-name="T23">si</text:span><text:span text:style-name="T19"> and a space that can accommodate as many as four </text:span><text:span text:style-name="T23">akṣara</text:span><text:span text:style-name="T19">s, we suspect that the engraver had erroneously written </text:span><text:span text:style-name="T23">sira</text:span><text:span text:style-name="T19"> </text:span><text:span text:style-name="T23">piṁhay </text:span><text:span text:style-name="T19">as </text:span><text:span text:style-name="T23">sira piṅi</text:span><text:span text:style-name="T19">, upon which he canceled </text:span><text:span text:style-name="T23">piṅi</text:span><text:span text:style-name="T19"> and again wrote </text:span><text:span text:style-name="T23">piṅhay</text:span><text:span text:style-name="T19">, so that the syllables </text:span><text:span text:style-name="T23">piṅi </text:span><text:span text:style-name="T19">should be treated as superfluous. </text:span></text:p>
      <text:p text:style-name="Standard"><text:span text:style-name="T19">1.17 vuṅkal· ◇ Br, buṅkal· Na. </text:span></text:p>
      <text:p text:style-name="Standard"><text:span text:style-name="T19">1.18 dlāhaniṁ dlāha ◇ dlāhani dlāha Br Na. </text:span></text:p>
      <text:p text:style-name="Standard"><text:soft-page-break/><text:span text:style-name="T19">1.18 vuAra ◇ corr. vahuta. The scribe seems to have mistakenly written </text:span><text:span text:style-name="T23">vuAra </text:span><text:span text:style-name="T19">instead of </text:span><text:span text:style-name="T23">vahuta</text:span><text:span text:style-name="T19">, which in the previous line (1.17) comes after </text:span><text:span text:style-name="T23">piṅhay</text:span><text:span text:style-name="T19">. Indeed, the expected translation requires us to have </text:span><text:span text:style-name="T23">vahuta </text:span><text:span text:style-name="T19">instead of </text:span><text:span text:style-name="T23">vuara</text:span><text:span text:style-name="T19">. </text:span></text:p>
      <text:p text:style-name="Standard"><text:span text:style-name="T20">1.18 pha⟨⟨ṁ⟩⟩l·lani ◇ phallani Br Na. </text:span></text:p>
      <text:p text:style-name="Standard"><text:span text:style-name="T19">1.19 kadadin· vuAṁ ◇ <text:s/>jarin guna Br, jarin guA[--] Na. </text:span></text:p>
      <text:p text:style-name="Standard"><text:span text:style-name="T19">1.19 ṅunivaiḥ ◇ ṅimiveḥ Br, ṅuniveḥ Na.</text:span></text:p>
      <text:p text:style-name="Standard"><text:span text:style-name="T19">1.20 saṁ h(yaṁ) ⟨buṅkal·⟩ s(ī)ma ◇ saṁ hyaṁ sīma Br, Na. This insertion is based on the complete phrase of </text:span><text:span text:style-name="T23">saṅ hyaṅ buṅkal sīma susuk kulumpaṅ </text:span><text:span text:style-name="T19">that is repeatedly getting mentioned in this inscription. Cf. 1.9, 1.13, 1.21. Because the two first mentions are written with </text:span><text:span text:style-name="T23">bu </text:span><text:span text:style-name="T19">and only the last has </text:span><text:span text:style-name="T23">vu</text:span><text:span text:style-name="T19"> for the word stone (</text:span><text:span text:style-name="T23">buṅkal)</text:span><text:span text:style-name="T19">, this restitution conforms to that. </text:span></text:p>
      <text:p text:style-name="Standard"><text:span text:style-name="T19">1.21 (I_ri)_ka maṅka(na) ◇ Na, jarin maṅkana Br. </text:span></text:p>
      <text:p text:style-name="Standard"><text:span text:style-name="T19">1.21 (duvəg·) ◇ (...) Br, juru-juru Na. In none of the visual documentation available to us, this part of the stone can be read with any certainty. The previous reading by Nakada, </text:span><text:span text:style-name="T23">juru-juru</text:span><text:span text:style-name="T19">, seems doubtful to us because it does not fit in the context. We at first focused our search for a suitable word on terms expressing the ritual action called</text:span><text:span text:style-name="T23"> uyut</text:span><text:span text:style-name="T19"> or meaning “in front of” or “facing”. Given the space that suffices for about 3–4 </text:span><text:span text:style-name="T23">akṣara</text:span><text:span text:style-name="T19">s, we try to advance two possibilites of reading, which both of them yield their own advantage and disadvantage. The first option is to read </text:span><text:span text:style-name="T23">huvus </text:span><text:span text:style-name="T19">as in 1.20. It results us two consecutives sentences which both start with </text:span><text:span text:style-name="T23">huvus</text:span><text:span text:style-name="T19">. Here, </text:span><text:span text:style-name="T23">huvus </text:span><text:span text:style-name="T19">stands as the auxiliary when combined with </text:span><text:span text:style-name="T23">śinivi </text:span><text:span text:style-name="T19">that comes after. However, it would nuance the text as if the stone was worshipped in the past (</text:span><text:span text:style-name="T23">śinivi</text:span><text:span text:style-name="T19">), whereas the subjects who were worshipped refer to Sanjaya and Balitung. The second option is to have </text:span><text:span text:style-name="T23">duvəg</text:span><text:span text:style-name="T19">, which also occurs earlier in 1.14. The meaning would be a bit puzzling and less make sense but it is the least bad since it causes no syntax problem in the sentence. </text:span></text:p>
      <text:p text:style-name="Standard"><text:span text:style-name="T19">1.21 saṁ hyaṁ vuṅkal· sīma ◇ Br, saṁ hyaṁ buṅkal·sīma <text:s/>Na. </text:span></text:p>
      <text:p text:style-name="Standard"><text:span text:style-name="T19">1.22 rikaṁ rāt· ◇ Na, ri tarab Br. <text:s/>Krom 1931: 191 cited the reading as </text:span><text:span text:style-name="T23">ri tarub</text:span><text:span text:style-name="T19">, and attached a historical argument to it. He argued that </text:span><text:span text:style-name="T23">ri tarub </text:span><text:span text:style-name="T19">alludes to the site of the former camp (or tent) of King Sanjaya. </text:span></text:p>
      <text:p text:style-name="Standard"><text:span text:style-name="T19">1.22 haji balituṁ Aśrī ◇ haji bali tuA śrī Br, haji balituṁ Aśri Na.</text:span></text:p>
      <text:p text:style-name="Standard"><text:span text:style-name="T19">1.22 yovanna ◇ lovanna Br Na. Sarkar (vol. II 1971–72: 133 n.61), who still retained Brandes’ reading, commented: “The significance of the following two words (śrī lovanna) is also not clear Can it signify: Lord of the Saltish (Sea)?”.</text:span></text:p>
      <text:p text:style-name="Standard"><text:span text:style-name="T19">1.23 mūvaḥ ◇ Na, mūah Br. </text:span></text:p>
      <text:p text:style-name="Standard"><text:span text:style-name="T19">1.23 juruni kana(ya)kan· ◇ ṅunikana ha-an Br, juru nikana ha(...)en· Na. </text:span></text:p>
      <text:p text:style-name="Standard"><text:span text:style-name="T19">1.23 Anak· banuA I poḥ ◇ Na, Anak· vanuA I poḥ Br.</text:span></text:p>
      <text:p text:style-name="Standard"><text:span text:style-name="T19">1.23 vatak· pagar· vsi ◇ Na, vatak· pal … Br.</text:span></text:p>
      <text:p text:style-name="Standard"><text:span text:style-name="T19">1.25 juru vaduA raray· ◇ Na, juru banuA raray· Br. </text:span></text:p>
      <text:p text:style-name="Standard"><text:span text:style-name="T19">1.25 vatak· khīno ◇ Na, vatak· khino Br.</text:span></text:p>
      <text:p text:style-name="Standard"><text:span text:style-name="T19">1.26 Anak· banuA I trirava ◇ Na, Anak· banna I trirava Br. </text:span></text:p>
      <text:p text:style-name="Standard"><text:span text:style-name="T19">1.27 parujarnira ◇ Na, parujarniru Br.</text:span></text:p>
      <text:p text:style-name="Standard"><text:span text:style-name="T19">1.27 pu l(ī)kaṁ ◇ pu laka Br, pu ləka Na. </text:span></text:p>
      <text:p text:style-name="Standard"><text:span text:style-name="T20">1.27 saṁ ⟨ha⟩dyan· mali ◇ saṁ dyan· mali Br Na. The insertion of ⟨ha⟩ is supported by the abundant mentions of </text:span><text:span text:style-name="T23">saṅ hadyan</text:span><text:span text:style-name="T19"> in this inscription. Cf. 1.5, 1.6, 1.8, 1.26, 1.29, 2.9, 2.10. </text:span></text:p>
      <text:p text:style-name="Standard"><text:span text:style-name="T19">1.28 galuṁ ◇ Na, kalaṁ Br. </text:span></text:p>
      <text:p text:style-name="Standard"><text:span text:style-name="T19">1.29 vuAtan·n əmmas· ◇ vuAtanimmas· Br, vuAtan· n(i) mmas· Na. </text:span></text:p>
      <text:p text:style-name="Standard"><text:span text:style-name="T19">1.31 si basinəḥ ◇ Na, si basini Br. </text:span></text:p>
      <text:p text:style-name="Standard"><text:span text:style-name="T19">1.32 si bala/va\ ◇ si bala Br Na. </text:span></text:p>
      <text:p text:style-name="Standard"><text:span text:style-name="T19">1.32 si kja ◇ Na, si ca Br. </text:span></text:p>
      <text:p text:style-name="Standard"><text:span text:style-name="T19">2.1 I jruk· śrī ◇ Br, I jruk· śrī⟨ṁ⟩ Na. To other occurrences of this toponym (2.2), Nakada adopts that insertion of </text:span><text:span text:style-name="T23">anusvāra. </text:span><text:span text:style-name="T19">Note 135 Nakada (1991: 12, translated): A </text:span><text:span text:style-name="T23">cecak</text:span><text:span text:style-name="T19">-like dot is engraved in the upper right corner of </text:span><text:span text:style-name="T23">ulu</text:span><text:span text:style-name="T19">.</text:span></text:p>
      <text:p text:style-name="Standard"><text:soft-page-break/><text:span text:style-name="T19">2.1 puñjaṁ ◇ vuñjaṁ Br Na. </text:span></text:p>
      <text:p text:style-name="Standard"><text:span text:style-name="T19">2.2 I jruk· śrī ◇ Br, I jruk· śrī⟨ṁ⟩ Na. For details, see app. 2.1</text:span></text:p>
      <text:p text:style-name="Standard"><text:span text:style-name="T19">2.3 pu Am·loḥ ◇ Na, pu Am·boḥ Br.</text:span></text:p>
      <text:p text:style-name="Standard"><text:span text:style-name="T19">2.3 pu codya ◇ pu vodya Br Na. </text:span></text:p>
      <text:p text:style-name="Standard"><text:span text:style-name="T19">2.4 banuA I bakal· ◇ banuA I baṁkal Br, banuA I baṅkal· Na. This toponym recurs in 2.13 in the form </text:span><text:span text:style-name="T23">bakal, </text:span><text:span text:style-name="T19">which is why we adopt the same reading here. It also figures elsewhere as a proper name.. In a recently discovered inscription coming from East Java, under the patronage of Sindok — Prasasti Masahar —, what may have been intended as the same toponym is attested in B14–15: </text:span><text:span text:style-name="T23">pinakamaṅgalyaniṁ manusuk· śīma ḍaṅ upāddhyāya I bkal· Arthahetoḥ māravijaya </text:span><text:span text:style-name="T19">(Ismail Lutfi and Andi Muhammad said in </text:span><text:a xlink:type="simple" xlink:href="https://id.wikipedia.org/wiki/Prasasti_Gemekan" text:style-name="Default_20_Style" text:visited-style-name="Default_20_Style"><text:span text:style-name="T5">https://id.wikipedia.org/wiki/Prasasti_Gemekan</text:span></text:a><text:span text:style-name="T19">; Griffiths, forthcoming).</text:span></text:p>
      <text:p text:style-name="Standard"><text:span text:style-name="T19">2.5 bhavantan· maṅla ◇ bavantan· maṅlu Br, savantan· maṅla Na. </text:span></text:p>
      <text:p text:style-name="Standard"><text:span text:style-name="T19">2.6 mūvaḥ pu tiṇḍi ◇ muvaḥ patiṇḍiḥ Br, mūvaḥ patiṇḍi Na. </text:span></text:p>
      <text:p text:style-name="Standard"><text:span text:style-name="T19">2.7 jajamāna ◇ Br, jajahana Na. This word seems to correspond to Sanskrit </text:span><text:span text:style-name="T23">yajamāna</text:span><text:span text:style-name="T19">. </text:span></text:p>
      <text:p text:style-name="Standard"><text:span text:style-name="T19">2.7 muṅgu ◇ Na, muṅga Br. </text:span></text:p>
      <text:p text:style-name="Standard"><text:span text:style-name="T19">2.8 (pu) sukha ◇ sa sukha Br, sa(ṁ) sukha Na. Here the difficulty to read what the text intends to say lies in the first </text:span><text:span text:style-name="T23">akṣara. </text:span><text:span text:style-name="T19">It can be understood as either </text:span><text:span text:style-name="T23">sa </text:span><text:span text:style-name="T19">or </text:span><text:span text:style-name="T23">pa</text:span><text:span text:style-name="T19"> with a longer downward extension on its left vertical, as if it has a </text:span><text:span text:style-name="T23">suku </text:span><text:span text:style-name="T19">in the wrong place. To render it as </text:span><text:span text:style-name="T23">sasukha </text:span><text:span text:style-name="T19">is not a good solution since this passage concerns a function which is normally followed by an honorific and name. We have considered the possibility of reading </text:span><text:span text:style-name="T23">sa</text:span><text:span text:style-name="T19"> and supplying an </text:span><text:span text:style-name="T23">anusvāra</text:span><text:span text:style-name="T19">. Indeed, we find that the sequence </text:span><text:span text:style-name="T23">saṁ sukha </text:span><text:span text:style-name="T19">occurs in other inscriptions, but </text:span><text:span text:style-name="T23">sukha</text:span><text:span text:style-name="T19"> is then normally part of the expression </text:span><text:span text:style-name="T23">sukha paṅgil</text:span><text:span text:style-name="T19">, as in Wuatan Tija (2r3–4) </text:span><text:span text:style-name="T23">samgat pinapan samgat savyan samgat sukha paṅgil</text:span><text:span text:style-name="T19">,</text:span><text:span text:style-name="T23"> </text:span><text:span text:style-name="T19">Poh (1v8–9) </text:span><text:span text:style-name="T23">rakai halaran· pu tloḍuṁ, samagat· dalinan· saṁ sukha paṁgil</text:span><text:span text:style-name="T19">. Only in Turyan (A42) does </text:span><text:span text:style-name="T23">saṁ sukha</text:span><text:span text:style-name="T19"> stand independently. However, the surrounding names in the Turyan context also have the structure </text:span><text:span text:style-name="T23">saṁ X</text:span><text:span text:style-name="T19">, while in the present context, the structure </text:span><text:span text:style-name="T23">pu </text:span><text:span text:style-name="T19">+ proper name is predominant. On these grounds, we prefer to assume that </text:span><text:span text:style-name="T23">pu</text:span><text:span text:style-name="T19"> was intended but realized with an eccentric shape. </text:span></text:p>
      <text:p text:style-name="Standard"><text:span text:style-name="T19">2.10 vatak· halu ◇ Na, vatak· talu Br.</text:span></text:p>
      <text:p text:style-name="Standard"><text:span text:style-name="T19">2.12 vuṅkal· tpat· ◇ Br, buṅkal· tpat· Na. </text:span></text:p>
      <text:p text:style-name="Standard"><text:span text:style-name="T19">2.12 maḍaṁkappi ◇ vayaṁ kappi Br, vayaṁkappi Na. Note by Damais (1970: 375): “Il ne peut s’agir que d’une mauvaise lecture ou d’une erreur pour </text:span><text:span text:style-name="T23">ma(ṅ)ḍaṅkappi</text:span><text:span text:style-name="T19">.” Edhie Wurjantoro (2018: 126), for his part, notes: “Kata </text:span><text:span text:style-name="T23">vayaṅkappi </text:span><text:span text:style-name="T19">seharusnya </text:span><text:span text:style-name="T23">maṅraṅkappi.</text:span><text:span text:style-name="T19">” We prefer the first of the offered emendations, as it is orthographically closer to the engraved text. While Edhie Wurjantoro was right that the intended word must be a form of the base that is recorded as </text:span><text:span text:style-name="T23">raṅkəp </text:span><text:span text:style-name="T19">or </text:span><text:span text:style-name="T23">raṅkap </text:span><text:span text:style-name="T19">in OJED, spelling variations </text:span><text:span text:style-name="T23">ḍ/r</text:span><text:span text:style-name="T19"> are quite common in early Old Javanese. </text:span></text:p>
      <text:p text:style-name="Standard"><text:span text:style-name="T19">2.12 pu bhūmi ◇ Na, pabhumi Br.</text:span></text:p>
      <text:p text:style-name="Standard"><text:span text:style-name="T19">2.12 pu tolai ◇ pu tole Br, pu talai Na. </text:span></text:p>
      <text:p text:style-name="Standard"><text:span text:style-name="T19">2.13 pigi ◇ Na, sigi Br. Damais also records this word as </text:span><text:span text:style-name="T23">pigi </text:span><text:span text:style-name="T19">(Damais 1970: 536)</text:span></text:p>
      <text:p text:style-name="Standard"><text:span text:style-name="T19">2.13 pu galinī ◇ pu galini Br, pu golini Na. </text:span></text:p>
      <text:p text:style-name="Standard"><text:span text:style-name="T19">2.14 vuAttan·n əmas· ◇ vuAttan· ni mas· Br Na. <text:s/></text:span></text:p>
      <text:p text:style-name="Standard"><text:span text:style-name="T19">2.14 tamvak·◇ Na, tambak·Br.</text:span></text:p>
      <text:p text:style-name="Standard"><text:span text:style-name="T19">2.15 viriṁ ◇ Na, viri Br.</text:span></text:p>
      <text:p text:style-name="Standard"><text:span text:style-name="T19">2.15 pu gara ◇ pu garu Br Na. </text:span></text:p>
      <text:p text:style-name="Standard"><text:span text:style-name="T19">2.15 tlaṁ ◇ Na, tla Br. </text:span></text:p>
      <text:p text:style-name="Standard"><text:span text:style-name="T19">2.16 bhavantan· ◇ gavantan· Br Na. </text:span></text:p>
      <text:p text:style-name="Standard"><text:span text:style-name="T19">2.17 vinəkas· ◇ binəkas· Br Na. </text:span></text:p>
      <text:p text:style-name="Standard"><text:span text:style-name="T19">2.17 ruḍuṁṅan· ◇ ruḍuṅan· Br Na. </text:span></text:p>
      <text:p text:style-name="Standard"><text:span text:style-name="T19">2.17 vinkas· ◇ Br, binkas· Na. </text:span></text:p>
      <text:p text:style-name="Standard"><text:span text:style-name="T19">2.18 Alivat· ◇ <text:s/>Na, halivat· Br. </text:span></text:p>
      <text:p text:style-name="Standard"><text:span text:style-name="T19">2.19 mūva(ḥ) ◇ mūla Br Na. </text:span></text:p>
      <text:p text:style-name="Standard"><text:span text:style-name="T19">2.19 Ele ◇ Na, Ile Br.</text:span></text:p>
      <text:p text:style-name="Standard"><text:soft-page-break/><text:span text:style-name="T19">2.19 Ujar ◇ raja Br, [... …] Na..</text:span></text:p>
      <text:p text:style-name="Standard"><text:span text:style-name="T19">2.19 samgat· luA ◇ sampag· luA Br, sam[...] luA Na. Sarkar, who still adopted Brandes’ reading found it difficult to understand the word. He thus left this comment in the translation (vol. II 1971–72 n. 75): “Or: (1) Raja Sa(ng) Məpag (of) Lua, (2) Rajasa Məpag (of) Lua, (3) Raja (of) Sampag Lua etc. Any of these may also be intended.”</text:span></text:p>
      <text:p text:style-name="Standard"><text:span text:style-name="T19">2.20 maṅūri ◇ paṅuraṁ Br Na. </text:span></text:p>
      <text:p text:style-name="Standard"><text:span text:style-name="T19">2.21 paranakkan· ◇ Br, paranakkān· Na. </text:span></text:p>
      <text:p text:style-name="Standard"><text:span text:style-name="T19">2.22 Etyevam·mādi ◇ Na, Ittevammādi Br. Corr. Ityevamādi.</text:span></text:p>
      <text:p text:style-name="Standard"><text:span text:style-name="T19">2.24 muAṁ ◇ Na, muAty(?) Br.</text:span></text:p>
      <text:p text:style-name="Standard"><text:span text:style-name="T19">2.24 rakryan· momaḥh-umaḥ ◇ rakryan· momaḥhomaḥ Br, rakyan· momaḥ-humaḥ Na. </text:span></text:p>
      <text:p text:style-name="Standard"><text:span text:style-name="T19">2.24 guru/m·\ ba(ṅ)i ◇ gurubaṅi Br, guruṁ baṅi Na. </text:span></text:p>
      <text:p text:style-name="Standard"><text:span text:style-name="T19">2.26 muAṁ ramannātaya ◇ muAṁ cimannāta ya Br, … śimannāta ya Na. In CIJ II, which is derived from Brandes’ reading, Sarkar rendered the segment as </text:span><text:span text:style-name="T23">muAṁ</text:span><text:span text:style-name="T19"> </text:span><text:span text:style-name="T23">śimannāta ya</text:span><text:span text:style-name="T19"> and added a footnote (p. 133, n. 48): “</text:span><text:span text:style-name="T23">ci </text:span><text:span text:style-name="T19">appears to be a printing mistake for </text:span><text:span text:style-name="T23">śi</text:span><text:span text:style-name="T19">”</text:span><text:span text:style-name="T23">. </text:span><text:span text:style-name="T19">Later, this version was applied by Edhie Wurjantoro (2018: 126) who also added a note (p. 126, n. 26): “Kata </text:span><text:span text:style-name="T23">śimannāta </text:span><text:span text:style-name="T19">seharusnya </text:span><text:span text:style-name="T23">śimânta </text:span><text:span text:style-name="T19">(agar dijadikan </text:span><text:span text:style-name="T23">śīma </text:span><text:span text:style-name="T19">olehmu)”.</text:span></text:p>
      <text:p text:style-name="Standard"><text:span text:style-name="T19">2.26 kḍammvatannā(ma) ◇ tḍāmmatannā Br Na. An alternative reading </text:span><text:span text:style-name="T23">tḍarammakannā</text:span><text:span text:style-name="T19"> is noted by Brandes</text:span><text:span text:style-name="T23">. </text:span><text:span text:style-name="T19">Edhie Wurjantoro also added a note on this word: “Kata </text:span><text:span text:style-name="T23">tdāmmatannā </text:span><text:span text:style-name="T19">seharusnya </text:span><text:span text:style-name="T23">dharmma-nta ya</text:span><text:span text:style-name="T19">”</text:span><text:span text:style-name="T23"> </text:span><text:span text:style-name="T19">(2018: 126, n. 29).</text:span></text:p>
      <text:p text:style-name="Standard"><text:span text:style-name="T19">2.27 syaṁṅantā ◇ syaṅanta Br Na.</text:span></text:p>
      <text:p text:style-name="Standard"><text:span text:style-name="T19">2.27 ḍramma ◇ ḍ(..)mma Br, ḍ(r)amma. Corr. dharmma. </text:span></text:p>
      <text:p text:style-name="Standard"><text:span text:style-name="T19">2.28 rovaṁṅantā manamvaḥ ◇ rovaṁṅantāmanambah Br, rovaṁṅantā manambaḥ Na. </text:span></text:p>
      <text:p text:style-name="Standard"><text:span text:style-name="T19">2.28 ḍramma ◇ Corr. dharmma. </text:span></text:p>
      <text:p text:style-name="Standard"><text:span text:style-name="T19">3.1 san·dyā ◇ Br, san·vyā Na.</text:span></text:p>
      <text:p text:style-name="Standard"><text:span text:style-name="T19">3.2 vija ◇ Na, viju Br.</text:span></text:p>
      <text:p text:style-name="Standard"><text:span text:style-name="T19">3.2 maṅatar· ◇ Na, matar· Br.</text:span></text:p>
      <text:p text:style-name="Standard"><text:span text:style-name="T19">3.2 maṅagul· ◇ Br, maṅugul· Na. </text:span></text:p>
      <text:p text:style-name="Standard"><text:span text:style-name="T19">3.4 galuḥ ◇ Na, galaḥ Br. </text:span></text:p>
      <text:p text:style-name="Standard"><text:span text:style-name="T19">3.4 gus⟨t⟩i pu lyān·(ta) ◇ gaḍiṁ lu Br, gusiṁ palyān·(ta) Na. </text:span></text:p>
      <text:p text:style-name="Standard"><text:span text:style-name="T19">4.1 // pīṇḍani ◇ pīṇḍani Br, k[i] pīṇḍani Na. </text:span></text:p>
      <text:p text:style-name="Standard"><text:span text:style-name="T19">4.1 Irikeṁ ◇ Irikāṁ Br Na. </text:span></text:p>
      <text:p text:style-name="Standard"><text:span text:style-name="T19">4.1 vuAluṁ ◇ vuAlaṁ Br Na. </text:span></text:p>
      <text:p text:style-name="Standard"><text:span text:style-name="T19">4.2 pāja 2 ◇ Na, pāja 4 Br. </text:span></text:p>
      <text:p text:style-name="Standard"><text:span text:style-name="T19">4.3 Almost the whole line is omitted in Brandes, who only reads: </text:span><text:span text:style-name="T23">A I </text:span><text:span text:style-name="T19">[omitted text] </text:span><text:span text:style-name="T23">pāja.</text:span></text:p>
      <text:p text:style-name="Standard"><text:span text:style-name="T19">4.3 sapāja ◇ [....]paja Br, sapātha Na.</text:span></text:p>
      <text:p text:style-name="Standard"><text:span text:style-name="T19">4.4 ṣayaṁ ◇ payaṁ Br Na.</text:span></text:p>
      <text:p text:style-name="Standard"><text:span text:style-name="T19">5.1 paṅasəAnnikanaṁ ◇ K, puṅasəaAnnikanaṁ Na.</text:span></text:p>
      <text:p text:style-name="Standard"><text:span text:style-name="T19">5.1 denira I ḍihyaṁ ◇ Na, de ni— I dihyaṁ K.</text:span></text:p>
      <text:p text:style-name="Standard"><text:span text:style-name="T19">5.1 masǎks(i) ◇ pasajya K, pasaṁnya Na.</text:span></text:p>
      <text:p text:style-name="Standard"><text:span text:style-name="T19">5.1 (d)enira ta māva maryya I ḍ(i)h(yaṁ) sa {2 aks. illegible} (mu)la {ca. 4 aks. illegible} ◇ — ni po ma 5 ... sang hyang i dihyang sa — — sajya— — K, nira ta mā l [ca. 12 akṣ. illegible]</text:span></text:p>
      <text:p text:style-name="Standard"><text:span text:style-name="T19">5.3 si{ 1 aks. illegible}mi kovā {ca. 2 aks. illegible} vḍihan· {ca. 5 aks. illegible} <text:s/>◇ sī ra — po — —— —ha śu — —— K, sira [-]i [k]ovā [-- –] vḍiḥhan mā [-- l] //￮// Na. </text:span></text:p>
      <text:p text:style-name="P12"/>
      <text:h text:style-name="Heading_20_4" text:outline-level="4"><text:bookmark text:name="_hky7toreja0k"/>Translation</text:h>
      <text:p text:style-name="Standard"/>
      <text:p text:style-name="Standard"><text:span text:style-name="T15">(1.1–1.8) </text:span><text:span text:style-name="T7">Om</text:span>!<text:span text:style-name="T7"> </text:span>Homage to Śiva! Homage to the Buddha! </text:p>
      <text:p text:style-name="Standard"/>
      <text:p text:style-name="Standard"><text:soft-page-break/>May [the world] be prosperous! Elapsed Śrī Sañjaya year 194, month of Poṣya, third <text:span text:style-name="T7">tithi</text:span> of the waning fortnight, Tuṅlai, Umanis, Friday. That was the initial beginning of the village of Taji Gunuṅ, which was demarcated to become a <text:span text:style-name="T7">sīma</text:span> by the Lord chief minister and the Lord of Gurum Vaṅi and the official of Lua. The one who was formerly <text:span text:style-name="T7">ayam təas</text:span>, when the village was made into a <text:span text:style-name="T7">sīma</text:span>, was <text:span text:style-name="T7">pu </text:span>Ḍapit, native of Paṇḍamuan, district Vadihati. The ones who were chiefs for them (the Lords) were: </text:p>
      <text:list text:style-name="WWNum1">
        <text:list-item>
          <text:p text:style-name="P16">the honorable one exclusively (<text:span text:style-name="T7">atah</text:span>) of <text:span text:style-name="T7">mirah-mirah</text:span>, district Vadihati </text:p>
        </text:list-item>
        <text:list-item>
          <text:p text:style-name="P16">and the honorable (of) Halaran, <text:span text:style-name="T7">pu </text:span>Dhanada, native of Paṇḍamuan, district Vadihati, </text:p>
        </text:list-item>
      </text:list>
      <text:p text:style-name="Standard">The <text:span text:style-name="T7">makalambi haji</text:span> was his <text:span text:style-name="T7">paṅuraṅ </text:span>at Ayam Təas<text:span text:style-name="T7">, </text:span>the honorable one of Buaṅən, native of Gunuṅan, district Taṅkilan. </text:p>
      <text:p text:style-name="Standard"><text:span text:style-name="T15">(1.8–1.12) </text:span>The one who also formerly participated in performing <text:span text:style-name="T7">uyut</text:span> on the holy <text:span text:style-name="T7">sīma </text:span>stone [and] the <text:span text:style-name="T7">kulumpaṅ</text:span> demarcator was the official of<text:span text:style-name="T7"> </text:span>Makudur [called] Brada, native of Vaduṅ Poh, district Makudur. The ones who were chiefs for him were the honorable one of Davaha, native of Ra Təguh, district Haməas and <text:span text:style-name="T7">dyah </text:span>Maṇḍyāṅin, native of Kahaṅatan, district Haməas exclusively.</text:p>
      <text:p text:style-name="Standard"><text:span text:style-name="T15">(1.12–1.16) </text:span>The <text:span text:style-name="T7">paṅuraṅ </text:span>of the official of<text:span text:style-name="T7"> </text:span>Makudur was<text:span text:style-name="T15"> </text:span>the one who participated in performing <text:span text:style-name="T7">uyut</text:span> on the holy <text:span text:style-name="T7">sīma </text:span>stone [and] the <text:span text:style-name="T7">kulumpaṅ</text:span> demarcator: <text:span text:style-name="T7">dyah </text:span>Raṇḍə, native of Liṅai, district Makudur. The [official of] Vuṅkal Tpat, formerly at the time (when) the village was made into a <text:span text:style-name="T7">sīma</text:span>, was <text:span text:style-name="T7">pu </text:span>Sarana, native of the village upstream of the monastery of Taṅkilan, district Taṅkilan exclusively. </text:p>
      <text:p text:style-name="Standard"><text:span text:style-name="T15">(1.16–1.22) </text:span>If <text:span text:style-name="T7"><text:s/></text:span>in the future’s future there is any wrong-doer disturbing this <text:span text:style-name="T7">sīma</text:span>, which is the favor of the Lords to the <text:span text:style-name="T7">piṅhay</text:span>s [and] <text:span text:style-name="T7">vahuta</text:span>s of Vuṅkal Tpat [and] to the descendants of the<text:span text:style-name="T7"> piṅhay</text:span>s [and <text:span text:style-name="T7">vahuta</text:span>s], may they not obtain the fruits of human birth. All the less so the descendants of those who disturb the holy <text:span text:style-name="T7">sīma </text:span>stone [and] the <text:span text:style-name="T7">kulumpaṅ</text:span> demarcator, because the curse of the <text:span text:style-name="T7">vahuta hyaṅ </text:span>and the <text:span text:style-name="T7">makalambi haji</text:span> on such ones is finished. At the time of the holy <text:span text:style-name="T7">sīma </text:span>stone [and] the <text:span text:style-name="T7">kulumpaṅ </text:span>demarcator, formerly, Śrī Sañjaya, the Lord of men [and] King Balituṅ, endowed with fortune and youth, were venerated in the world. <text:s/></text:p>
      <text:p text:style-name="Standard"><text:span text:style-name="T15">(1.23–2.1) </text:span>And the chief of the <text:span text:style-name="T7">nāyaka</text:span>s for them was <text:span text:style-name="T7">pu </text:span>Givaṅ, native of Poh, district Pagar Vsi. And the chief of <text:span text:style-name="T7">lampuran </text:span>was <text:span text:style-name="T7">pu </text:span>Jaya, native of Galagah, district Hino. And the chief of young troops was <text:span text:style-name="T7">saṅ </text:span>Bulibak, native of Guva, district Hino. And the minister with subordinates (<text:span text:style-name="T7">piṅhay mānak</text:span>) was the honorable (of) Ayuh, native of Trirava. And his spokesperson was <text:span text:style-name="T7">pu </text:span>Līkaṅ. And the <text:span text:style-name="T7">piṅhay</text:span> of Jro Turus were the honorable (of) Mali and the honorable (of) Galuṅ, natives of Trirava. And [the <text:span text:style-name="T7">piṅhay</text:span>s] of Trirava was <text:span text:style-name="T7">pu </text:span>Madhya. And the <text:span text:style-name="T7">piṅhay</text:span> of Jro Turus was the honorable (of) Lvah Vatu, native of Vuatan Mas, his spokesperson was <text:span text:style-name="T7">pu </text:span>Rinu. And the elder headmen of Savaṅan were <text:span text:style-name="T7">pu </text:span>Kura and <text:span text:style-name="T7">pu </text:span>Buravun and <text:span text:style-name="T7">pu </text:span>Antiṅ. The spokesperson of the elders of Savaṅan was <text:span text:style-name="T7">si </text:span>Basinəḥ. And the<text:span text:style-name="T7"> magalah</text:span> of Savaṅan was <text:span text:style-name="T7">si </text:span>Balava and the <text:span text:style-name="T7">vahuta</text:span> of Savaṅan was <text:span text:style-name="T7">si </text:span>Kja and the <text:span text:style-name="T7">bīnkas</text:span> of Savaṅan was <text:span text:style-name="T7">pu</text:span> Puñjaṅ and the <text:span text:style-name="T7">vahuta</text:span>s of Jruk Śri were <text:span text:style-name="T7">pu </text:span>Danta and <text:span text:style-name="T7">pu </text:span>Bajra and <text:span text:style-name="T7">pu </text:span>Sakti. The <text:span text:style-name="T7">gusti</text:span> of Jruk Śri were: the <text:span text:style-name="T7">vinkas</text:span> was <text:span text:style-name="T7">pu </text:span>Tiriṅ, the retired headman of Jruk Śri was <text:span text:style-name="T7">pu </text:span>Kevala. And the spokesperson of the headmen was <text:span text:style-name="T7">pu </text:span>Amloh. And the <text:span text:style-name="T7">piluṅgah</text:span>(s) were <text:span text:style-name="T7">pu </text:span>Mala and <text:span text:style-name="T7">pu </text:span>Codya, natives of Bakal and <text:span text:style-name="T7">pu </text:span>Asiki, district Hino</text:p>
      <text:p text:style-name="Standard"><text:span text:style-name="T15">(2.4–2.9)</text:span> And the chief drummer was <text:span text:style-name="T7">pu </text:span>Dreṅo, native of the upstream village. And the lute player (<text:span text:style-name="T7">aravanasta) </text:span>was a native of Bhavantan. The <text:span text:style-name="T7">maṅla</text:span> were <text:span text:style-name="T7">pu </text:span>Kinaṅ, native of<text:span text:style-name="T7"> </text:span>Vuatan Śri, the <text:span text:style-name="T7">sīma </text:span>(village) of the Dihyaṅ and <text:span text:style-name="T7">pu </text:span>Tiṇḍi, native of Hijo, the <text:span text:style-name="T7">sīma </text:span>(village) of the Talun. The <text:span text:style-name="T7">atari</text:span> was <text:span text:style-name="T7">si </text:span>Kutil. The offerer (<text:span text:style-name="T7">jajamāna</text:span>) were <text:span text:style-name="T7">pu </text:span>Nātha, native of Muṅgu, district Taṅkilan and <text:span text:style-name="T7">pu </text:span>Sukha, native of Tumurun and the honorable (of) Bisañja. </text:p>
      <text:p text:style-name="Standard"><text:span text:style-name="T15">(2.9–2.17)</text:span>The <text:span text:style-name="T7">paḍam</text:span> <text:span text:style-name="T7">apuy</text:span> were the honorable (of) Duma, native of Parahita exclusively, district Halu and the honorable (of) Mahintu of Susuhan (who was) <text:span text:style-name="T7">pu </text:span>Siga and the elder of Udih. The <text:span text:style-name="T7">pṛttaya </text:span>of Vuṅkal Tpat was <text:span text:style-name="T7">saṅ </text:span>Saraṅggaṅ, native of Layaṅ, district Layaṅ. And the <text:span text:style-name="T7">pṛttaya </text:span>of Maḍaṅkapi was <text:span text:style-name="T7">saṅ </text:span>Hijo. And the <text:span text:style-name="T7">kalaṅ </text:span>of the upstream village were <text:span text:style-name="T7">pu </text:span>Bhūmi and <text:span text:style-name="T7">pu </text:span>Tolai, <text:soft-page-break/>natives of Bakal. And [the <text:span text:style-name="T7">kalaṅ</text:span>] of Pigi was <text:span text:style-name="T7">pu </text:span>Galini, [the <text:span text:style-name="T7">kalaṅ</text:span>] of Sukun was <text:span text:style-name="T7">pu </text:span>Susū. The <text:span text:style-name="T7">kalaṅ</text:span> of Ruṇḍuṅan was <text:span text:style-name="T7">pu </text:span>Lima, [the <text:span text:style-name="T7">kalaṅ</text:span>] of Vuatan Mas was <text:span text:style-name="T7">pu </text:span>Sagu, [the <text:span text:style-name="T7">kalaṅ</text:span>] of Tamvak Haji was <text:span text:style-name="T7">pu </text:span>Asti, [the <text:span text:style-name="T7">kalaṅ</text:span>] of Kahuripan was <text:span text:style-name="T7">pu </text:span>Dhara, [the <text:span text:style-name="T7">kalaṅ</text:span>] of Ramvi was <text:span text:style-name="T7">pu </text:span>Tirip, [the <text:span text:style-name="T7">kalaṅ</text:span>] of Tugu was <text:span text:style-name="T7">pu </text:span>Bahas, [the <text:span text:style-name="T7">kalaṅ</text:span>] of Vatu Viriṅ was <text:span text:style-name="T7">pu </text:span>Gara, [the <text:span text:style-name="T7">kalaṅ</text:span>] of Tlaṅ Molih was <text:span text:style-name="T7">pu </text:span>Cṛñcaṅ, <text:s/>[the <text:span text:style-name="T7">kalaṅ</text:span>] of Bhavantan was <text:span text:style-name="T7">dyah </text:span>Gundyaṅ, <text:s/>[the <text:span text:style-name="T7">kalaṅ</text:span>] of Seser was <text:span text:style-name="T7">pu </text:span>Dhara. </text:p>
      <text:p text:style-name="Standard"><text:span text:style-name="T15">(2.17–2.19) </text:span>The <text:span text:style-name="T7">binkas </text:span>of Seser was <text:span text:style-name="T7">pu </text:span>Sita, the <text:span text:style-name="T7">vinəkas</text:span> of Ruḍuṅan was <text:span text:style-name="T7">pu </text:span>Subha, the <text:span text:style-name="T7">vinkas</text:span> of Hurantan was <text:span text:style-name="T7">pu </text:span>Isuk, [the <text:span text:style-name="T7">vinkas</text:span>] of Salambayan was <text:span text:style-name="T7">pu </text:span>Vagay, [the <text:span text:style-name="T7">vinkas</text:span>] of Sibunan was <text:span text:style-name="T7">pu </text:span>Aṅkan, his chief of <text:span text:style-name="T7">alivat</text:span> were <text:span text:style-name="T7">pu </text:span>Rati [native] of Susuhan and <text:span text:style-name="T7">pu </text:span>Ele, native of Vuatan Śri. </text:p>
      <text:p text:style-name="Standard"><text:span text:style-name="T15">(2.19–2.26)</text:span> Said the official of Lua: All the collectors of royal revenue: the<text:span text:style-name="T7"> tapa haji</text:span>, the <text:span text:style-name="T7">kadut</text:span>, the <text:span text:style-name="T7">maṅūri</text:span>, the <text:span text:style-name="T7">paranakan</text:span>, the <text:span text:style-name="T7">hiñjəman</text:span>, the eunuchs, the healers, the chief drummers, the smiths, the lute players, the <text:span text:style-name="T7">kutak</text:span>, the <text:span text:style-name="T7">kapūr</text:span> and so forth, all sort of the collectors of royal revenue and all the elder shall not enter the village of Taji Gunung because it has already been granted by the Lord chief minister and the Lord of Momah-umah, the Gurum Baṅi and the official of Lua. Further, when those collectors of royal revenue … and the elders (went off) after the instruction of the official of Lua. That is the … </text:p>
      <text:p text:style-name="Standard"><text:span text:style-name="T15">(2.27–2.29) </text:span>The collectors of royal revenue were invited to go from the foundation. They proceeded to the east, their companions paid respects to both the Lords and the official of Lua. For that was all the result of them to us, the foundation at Taji Gunung. </text:p>
      <text:p text:style-name="P17"><text:span text:style-name="T15">(3.1–3.4) </text:span>The head of young men (called) <text:span text:style-name="T7">pu </text:span>Sandyā, the performer(s) of the Lord who danced at the <text:span text:style-name="T7">sīma </text:span>demarcation at Taji Gunung (called) <text:span text:style-name="T7">si </text:span>Aṅkus[,] <text:span text:style-name="T7">si </text:span>Ryak Prabayan, <text:span text:style-name="T7">si </text:span>Kasuk, <text:span text:style-name="T7">si </text:span>Maṅakap, <text:span text:style-name="T7">si </text:span>Manikap, <text:span text:style-name="T7">si </text:span>Vija, <text:span text:style-name="T7">si </text:span>Maṅatar, <text:span text:style-name="T7">si </text:span>Maṅagul. The <text:span text:style-name="T7">kalima</text:span> (called) <text:span text:style-name="T7">pu </text:span>Galuh; the <text:span text:style-name="T7">gusti</text:span> (called) <text:span text:style-name="T7">pu</text:span> Lyanta; the <text:span text:style-name="T7">binkas</text:span> (called) <text:span text:style-name="T7">pu </text:span>Cara Vurak; the <text:span text:style-name="T7">variga </text:span>(called) <text:span text:style-name="T7">pu </text:span>Kaco; the [member] of young troop (called) <text:span text:style-name="T7">pu </text:span>Ra Isuk</text:p>
      <text:p text:style-name="P17"><text:span text:style-name="T15">(4.1–4.4) </text:span>Its total cost of the <text:span text:style-name="T7">sīma </text:span>demarcation is 8 kati, 2 buffaloes, 2 <text:span text:style-name="T7">pāja, </text:span>1 goat. The scribe, <text:span text:style-name="T7">saṅ </text:span>Rudra, native of Vuatan Ṡri. The offering for him is 1<text:span text:style-name="T7"> dhāraṇa, </text:span>4 <text:span text:style-name="T7">māṣa </text:span>of silver, one <text:span text:style-name="T7">pāja </text:span>of unhusked rice. The <text:span text:style-name="T7">paranakan </text:span>of Vuatan (called) <text:span text:style-name="T7">saṅ </text:span>Vulu Sayaṅ.</text:p>
      <text:p text:style-name="P17"><text:span text:style-name="T15">(5.1–5.3) </text:span>The <text:span text:style-name="T7">sīma </text:span>of those in Ḍihyaṅ give [the gift(s) for the demarcation ceremony], to witness the submission of Ḍihyaṅ ….</text:p>
      <text:p text:style-name="P17"/>
      <text:h text:style-name="Heading_20_4" text:outline-level="4"><text:bookmark text:name="_fi41tlj29c33"/>Commentary</text:h>
      <text:p text:style-name="P17">1.4 <text:span text:style-name="T7">samgət </text:span>Lua is also attested in Gilikan I (A5) and Panggumulan II ( line 11). In Panggumulan I (2v7), it only writes <text:span text:style-name="T7">lua</text:span> and in Poh (2r14), it appears as <text:span text:style-name="T7">saṅ ra </text:span>Lua. In other contexts, Lua serves as a toponym. Cf. Poh (1v19) Panggumulan I (2v8), Bhatari (1v13), Rukam (1v16) and Lintakan (2r4). In the first four charters, it has <text:span text:style-name="T7">ra </text:span>in front of <text:span text:style-name="T7">lua, </text:span>hence <text:span text:style-name="T7">vatak ra lua. </text:span></text:p>
      <text:p text:style-name="P17">1.4 <text:span text:style-name="T7">pu </text:span>Ḍapit as a native of Pandamuan village, Vadihati district figures several times in the Balitung corpus. Cf. Kayu Ara Hiwang (A9),<text:span text:style-name="T36"><text:note text:id="ftn1" text:note-class="footnote"><text:note-citation>1</text:note-citation><text:note-body><text:p text:style-name="Standard"><text:span text:style-name="T38"><text:s/>It is actually written as </text:span><text:span text:style-name="T39">ḍaṅpit</text:span><text:span text:style-name="T38">, but Damais (1970: 364) left a footnote as follows: “forme secondaire de</text:span><text:span text:style-name="T39"> « ḍapit » </text:span><text:span text:style-name="T38">qui est la forme usuelle. On voit, par cet exemple de 823 Saka</text:span><text:span text:style-name="T39">, </text:span><text:span text:style-name="T38">quels phénomènes de nasalisation interne sont anciens</text:span><text:span text:style-name="T39">.</text:span><text:span text:style-name="T38">”</text:span><text:span text:style-name="T39"> </text:span><text:span text:style-name="T38">Other spelling variants of this name are </text:span><text:span text:style-name="T39">dhapit</text:span><text:span text:style-name="T38"> (Hujung Galuh 1v11) and </text:span><text:span text:style-name="T39">ḍampit</text:span><text:span text:style-name="T38"> (Turu Mangambil A6 and Kaladi 8v6). </text:span></text:p></text:note-body></text:note></text:span> Rongkab (1r7), and Turu Mangambil (A6)<text:span text:style-name="T7">.</text:span> Whether it still has any connection with the Vadihati district or not, this personage also seems to hold the function of Vadihati, as in Ayam Teas I (1r6), Ayam Teas II (1r4), Rongkab (1r7), Samalagi (1v10), Panggumulan I (1v11), Telang I (1r8), Telang II (1r3), Poh (1v9), Mantyasih I (1r12), Hujung Galuh (1v11), Turu Mangambil (A6), Kaladi (8v6) and Barahasrama (1v6).<text:span text:style-name="T7"> </text:span>Exceptional notes for this figure: 1) in Kasugihan 829 (1v3), the district is attested differently: <text:span text:style-name="T7">vatak ayam təas </text:span>and apparently his function accords to it, hence <text:span text:style-name="T7">saṅ pamgat ayam təas</text:span>; 2) in <text:soft-page-break/>Kaladi (8v6), he is addressed as <text:span text:style-name="T7">dyah ḍampit</text:span>, but still hold the function <text:span text:style-name="T7">vadihati</text:span>; 3) in Lintakan, <text:span text:style-name="T7">pu </text:span>Ḍapit goes with a Mamrati function. </text:p>
      <text:p text:style-name="P17">1.6 <text:span text:style-name="T7">pu </text:span>Dhanada as <text:span text:style-name="T7">saṅ halaran </text:span>is also attested in the Balitung corpus, namely in Rongkab (1r6 and 1v9), Poh (1v12), Mantyasih I (1r13), Mantyasih III (2r2), Kasugihan (1v4). In all of those occurrences, he is attested as the native of Pandamuan village (the spelling is varied: <text:span text:style-name="T7">paṅramvan </text:span>in Poh 1v12, <text:span text:style-name="T7">paṅḍamuan </text:span>in Mantyasih I 1v13, <text:span text:style-name="T7">paramuan </text:span>in Mantyasih III 2r2). The district is also not always <text:span text:style-name="T7">vadihati; </text:span>some charters have <text:span text:style-name="T7">ayam təas </text:span>instead. Cf. Mantyasih I (1r13), Mantyasih III (2r2) and Kasugihan (1v4–5). </text:p>
      <text:p text:style-name="P17">1.8 The combination of toponym <text:span text:style-name="T7">gunuṅan </text:span>and <text:span text:style-name="T7">taṅkilan</text:span> figures as well in Panggumulan I (1v16) and Poh (1v14). In Panggumulan, the suffix -<text:span text:style-name="T7">an </text:span>is dropped, hence only <text:span text:style-name="T7">taṅkil. </text:span>From other inscriptions coming around this period, different villages figure under the district <text:span text:style-name="T7">taṅkilan</text:span>, namely <text:span text:style-name="T7">sḍəḥ</text:span> (Rongkab 1r7), <text:span text:style-name="T7">vulakan </text:span>(Kiringan 1r8) and <text:span text:style-name="T7">muṅgu</text:span> from this inscription (B7–8).<text:span text:style-name="T36"><text:note text:id="ftn82" text:note-class="footnote"><text:note-citation>2</text:note-citation><text:note-body><text:p text:style-name="Standard"><text:span text:style-name="T38"><text:s/>In the </text:span><text:span text:style-name="T39">Répertoire onomastique</text:span><text:span text:style-name="T38">, it is still registered under the old reading version by Brandes, hence </text:span><text:span text:style-name="T39">muṅga </text:span><text:span text:style-name="T38">(Damais 1970: 887). A footnote, however, is left by Damais: “peut-être faut-il lire</text:span><text:span text:style-name="T39"> « muṅgu », </text:span><text:span text:style-name="T38">toponyme attesté par ailleurs</text:span><text:span text:style-name="T39">.</text:span><text:span text:style-name="T38">”</text:span><text:span text:style-name="T39"> </text:span></text:p></text:note-body></text:note></text:span> In Poh (2r2), however, this toponym serves as a <text:span text:style-name="T7">vanua</text:span>, under the district <text:span text:style-name="T7">mamrati.</text:span></text:p>
      <text:p text:style-name="P17">1.10 The toponym <text:span text:style-name="T7">vaduṅ poh </text:span>also occurs in Mantyasih I (1r14) and Mantyasih III (2r2). The district (<text:span text:style-name="T7">vatak</text:span>), however, is different. Both figure <text:span text:style-name="T7">paṅkur poh</text:span>, while our charter has <text:span text:style-name="T7">makudur</text:span>. Damais (1970: 677) read it as <text:span text:style-name="T7">vaju poh </text:span>and added this note: “<text:span text:style-name="T7">On pourrait être tenté de considérer ce terme comme un erreur pour « vaduṅ poh » mais le « vatak » est différent et il s’agit donc bien d’un autre toponyme.</text:span>”<text:span text:style-name="T36"><text:note text:id="ftn82" text:note-class="footnote"><text:note-citation>3</text:note-citation><text:note-body><text:p text:style-name="Standard"><text:span text:style-name="T38"><text:s/>English translation: “One could be tempted to consider this term as an error for “</text:span><text:span text:style-name="T39">vaduṅ poh</text:span><text:span text:style-name="T38">” but the “</text:span><text:span text:style-name="T39">vatak</text:span><text:span text:style-name="T38">” is different and it is therefore another toponym.”</text:span></text:p></text:note-body></text:note></text:span><text:span text:style-name="T7"> </text:span></text:p>
      <text:p text:style-name="P17">1.10 Besides <text:span text:style-name="T7">vaduṅ poh </text:span>and <text:span text:style-name="T7">liṅai </text:span>(A14), the villages under the <text:span text:style-name="T7">vatak makudur </text:span>are as follows<text:span text:style-name="T7">: <text:s/>mantyasih </text:span>(Kayu Ara Hiwang C10, Panggumulan I 1v14, Poh 1v13), <text:span text:style-name="T7">puluṅ </text:span>(Lintakan 1r12). </text:p>
      <text:p text:style-name="P17">1.11 The district of Haməas (another spelling: <text:span text:style-name="T7">hamyas</text:span>) is<text:span text:style-name="T7"> </text:span>also found in Mulak I 1r3–1r4, Kwak I 1r9–1r10, Kwak II 1r2–1r3, Poh 1v12–1v13, Mantyasih I 1v13–1v14, Mantyasih II 1r2–1r3. Under this district, there are several villages: <text:span text:style-name="T7">tāl varani</text:span> (Mulak I 1r3–4, Kwak I 1r10, Kwak II 1r3), <text:span text:style-name="T7">kahaṅatan </text:span>(Poh 1v13, Taji Gunung A12), <text:span text:style-name="T7">kataṅguhan </text:span>(Mantyasih I 1r14), <text:span text:style-name="T7">katguhan</text:span> (Mantyasih III 2r3), <text:span text:style-name="T7">ra təguh </text:span>(Taji Gunung A11). The last three mentioned villages may refer to the same place as indicated by the word <text:span text:style-name="T7">təguh</text:span> that forms the toponyms.</text:p>
      <text:p text:style-name="P17">1.11 <text:span text:style-name="T7">mandyāṅgin </text:span>as a personage is attested in Poh (1v13), with an exact origin (village Kahaṅatan, district Hamyas) but bearing a different honorific title: <text:span text:style-name="T7">saṅ</text:span>. As a toponym, it appears in Kinewu (A15: <text:span text:style-name="T7">rake maṇḍyāṅin</text:span>), and Piling-Piling B (A8:<text:span text:style-name="T7"> rāmanta I maṇḍyaṅin</text:span>).</text:p>
      <text:p text:style-name="P17"><text:span text:style-name="T42">1</text:span>.14 The toponym <text:span text:style-name="T7">vuṅkal tpat </text:span>— that recurs in A17, B13 — appears as both <text:span text:style-name="T7">vatak </text:span>and <text:span text:style-name="T7">vanua </text:span>in Kandangan (A5–6: <text:span text:style-name="T11">vanua I Er hijo vata⟨k·⟩ vuṅkal· tpat·</text:span>, B5: <text:span text:style-name="T7">rāma vanuA I vuṅkal· tpat·</text:span>, B11–12: …<text:span text:style-name="T7">vanuA I vuṅkal· tpat</text:span>). </text:p>
      <text:p text:style-name="P17">1.15 The translation for <text:span text:style-name="T7">pu saranna Anak· banuA Iṅ ulu kabikuAn· ri taṁkillan· </text:span>is given as “pu Sarana, native of the village upstream of the monastery of Taṅkilan”. Here, we encounter an instance of an unnamed village which is specified by its geographical situation in relation to a named monastery (<text:span text:style-name="T7">kabikuan</text:span>). This manner of using religious institutions to specify a place also occurs in several inscriptions. Cf. Palepangan (1v12), Poh (2v11) both of these charters using a named <text:span text:style-name="T7">vihāra</text:span> to specify the villages. According to Griffiths in his article on Buddhist monasteries (forthcoming), this tendency might indicate that the religious foundations had a great social importance at that time. </text:p>
      <text:p text:style-name="P17">1.17 Instead of <text:span text:style-name="T7">rakryan I sira</text:span><text:span text:style-name="T10"> ⟨⟨</text:span><text:span text:style-name="T7">piṅi</text:span><text:span text:style-name="T10">⟩⟩, previous scholars read </text:span><text:span text:style-name="T7">rakryan I sigaḍiri</text:span>. The apparent toponym Sigaḍiri does not figure in any Old Javanese source. Rouffaer (1918: 155–57) attempted to analyze this personage, <text:span text:style-name="T7">rakryan I sigadiri,</text:span> by linking this charter with another charter bearing the same Sanjaya era, namely the Timbanan Wungkal stone. He took the Lord <text:soft-page-break/>of Sigadiri as the protagonist of Taji Gunung, as shown in A17 (<text:span text:style-name="T7">sĭma paṅanugraha rakryan· I sigaḍiri</text:span>), King Daksa as the protagonist of Timbanan Wungkal (A5), and then ventured to conclude that both refer to the same person.<text:span text:style-name="T36"><text:note text:id="ftn82" text:note-class="footnote"><text:note-citation>4</text:note-citation><text:note-body><text:p text:style-name="Standard"><text:span text:style-name="T38"><text:s/>The complete Dutch version of this passage is as follows: “</text:span><text:span text:style-name="T39">Maar waar in beide oorkonden de Rijkbestierder + Rakryan Goeroenwangi (d.i. «Heere Geurige Wildernis» ; in de 2e oorkonde, zooals boven reeds bleek, eerst verhaspeld tot «Gurumwangi» , en daarna tot «Gurubangi») een rol spelen, bij de eerste in de schaduw van Z. M. Vorst Daksha, bij de tweede als protagonisten voor «den Heere te Sigadiri» — wie deze dan ook geweest moge zijn —; waar in beide de nimmer meer gebruikte Sandjaja-jaartelling voorop staat; waar in beide Śiwa + het Boeddhisme gehuldigd worden; daar durf ik de sluitrede opstellen: Vorst Daksha der eerste moet dezelfde zijn als de Opperheer van den «Heere te Sigadiri» der tweede.</text:span><text:span text:style-name="T38">”</text:span><text:span text:style-name="T39"> </text:span><text:span text:style-name="T38">(Rouffaer 1918: 157).</text:span></text:p></text:note-body></text:note></text:span> Our interpretation, however, goes in a different direction. In view of the fact that <text:span text:style-name="T7">sigaḍiri </text:span>would be attested uniquely in this inscription while the combination <text:span text:style-name="T7">I sira </text:span>figures frequently in this text (and in other inscriptions), we focus on the <text:span text:style-name="T7">sīma </text:span>being a favor of the Lords (<text:span text:style-name="T7">rakryan</text:span>) to the <text:span text:style-name="T7">piṅhay</text:span>s and <text:span text:style-name="T7">vahuta</text:span>s, as seen in the next phrase which mentions the descendant of the concerned officials. Therefore, we expect a sequence which can hark back to the benefactor and the grantee rather than a reading of an unfamiliar name that comes in abruptly and distorts the coherence of the text. </text:p>
      <text:p text:style-name="P17">1.19 The expression <text:span text:style-name="T7">tan təmua phalani kadadin vuaṅ </text:span>also figures in one inscription from the Balitung period, Watu Ridang (1v7):<text:span text:style-name="T7"> tan təmva phalaniṅ dadi vvaṅ. </text:span>Other variants of <text:span text:style-name="T7">tan təmua phalani</text:span> also occur in Dalinan (4v5): <text:span text:style-name="T7">tan tamuA phalaniṅ dadi kady aṅgānnikanaṅ hayam pgat tan baluy </text:span>and Wurandungan from the Sindok period (6v): <text:span text:style-name="T7">tan katkana phalaniṁ dadi janma</text:span>. </text:p>
      <text:p text:style-name="P17">1.23 Apart from the village of <text:span text:style-name="T7">poh</text:span>,<text:span text:style-name="T7"> </text:span>district<text:span text:style-name="T7"> pagar vsi </text:span>comprises other villages such as: <text:span text:style-name="T7">juruṅan</text:span> (Jurungan 1v2, Lintakan 1r12), <text:span text:style-name="T7">kalaṅkyaṅ </text:span>(Kayu Ara Hiwang A17) — which elsewhere is written as <text:span text:style-name="T7">pakalaṅkyaṅan</text:span> (Panggumulan 2v1, Lintakan 3r8) —, <text:span text:style-name="T7">vatu-vatu</text:span> (Kasugihan 1r2), <text:span text:style-name="T7">limo </text:span>(Wuru Tunggal 1v3) and <text:span text:style-name="T7">kahuripan </text:span>(Lintakan 2r3). </text:p>
      <text:p text:style-name="P17">1.24 <text:span text:style-name="T7">hino </text:span>as a toponym of district (<text:span text:style-name="T7">vatak</text:span>) appears several times in the Kayuwangi and Balitung corpora, along with the villages (<text:span text:style-name="T7">vanua</text:span>). Here are the villages covered under this district: <text:span text:style-name="T7">śri maṅgala </text:span>(Sri Manggala I B1: <text:span text:style-name="T7">hana sīma I śrī maṅgala vatak hino</text:span>), <text:span text:style-name="T7">śru ayun</text:span> (Kayu Ara Hiwang A18), <text:span text:style-name="T7">siṅha </text:span>(Panggumulan I 2v2), <text:span text:style-name="T7">suru </text:span>(Panggumulan I 3r5),<text:span text:style-name="T36"><text:note text:id="ftn82" text:note-class="footnote"><text:note-citation>5</text:note-citation><text:note-body><text:p text:style-name="Standard"><text:span text:style-name="T38"><text:s/>In the edition provided by Bosch (OV 1925: 41–45), his reading of the </text:span><text:span text:style-name="T39">vatak </text:span><text:span text:style-name="T38">is actually </text:span><text:span text:style-name="T39">ho</text:span><text:span text:style-name="T38">, but followed by a suggestion “</text:span><text:span text:style-name="T39">hino?</text:span>” </text:p></text:note-body></text:note></text:span> <text:span text:style-name="T7">kinavuhan </text:span>(Panggumulan I 3r6), <text:span text:style-name="T7">varak-varak </text:span>(Poh 2r3), <text:span text:style-name="T7">marumvi </text:span>(Poh 2r4), <text:span text:style-name="T7">tarum bajaṅ </text:span>(Poh 2r7), <text:span text:style-name="T7">galagah </text:span>(Taji Gunung A24), <text:span text:style-name="T7">guva </text:span>(Taji Gunung A25) and <text:span text:style-name="T7">taṅga </text:span>(Wuru Tunggal 1v2). </text:p>
      <text:p text:style-name="P17">1.26 The half Sanskrit toponym <text:span text:style-name="T7">trirava </text:span>does not figure elsewhere. It might imply a fully Javanese notion of <text:span text:style-name="T7">rava təlu</text:span> or <text:span text:style-name="T7">rava tiga</text:span>, similar to the case of the toponym <text:span text:style-name="T7">tiga ron </text:span>and <text:span text:style-name="T7">tlu ron </text:span>in the Tiga Ron charter. </text:p>
      <text:p text:style-name="P17">1.29 The toponym <text:span text:style-name="T7">vuatan əmas </text:span>(another spelling variant is <text:span text:style-name="T7">vvatan mās</text:span>)<text:span text:style-name="T7"> </text:span>figures in inscriptions coming from the Balitung (Ramwi 1v8) and Airlangga periods, and under the latter’s<text:span text:style-name="T42"> reign it is one of the places where the </text:span><text:span text:style-name="T44">kraton </text:span><text:span text:style-name="T42">is said to be situated. Cf. Cane (Cd 24–25), Munggut (Left main part no. 3), Kusambyan (c48), Terep I (2r3) and Terep II (2r3). </text:span></text:p>
      <text:p text:style-name="P17">2.1 <text:span text:style-name="T7">pu </text:span>Puñjaṅ as a <text:span text:style-name="T7">vinkas </text:span>is attested in Plered (4r4). In Samalagi (1v10), Panggumulan A (1v11), Telang I (1v7), Dalinan (2r2), Kubu-kubu (5v2), Poh (1v9), Rukam (1v7), Mantyasih I (1r11), Wanua Tengah III he was the Lord of <text:span text:style-name="T7">palar hyaṅ. </text:span>In Kubu-kubu his name is rendered as <text:span text:style-name="T7">puñjuṅ</text:span>, while in Mantyasih I as <text:span text:style-name="T7">puñjəṁ</text:span>.</text:p>
      <text:p text:style-name="P17">2.5 The toponym <text:span text:style-name="T7">bhavantan</text:span>, that reoccurs in B17,<text:span text:style-name="T7"> </text:span>might be the <text:span text:style-name="T7">krama</text:span> form of the word <text:span text:style-name="T7">bhavana </text:span>(see Damais 1970: 655). It is uniquely found in this charter. </text:p>
      <text:p text:style-name="Standard"><text:s/><text:tab/>2.6 Another mention of <text:span text:style-name="T7">vanua I hijo </text:span>is found in Poh (2v14–15), where it is a part of <text:span text:style-name="T7">vatak vulakan</text:span>. </text:p>
      <text:p text:style-name="Standard"><text:tab/>2.17 The toponym <text:span text:style-name="T7">hurantan </text:span>does not figure elsewhere. Damais assumes that it is a <text:span text:style-name="T7">krama </text:span>form of the base word <text:span text:style-name="T7">aran </text:span>(Damais 1970: 86).</text:p>
      <text:p text:style-name="Standard"><text:soft-page-break/><text:tab/>2.21 Kern in VG vol. VII proposes to understand the word <text:span text:style-name="T7">paranakan</text:span> as a class of persons born of a mixture of races or castes (Kern 1917: 47). While Zoetmulder in OJED (1982) suggests to refer this term to the Balinese <text:span text:style-name="T7">kang anak</text:span>, meaning disciple of a priest (see van der Tuuk 1897: 27). For the moment, the meaning of this word is still unknown to us and so it will be left untranslated. One thing is for sure, this word is often found among the list of <text:span text:style-name="T7">maṅilala dravya haji</text:span>. It is placed after <text:span text:style-name="T7">manimpiki</text:span>. </text:p>
      <text:p text:style-name="Standard"><text:tab/>4.2 The word <text:span text:style-name="T7">pāja </text:span>that recurs in 4.3 in the form <text:span text:style-name="T7">sāpaja </text:span>is not registered in any Old Javanese dictionary. In view of its function which seems to represent a certain unit of commodity, it might be cognate with another similar word denoting a unit for measuring unhusked rice, i.e<text:span text:style-name="T7">. pāda</text:span> or <text:span text:style-name="T7">pada</text:span>. Cf. Haliwangbang (1v2): <text:span text:style-name="T7">saragi pagaṅanan· 1 kampil· 1 vəAs· pada 1, </text:span>Mamali (1v2): <text:span text:style-name="T7">mas· mā 4 vəAs· pada 5</text:span>, Kwak I (1v8): <text:span text:style-name="T7">vḍihan yu 4 bras pāda 1</text:span>, Kwak II (1r5): <text:span text:style-name="T7">raṅga yu 2 vras pada 1</text:span>, Taragal (1v2): <text:span text:style-name="T7">saragi Inuman· 1 kampil· 1 vəAs· pada 1</text:span>, Taji (3r2): <text:span text:style-name="T7">mas· mā 4 vəAs· pada 1</text:span>, Poh (1v11): <text:span text:style-name="T7">mas· su 14 kbo 1 vḍus· 1 pada 1</text:span>. In fact, in an edition of Rukam issued by Titi Surti Nastiti <text:span text:style-name="T7">et al.</text:span> (1982: 23–28, 36–40), this term actually figures in 2r5: <text:span text:style-name="T7">1 kumol· 1 bras· paja 1</text:span>, but a note is left for it (p. 27 n. 17): “Penulis prasasti terlanjur menulis garis horizontal di tengah, sehingga <text:span text:style-name="T7">da</text:span> menjadi <text:span text:style-name="T7">ja</text:span>.” Consequently in the translation, the word <text:span text:style-name="T7">paja </text:span>is rendered as <text:span text:style-name="T7">pada.</text:span></text:p>
      <text:p text:style-name="P18"/>
      <text:h text:style-name="Heading_20_2" text:outline-level="2"><text:bookmark text:name="_p2bbpi29sqkd"/>Wuru Tunggal (912-03-08)</text:h>
      <text:p text:style-name="Standard">This is an original single copper plate which is engraved on its both sides. Seven lines stand on the <text:span text:style-name="T7">recto, </text:span>four lines on the <text:span text:style-name="T7">verso</text:span>, bringing the total lines to eleven. The provenance of this plate is unidentified, yet it might come from the Yogyakarta area since it was J.A. Dieduksman, a Dutch official who was residing in Jogja, who donated this plate to BG and asked Brandes to decipher it.<text:span text:style-name="T36"><text:note text:id="ftn82" text:note-class="footnote"><text:note-citation>6</text:note-citation><text:note-body><text:p text:style-name="Standard"><text:span text:style-name="T38"><text:s/>NBG 1896: 53, Brandes 1913: 37 (no. XXIX). </text:span></text:p></text:note-body></text:note></text:span> Its current whereabouts is unknown, possibly it has been lost. A facsimile of this plate is said to be kept in the Puslit Arkenas, which nowadays is reorganized as Badan Riset dan Inovasi Nasional (BRIN). Alas, it is in a poor condition according to Damais.<text:span text:style-name="T36"><text:note text:id="ftn82" text:note-class="footnote"><text:note-citation>7</text:note-citation><text:note-body><text:p text:style-name="Standard"><text:span text:style-name="T38"><text:s/>Damais 1952: 51, n.8 (no. A. 91), Damais 1955: 49, n.3.</text:span></text:p></text:note-body></text:note></text:span> The measurements of this plate have never been recorded anywhere. </text:p>
      <text:p text:style-name="P17">The first edition of this plate was made by Brandes which later was published in OJO (1913).<text:span text:style-name="T36"><text:note text:id="ftn82" text:note-class="footnote"><text:note-citation>8</text:note-citation><text:note-body><text:p text:style-name="Standard"><text:span text:style-name="T38"><text:s/>Brandes 1913: 36 (no. XXIX). </text:span></text:p></text:note-body></text:note></text:span> Later, it was re-edited by Sarkar (1971–72, vol. II) in which he provided the first translation in English.<text:span text:style-name="T36"><text:note text:id="ftn82" text:note-class="footnote"><text:note-citation>9</text:note-citation><text:note-body><text:p text:style-name="Standard"><text:span text:style-name="T38"><text:s/>Sarkar 1971–72, vol. II: 135–37 (no. LXXXI). </text:span></text:p></text:note-body></text:note></text:span> Wisseman Christie in her 1996 article provided a partial English translation which she declared is a bit different from what Sarkar had provided.<text:span text:style-name="T36"><text:note text:id="ftn82" text:note-class="footnote"><text:note-citation>10</text:note-citation><text:note-body><text:p text:style-name="Standard"><text:span text:style-name="T38"><text:s/>Wisseman Christie 1996: 282, appendix 6. </text:span></text:p></text:note-body></text:note></text:span> Edhie Wurjantoro (2018) published the Indonesian translation as well as the transcription without mentioning which edition he uses.<text:span text:style-name="T36"><text:note text:id="ftn82" text:note-class="footnote"><text:note-citation>11</text:note-citation><text:note-body><text:p text:style-name="Standard"><text:span text:style-name="T38"><text:s/>Edhie Wurjantoro 2018: 243–44. </text:span></text:p></text:note-body></text:note></text:span> Recently, the inscription has been restudied by Arlo Griffiths as part of the DHARMA project using Brandes' transcription as well as Damais’ readings that can be inferred from citations of passages in his onomastic repertory (1970). The edition presented here is solely based on Griffiths’ reading, complemented with comments by Tyassanti Kusumo Dewanti. </text:p>
      <text:p text:style-name="P17"><text:s/>Apart from the studies made for establishing a reading, this charter is also integrated in the inventories compiled by Damais (1952) and Nakada (1982).<text:span text:style-name="T36"><text:note text:id="ftn82" text:note-class="footnote"><text:note-citation>12</text:note-citation><text:note-body><text:p text:style-name="Standard"><text:span text:style-name="T38"><text:s/>Damais 1952: 50–51 (no. A. 91), Nakada 1982: 96–97 (no. I. 105). </text:span></text:p></text:note-body></text:note></text:span> The study of the date was carried out by Damais (1955), resulting in the CE date 8 March 912.<text:span text:style-name="T36"><text:note text:id="ftn82" text:note-class="footnote"><text:note-citation>13</text:note-citation><text:note-body><text:p text:style-name="Standard"><text:span text:style-name="T38"><text:s/>Damais 1955: 49–50. </text:span></text:p></text:note-body></text:note></text:span> </text:p>
      <text:p text:style-name="P17"><text:soft-page-break/>This charter records a clearance of a debt made by the father of <text:span text:style-name="T7">ḍaṅ </text:span>Navi to Master (<text:span text:style-name="T7">mpu guru</text:span>)<text:span text:style-name="T7"> </text:span>Daya. </text:p>
      <text:h text:style-name="P1" text:outline-level="4"><text:bookmark text:name="_7zu9ny6qjhc4"/>Text (AG)</text:h>
      <text:p text:style-name="Standard"/>
      <text:p text:style-name="Standard"><text:span text:style-name="T45">&lt;</text:span><text:a xlink:type="simple" xlink:href="https://erc-dharma.github.io/tfc-nusantara-epigraphy/balitung.html" text:style-name="Default_20_Style" text:visited-style-name="Default_20_Style"><text:span text:style-name="T50">https://erc-dharma.github.io/tfc-nusantara-epigraphy/balitung.html</text:span></text:a><text:span text:style-name="T45">&gt;</text:span></text:p>
      <text:h text:style-name="Heading_20_5" text:outline-level="5"><text:bookmark text:name="_c3nhwmixei1g"/><text:span text:style-name="T7">Plate 1. Recto.</text:span></text:h>
      <text:p text:style-name="Standard">(1r1) śaka 833 phālgu¡ṇ!⟨n⟩a-māsa dvitīyă kr̥ṣṇa-pakṣa, ma,</text:p>
      <text:p text:style-name="Standard">(1r2) va‚ Ā, vāra‚ kālani ḍaṁ navī sumahur hutaṁ saṁ bapa I mpu guru</text:p>
      <text:p text:style-name="Standard">(1r3) ḍayā‚ panahurnya mas· su 16 mā 10 ku 2 ha 5 tumaṅga-</text:p>
      <text:p text:style-name="Standard">(1r4)pp ikaṁ mas· pu latī bapani bayal anag vanva I vuru tuṅgal·</text:p>
      <text:p text:style-name="Standard">(1r5) tutuganniṁ taṇḍa muAṁ pu vijaḥ bapani bhūmi Anag vanva I vuru tu-</text:p>
      <text:p text:style-name="Standard">(1r6) ṅgal·‚ śuddha hutaṁni ḍaṁ navĭ I mpu guru ḍayā, tatra sākṣī saṁ tgu-</text:p>
      <text:p text:style-name="Standard">(1r7)hān anag vanva I pilaṁ vatak paṅgil hyaṁ‚ saṁ ta[2×] Anag va-</text:p>
      <text:p text:style-name="Standard"/>
      <text:h text:style-name="Heading_20_5" text:outline-level="5"><text:bookmark text:name="_pgb0mfyh8jjt"/><text:span text:style-name="T7">Plate 1. Verso.</text:span></text:h>
      <text:p text:style-name="Standard">(1v1)nva I valaka¡ś!⟨s⟩ vatak valakas saṁ bhāskara Anag vanva I valeṁ</text:p>
      <text:p text:style-name="Standard">(1v2) vatak valeṁ‚ saṁ pakambaṅan· Anag vanva I taṅga vatak hino</text:p>
      <text:p text:style-name="Standard">(1v3) saṁ ra tira Anag vanva I limo vatak pagar vsi‚ likhitapātra</text:p>
      <text:p text:style-name="Standard">(1v4) rake pilaṁ <text:s text:c="9"/></text:p>
      <text:p text:style-name="Standard"/>
      <text:h text:style-name="Heading_20_4" text:outline-level="4"><text:bookmark text:name="_z1llk2wgi7"/>Apparatus</text:h>
      <text:p text:style-name="Standard">The siglum Gr refers to Arlo Griffiths’ edition and the siglum Br refers to Brandes’ edition. </text:p>
      <text:p text:style-name="Standard"/>
      <text:p text:style-name="Standard"><text:tab/><text:span text:style-name="T19">1r2 ḍaṁ navī ◇ banavī Br • Gr adopts the reading recorded by Damais 1970: 176.</text:span></text:p>
      <text:p text:style-name="Standard"><text:span text:style-name="T19"><text:tab/>1r3 ḍayā ◇ dhayā Br • Gr adopts the reading recorded by Damais 1970: 365.</text:span></text:p>
      <text:p text:style-name="P19"><text:span text:style-name="T19">1r6 ḍaṁ navĭ ◇ banavī Br • Gr adopts the reading (with short i!) recorded by Damais 1970: 176. </text:span></text:p>
      <text:p text:style-name="P19"><text:span text:style-name="T19">1r6 ḍayā ◇ dhayā Br • Gr adopts the reading recorded by Damais 1970: 365. </text:span></text:p>
      <text:p text:style-name="P19"><text:span text:style-name="T19">1r6–1r7 tguhān ◇ tguhhan Br • Gr adopts the reading recorded by Damais 1970: 455.</text:span></text:p>
      <text:p text:style-name="Standard"><text:span text:style-name="T26"><text:tab/></text:span><text:span text:style-name="T19">1r7 ta[2×] ◇ [?2×] Br • Gr adopts the reading recorded by Damais 1970: 669.</text:span></text:p>
      <text:p text:style-name="Standard"><text:span text:style-name="T19"><text:tab/>1v3 saṁ ra tira ◇ saṁ ratiraṁ Br • Gr adopts the reading recorded by Damais 1970: 404, 727.</text:span></text:p>
      <text:p text:style-name="P12"/>
      <text:h text:style-name="Heading_20_4" text:outline-level="4"><text:bookmark text:name="_sqdit1g5lpu3"/>Translation</text:h>
      <text:p text:style-name="Standard"><text:span text:style-name="T15">(1r1–6) </text:span>Śaka 833, month of Phālguna, second (tithi) of the waning fortnight, Mavulu, Vagai‚ Sunday. [That] was the time that <text:span text:style-name="T7">ḍaṁ</text:span> Navī repaid the debt of his/her father to Master (<text:span text:style-name="T7">mpu</text:span> <text:span text:style-name="T7">guru</text:span>) Ḍayā. The repayment for it was 16 <text:span text:style-name="T7">suvarṇa</text:span>, 10 <text:span text:style-name="T7">māṣa</text:span>, 2 <text:span text:style-name="T7">kupaṅ</text:span>, and 5 <text:span text:style-name="T7">hatak</text:span>. <text:span text:style-name="T7">pu</text:span> Latī, father of Bayal, resident of the village of Vuru Tuṅgal, <text:span text:style-name="T7">tutuganniṅ taṇḍa</text:span>, together with <text:span text:style-name="T7">pu</text:span> Vijah, father of Bhūmi, (also) resident of the village of Vuru Tuṅgal, received the gold. The debt of <text:span text:style-name="T7">ḍaṁ</text:span> Navī to the Master Ḍayā was cleared (<text:span text:style-name="T7">śuddha</text:span>).</text:p>
      <text:p text:style-name="Standard"><text:span text:style-name="T15">(1r6–1v3) </text:span>The witnesses to it were: <text:span text:style-name="T7">saṅ </text:span>Təguhan, resident of the village of Pilaṅ, <text:span text:style-name="T7">vatak</text:span> of Paṅgil Hyaṅ; <text:span text:style-name="T7">saṅ</text:span> Ta[...], resident of the village of Valakas, <text:span text:style-name="T7">vatak</text:span> of Valakas;<text:span text:style-name="T7"> saṅ </text:span>Bhāskara, resident of the village of Valaiṅ, <text:span text:style-name="T7">vatak</text:span> of Valaiṅ; <text:span text:style-name="T7">saṅ</text:span> Pakambaṅan, resident of the village of Taṅga,<text:span text:style-name="T7"> vatak</text:span> of <text:soft-page-break/>Hino; <text:span text:style-name="T7">saṅ</text:span> Ra Tira, resident of the village of Limo, <text:span text:style-name="T7">vatak</text:span> of Pagar Vsi. The document was written by the Lord of Pilaṅ.</text:p>
      <text:h text:style-name="Heading_20_4" text:outline-level="4"><text:bookmark text:name="_opaiykql20u9"/>Commentary</text:h>
      <text:p text:style-name="Standard"><text:tab/>1r2 The use of <text:span text:style-name="T7">bapa </text:span>instead of the common <text:span text:style-name="T7">rāma </text:span>to denote “father” throughout this charter (recurs in 1r4, 1r5) is peculiar. </text:p>
      <text:p text:style-name="Standard"><text:tab/>1r5 On the term <text:span text:style-name="T7">tutuganniṅ taṇḍa</text:span>, AG left a comment: this expression, occurring in several inscriptions of the Central Javanese period, seem literally to mean ‘incisions of the mark’, ‘the engraving of the sign’ or ‘up to the limit of the sign’. The contextual meaning is obscure. But the translation ‘who signed [the document]’ offered by Wisseman Christie (2009: 180), connecting the expression to the name of a person, is unlikely to be correct, as the expression is normally associated with toponyms. To that matter, Griffiths in his <text:span text:style-name="T7">vihāra </text:span>article (forthcoming), argues that it stands as a toponymic reference. The word <text:span text:style-name="T7">taṇḍa </text:span>might refer to a boundaries, possibly boundary markers, of a certain village. As a comparison, Griffiths connects this idea to the concept of boundary and mark in the Old English word <text:span text:style-name="T7">mearc</text:span>, which later delivers the words “mark” and “march”. </text:p>
      <text:p text:style-name="Standard"><text:tab/>1v1 The toponym <text:span text:style-name="T7">valeṁ</text:span> is also mentioned in other inscriptions in the Daksa corpus, in the Wintang Mas and Tulang Er inscriptions, though in the latter it is written in a different spelling, viz. <text:span text:style-name="T7">baleṁ.</text:span> </text:p>
      <text:p text:style-name="Standard"><text:tab/>1v3 <text:span text:style-name="T7">pagar vsi </text:span>already appeared in the inscription as a district (<text:span text:style-name="T7">vatak</text:span>) since 798 Saka, in the Jurungan inscription and the last one is in Lintakan inscription, dated to 841 Saka. From this list, we can reconstitute some villages that belong to the <text:span text:style-name="T7">pagar vsi </text:span>district. Those are Juruṅan (Jurungan 1v2, Lintakan 1r12), Kalaṅkyaṅ (Kayu Ara Hiwang A17), Kukap (Rongkab 1r5), Watu-watu (Kasugihan 1r3), Limo (Wuru Tunggal 1v3), Kahuripan (Lintakan 2r3) and Pakalaṅkyaṅan (Panggumulan 2v1, Lintakan 3r8). Here, the last village mentioned seems to refer to the same place as the which is mentioned in the Kayu Ara Hiwang inscription as Kalaṅkyaṅ. For cross reference o this toponym, see the note for 1.23 in Taji Gunung. </text:p>
      <text:p text:style-name="Standard"/>
      <text:h text:style-name="Heading_20_2" text:outline-level="2"><text:bookmark text:name="_x8fw3vepgfyl"/>Timbanan Wungkal (913-02-11)</text:h>
      <text:p text:style-name="Standard">Almost a century after Brande established his reading that was published in OJO (see above), Nakada published a new reading of the charter.<text:span text:style-name="T36"><text:note text:id="ftn82" text:note-class="footnote"><text:note-citation>14</text:note-citation><text:note-body><text:p text:style-name="Standard"><text:span text:style-name="T38"><text:s/>Nakada 1991: 16–22 (no. XI). </text:span></text:p></text:note-body></text:note></text:span> An Indonesian translation was recently published by Edhie Wurjantoro.<text:span text:style-name="T36"><text:note text:id="ftn82" text:note-class="footnote"><text:note-citation>15</text:note-citation><text:note-body><text:p text:style-name="Standard"><text:span text:style-name="T38"><text:s/>Edhie Wurjantoro 2018: 133–36.</text:span></text:p></text:note-body></text:note></text:span> For the edition presented here, it is done by Tyassanti Kusumo Dewanti and Arlo Griffiths, initially by consulting the Leiden estampages and the photo by van Kinsbergen. In January 2022, a direct observation to the stone was carried out by Tyassanti Kusumo Dewanti with remote assistance and supervision by Arlo Griffiths in France. </text:p>
      <text:h text:style-name="Heading_20_4" text:outline-level="4"><text:bookmark text:name="_4d70plds2nz3"/>Text (TKD, AG)</text:h>
      <text:p text:style-name="Standard"><text:span text:style-name="T15">(1) </text:span>Om̐ namo rudradurggebhyaḥ sv(āhā)</text:p>
      <text:p text:style-name="Standard"><text:span text:style-name="T15">(2) </text:span>||<text:span text:style-name="T13"> </text:span>svas(tha) <text:span text:style-name="T19">sara</text:span>t·<text:span text:style-name="T13"> </text:span>śrī sañjaya-varṣātīta<text:span text:style-name="T13"> </text:span>196<text:span text:style-name="T13"> </text:span>phalguṇa-māsa<text:span text:style-name="T13"> </text:span>tithi dvitī-</text:p>
      <text:p text:style-name="Standard"><text:span text:style-name="T15">(3)</text:span>ya śukla⟨⟨,⟩⟩-<text:span text:style-name="T19">pakṣ(ā) </text:span>paniruAn·, (gai)va<text:span text:style-name="T13"> </text:span>br̥haspati,<text:span text:style-name="T13"> </text:span>vāra,<text:span text:style-name="T13"> </text:span>Uttarabhadravā-</text:p>
      <text:p text:style-name="Standard"><text:span text:style-name="T15">(4)</text:span>da-nakṣatra,<text:span text:style-name="T13"> </text:span><text:span text:style-name="T19">Āhi[r](buddhā</text:span>-deva)tā‚<text:span text:style-name="T13"> </text:span>śobhana-yoga, I(rikā divasani Ā)-</text:p>
      <text:p text:style-name="Standard"><text:span text:style-name="T15">(5)</text:span>j(ñă)<text:span text:style-name="T13"> </text:span>śrī mahārāja,<text:span text:style-name="T13"> </text:span>dakṣottama-bāhubajra-pratipakṣa-kṣaya<text:span text:style-name="T13"> </text:span>śrī<text:span text:style-name="T13"> </text:span>maho<text:span text:style-name="T19">ttu-</text:span></text:p>
      <text:p text:style-name="Standard"><text:span text:style-name="T15">(6)</text:span>ṅgavijaya, tumurun·<text:span text:style-name="T13"> </text:span>I rakryān· mapatiḥ I halu‚ sirikan·, vka‚<text:span text:style-name="T13"> </text:span>muAṁ rakryān·<text:span text:style-name="T13"> </text:span>gu-</text:p>
      <text:p text:style-name="Standard"><text:span text:style-name="T15">(7)</text:span>run va<text:span text:style-name="T19">ṁṅi</text:span>, muAṁ I samgat· tiruAn·<text:span text:style-name="T20">⟨,⟩</text:span><text:span text:style-name="T13"> </text:span>kumonakan·<text:span text:style-name="T13"> </text:span>Ikanaṁ dharmma kabiku_An· I timba-</text:p>
      <text:p text:style-name="Standard"><text:span text:style-name="T15">(8)</text:span>nan· vuṅkal·<text:span text:style-name="T13"> </text:span>pahatəguhan· śāsananya,<text:span text:style-name="T13"> </text:span>Umuvaha svatantra, svatantra ṅaranya ta-</text:p>
      <text:p text:style-name="Standard"><text:soft-page-break/><text:span text:style-name="T15">(9)</text:span>n·<text:span text:style-name="T13"> </text:span>pinarabyāpāra,<text:span text:style-name="T13"> </text:span>deni saprakāra saṁ maṅilala<text:span text:style-name="T13"> </text:span>drabya haji<text:span text:style-name="T13"> </text:span>kabeḥ paṅkur·<text:span text:style-name="T13"> </text:span>tavān·</text:p>
      <text:p text:style-name="Standard"><text:span text:style-name="T15">(10)</text:span><text:span text:style-name="T13"> </text:span>tirip·, maṁhuri,<text:span text:style-name="T13"> </text:span>kriṁ,<text:span text:style-name="T13"> </text:span>paḍəmm apuy·, maṇiga‚<text:span text:style-name="T13"> </text:span><text:span text:style-name="T19">lva</text:span>,<text:span text:style-name="T13"> </text:span>malañja(ṁ), makalaṅkaṁ, tapa haji<text:span text:style-name="T19">, </text:span>E-</text:p>
      <text:p text:style-name="Standard"><text:span text:style-name="T15">(11)</text:span>r haji‚<text:span text:style-name="T13"> </text:span>maṁrumve,<text:span text:style-name="T13"> </text:span>tuha gusali‚ tuha dagaṁ‚<text:span text:style-name="T13"> </text:span>tuhān·<text:span text:style-name="T13"> </text:span>huñjamman·,<text:span text:style-name="T13"> </text:span>tuhān·<text:span text:style-name="T13"> </text:span><text:span text:style-name="T19">kutak·[, tu-]</text:span></text:p>
      <text:p text:style-name="Standard"><text:span text:style-name="T15">(12)</text:span><text:span text:style-name="T19">han·</text:span> {ca. 2 aks. illegible},<text:span text:style-name="T13"> </text:span>Uṇḍahagi,<text:span text:style-name="T13"> </text:span>k(ḍ)i,<text:span text:style-name="T13"> </text:span>paranakan·,<text:span text:style-name="T13"> </text:span>tuha paḍahi‚ vidu<text:span text:style-name="T13"> </text:span>maṅiduṁ, varahan· sambal·,</text:p>
      <text:p text:style-name="Standard"><text:span text:style-name="T15">(13)</text:span><text:span text:style-name="T13"> </text:span>sumbul·,<text:span text:style-name="T19"> (k)i(r)i(m)it·</text:span>, pamr̥ṣi‚<text:span text:style-name="T13"> </text:span>hulun· haji‚<text:span text:style-name="T13"> </text:span>piṅhai, vahuta, rāma,<text:span text:style-name="T13"> </text:span>Ityevammādi,</text:p>
      <text:p text:style-name="Standard"><text:span text:style-name="T15">(14)</text:span><text:span text:style-name="T13"> </text:span><text:span text:style-name="T19">nahan (pra)kārani</text:span><text:span text:style-name="T13"> </text:span>tan· tumamā<text:span text:style-name="T13"> </text:span>maminta drabya haji, rikanaṁ kabikuAn· I timbanan·<text:span text:style-name="T13"> </text:span>vu-</text:p>
      <text:p text:style-name="Standard"><text:span text:style-name="T15">(15)</text:span>ṅkal·<text:span text:style-name="T20">⟨,⟩</text:span><text:span text:style-name="T14"> </text:span>kunaṁ<text:span text:style-name="T13"> </text:span>parṇnahani<text:span text:style-name="T13"> </text:span>sukha-duḥkhanya<text:span text:style-name="T19">,</text:span> ḍaṇḍa-(kuḍaṇḍa) maṇḍihālādīkaṁ<text:span text:style-name="T13"> </text:span>la(ḍaṅi,)</text:p>
      <text:p text:style-name="Standard"><text:span text:style-name="T15">(16)</text:span><text:span text:style-name="T13"> </text:span>bubulan·<text:span text:style-name="T13"> </text:span><text:span text:style-name="T20">sa⟨⟨ṁ⟩⟩</text:span>masa<text:span text:style-name="T20">⟨m⟩</text:span>bya<text:span text:style-name="T19">va</text:span>hāra<text:span text:style-name="T13"> </text:span>I salvāni <text:span text:style-name="T19">cchāyani</text:span><text:span text:style-name="T13"> </text:span>tambak·<text:span text:style-name="T13"> </text:span>bhaṭārī I heṁ</text:p>
      <text:p text:style-name="Standard"><text:span text:style-name="T15">(17) </text:span>I jro I<text:span text:style-name="T13"> </text:span>tpĭ maku<text:span text:style-name="T19">lī</text:span>liṅan·<text:span text:style-name="T13"> </text:span><text:span text:style-name="T20">mo⟨n·⟩</text:span><text:span text:style-name="T13"> </text:span>java<text:span text:style-name="T13"> </text:span>paraṣi<text:span text:style-name="T13"> </text:span>ka<text:span text:style-name="T19">mmi</text:span>r·<text:span text:style-name="T13"> </text:span>mva<text:span text:style-name="T20">⟨ṁ⟩</text:span> si<text:span text:style-name="T19">ṁ[hala] {ca. 4 aks. lost}</text:span></text:p>
      <text:p text:style-name="Standard"><text:span text:style-name="T15">(18)</text:span><text:span text:style-name="T13"> </text:span>Ataḥ pramāṇā Irikā kabaiḥ yāpuAnn ikāṁ <text:span text:style-name="T19">nambi</text:span><text:span text:style-name="T13"> </text:span>mahya<text:span text:style-name="T19">{ca. 5 aks. lost} [timba-]</text:span></text:p>
      <text:p text:style-name="Standard"><text:span text:style-name="T15">(19)</text:span>nnan· vatu<text:span text:style-name="T13"> </text:span><text:span text:style-name="T19">mahābhr̥</text:span>tya<text:span text:style-name="T13"> </text:span>Ataḥ parṇnahanya<text:span text:style-name="T13"> </text:span>yan uṅguAna ma<text:span text:style-name="T19">{ca. 8 aks. lost}</text:span></text:p>
      <text:p text:style-name="Standard"><text:span text:style-name="T15">(20)</text:span>{1 aks. illegible}taka luIranya kunaṁ<text:span text:style-name="T13"> </text:span>sukha-du<text:span text:style-name="T20">⟨ḥ⟩</text:span>khanya<text:span text:style-name="T13"> </text:span>Aṅśa-pratyaṅśādi<text:span text:style-name="T19">{ca. 8 aks. lost}</text:span></text:p>
      <text:p text:style-name="Standard"><text:span text:style-name="T15">(21)</text:span>hanya bhaṭā<text:span text:style-name="T19">rĭ</text:span> parānanya<text:span text:style-name="T13"> </text:span>satṅaḥ<text:span text:style-name="T13"> </text:span>satuhān·<text:span text:style-name="T13"> </text:span>{3. aks. illegible}ka<text:span text:style-name="T19">{ca. 6 aks. lost} [vi-]</text:span></text:p>
      <text:p text:style-name="Standard"><text:span text:style-name="T15">(22)</text:span>hāra bhaṭārī Ataḥ<text:span text:style-name="T13"> </text:span><text:span text:style-name="T19">parānan</text:span>ī<text:span text:style-name="T13"> </text:span><text:span text:style-name="T20">(s)u⟨kha⟩(d)uḥ(khanya)</text:span><text:span text:style-name="T19"> </text:span>kabaiḥ maṅkana A<text:span text:style-name="T19">(nu)[graha śrī mahārā-]</text:span></text:p>
      <text:p text:style-name="Standard"><text:span text:style-name="T15">(23)</text:span>ja I<text:span text:style-name="T13"> </text:span>rakryān mapatiḥ<text:span text:style-name="T13"> </text:span>katag<text:span text:style-name="T19">(u)</text:span>ḥhakna <text:span text:style-name="T19">saṁ karmmaṇya</text:span> kabaiḥ<text:span text:style-name="T13"> </text:span><text:span text:style-name="T19">{ca. 8 aks. lost}</text:span></text:p>
      <text:p text:style-name="Standard"><text:span text:style-name="T15">(24)</text:span><text:span text:style-name="T19">{4 aks. lost}</text:span><text:span text:style-name="T13"> </text:span>(t)im[b]anan· vatu {3 aks. illegible} <text:span text:style-name="T19">{15 aks. lost}</text:span></text:p>
      <text:h text:style-name="Heading_20_4" text:outline-level="4"><text:bookmark text:name="_pjfi5r90kj78"/>Apparatus </text:h>
      <text:p text:style-name="Standard">The siglum Br refers to Brandes’ edition and the siglum Na refers to Nakada’s. </text:p>
      <text:p text:style-name="Standard"/>
      <text:p text:style-name="Standard"><text:span text:style-name="T19">2 sarat· ◇ saṃvat· Br, saṁvat· Na. Our new reading is supported by the occurrence of the word </text:span><text:span text:style-name="T23">sarat </text:span><text:span text:style-name="T19">in the opening of the Sirah Keting inscription from Kediri period which is likewise paired with the word </text:span><text:span text:style-name="T23">svasthā</text:span><text:span text:style-name="T19">: </text:span><text:span text:style-name="T23">Om̐ </text:span><text:span text:style-name="T24">svasthā</text:span><text:span text:style-name="T23"> dīrghāyur astu // saṁ hyaṁ viṣṇu sirāśarīra sira riṁ bhuvana subhagavastha riṁ prajā, </text:span><text:span text:style-name="T24">svastha</text:span><text:span text:style-name="T23"> śrī jayavarṣa-digjayaśāstraprabhu saphala sinəmbah iṁ </text:span><text:span text:style-name="T24">sarāt·</text:span><text:span text:style-name="T19">.</text:span></text:p>
      <text:p text:style-name="Standard"><text:span text:style-name="T19">3 śukla⟨⟨,⟩⟩-pakṣ(ā) ◇ śukla-pakṣā Br, śukla,-pakṣa Na. At the end of this term we have to decide whether to read a punctuation sign or a </text:span><text:span text:style-name="T23">tarung</text:span><text:span text:style-name="T19">. After inspecting the stone and seeing that the stroke in question rises continuously from the </text:span><text:span text:style-name="T23">pasangan</text:span><text:span text:style-name="T19"> </text:span><text:span text:style-name="T23">ṣ</text:span><text:span text:style-name="T19">, we tend to favor the former interpretation, which Brandes had already adopted. He had, by the way, ignored the unwanted punctuation sign found in the middle of this compound term. </text:span></text:p>
      <text:p text:style-name="Standard"><text:span text:style-name="T19">3 (gai)va ◇ pon· Br, [v]a[g]a[i][...] Na. Corr. vagai. The space suffices only for two </text:span><text:span text:style-name="T23">akṣara</text:span><text:span text:style-name="T19">s. The first one has </text:span><text:span text:style-name="T23">taling </text:span><text:span text:style-name="T19">and something on top of it, while the second can be read as </text:span><text:span text:style-name="T23">va</text:span><text:span text:style-name="T19">. We hesitantly decide to read it as (</text:span><text:span text:style-name="T23">gai</text:span><text:span text:style-name="T19">)</text:span><text:span text:style-name="T23">va</text:span><text:span text:style-name="T19">, although </text:span><text:span text:style-name="T23">vagai</text:span><text:span text:style-name="T19"> must have been intended</text:span><text:span text:style-name="T23">.</text:span><text:span text:style-name="T19"> See the detailed discussion on how to deal with the reading of this </text:span><text:span text:style-name="T23">pañcavāra </text:span><text:span text:style-name="T19">in Damais 1951: 55–6. </text:span></text:p>
      <text:p text:style-name="Standard"><text:span text:style-name="T19">4 Āhi[r](buddhā-deva)tā ◇ Na, Ātib(u)ddha devatā Br. </text:span></text:p>
      <text:p text:style-name="Standard"><text:span text:style-name="T19">5 mahottuṅgavijaya ◇ (....)ṅgavijaya Br, mahotuṅgavijaya Na. </text:span></text:p>
      <text:p text:style-name="Standard"><text:span text:style-name="T19">6 gurun vaṁṅi ◇ gurunvaṅi Br Na. </text:span></text:p>
      <text:p text:style-name="Standard"><text:span text:style-name="T19">7 dharmma ◇ Na, ḍarmma Br. </text:span></text:p>
      <text:p text:style-name="Standard"><text:span text:style-name="T19">7 kabikuAn· ◇ Na, kavikuAn· Br. </text:span></text:p>
      <text:p text:style-name="Standard"><text:span text:style-name="T19">10 lva ◇ lca Br Na. </text:span></text:p>
      <text:p text:style-name="Standard"><text:span text:style-name="T19">11 tuhān· kutak· ◇ Br, tuhān· kulak· Na.</text:span></text:p>
      <text:p text:style-name="Standard"><text:span text:style-name="T19">11 [tu]han· {ca. 2 aks. illegible} ◇ <text:s/>(....) Br, (...)pan (...) Na. </text:span></text:p>
      <text:p text:style-name="Standard"><text:span text:style-name="T19">13 (k)i(r)i(m)it· ◇ {ca. 3 akṣ. unread, reason unknown} Br, kiriṁpik· Na. Normally, what stands between</text:span><text:span text:style-name="T23"> sumbul </text:span><text:span text:style-name="T19">and </text:span><text:span text:style-name="T23">pamr̥ṣi </text:span><text:span text:style-name="T19">is </text:span><text:span text:style-name="T23">siṅgaḥ, </text:span><text:span text:style-name="T19">but it is impossible to read that word here. We do not recognize the word that is engraved, but the presence of three </text:span><text:span text:style-name="T23">ulu</text:span><text:span text:style-name="T19">s is rather clear.</text:span></text:p>
      <text:p text:style-name="Standard"><text:span text:style-name="T19">14 nahan (pra)kārani ◇ nahanyakārani Br, nahan ya kārani Na. </text:span></text:p>
      <text:p text:style-name="Standard"><text:span text:style-name="T19">16 sa⟨⟨ṁ⟩⟩masa⟨m⟩byavahāra ◇ (...) masabyabahāra Br, (s)amasabyabahāra Na. The choice of reading is particularly complicated here. The two options we have considered are to read it as </text:span><text:soft-page-break/><text:span text:style-name="T23">saṁ ma⟨⟨sa⟩⟩byavahāra </text:span><text:span text:style-name="T19">or as </text:span><text:span text:style-name="T23">sa⟨⟨ṁ⟩⟩masa⟨m⟩byabahāra. </text:span><text:span text:style-name="T19">Both options pose different problems. The first option, even though redundant engraving of an </text:span><text:span text:style-name="T23">akṣara sa</text:span><text:span text:style-name="T19"> may seem relatively unproblematic, implies that the text was intended to read </text:span><text:span text:style-name="T23">mavyavahāra </text:span><text:span text:style-name="T19">(“to be engaged in a court case”), which seem out of place here. The second option yields the expected meaning, with </text:span><text:span text:style-name="T23">masamvyavahāra</text:span><text:span text:style-name="T19">, but implies the omission of the basic consonant in the ligature </text:span><text:span text:style-name="T23">mbya</text:span><text:span text:style-name="T19">, which is quite problematic. Nevertheless, In the end, the second option seems more satisfactory so we tentatively decide to adopt it here. </text:span></text:p>
      <text:p text:style-name="Standard"><text:span text:style-name="T19">16 salvāni cchāyani ◇ salvāni cayanī Br, salvāni (...)āya ni Na. </text:span></text:p>
      <text:p text:style-name="Standard"><text:span text:style-name="T19">17 makulīliṅan· ◇ makuliliṅan· Br Na. </text:span></text:p>
      <text:p text:style-name="Standard"><text:span text:style-name="T19">17 I tpĭ ◇ Na, tūt pi Br. </text:span></text:p>
      <text:p text:style-name="Standard"><text:span text:style-name="T20">17 mo⟨n·⟩ ◇ naya Br Na.</text:span></text:p>
      <text:p text:style-name="Standard"><text:span text:style-name="T19">17 kammir· ◇ kamlir· Br Na. </text:span></text:p>
      <text:p text:style-name="Standard"><text:span text:style-name="T20">17 mva⟨ṁ⟩ siṁ[hala] ◇ masi Br Na. The restitution of </text:span><text:span text:style-name="T23">hala </text:span><text:span text:style-name="T19">is based on the array of foreigners mentioned previously. </text:span></text:p>
      <text:p text:style-name="Standard"><text:span text:style-name="T19">18 nambi ◇ napvi Br Na. </text:span></text:p>
      <text:p text:style-name="Standard"><text:span text:style-name="T19">18 mahya{ca. 5 aks. lost} [timba]nnan· vatu ◇ Given that </text:span><text:span text:style-name="T23">vatu </text:span><text:span text:style-name="T19">is synonymous with </text:span><text:span text:style-name="T23">vuṅkal</text:span><text:span text:style-name="T19">, and the first word ends with </text:span><text:span text:style-name="T23">nnan·</text:span><text:span text:style-name="T19">, we feel some confidence in supplying the first syllables of the toponym. The same toponym is found in the last line of this inscription. </text:span></text:p>
      <text:p text:style-name="Standard"><text:span text:style-name="T19">19 mahābhr̥tya ◇ Br, pama(r)avr̥tya Na. </text:span></text:p>
      <text:p text:style-name="Standard"><text:span text:style-name="T20">20 sukha-du⟨ḥ⟩khanya ◇ Br, sukha-dukhanya Na. </text:span></text:p>
      <text:p text:style-name="Standard"><text:span text:style-name="T19">20 {1 aks. illegible}taka luIranya ◇ {1 aks. illegible}ta kaluIranya Br, {1 aks. illegible}ata kaluIranya Na. </text:span></text:p>
      <text:p text:style-name="Standard"><text:span text:style-name="T19">22 parānanī (s)u⟨kha⟩(d)uḥ(khanya) ◇ manā (.....) bubulan· Br, manāra(..)ī (.. ..)ula(...)a Na. </text:span></text:p>
      <text:p text:style-name="Standard"><text:span text:style-name="T19">22 A[nugraha śrī mahārā]ja ◇ To fill the gap, we have considered but rejected </text:span><text:span text:style-name="T23">Ăjñă śrī mahārāja</text:span><text:span text:style-name="T19"> (after the model of lines 4–5), and decided to supply </text:span><text:span text:style-name="T23">Anugraha</text:span><text:span text:style-name="T19"> instead of </text:span><text:span text:style-name="T23">Ăjñă</text:span><text:span text:style-name="T19">, since the words are used interchangeably also elsewhere. Cf. Palebuhan (1r3)</text:span><text:span text:style-name="T23"> tumurun anugrahanira I rakryān· mapatiḥ</text:span><text:span text:style-name="T19">, (1v10) … <text:s/></text:span><text:span text:style-name="T23">maṅkāna Ājñā śrī mahārāja</text:span><text:span text:style-name="T19">.</text:span></text:p>
      <text:p text:style-name="Standard"><text:span text:style-name="T19">23 katag(u)ḥhakna ◇ katagiḥhakna Br, katag(i)ḥhakna Na. </text:span></text:p>
      <text:p text:style-name="Standard"><text:span text:style-name="T19">23 saṁ karmmaṇya ◇ Na, pakarmmaṇya Br. </text:span></text:p>
      <text:p text:style-name="P12"/>
      <text:h text:style-name="Heading_20_4" text:outline-level="4"><text:bookmark text:name="_af4hr49qg4z4"/>Translation</text:h>
      <text:p text:style-name="Standard">(<text:span text:style-name="T15">1) </text:span><text:span text:style-name="T7">Om, </text:span>salutation to (the terrifying deities) Rudra and Durgā, (etc.)! Hail!</text:p>
      <text:p text:style-name="P17"><text:span text:style-name="T15">(2–15) </text:span>May the whole world be happy! Elapsed Śrī Sañjaya year 196, month of Phalguna, second <text:span text:style-name="T7">tithi</text:span> of the waxing fortnight, Paniruan, Vagai, Thursday, lunar mansion Uttarabhadravāda, the deity Ahirbudhnya, the conjunction Śobhana. That was the time when the decree of the Great King, Dakṣottama-bāhubajra-pratipakṣa-kṣaya Śrī Mahottuṅgavijaya, descended to the Lord Ministers of Halu, of Sirikan and of Vka, and [to] the <text:span text:style-name="T7">rakryān </text:span>of Gurun Vaṅi, and [to] the official of Tiruan, ordering with regard to the monastery foundation (<text:span text:style-name="T7">dharma kabikuan</text:span>) at Timbanan Vuṅkal that its charter be made firm so that it become independent again. ‘Independent’ means not intruded upon by all kinds of collectors of royal revenue: the <text:span text:style-name="T7">paṅkur</text:span>, the <text:span text:style-name="T7">tavān</text:span>, the <text:span text:style-name="T7">tirip</text:span>, the <text:span text:style-name="T7">maṅhuri</text:span>, the <text:span text:style-name="T7">kriṅ</text:span>, the <text:span text:style-name="T7">paḍəm apuy</text:span>, the <text:span text:style-name="T7">maṇiga</text:span>, the <text:span text:style-name="T7">ləva</text:span>, the <text:span text:style-name="T7">malañjaṅ</text:span>, the <text:span text:style-name="T7">makalaṅkaṅ</text:span>, the <text:span text:style-name="T7">tapa haji</text:span>, the <text:span text:style-name="T7">er haji</text:span>, the <text:span text:style-name="T7">maṅrumve</text:span>, the chief of the smiths, the chief of the traders, the chief of the <text:span text:style-name="T7">huñjəman</text:span>, the chief of the <text:span text:style-name="T7">kutak</text:span>, ……, the carpenters, the eunuchs, the <text:span text:style-name="T7">paranakan</text:span>, the chief of the drummers, the singing actor, the <text:span text:style-name="T7">varahan</text:span>, the <text:span text:style-name="T7">sambal</text:span>, the <text:span text:style-name="T7">sumbul</text:span>, …, the <text:span text:style-name="T7">pamr̥si</text:span>, the royal servants, the <text:span text:style-name="T7">piṅhai</text:span>, the <text:span text:style-name="T7">vahuta</text:span>, the headmen, and so forth. Those are the kinds that shall not enter to ask for royal taxes, at the monastery of Timbanan Vuṅkal. </text:p>
      <text:p text:style-name="P17"><text:span text:style-name="T15">(15–17) </text:span>As for the condition of its ‘pain and relief’, <text:span text:style-name="T7">ḍaṇḍa-kuḍaṇḍa</text:span>,<text:span text:style-name="T7"> maṇḍihala </text:span>etc.<text:span text:style-name="T7"> </text:span>.. <text:s/>All commercial activities together should be opened in the entire breadth of the shadow of the <text:soft-page-break/>wall(s) of the goddess at the exterior, at the interior, at the edge, at the surrounding, whether (the traders) are Javanese, Persians, Khmers and Sinhalese…</text:p>
      <text:p text:style-name="Standard"><text:span text:style-name="T15">(18) </text:span>Only [that deity] shall have authority over them. When the Nambi.. </text:p>
      <text:p text:style-name="Standard"><text:span text:style-name="T15">(19) </text:span>the great servant(s) Timbanan Vatu only. Its condition when it is placed…</text:p>
      <text:p text:style-name="Standard"><text:span text:style-name="T15">(20) </text:span>… their forms. As for, its ‘pain and relief’, starting with ‘apportioning of shares’ ... </text:p>
      <text:p text:style-name="Standard"><text:span text:style-name="T15">(21)</text:span>... the goddess shall be the beneficiary of half thereof, per chief masters…</text:p>
      <text:p text:style-name="Standard"><text:span text:style-name="T15">(22–23) </text:span>the monastery of the goddess shall only be the beneficiary of all its ‘pain and relief’. <text:s/>The grant of the King to the Lord chief minister is to be adhered to firmly by all sanctuary personnel…</text:p>
      <text:p text:style-name="Standard"><text:span text:style-name="T15">(24) </text:span>…. Timbanan Vatu….</text:p>
      <text:p text:style-name="Standard"/>
      <text:h text:style-name="Heading_20_4" text:outline-level="4"><text:bookmark text:name="_uhyfblxaxsor"/>Commentary</text:h>
      <text:p text:style-name="P17">7. The toponym Timbanan Wungkal does not appear elsewhere except in this charter. It recurs again in line 19 and 24 with its synonymous name, Timbanan Watu. </text:p>
      <text:p text:style-name="Standard"><text:s/><text:tab/>10. The reading of <text:span text:style-name="T7">malañjaṅ </text:span>among the list of <text:span text:style-name="T7">maṅilala drabya haji </text:span>in this charter is quite exceptional. Elsewhere in this corpus, it is found under the spelling <text:span text:style-name="T7">malandaṅ. </text:span>Cf. Tihang (1v6), Sugih Manek (A11), Barahasrama (1v5). In other corpora, however, this spelling is also attested. Cf. Harinjing (B11), Kwak I (1v5), Kinewu (A15–16), Wanua Tengah III (2r18–19), Dalinan (1r9), Hujung Galuh (1r8). </text:p>
      <text:p text:style-name="Standard"><text:tab/>10. <text:span text:style-name="T7">makalaṅkaṅ,</text:span> according to Boechari (2012: 34, 189, 294, 298 n. 20), may refer to someone who takes care of the village barn. Regrettably, he did not mention any source nor provided any further discussion on it. </text:p>
      <text:p text:style-name="Standard"><text:tab/>14. The rare phrase <text:span text:style-name="T7">maminta</text:span> <text:span text:style-name="T7">dravya haji </text:span>in the sense of <text:span text:style-name="T7">maṅilala dravya haji</text:span> finds its parallel in Barsahan (1r6) <text:span text:style-name="T7">tan· tamā ta ya maminta drabya haji vulu-vulu Irikeṁ sīma I barsahan·</text:span> and Adulengen (3r3) t<text:span text:style-name="T7">ka ri sakveḥ saṁ maminta dravya haji vulu-vulu pravulu</text:span>. The first inscription is dated back between the reign of Balitung and Airlangga, while the last one is from the Airlangga period. More discussion on this expression and the new edition of Adulengen can be found in Titi surti Nastiti, Eko Bastiawan and Arlo Griffiths (forthcoming).</text:p>
      <text:p text:style-name="Standard"><text:tab/>17. Here we have a list of foreign traders from Persia, Khmer and Singhala, which uniquely only figures here in this corpus. It clearly gives us another support of the international trade that was present in the tenth century Java. More discussion on international trade and foreign traders can be consulted in Barrett Jones 1984 (pp. 23–57), Wisseman Christie 1998 and 1999.</text:p>
      <text:p text:style-name="Standard"/>
      <text:p text:style-name="Standard"/>
      <text:h text:style-name="Heading_20_2" text:outline-level="2"><text:bookmark text:name="_m21jon614nzp"/>Pesindon I and II (914-08-14)</text:h>
      <text:p text:style-name="Standard">No other visual documentation of these plates is available than the aforementioned facsimile. Facing the impossibility of inspecting the original plates and the ambiguity presented by this facsimile, we reluctantly decided to adopt the numbering according to the facsimile in Holle (1879), which is already applied by Damais (1955).<text:span text:style-name="T36"><text:note text:id="ftn82" text:note-class="footnote"><text:note-citation>16</text:note-citation><text:note-body><text:p text:style-name="Standard"><text:span text:style-name="T38"><text:s/>The justification for Damais’ decision to follow the facsimile in Holle (1879) is explained in Damais 1952: 52, n.1: “Nous n’avons pas consulté les plaques originales au Musée de Djakarta et nous ne connaissons pas de photographies, mais il est certain que le fac-similé de l’article de Holle dans </text:span><text:span text:style-name="T39">TBG</text:span><text:span text:style-name="T38">, 25, 1879, face à la page 464 est plus près de l’original.” English translation is as follows: “We have not consulted the original plates in the Jakarta Museum and are not aware of any photographs, but it is certain that the facsimile of Holle’s article in TBG, 25, 1879, page 464 is closer to the original”.</text:span></text:p></text:note-body></text:note></text:span> The edition presented below is based on Damais’ edition, controlled by the facsimiles in Holle (1879) and Kern (1917). </text:p>
      <text:p text:style-name="P17"><text:soft-page-break/></text:p>
      <text:h text:style-name="Heading_20_4" text:outline-level="4"><text:bookmark text:name="_q79wm6pk4fou"/>Text (TKD)</text:h>
      <text:h text:style-name="Heading_20_5" text:outline-level="5"><text:bookmark text:name="_8s5cw15i6mws"/>Plate I (silver)</text:h>
      <text:p text:style-name="Standard">(1r1) // svaṣti śaka-varsātĭta <text:span text:style-name="T19">836</text:span> śrăvana-măsa ti<text:span text:style-name="T19">ṭhi </text:span>pacammi </text:p>
      <text:p text:style-name="Standard">(1r2) kr̥ṣna-pakṣa tu po Ā vāra tatkā<text:span text:style-name="T30">⟨</text:span><text:span text:style-name="T19">la</text:span><text:span text:style-name="T30">⟩</text:span> ḍaṁ hyaṁ guru sivi-</text:p>
      <text:p text:style-name="Standard">(1r3)ta sumoce Avak·nira, plat·<text:span text:style-name="T19"> bvas·</text:span> saha rabi sakalan·ḍu<text:span text:style-name="T19">,</text:span> kanyā /</text:p>
      <text:h text:style-name="Heading_20_5" text:outline-level="5"><text:bookmark text:name="_fufafjtv0h8a"/>Plate II (gold)</text:h>
      <text:p text:style-name="Standard">(1r1) // <text:span text:style-name="T19">svaśti</text:span> śaka-varsătĭta<text:span text:style-name="T13"> </text:span><text:span text:style-name="T19">836</text:span> śrăvana-mă-</text:p>
      <text:p text:style-name="Standard">(1r2)śa <text:span text:style-name="T19">tiṭhi </text:span>pacami kr̥ṣṇa-pakṣa tu po Ā </text:p>
      <text:p text:style-name="Standard">(1r3) vāra<text:span text:style-name="T19"> tatkā</text:span><text:span text:style-name="T30">⟨la⟩</text:span> ḍaṁ hyaṁ gu/ru\ sivita sumoce</text:p>
      <text:p text:style-name="Standard">(1r4) Avak·nira,<text:span text:style-name="T13"> </text:span><text:span text:style-name="T19">(plat)</text:span>· bvas·, saha<text:span text:style-name="T13"> </text:span>rabi <text:span text:style-name="T19">sakala⟨⟨ṁ⟩⟩ḍu, kanyā /</text:span></text:p>
      <text:p text:style-name="P20"/>
      <text:h text:style-name="Heading_20_4" text:outline-level="4"><text:bookmark text:name="_8jkgm8r7sky0"/>Apparatus</text:h>
      <text:p text:style-name="Standard">The siglum K refers to Kern’s edition and the siglum D refers to Damais’.</text:p>
      <text:p text:style-name="P14"/>
      <text:p text:style-name="Standard"><text:span text:style-name="T19">Plate I (silver)</text:span></text:p>
      <text:p text:style-name="Standard"><text:span text:style-name="T19">1r1 836 ◇ D, 826 K. Damais (1955: 50), said that from epigraphical and calendrical point of view, it is impossible to accept Kern’s reading. After having calculated and converted it to the CE year, Damais concluded that the number for the tens must be read as 3. When we refer to the </text:span><text:span text:style-name="T23">Tableau comparatif des chiffres indonésiens</text:span><text:span text:style-name="T19"> (Damais 1952: 107), the figure for the units in two inscriptions dating to 823 (Kayu Ara Hiwang and Rongkab), the shape of the 3 is quite similar to what we have in the two Pesindon plates, which were the source for Damais’ specimen of 3 in that table.</text:span></text:p>
      <text:p text:style-name="Standard"><text:span text:style-name="T19">1r1 tiṭhi ◇ K, tithi D. </text:span></text:p>
      <text:p text:style-name="Standard"><text:span text:style-name="T19">1r1 pacammi ◇ corr. pañcami. </text:span></text:p>
      <text:p text:style-name="Standard"><text:span text:style-name="T19">1r2 tatkā⟨la⟩ ◇ tatkā K, tatkāla D. Kern, left a note just after </text:span><text:span text:style-name="T23">tatkā</text:span><text:span text:style-name="T19">, “d.i. </text:span><text:span text:style-name="T23">tatkāla”.</text:span><text:span text:style-name="T19"> </text:span></text:p>
      <text:p text:style-name="Standard"><text:span text:style-name="T19">1r3 bvas ◇ K, br̥s D. </text:span></text:p>
      <text:p text:style-name="Standard"><text:span text:style-name="T19">1r3 sakalan·ḍu, kanyā ◇ K, sakalan·ḍukanyā D. In the 1917 facsimile, a stroke that might be a punctuation mark is present. </text:span></text:p>
      <text:p text:style-name="P14"/>
      <text:p text:style-name="Standard"><text:span text:style-name="T19">Plate II (gold)</text:span></text:p>
      <text:p text:style-name="Standard"><text:span text:style-name="T19">1r1 svaśti ◇ K, svasti D. </text:span></text:p>
      <text:p text:style-name="Standard"><text:span text:style-name="T19">1r1 836 ◇ D, 826 K. </text:span></text:p>
      <text:p text:style-name="Standard"><text:span text:style-name="T19">1r2 tiṭhi ◇ K, tithi D. </text:span></text:p>
      <text:p text:style-name="Standard"><text:span text:style-name="T19">1r2 pacami ◇ corr. pañcami. </text:span></text:p>
      <text:p text:style-name="Standard"><text:span text:style-name="T19">1r3 tatkā⟨la⟩ ◇ tatkā K, tatkāla D. Kern did not leave the same comment as he did previously for this word in the first plate. Possibly because he was thinking that the remark should be regarded as applicable to both cases. </text:span></text:p>
      <text:p text:style-name="Standard"><text:span text:style-name="T19">1r4 (plat) ◇ [..]lat D, plǝt K. </text:span></text:p>
      <text:p text:style-name="Standard"><text:span text:style-name="T19">1r4 sakala⟨⟨ṁ⟩⟩ḍu, kanyā ◇ sakalaṁ ḍu, kanyā K, sakalaṁḍukanyā D. We omit the </text:span><text:span text:style-name="T23">anusvāra </text:span><text:span text:style-name="T19">and the punctuation mark to conform the reading of the first plate. In the 1917 facsimile, the </text:span><text:span text:style-name="T23">anusvāra </text:span><text:span text:style-name="T19">does not appear though. </text:span></text:p>
      <text:p text:style-name="Standard"/>
      <text:h text:style-name="Heading_20_4" text:outline-level="4"><text:bookmark text:name="_afsf4uirdphf"/><text:soft-page-break/>Translation</text:h>
      <text:p text:style-name="Standard">Hail! Elapsed Śaka year 836, month of Śravana, fifth <text:span text:style-name="T7">tithi </text:span>of the waning fortnight, Tuṅlai, Pon, Sunday. It was the time that the venerable master (<text:span text:style-name="T7">ḍaṅ hyaṅ guru</text:span>) Siwita cleaned away his body, his stiff sexual organ (<text:span text:style-name="T7">plat bvas</text:span>)<text:span text:style-name="T7">, </text:span>together with (his) spouse (called) Sakalaṇḍu [and their] daughter(s).</text:p>
      <text:p text:style-name="Standard"/>
      <text:h text:style-name="Heading_20_4" text:outline-level="4"><text:bookmark text:name="_o7lt33abdecf"/>Commentary</text:h>
      <text:p text:style-name="P17">1r2 <text:span text:style-name="T7">daṅ hyaṅ guru</text:span> Sivita only appears in the other plate, Pesindon II (1r3), but not elsewhere. We translate it as the venerable master, while Sarkar has “the spiritual teacher”. The title <text:span text:style-name="T7">daṅ hyaṅ guru</text:span> is found in Mandang I (Sucen I)<text:span text:style-name="T36"><text:note text:id="ftn82" text:note-class="footnote"><text:note-citation>17</text:note-citation><text:note-body><text:p text:style-name="Standard"><text:span text:style-name="T38"><text:s/>For the editions, see NBG 1888: 21–22, Sarkar 1971–72, vol. I: 14–15 (no. XV), Boechari 1985–86: 203. </text:span></text:p></text:note-body></text:note></text:span> and Mangulihi B.<text:span text:style-name="T36"><text:note text:id="ftn82" text:note-class="footnote"><text:note-citation>18</text:note-citation><text:note-body><text:p text:style-name="Standard"><text:span text:style-name="T38"><text:s/>For the editions, see Damais 1955: 206. </text:span></text:p></text:note-body></text:note></text:span> Both of those inscriptions come from the north area of Central Java. Mandang was found in <text:span text:style-name="T7">desa </text:span>Kandangan, <text:span text:style-name="T7">kabupaten </text:span>Temanggung. As for the later inscription, the find spot was in the Wonosobo area. An East Java inscription, Dinaya II, also has <text:span text:style-name="T7">daṅ hyaṅ guru </text:span>(line 2). </text:p>
      <text:p text:style-name="P17">1r3 The word <text:span text:style-name="T7">sumoce </text:span>is not recorded in OJED. It might be a verb that comes from the word <text:span text:style-name="T7">śoca </text:span>or <text:span text:style-name="T7">śuci</text:span>, whose meaning revolves around the idea of cleanliness and purity. Although in OJED, there is no indication of purification with fire, in his translation, Kern supposed that the context evokes the idea of ablutions, cleansing the body with fire and leaving the mundane life on earth (Kern 1917: 15). Sarkar commented on Kern’s notion that “The interpretation is not fully warranted by the data. It is just possible that they took ablutions or did other purificatory rites in a holy place and then went to their own quarters” (Sarkar 1971–72, vol. II: 144, n. 19). </text:p>
      <text:p text:style-name="P17">1r3 The meaning of <text:span text:style-name="T7">plat bvas </text:span>is hard to understand. Here, we think about <text:span text:style-name="T7">plat </text:span>as a registered word in OJED, meaning “male sexual organ” and <text:span text:style-name="T7">bvas </text:span>as <text:span text:style-name="T7">bos</text:span>, which in OJED is listed as “sullen, surly? stern, stiff?”. Kern seems to have another point of view for this expression, as could be seen from his remark: “<text:span text:style-name="T7">plǝt</text:span> (of <text:span text:style-name="T7">plat) bvas</text:span>. Denkelijk eene zelfde uitdrukking als b.v. ’t Jav. <text:span text:style-name="T7">mak blǝs</text:span> [zooveel als ons «pang, weg!»]; plat is eene variatie van <text:span text:style-name="T7">plas</text:span>, en <text:span text:style-name="T7">bvas</text:span> van <text:span text:style-name="T7">blas</text:span>, in vorm gelijk <text:span text:style-name="T7">bos</text:span> (<text:span text:style-name="T7">jǝbos, bus</text:span>); plat bvas geeft «in eens weggaan» te kennen.” (Kern 1917: 15, n.1)<text:span text:style-name="T36"><text:note text:id="ftn82" text:note-class="footnote"><text:note-citation>19</text:note-citation><text:note-body><text:p text:style-name="Standard"><text:span text:style-name="T38"><text:s/>The english translation is as follows: “</text:span><text:span text:style-name="T39">plǝt</text:span><text:span text:style-name="T38"> (or </text:span><text:span text:style-name="T39">plat)</text:span><text:span text:style-name="T38"> </text:span><text:span text:style-name="T39">bvas</text:span><text:span text:style-name="T38">. Probably the same expression as e.g. the jav. </text:span><text:span text:style-name="T39">mak blǝs</text:span><text:span text:style-name="T38"> [as much as our “bang, gone!”]; </text:span><text:span text:style-name="T39">plat</text:span><text:span text:style-name="T38"> is a variation of </text:span><text:span text:style-name="T39">plas</text:span><text:span text:style-name="T38">, and </text:span><text:span text:style-name="T39">bvas</text:span><text:span text:style-name="T38"> of </text:span><text:span text:style-name="T39">blas</text:span><text:span text:style-name="T38">, similar in form to </text:span><text:span text:style-name="T39">bos</text:span><text:span text:style-name="T38"> (</text:span><text:span text:style-name="T39">jǝbos, bus</text:span><text:span text:style-name="T38">); </text:span><text:span text:style-name="T39">plat bvas</text:span><text:span text:style-name="T38"> indicates “go away at once”.</text:span></text:p></text:note-body></text:note></text:span> To sum up, he was thinking of an onomatopoeic expression which is expressive of the personages “going away” or “departing somewhere” at a fast pace. That understanding was adopted by Sarkar in his translation (1971–72, vol. II: 144). Wisseman Christie’s translation goes into different direction, since she opt the reading of <text:span text:style-name="T7">br̥s </text:span>rather than <text:span text:style-name="T7">bvas</text:span>. That term was analyzed by her as a derivation from the Sanskrit word <text:span text:style-name="T7">vr̥sa</text:span>, meaning “husband, man, bull, the most excellent” and also the other epithet for Siwa as the procreator. </text:p>
      <text:p text:style-name="P17">1r3 The last phrase of this short inscription (1r4 in the second plate), which both plates read as<text:span text:style-name="T7"> saha rabi sakalanḍu, kanyā </text:span>is very unusual and difficult to discern. All possibilities that come to mind still raise some problems. We try to deduct and think of these three points:</text:p>
      <text:list text:style-name="WWNum11">
        <text:list-item>
          <text:p text:style-name="P22">There is a connection with the Sanskrit word <text:span text:style-name="T7">sakala </text:span>(all) and <text:span text:style-name="T7">duḥkha </text:span>(misfortune) and the text intended to say something like ‘cleaned away (<text:span text:style-name="T7">sumoce</text:span>)... all misfortune’.</text:p>
        </text:list-item>
        <text:list-item>
          <text:p text:style-name="P22">What comes after <text:span text:style-name="T7">rabi </text:span>is considered as a personal name. The name Sakalaṇḍu, whatever weird it may sound, to our mind is harking back to the name of <text:span text:style-name="T7">dyah </text:span>Salaḍū. The whole sequence then can mean ”daughter of Sakalaṇdu” or “wife Sakalaṇḍu [and their] daugther(s)”.</text:p>
        </text:list-item>
        <text:list-item>
          <text:p text:style-name="P22"><text:soft-page-break/>We may have a word <text:span text:style-name="T7">laṇḍuh </text:span>(uninterrupted, prosperous) or its other form <text:span text:style-name="T7">makalaṇḍuhan</text:span> (in peace and prosperity). But this seems hard to fit in the context rather than the two previous points. </text:p>
        </text:list-item>
      </text:list>
      <text:p text:style-name="Standard">At this present state of knowledge, we opt for the second point. Translations given by other scholars are also varied, as they also read it differently. Kern translated it as “with his wife (or wives) and <text:span text:style-name="T7">guṇḍik</text:span>’s”.<text:span text:style-name="T36"><text:note text:id="ftn82" text:note-class="footnote"><text:note-citation>20</text:note-citation><text:note-body><text:p text:style-name="Standard"><text:span text:style-name="T38"><text:s/>Kern 1917: 15. The Dutch version is as follows: “.. met zijn vrouw (of vrouwen) en </text:span><text:span text:style-name="T39">guṇḍik</text:span><text:span text:style-name="T38">’s.”</text:span></text:p></text:note-body></text:note></text:span> He took the word <text:span text:style-name="T7">sakalaṅ</text:span> and <text:span text:style-name="T7">ḍukanyā </text:span>separately, which for the first word, he understood it as meaning “all”, and the latter means the girl(s).<text:span text:style-name="T36"><text:note text:id="ftn82" text:note-class="footnote"><text:note-citation>21</text:note-citation><text:note-body><text:p text:style-name="Standard"><text:span text:style-name="T38"><text:s/>See Kern 1917: 15 (n. 2 and n. 3). The English translation for n.2: “</text:span><text:span text:style-name="T39">sakalaṅ</text:span><text:span text:style-name="T38"> = “all” (cf. Malay) takes the </text:span><text:span text:style-name="T39">ṅ</text:span><text:span text:style-name="T38"> as a number concept; </text:span><text:span text:style-name="T39">n</text:span><text:span text:style-name="T38"> is the change of </text:span><text:span text:style-name="T39">ṅ</text:span><text:span text:style-name="T38"> for a subsequent lingual or dental; according to correct spelling it had to be a </text:span><text:span text:style-name="T39">ṇ</text:span><text:span text:style-name="T38">; in like manner </text:span><text:span text:style-name="T39">piṅḍo</text:span><text:span text:style-name="T38"> has passed into </text:span><text:span text:style-name="T39">piṇḍo</text:span><text:span text:style-name="T38">, often spelled </text:span><text:span text:style-name="T39">pinḍo</text:span><text:span text:style-name="T38">.” The English translation for n.3: “</text:span><text:span text:style-name="T39">ḍukanyā</text:span><text:span text:style-name="T38"> (</text:span><text:span text:style-name="T39">ḍu. kanya</text:span><text:span text:style-name="T38">) no doubt contains</text:span><text:span text:style-name="T39"> ḍuk</text:span><text:span text:style-name="T38">= Jav. </text:span><text:span text:style-name="T39">hǝṇḍuk</text:span><text:span text:style-name="T38"> (girl), of which </text:span><text:span text:style-name="T39">gǝṇḍuk</text:span><text:span text:style-name="T38"> is a variation. A finer pronunciation, a kind of krama of </text:span><text:span text:style-name="T39">gǝnduk</text:span><text:span text:style-name="T38"> is </text:span><text:span text:style-name="T39">guṇḍik</text:span><text:span text:style-name="T38">. —The question remains, however, whether</text:span><text:span text:style-name="T39"> ḍukanya</text:span><text:span text:style-name="T38"> is solvable </text:span><text:span text:style-name="T39">ukan</text:span><text:span text:style-name="T38">, which may be a plural of </text:span><text:span text:style-name="T39">ḍuk</text:span><text:span text:style-name="T38">, and </text:span><text:span text:style-name="T39">nya</text:span><text:span text:style-name="T38">, “his”; or that ḍukanya is a conjunction of a Old Javanese and Sanskrit word, which means as the same thing, viz. </text:span><text:span text:style-name="T39">ḍuk</text:span><text:span text:style-name="T38"> and </text:span><text:span text:style-name="T39">kanyā</text:span><text:span text:style-name="T38">, “girl”. The little mark between </text:span><text:span text:style-name="T39">ḍu</text:span><text:span text:style-name="T38"> and</text:span><text:span text:style-name="T39"> k</text:span><text:span text:style-name="T38"> makes me suspect the latter. It, however, does not change the meaning.”</text:span></text:p></text:note-body></text:note></text:span> As for Sarkar, he understood <text:span text:style-name="T7">sakalaṅ </text:span>as “all” and remarked the morpheme <text:span text:style-name="T7">ḍu</text:span> as it might stand for <text:span text:style-name="T7">ḍua</text:span>, i.e. “two”. Therefore his translation becomes “all (his) wives and two daughters”. Wisseman Christie, however, took the <text:span text:style-name="T7">sakalaṅ </text:span>as the Saskrit term <text:span text:style-name="T7">sakala</text:span>, meaning “in visible, material form, embodied”. Her translation reads “together with his wife, embodied in visible form (<text:span text:style-name="T7">sakala</text:span>) at that time. </text:p>
      <text:h text:style-name="Heading_20_2" text:outline-level="2"><text:bookmark text:name="_cwb024gtr344"/>Tulang Er III (914-12-30)</text:h>
      <text:p text:style-name="P17">The first transcription was provided by Trigangga (1987), whose edition was later used by Hery Santosa as starting point for his undergraduate thesis, where this author himself also tried to give alternative readings. The edition below was prepared based on Trigangga’s edition and was checked against the plates directly during my visit to MNI in January 2022. </text:p>
      <text:p text:style-name="Standard"/>
      <text:h text:style-name="Heading_20_4" text:outline-level="4"><text:bookmark text:name="_w93wh29ha6s4"/>Text (TKD, AG)</text:h>
      <text:h text:style-name="Heading_20_5" text:outline-level="5"><text:bookmark text:name="_w9t9khutjqxw"/>Plate 1. Recto.</text:h>
      <text:p text:style-name="Standard"><text:span text:style-name="T15">(1r1) </text:span><text:span text:style-name="T45">//</text:span> svasthā śrī sañjaya-varṣātīta 198 poṣya-māsa tithi Ek(ā)da[ś)(i)<text:span text:style-name="T19"> [śukla-pakṣa, tu, U, śu, vāra, kr̥tikā]-</text:span></text:p>
      <text:p text:style-name="Standard"><text:span text:style-name="T15">(1r2)</text:span>nakṣatra<text:span text:style-name="T19">,</text:span> dahana-devatā, (ś)ukla-yoga<text:span text:style-name="T20">⟨</text:span><text:span text:style-name="T19">,</text:span><text:span text:style-name="T20">⟩</text:span><text:span text:style-name="T33"> </text:span>Irikā divasani Anugraha śrī<text:span text:style-name="T51"> </text:span>mahārā(ja rakai) hi(no śrī dakṣo)-</text:p>
      <text:p text:style-name="Standard"><text:span text:style-name="T15">(1r3)</text:span>ttama-bāhubajra-pratipakṣa-ksaya śrī mahottu<text:span text:style-name="T12">ṅg</text:span>avija<text:span text:style-name="T19">ya</text:span> viṣṇu(<text:span text:style-name="T19">mū</text:span>r)tti tumurun· <text:span text:style-name="T19">{ca. 7 akṣ illegible}</text:span><text:span text:style-name="T51"> </text:span><text:span text:style-name="T19">I </text:span>ka-</text:p>
      <text:p text:style-name="Standard"><text:span text:style-name="T15">(1r4)</text:span>bikvan· I tulaṅ<text:span text:style-name="T12"> er·</text:span> vat tilimpik· sam<text:span text:style-name="T19">va</text:span>ndhanya mataṁnyan· Inanugra<text:span text:style-name="T19">hān·</text:span><text:span text:style-name="T51"> </text:span>de śrī [mahārāja] <text:span text:style-name="T19">{ca. 2 akṣ. illegible}</text:span> (śrī mahā)-</text:p>
      <text:p text:style-name="Standard"><text:span text:style-name="T15">(1r5)</text:span>rāja, mare bulussan· huvusn<text:span text:style-name="T12">iṁ</text:span> kuṭa Aliḥ mahaḍaṅakan· ta Ikāna<text:span text:style-name="T12">ṁ </text:span>rāma vuAi<text:span text:style-name="T51"> </text:span>padyus·<text:span text:style-name="T51"> </text:span>muA(ṁ) <text:s/><text:span text:style-name="T19">{ca. 7 akṣ illegible}</text:span></text:p>
      <text:p text:style-name="Standard"><text:span text:style-name="T15">(1r6)</text:span>n·, ma<text:span text:style-name="T12">ṅ</text:span>kana gavainya sapaṅidul· śrī mahārāja, tinakvanan· pu Aya ri kinavnaṅaknanya tan· hana <text:span text:style-name="T19">{ca. 6 akṣ illegible}</text:span></text:p>
      <text:p text:style-name="Standard"><text:span text:style-name="T15">(1r7)</text:span>mametta savaḥ kavna<text:span text:style-name="T12">ṅ</text:span>aknanyan· pahaḍaṁṅakan· vuAi padyus· ri paṅidul· śrī mahārāja<text:span text:style-name="T19">, </text:span>tan pama <text:span text:style-name="T19">{ca. 7 akṣ illegible}</text:span></text:p>
      <text:p text:style-name="Standard"><text:span text:style-name="T15">(1r8)</text:span>nya kayānya Aliḥ viji Aṇḍǝhanya kunaṁ ka<text:span text:style-name="T19">yā</text:span> tampaḥ 2 ya kavnaṅaknanya li<text:span text:style-name="T20">⟨ṁ⟩</text:span>nya dadiya sinanma<text:span text:style-name="T19">tā</text:span><text:span text:style-name="T51"> </text:span>de śrī (mahārāja)<text:span text:style-name="T19"> (I)-</text:span></text:p>
      <text:p text:style-name="Standard"><text:soft-page-break/><text:span text:style-name="T15">(1r9)</text:span>rikanaṁ samvaḥnya maṅaṇ<text:span text:style-name="T19">ḍī</text:span>ha kayā prā<text:span text:style-name="T19">ṇ</text:span>a 2 maṅasǝAkan·n ikanaṁ rāma pa_gǝḥ-pagǝḥ salu_Irni<text:span text:style-name="T19">ṁ </text:span>maṅaṇḍ(<text:span text:style-name="T19">ī</text:span>ha) <text:span text:style-name="T19">{ca.2 akṣ illegible} (ri)</text:span></text:p>
      <text:p text:style-name="Standard"><text:span text:style-name="T15">(1r10)</text:span><text:span text:style-name="T13"> </text:span>śrī mahārāja, pirak· Uṇḍi dhā 10 muAṁ ri śrī parameśvari dyaḥ buntir· śrī (<text:span text:style-name="T19">p)ra</text:span>kasatasatya-brati <text:span text:style-name="T19">{2 akṣ illegible} </text:span><text:s/><text:span text:style-name="T19">maṅa(sǝĀk(na-)</text:span></text:p>
      <text:p text:style-name="Standard"><text:span text:style-name="T15">(1r11)</text:span>nya pagǝḥ-pagǝḥ ri saṁ <text:span text:style-name="T19">{1 aks. illegible}</text:span> vanuA pirak· Uṇḍi kā 1 tilimpik· rikāṁ kāla pu ra<text:span text:style-name="T19">hu</text:span>la, Anak vanuA (ri karamas·) <text:span text:style-name="T19">{1 aks.}</text:span> <text:span text:style-name="T19">(līkta)</text:span></text:p>
      <text:p text:style-name="Standard"><text:span text:style-name="T15">(1r12)</text:span><text:span text:style-name="T19">{3 akṣ. illegible}</text:span>n· muAṁ maṅasǝĀk(na)nya pagǝḥ-pagǝḥ I samgat· baleṁ ḍāṅ ācāryya praṇidhāna-śu<text:span text:style-name="T19">pā</text:span>ta <text:span text:style-name="T19">[, I samgat·]</text:span> <text:span text:style-name="T19">mo(ma-)</text:span></text:p>
      <text:p text:style-name="Standard"><text:span text:style-name="T15">(1r13)</text:span>humaḥ<text:span text:style-name="T19"> (ya) {1 aks.} </text:span>I pu L̥bvira <text:span text:style-name="T19">{1 akṣ. illegible} (na)</text:span>ṅin· pu buR̥l· kapuA vinaiḥ pirak· U_ṇḍi dhā 1 sovaṁ-sovaṁ <text:span text:style-name="T19">{ca. 6 akṣ. illegible}</text:span></text:p>
      <text:p text:style-name="Standard"><text:span text:style-name="T15">(1r14)</text:span><text:span text:style-name="T19">{5 akṣ. illegible}</text:span> <text:span text:style-name="T19">[vi](nai)[ḥ]</text:span> [pi](ra)k· kā 2 vḍihan· yu 1 <text:span text:style-name="T19">{1 aks.}s·</text:span> pu L̥maḥ jari InaseAn· dhā 1 vḍihan· yu <text:span text:style-name="T19">1</text:span> <text:span text:style-name="T19">{1 akṣ. Illegible} la {ca. 3 akṣ. illegible}</text:span></text:p>
      <text:p text:style-name="Standard"/>
      <text:h text:style-name="Heading_20_5" text:outline-level="5"><text:bookmark text:name="_yj4jtn4b9d07"/>Plate 1. Verso.</text:h>
      <text:p text:style-name="Standard"><text:span text:style-name="T15">(1v1)</text:span>saṁ tiru vinaiḥ dhā 1 vḍihan· yu 1 tuhān ri tilimpik· rikanaṁ divasa juru kanayakān· saṁmgat· vuṅkal antan·, juruni la-</text:p>
      <text:p text:style-name="Standard"><text:span text:style-name="T15">(1v2)</text:span>mpuran· saṁ bāma Anak vanuA I vrik-vrik·, vatǝk· vrik-vrik·, juruniṁ vadvā rare saṁ kusuma Anak vanuA I karāmas· va-</text:p>
      <text:p text:style-name="Standard"><text:span text:style-name="T15">(1v3)</text:span>tǝkk aṅinn-aṅin·, juruniṁ kalula saṁ nāgara Anak vanuA Iy amvilan· vatik· paku vaṅi, juruniṁṅ aṇḍakat· dyaḥ da-</text:p>
      <text:p text:style-name="Standard"><text:span text:style-name="T15">(1v4)</text:span>mo/k·\ Anak vanuA I hayan· <text:span text:style-name="T19">sǝ</text:span>ma I taṅkil amvak·, Ataṇḍa saṁ lituḥ Anak vanuA I karamas· vatǝkk aṅinn-aṅin· Abalu-</text:p>
      <text:p text:style-name="Standard"><text:span text:style-name="T15">(1v5)</text:span>n· saṁ dmuṁ Anak vanuA I vuga vatik· tilimpik·, parujar· saṁ patuñ<text:span text:style-name="T19">jū</text:span>ṅan· Anak vanuA I palihattan· sima kalaṁ ri ḍaha-</text:p>
      <text:p text:style-name="Standard"><text:span text:style-name="T15">(1v6)</text:span>n·, A_masaṁṅakan· saṁ suthi Anak vanuA I tasikk anak· vatǝ_k· tilimpik· InasǝAn· pagǝ̣h-pagǝḥ pirak· U-</text:p>
      <text:p text:style-name="Standard"><text:span text:style-name="T15">(1v7)</text:span>ṇḍi dhā 5 ki<text:span text:style-name="T20">⟨na⟩be</text:span>han· // saṅ anuṅgū InaṁsǝAn· mā 8 kuluvar ikāṁ divasa saṁ ta_vuk· muAṁ kuṇḍival· muAṁ saṁ jaṅga,</text:p>
      <text:p text:style-name="Standard"><text:span text:style-name="T15">(1v8)</text:span>sa(ṁ) kulup· Anak vanuA I vi<text:span text:style-name="T43">R̥</text:span>ḥnya vatik· tilimpik· ju<text:span text:style-name="T19">kut er·</text:span> pu <text:span text:style-name="T19">taluAṁ</text:span> Anak vanuA I viR̥ḥ(nya) vatǝk· tilimpik·</text:p>
      <text:p text:style-name="Standard"><text:span text:style-name="T15">(1v9) </text:span>tutugan<text:span text:style-name="T20">⟨niṁ⟩</text:span> taṇḍa kapuA vinaiḥ pirak uṇḍi dhā 1 sovaṁ-sovaṁ rāma tumarimānugraha śrī mahārāja, tuha kalaṁ pu <text:span text:style-name="T19">(va)-</text:span></text:p>
      <text:p text:style-name="Standard"><text:span text:style-name="T15">(1v10)</text:span><text:span text:style-name="T19">tǝr </text:span>ră<text:span text:style-name="T19">mani dhava</text:span>, gusti 6 pu galunaḥ rāmani basura, pu gurun· rāmani kpu<text:span text:style-name="T20">⟨,⟩ </text:span>pu na(ba)ndra rāmani tanaḥ, pu tula rāmani deva</text:p>
      <text:p text:style-name="Standard"><text:span text:style-name="T15">(1v11)</text:span>, pu haryyā rāmani samok·, pu dyu rāmani cadi // tu(ha) <text:span text:style-name="T19">ba</text:span>nuA pu laṇḍayan· kaki valā, pu śunuṁ rāmani mantal·, pu</text:p>
      <text:p text:style-name="Standard"><text:span text:style-name="T15">(1v12)</text:span>kopos· rāmani prāsan·, pu garagap· kaki dhava, pu basitā rāmani raṅga, pu (va)lan· rāmani gama // vinkas· 2 pu pi-</text:p>
      <text:p text:style-name="Standard"><text:span text:style-name="T15">(1v13)</text:span>ṅu_l· rāmani <text:span text:style-name="T19">turuvus·,</text:span> pu le<text:span text:style-name="T19">dhe</text:span> <text:span text:style-name="T19">d(ai)ra rā</text:span>mani nuki // <text:span text:style-name="T19">{ca. 3 akṣ. Illegible} ṇanya</text:span>n· 2 <text:span text:style-name="T19">{2 aks.}gya</text:span> rāmani pa<text:span text:style-name="T19">ra</text:span>jaḥhan· pu vlu rāmani</text:p>
      <text:p text:style-name="Standard"/>
      <text:h text:style-name="Heading_20_5" text:outline-level="5"><text:bookmark text:name="_9f1wgnyupieb"/>Plate 2. Recto.</text:h>
      <text:p text:style-name="P23"><text:span text:style-name="T15">(2r1)</text:span>ma(da) <text:span text:style-name="T19">m(i)</text:span> <text:span text:style-name="T19">{ca. 3 akṣ. illegible} ha {1 akṣ.} pa {ca 6 akṣ. illegible}(,) si ja(la) ka(r)i {1 akṣ}e/o <text:s/>{ca 3 akṣ. illegible} si ta{ca 2 akṣ illegible} pu hadra{ca 2 akṣ. illegible} ni gaja ta{8 akṣ. illegible}</text:span></text:p>
      <text:p text:style-name="P23"><text:span text:style-name="T15">(2r2)</text:span>pu <text:span text:style-name="T19">manū</text:span> rāmani <text:span text:style-name="T19">leṅge kuya rāmani</text:span> <text:span text:style-name="T19">{ca. 4 akṣ. illegible}</text:span> tuhǎlas· 2<text:span text:style-name="T19"> </text:span>pu Uñju <text:span text:style-name="T19">ră</text:span>ma_ni <text:span text:style-name="T19">(tu){ca. 2 akṣ. illegible}</text:span> <text:span text:style-name="T19">pu</text:span> <text:span text:style-name="T19">dhara</text:span> rāma <text:span text:style-name="T19">dri</text:span>, Aṅanam· 2 pu sahā-</text:p>
      <text:p text:style-name="P23"><text:soft-page-break/><text:span text:style-name="T15">(2r3)</text:span>ra rāmani Amitā, pu bitǝ rāmani dharitā, parujar· 2 pu <text:span text:style-name="T19">gman·</text:span> rāma<text:span text:style-name="T19">_</text:span>ni nurā, pu deva_ra rāmani va<text:span text:style-name="T19">ṅaḥ,</text:span><text:span text:style-name="T51"> </text:span>tuha vǝR̥ḥ<text:span text:style-name="T20">⟨⟨</text:span><text:span text:style-name="T19">ha</text:span><text:span text:style-name="T20">⟩⟩</text:span> pu ba-</text:p>
      <text:p text:style-name="P23"><text:span text:style-name="T15">(2r4)</text:span>kor· rāmani bā_ma<text:span text:style-name="T19">(,)</text:span> pu vina rāmani <text:span text:style-name="T19">tamvak·,</text:span> pu (s)u<text:span text:style-name="T19">{1 akṣ. illegible}yā</text:span> rāmani lakṣita, pu mi<text:span text:style-name="T19">ṅu(ḥ) </text:span>rāmani <text:span text:style-name="T20"><text:s/>meḍer·⟨,⟩</text:span> pu ta<text:span text:style-name="T19">vǝl·</text:span> <text:span text:style-name="T19">{1 akṣ. illegible}</text:span></text:p>
      <text:p text:style-name="P23"><text:span text:style-name="T15">(2r5)</text:span>bāṇa rāmani ba<text:span text:style-name="T19">{1 akṣ. Illegible}t·</text:span> <text:span text:style-name="T19">rā</text:span>ma mara<text:span text:style-name="T19">tā </text:span>pu padma rāmani butik·, pu ratu r(ā)mani <text:span text:style-name="T19">mandhātā,</text:span> pu <text:span text:style-name="T19">kja</text:span>l· rāmani <text:span text:style-name="T19">so</text:span>mya<text:span text:style-name="T19"> pu d{1 akṣ. illegible}</text:span></text:p>
      <text:p text:style-name="P23"><text:span text:style-name="T15">(2r6)</text:span>rāmani <text:span text:style-name="T19">gǝḍǝ</text:span>r·<text:span text:style-name="T19">,</text:span> pu vuL̥t· <text:span text:style-name="T19">rāmani {1 akṣ. illegible}</text:span>li, pu lama<text:span text:style-name="T19">śa</text:span>n· rāmani duvat·<text:span text:style-name="T19">,</text:span> pu saha<text:span text:style-name="T19">ra (kaki)ni ya</text:span> <text:span text:style-name="T19">{3 akṣ. illegible}</text:span> <text:span text:style-name="T19">luvris· pu</text:span> <text:span text:style-name="T19">vara {1 aks.}</text:span><text:line-break/><text:span text:style-name="T15">(2r7)</text:span>rāmani buṅkaḥ muvaḥ tuha <text:span text:style-name="T19">v(ə)R̥(ḥ)</text:span> pu Uñjo <text:span text:style-name="T19">ră</text:span>mani <text:span text:style-name="T19">satīl·</text:span> <text:span text:style-name="T19">{8 akṣ. illegible} dha rāmani {2 akṣ. illegible} pu voḍ(e) rāmani (na){2 akṣ. illegible}</text:span></text:p>
      <text:p text:style-name="P23"><text:span text:style-name="T15">(2r8)</text:span>pu sumpal· <text:span text:style-name="T19">ră</text:span>mani kulup·, pu piṅu_l rāmani<text:span text:style-name="T19"> sraśī</text:span>, pu vait· rāmani vayuḥ, pu koṅoḥ<text:span text:style-name="T19"> ră</text:span>mani <text:span text:style-name="T19">mujī</text:span>, devakarmma <text:span text:style-name="T19">(pu) {1 akṣ. illegible}ta</text:span></text:p>
      <text:p text:style-name="P23"><text:span text:style-name="T15">(2r9)</text:span><text:span text:style-name="T19">bhami</text:span>nǝ, samaṅkana kvaiḥnikanaṁ rāma tumarima Anugraha śrī mahārāja, kunaṁ yan· hana Umulaḥh-ulaḥ Ikeṁ prā<text:span text:style-name="T19">śa</text:span>-</text:p>
      <text:p text:style-name="P23"><text:span text:style-name="T15">(2r10)</text:span>ṣṭi ri dlāhaniṁ dlāha U<text:span text:style-name="T19">padra</text:span>vā ya yāpvan· pjaḥ muliha riṁ mahāpātaka klān· riṁ kavaḥ de saṁ yamabala, yan tan· <text:span text:style-name="T19">{1 akṣ. illegible}</text:span></text:p>
      <text:p text:style-name="P23"><text:span text:style-name="T15">(2r11)</text:span>hanāta ya rikeṁ yavadvīpa saluIrniṁ mahā_saṁsāra luIranya tan· paḍā muAṁ sajjana tātan· siddha kāryya tan· pa-</text:p>
      <text:p text:style-name="P23"><text:span text:style-name="T15">(2r12)</text:span>ṅguḥha phalani pamriḥnya mataṁnya_n· An· kayatnākna soniniṁke praṣaṣṭi makaphalā kajayadĭrghāyuṣān·</text:p>
      <text:p text:style-name="P23"><text:span text:style-name="T15">(2r13)</text:span>I śrī mahārāja muAṁ huripa saṁ hyaṁ dharmma manurat· praṣaṣṭi citralekha ri koṅan· sa<text:span text:style-name="T20">⟨ṁ⟩ </text:span>yovana ⚬⚬⚬</text:p>
      <text:p text:style-name="P23"/>
      <text:h text:style-name="Heading_20_5" text:outline-level="5"><text:bookmark text:name="_a06x713n53uf"/>Plate 2. Verso.</text:h>
      <text:p text:style-name="Standard"><text:tab/>Blank</text:p>
      <text:h text:style-name="P2" text:outline-level="4"><text:bookmark text:name="_q4otkc80c04j"/>Apparatus</text:h>
      <text:p text:style-name="Standard">The siglum Tr refers to Trigangga’s edition. </text:p>
      <text:p text:style-name="Standard"/>
      <text:p text:style-name="Standard"><text:tab/><text:span text:style-name="T19">1r1 [śukla-pakṣa, tu, U, śu, vāra, kr̥tikānakṣatra ◇ (......)nakṣatra Tr. This restitution was carried out through the help of HIC application. The lunar mansion Kartikā corresponds to the deity (</text:span><text:span text:style-name="T23">devatā</text:span><text:span text:style-name="T19">) Dahana, i.e. Agni (de Casparis 1978: 52). Moreover, the space also allows us to fit this proposed restitution. </text:span></text:p>
      <text:p text:style-name="P17"><text:span text:style-name="T19">1r3 mahottuṅgavijaya ◇ mahottuṅgavijayā Tr.</text:span></text:p>
      <text:p text:style-name="P17"><text:span text:style-name="T19">1r3 viṣṇu(mūr)tti ◇ viṣṇumurtti Tr. </text:span></text:p>
      <text:p text:style-name="Standard"><text:span text:style-name="T19"><text:tab/>1r4 vat tilimpik ◇ corr. vatǝk tilimpik·. In this inscription, the scribe seems to be inconsistent in writing this word. Some are written as </text:span><text:span text:style-name="T23">vatǝk</text:span><text:span text:style-name="T19">, some are </text:span><text:span text:style-name="T23">vatik</text:span><text:span text:style-name="T19">. Given the fact that we expect the common spelling, namely </text:span><text:span text:style-name="T23">vatǝk,</text:span><text:span text:style-name="T19"> to be applied throughout the text, here we correct it to become </text:span><text:span text:style-name="T23">vatǝk tilimpik·</text:span><text:span text:style-name="T19">.</text:span></text:p>
      <text:p text:style-name="Standard"><text:span text:style-name="T19"><text:tab/>1r4 samvandhanya ◇ sambandhanya Tr.</text:span></text:p>
      <text:p text:style-name="P17"><text:span text:style-name="T19">1r8 kayā ◇ kaya Tr.</text:span></text:p>
      <text:p text:style-name="P17"><text:span text:style-name="T19">1r8 sinanmatā ◇ sinanmata Tr.</text:span></text:p>
      <text:p text:style-name="P17"><text:span text:style-name="T19">1v8 (I)rikanaṁ ◇ …rikanaṁ Tr. </text:span></text:p>
      <text:p text:style-name="Standard"><text:span text:style-name="T19"><text:tab/>1r9 praṇa ◇ prana Tr.</text:span></text:p>
      <text:p text:style-name="Standard"><text:span text:style-name="T19"><text:tab/>1r9 (ri) śrī mahārāja ◇ … <text:s/>śrī mahārāja Tr. </text:span></text:p>
      <text:p text:style-name="Standard"><text:soft-page-break/><text:span text:style-name="T19"><text:tab/>1r10 prakasatasatya-brati ◇ (...) kasatasatya-brati Tr. </text:span></text:p>
      <text:p text:style-name="Standard"><text:span text:style-name="T19"><text:tab/>1r10 maṅasǝĀknanya pagǝḥ-pagǝḥ ◇ (...)nya pagǝḥ-pagǝḥ Tr. </text:span></text:p>
      <text:p text:style-name="Standard"><text:span text:style-name="T19"><text:tab/>1r12 praṇidhāna-śupāta ◇ praṇidhāna-śupata Tr.</text:span></text:p>
      <text:p text:style-name="Standard"><text:span text:style-name="T19"><text:tab/>1r12 [, I samgat·] momahumaḥ ◇ (.....)humaḥ Tr. </text:span></text:p>
      <text:p text:style-name="Standard"><text:span text:style-name="T19"><text:tab/>1r14 vḍihan· yu 1 {1 aks.}s· ◇ vḍihan· yu 1 (...)r· Tr.</text:span></text:p>
      <text:p text:style-name="Standard"><text:span text:style-name="T19"><text:tab/>1r14 InaṁseAn ◇ InaseAn Tr. </text:span></text:p>
      <text:p text:style-name="P17"><text:span text:style-name="T19">1r14 {6 akṣ. illegible} [vinaiḥ] pirak· kā 2 ◇ (.....) pirak· kā 2 Tr.</text:span></text:p>
      <text:p text:style-name="Standard"><text:span text:style-name="T19"><text:tab/>1v1 saṁmgat ◇ Note Trigangga (1987: 48): “baca: <text:s/>saṁ pamgat atau samgat”</text:span></text:p>
      <text:p text:style-name="Standard"><text:span text:style-name="T19"><text:tab/>1v4 sǝma <text:s/>◇ saṁ Tr.</text:span></text:p>
      <text:p text:style-name="Standard"><text:span text:style-name="T19"><text:tab/>1v5 saṁ patuñjūṅan ◇ saṁ patuñjuṅan Tr. </text:span></text:p>
      <text:p text:style-name="Standard"><text:span text:style-name="T19"><text:tab/>1v7 </text:span><text:span text:style-name="T20">ki⟨na⟩behan</text:span><text:span text:style-name="T19">· ◇ kivehan Tr. </text:span></text:p>
      <text:p text:style-name="Standard"><text:span text:style-name="T19"><text:tab/>1v8 jukut er ◇ juru …. Tr. This toponym also occurs in Lintakan (2r3)</text:span></text:p>
      <text:p text:style-name="Standard"><text:span text:style-name="T19"><text:tab/>1v8 pu taluAṁ ◇ pu kalumpuṁ Tr. </text:span></text:p>
      <text:p text:style-name="Standard"><text:span text:style-name="T20"><text:tab/>1v9 tutugan⟨niṁ⟩ taṇḍa ◇ tutugan taṇḍa Tr. </text:span></text:p>
      <text:p text:style-name="Standard"><text:span text:style-name="T19"><text:tab/>1v10 tǝr ramani dhava ◇ <text:s/>kǝra mandǝha Tr</text:span></text:p>
      <text:p text:style-name="Standard"><text:span text:style-name="T19"><text:tab/>1v11 tuha banuA ◇ tuha vanuA Tr. </text:span></text:p>
      <text:p text:style-name="Standard"><text:span text:style-name="T19"><text:tab/>1v13 turuvus, ◇ karaval· Tr. </text:span></text:p>
      <text:p text:style-name="Standard"><text:span text:style-name="T19"><text:tab/>1v13 rāmani ◇ ramani Tr.</text:span></text:p>
      <text:p text:style-name="Standard"><text:span text:style-name="T19"><text:tab/>1v13 {ca. 3 akṣ. Illegible} ṇanyan· 2 ◇ (…)n 2 Tr. </text:span></text:p>
      <text:p text:style-name="Standard"><text:span text:style-name="T19"><text:tab/>1v13 {2 aks.}gya ◇ ...dya Tr.</text:span><text:span text:style-name="T26"><text:tab/></text:span></text:p>
      <text:p text:style-name="Standard"><text:span text:style-name="T19"><text:tab/>1v13 rāmani parajaḥhan· ◇ rāmani parujahhan Tr. </text:span></text:p>
      <text:p text:style-name="P17"><text:span text:style-name="T19">2r1 mada mi {ca. 41 akṣ. Illegible} ◇ mada (...) Tr.</text:span></text:p>
      <text:p text:style-name="Standard"><text:span text:style-name="T19"><text:tab/>2r2 pu manū ◇ pu mānu Tr. </text:span></text:p>
      <text:p text:style-name="Standard"><text:span text:style-name="T19"><text:tab/>2r2 rāmani leṅge kuya rāmani {ca. 5 akṣ. Illegible} ◇ rāmani Loṅga (...)</text:span></text:p>
      <text:p text:style-name="Standard"><text:span text:style-name="T19"><text:tab/>2r2 rāmani {ca. 2 akṣ. illegible} [pu] dhara rāma jri ◇ rāmani (....) rāma Jri Tr.</text:span></text:p>
      <text:p text:style-name="Standard"><text:span text:style-name="T19"><text:tab/>2r3 pu gman· ◇ pu dman Tr. </text:span></text:p>
      <text:p text:style-name="Standard"><text:span text:style-name="T19"><text:tab/>2r3 rāmani vaṅaḥ ◇ rāmani valuḥ Tr, </text:span></text:p>
      <text:p text:style-name="Standard"><text:span text:style-name="T19"><text:tab/>2r3 tuha vǝrR̥ḥ</text:span><text:span text:style-name="T20">⟨⟨ha⟩⟩ ◇ tuha vǝrR̥ḥ 6 Tr. </text:span></text:p>
      <text:p text:style-name="Standard"><text:span text:style-name="T19"><text:tab/>2r4 rāmani tamvak· ◇ rāmani tambak Tr. </text:span></text:p>
      <text:p text:style-name="Standard"><text:span text:style-name="T19"><text:tab/>2r4 pu su{1 aks. illegible}yā ◇ pu su{1 aks. illegible}ya Tr. </text:span></text:p>
      <text:p text:style-name="P17"><text:span text:style-name="T19">2r4 pu miṅu(ḥ) rāmani meder· ◇ pu mi(...) rāmani (...) Tr. </text:span></text:p>
      <text:p text:style-name="P17"><text:span text:style-name="T19">2r4 pu tavǝl· ◇ pu tatǝ(..) Tr. </text:span></text:p>
      <text:p text:style-name="Standard"><text:span text:style-name="T19"><text:tab/>2r5 rāma maratā ◇ rāma marat Tr. </text:span></text:p>
      <text:p text:style-name="Standard"><text:span text:style-name="T19"><text:tab/>2r5 mandhātā, ◇ mandhata Tr. </text:span></text:p>
      <text:p text:style-name="Standard"><text:span text:style-name="T19"><text:tab/>2r5 pu kjal· rāmani somya ◇ pu (...)l rāmani sāmya Tr.</text:span></text:p>
      <text:p text:style-name="Standard"><text:span text:style-name="T19"><text:tab/>2r6 gǝḍǝr ◇ kǝdǝr Tr. </text:span></text:p>
      <text:p text:style-name="Standard"><text:span text:style-name="T19"><text:tab/>2r6 pu lamaśan· ◇ pu lamakan· Tr.</text:span></text:p>
      <text:p text:style-name="Standard"><text:span text:style-name="T19"><text:tab/>2r7 tuha v(ə)R̥(ḥ) ◇ tuhani (...) Tr. </text:span></text:p>
      <text:p text:style-name="P17"><text:span text:style-name="T19">2r7 pu Uñjo rămani satīl· ◇ pu Uñjo rāmani (2 akṣ unread) Tr.</text:span></text:p>
      <text:p text:style-name="P17"><text:span text:style-name="T19">2r7 {8 akṣ. illegible} dha rāmani {2 akṣ. illegible} pu voḍ(e) rāmani (na){2 akṣ. illegible} ◇ This was left unread by Tr. He only put (...).</text:span></text:p>
      <text:p text:style-name="Standard"><text:span text:style-name="T19"><text:tab/>2r8 rămani ◇ rāmani Tr. </text:span></text:p>
      <text:p text:style-name="Standard"><text:span text:style-name="T19"><text:tab/>2r8 rămani ◇ rāmani Tr. </text:span></text:p>
      <text:p text:style-name="Standard"><text:span text:style-name="T19"><text:tab/>2r8 muji ◇ puji Tr.</text:span></text:p>
      <text:p text:style-name="Standard"><text:span text:style-name="T19"><text:tab/>2r8 devakarmma {1 aks.}la ◇ <text:s/>devakarmma (....) Tr.</text:span></text:p>
      <text:p text:style-name="Standard"><text:span text:style-name="T19"><text:tab/>2r9 (pu) {1 akṣ. illegible}ta bhaminǝ◇ (...)inǝ Tr. </text:span></text:p>
      <text:p text:style-name="Standard"><text:span text:style-name="T19"><text:tab/>2r9 prāśaṣṭi ◇ prāṣaṣṭi Tr.</text:span></text:p>
      <text:p text:style-name="Standard"><text:span text:style-name="T19"><text:tab/>2r10 Upadravā ◇ Upradavā Tr.</text:span></text:p>
      <text:p text:style-name="Standard"><text:soft-page-break/><text:span text:style-name="T19"><text:tab/>2r12 soniniṁke ◇ corr. soninikeṁ. Cf. Mantyasih I (2r22–23) </text:span><text:span text:style-name="T23">mataṅ ya kayatnāknantā soninikaiṁ praśāsti yathānya svasthā</text:span><text:span text:style-name="T19">. The same words also occur in Mantyasih III (2v13) and Watu Ridang (1v10).</text:span></text:p>
      <text:p text:style-name="Standard"><text:span text:style-name="T20"><text:tab/>2r13 sa⟨ṁ⟩ yovana ◇ sayovana Tr. </text:span></text:p>
      <text:p text:style-name="Standard"><text:tab/></text:p>
      <text:h text:style-name="P2" text:outline-level="4"><text:bookmark text:name="_pgz93bsci0ur"/>Translation</text:h>
      <text:p text:style-name="Standard"><text:span text:style-name="T15">(1r1-4) </text:span>Happiness! Elapsed Śri Sañjaya year 198, month of Poṣya, elevent <text:span text:style-name="T7">tithi </text:span>of the waxing fortnight, Tuṅlai, Umanis, Friday, lunar mansion Kartikā, <text:span text:style-name="T7">dahana-devatā, </text:span>the twenty fourth of the yoga (<text:span text:style-name="T7">śukla</text:span>-<text:span text:style-name="T7">yoga</text:span>). That was the time that the grant of the Great King, the Lord of Hino, Śrī Dakṣottama bāhubajra-pratipaḳsa-ksaya Śrī Mahottu<text:span text:style-name="T12">ṅg</text:span>avijayā Viṣṇumurti goes down ……. to the monastery at Tulaṅ Er, Tilimpik district.</text:p>
      <text:p text:style-name="P17"><text:span text:style-name="T15">(1r4-5)</text:span> Its cause why they were granted by the Great King is … The Great King arrived at Bulusan, after [passing through] the two forts. The headmen went over to make ready the water for bathing and ….</text:p>
      <text:p text:style-name="P17"><text:span text:style-name="T15">(1r6) </text:span>Likewise is their works as the Great King heading to the south. Pu Aya was asked with regard to things that will be granted for him without …</text:p>
      <text:p text:style-name="P17"><text:span text:style-name="T15">(1r7) </text:span>shall undertake the wet rice field. Their capabilities to provide the water for bathing in the south for the Great King…</text:p>
      <text:p text:style-name="P17"><text:span text:style-name="T15">(1r8–9) </text:span>…<text:span text:style-name="T15"> </text:span>their<text:span text:style-name="T7"> kayā</text:span>, Two units (<text:span text:style-name="T7">alih viji</text:span>) shall be reduced from them. Then, two <text:span text:style-name="T7">tampah</text:span> of <text:span text:style-name="T7">kayā </text:span>that will be entitled for them. Their words shall be approved by the Great King. Their token of reverences shall reduce of 2 <text:span text:style-name="T7">prāṇa </text:span>of <text:span text:style-name="T7">kayā</text:span>. </text:p>
      <text:p text:style-name="P17"><text:span text:style-name="T15">(1r9–10) </text:span>The headmen offer all form of confirmatory gifts that go downwards to the Great King, 10 <text:span text:style-name="T7">dhāraṇa</text:span> of silver ball and for the queen, <text:span text:style-name="T7">dyah </text:span>Buntir, <text:span text:style-name="T7">śri prakasatasatya-brati…</text:span></text:p>
      <text:p text:style-name="P17"><text:span text:style-name="T15">(1r11–13) </text:span>They offer the confirmatory gifts to <text:span text:style-name="T7">saṅ </text:span>.. 1 <text:span text:style-name="T7">kāti </text:span>of silver ball, the <text:span text:style-name="T7">tilimpik </text:span>at that time was <text:span text:style-name="T7">pu </text:span>Ra Hula, native of Karamas…and they offer the confirmatory gifts to the official<text:span text:style-name="T7"> </text:span>of Baleṅ (called) <text:span text:style-name="T7">ḍāṅ ācārya </text:span>Praṇidhānasupāta, to the official<text:span text:style-name="T7"> </text:span>of Momah-umah ….<text:span text:style-name="T9"> </text:span>to<text:span text:style-name="T15"> </text:span><text:span text:style-name="T7">pu </text:span>Ləbvira…, pu Burəl, all were given 1 <text:span text:style-name="T7">dhāraṇa </text:span><text:s/>of silver ball for each.</text:p>
      <text:p text:style-name="P17"><text:span text:style-name="T15">(1r14–1v1)</text:span> …. were given 2 <text:span text:style-name="T7">kāti </text:span>of silver, 1 <text:span text:style-name="T7">yugala </text:span>of cloth,...<text:span text:style-name="T7"> pu </text:span>Lmaḥ Jari was offered 1 <text:span text:style-name="T7">dhāraṇa </text:span>(of silver ball), … <text:span text:style-name="T7">yugala </text:span>of cloth.<text:span text:style-name="T15"> </text:span><text:span text:style-name="T7">saṅ </text:span>Tiru was given 1 <text:span text:style-name="T7">dhārana </text:span>(of silver ball), 1 <text:span text:style-name="T7">yugala </text:span>of cloth,</text:p>
      <text:p text:style-name="P17"><text:span text:style-name="T15">(1v1–7) </text:span>The overseers at Tilimpik at that time were the chief of <text:span text:style-name="T7">nāyaka</text:span>s (who was) the official of Vuṅkal Antan, the chief of Lampuran (was) <text:span text:style-name="T7">saṅ </text:span>Bāma, native of Vrik-vrik, district of Vrik-vrik, the chief of the young troops (was) <text:span text:style-name="T7">saṅ </text:span>Kusuma, native of Karāmas, district of Aṅin-aṅin, the chief of the servant (was) <text:span text:style-name="T7">saṅ </text:span>Nāgara, native of Amvilan, district of Paku Vaṅi, the chief of Aṇḍakat (was) <text:span text:style-name="T7">dyah </text:span>Damok, native of Hayan Sǝma at Taṅkil Amvak, the <text:span text:style-name="T7">ataṇḍa </text:span>(was) <text:span text:style-name="T7">saṅ </text:span>Lituh, native of Karamas, district of Aṅin-aṅin, the <text:span text:style-name="T7">abalun </text:span>(was) <text:span text:style-name="T7">saṅ </text:span>Dmuṅ, native of Vuga, district of Tilimpik, the spokesperson (was) <text:span text:style-name="T7">saṅ </text:span>Patuñjūnan, native of Palihatan, the freehold of Kalaṅ at Dahan, the <text:span text:style-name="T7">amasaṅakan </text:span>(called) <text:span text:style-name="T7">saṅ </text:span>Suthi, native of Tasik, native of Tilimpik district were offered 5 <text:span text:style-name="T7">dhāraṇa</text:span> of silver ball all together // </text:p>
      <text:p text:style-name="P17"><text:span text:style-name="T15">(1v7-11) </text:span><text:span text:style-name="T7">sań </text:span>Anuṅgū was offered 8 <text:span text:style-name="T7">māṣa</text:span> (of silver ball), the <text:span text:style-name="T7">kuluvar </text:span>at that time were <text:span text:style-name="T7">saṅ </text:span>Tawuk and the <text:span text:style-name="T7">kuṇḍival, </text:span>and <text:span text:style-name="T7">saṅ </text:span>Jaṅga, <text:span text:style-name="T7">saṅ </text:span>Kulup, natives of Virəḥnya, district of Tilimpik. The <text:span text:style-name="T7">jukut er</text:span> (called) <text:span text:style-name="T7">pu </text:span><text:s/>Taluaṅ, native of Virəḥnya, district of Tilimpik, <text:span text:style-name="T7">tutugan taṇḍa</text:span>, all were given 1 <text:span text:style-name="T7">dhārana </text:span>of silver ball for each. The headmen (who) received the grant of the Great King were the overseer of the Kalaṅ (called) <text:span text:style-name="T7">pu </text:span>Vater, father of Dhava (was given) 1 <text:span text:style-name="T7">dhārana</text:span>, the six <text:span text:style-name="T7">gusti</text:span>s (were) <text:span text:style-name="T7">pu </text:span>Galunah, father of Basura, <text:span text:style-name="T7">pu </text:span>Gurun, father of Kpu, <text:span text:style-name="T7">pu </text:span>Nabandra, father of Tanah, <text:span text:style-name="T7">pu </text:span>Tula, father of Deva, <text:span text:style-name="T7">pu </text:span>Haryā, father of Samok, <text:span text:style-name="T7">pu </text:span>Dyu, father of Cadi // </text:p>
      <text:p text:style-name="P17"><text:span text:style-name="T15">(1v11-12) </text:span>The overseers of the village were <text:span text:style-name="T7">pu </text:span>Laṇḍayan, grandfather of Valā, <text:span text:style-name="T7">pu </text:span>Śunuṅ, father of Mantal, <text:span text:style-name="T7">pu </text:span>Kopos, father of Prāsan, <text:span text:style-name="T7">pu </text:span>Garagap, grandfather of Dhava, <text:span text:style-name="T7">pu </text:span>Basitā, father of Raṅga, <text:span text:style-name="T7">pu </text:span>Valan, father of Gama //</text:p>
      <text:p text:style-name="P17"><text:soft-page-break/><text:span text:style-name="T15">(1v12–2r1) </text:span>the two Vinkas were <text:span text:style-name="T7">pu </text:span>Piṅu, father of Turuvus, <text:span text:style-name="T7">pu </text:span>Ledhe Daira, father of Nuki // ….. Father of Parujaḥan, <text:span text:style-name="T7">pu </text:span>Vlu, father of Mada…</text:p>
      <text:p text:style-name="P17"><text:span text:style-name="T15">(2r2-5) </text:span><text:span text:style-name="T7">pu </text:span>Manū, father of Leṅge Kuya… The two inspectors of forest were <text:span text:style-name="T7">pu </text:span>Uñju, father of (2×) <text:span text:style-name="T7">pu </text:span>Dhara, father of Jri. The two <text:span text:style-name="T7">aṅanam</text:span> were <text:span text:style-name="T7">pu </text:span>Sahāra, father of Amitā, <text:span text:style-name="T7">pu </text:span>Bitǝ, father Dharitā. The two spokespersons were <text:span text:style-name="T7">pu </text:span>Dman, father of Nurā, <text:span text:style-name="T7">pu </text:span>Devara, father of Valuh, the overseers of <text:span text:style-name="T7">vǝrǝh</text:span> were <text:span text:style-name="T7">pu </text:span>Bakor, father of Bāma, <text:span text:style-name="T7">pu </text:span>Vina, father of Tambak, <text:span text:style-name="T7">pu </text:span>Su(1×)yā, father of Lakṣita, <text:span text:style-name="T7">pu </text:span>Miṅuh, father of Meḍer, <text:span text:style-name="T7">pu </text:span>Tavǝl ..bāṇa, father of Ba(2×), </text:p>
      <text:p text:style-name="P17"><text:span text:style-name="T15">(2r5–8)</text:span> The Maratā headmen were <text:span text:style-name="T7">pu </text:span>Padma, father of Butik, <text:span text:style-name="T7">pu </text:span>Ratu, father of Mandhātā, <text:span text:style-name="T7">pu </text:span>Kjal, father of Somya, <text:span text:style-name="T7">pu </text:span>… father of Gǝdǝr, <text:span text:style-name="T7">pu </text:span>Vulət, father of (1×)li, <text:span text:style-name="T7">pu </text:span>Lamaśan, father of Duvat, <text:span text:style-name="T7">pu </text:span>Sahara, grandfather of.... <text:span text:style-name="T7">pu </text:span>Vara…, father of Buṅkah and the overseer of <text:span text:style-name="T7">vǝrǝh </text:span>were <text:span text:style-name="T7">pu </text:span>Uñjo, father of Satīl ….<text:span text:style-name="T7">pu </text:span>Voḍe, father of… <text:span text:style-name="T7">pu </text:span>Sumpal, father of Kulup, <text:span text:style-name="T7">pu </text:span>Piṅul, father of Sraśī, <text:span text:style-name="T7">pu</text:span> Vait, father of Vayuh, <text:span text:style-name="T7">pu </text:span>Koṅoh, father of Muji. The <text:span text:style-name="T7">devakarma </text:span>was <text:span text:style-name="T7">pu</text:span> …ta Bhamine.</text:p>
      <text:p text:style-name="P17"><text:span text:style-name="T15">(2r9-13)</text:span> Of that many are the headmen who received the grant of the Great King. However, if there’s anyone who disturbs the charter in the future’s future, a misfortune shall arrive to them, if die, they shall go to the great punishment at <text:span text:style-name="T7">saṅ </text:span>Yamabala’s cauldron of hell, if in the island of Java all forms of great miserable do not exist, (it’s because) their forms are not the same and the wise men (who) do not accomplish the work, shall not be united with the fruit of their good effort. Therefore all the contents of the charter should be well taken care of, it serves as the fruit of the longevity of the Great King’s victory and long live <text:span text:style-name="T7">saṅ hyaṅ dharmma. </text:span>Who wrote the charter was the scribe of Koṅan (called) <text:span text:style-name="T7">saṅ</text:span> Yovana. </text:p>
      <text:p text:style-name="Standard"/>
      <text:h text:style-name="Heading_20_4" text:outline-level="4"><text:bookmark text:name="_mviuurd5l74"/>Commentary</text:h>
      <text:p text:style-name="P17">1r4 The toponym <text:span text:style-name="T7">tulaṅ er </text:span>figures in Tulang Air I (line 4, 19, 27), Tulang Air II (line 4, 20) and Mantyasih III (2r11). In these three charters, the spelling is given as <text:span text:style-name="T7">tulaṅ air</text:span>. Both Tulang Air I and Tulang Air II concern the demarcation of Tulaṅ Air to become a <text:span text:style-name="T7">sīma</text:span>, while in Mantyasih III, <text:span text:style-name="T7">tulaṅ air </text:span>appears among the <text:span text:style-name="T7">vanua tpi siriṅ </text:span>of Mantyasih village. Having two identical toponyms, however, does not mean that they refer to the same place. Tulang Air I, Tulang Air II and Mantyasih III are found in <text:span text:style-name="T7">kabupaten </text:span>Temanggung. The first two inscriptions originated in the vicinity of Candi Perot, while Mantyasih III was found in Ngadirejo. Moreover, the toponyms which are attested in the charters do not show any similarity to those which are attested in Tulang Er plates, hence here we deal with two different places.</text:p>
      <text:p text:style-name="P17">1r5 The toponym <text:span text:style-name="T7">bulussan</text:span> is also found in the Balitung corpus, in the Samalagi (1v3) <text:s/><text:span text:style-name="T7">bhaṭāra vaiṣṇava Iṁ bulusan dharmma rakryān mahāmantrī</text:span>,<text:span text:style-name="T36"><text:note text:id="ftn82" text:note-class="footnote"><text:note-citation>22</text:note-citation><text:note-body><text:p text:style-name="Standard"><text:span text:style-name="T41"><text:s/></text:span><text:span text:style-name="T38">Boechari 2012: 478-48, Herni Pramastuti </text:span><text:span text:style-name="T39">et.al</text:span><text:span text:style-name="T38"> 2015: 92–95. </text:span></text:p></text:note-body></text:note></text:span> and Watu Ridang (1r4–5) <text:span text:style-name="T7">kabikvan· majuru I bhaṭāra beṣṇava Iṁ bulusan·</text:span>. Both are spelled with single <text:span text:style-name="T7">s</text:span>. Interestingly, the Samalagi plate is also coming from <text:span text:style-name="T7">kabupaten </text:span>Bantul, precisely in <text:span text:style-name="T7">desa </text:span>Kretek, which is located 10 km in the south of <text:span text:style-name="T7">desa </text:span>Sorok.</text:p>
      <text:p text:style-name="P17">1r5 The term <text:span text:style-name="T7">kuta </text:span>might refer to a fortified, closed space in the center of the polity or a township. See Wisseman Christie 1999 (p. 243) for her explanation on the Balinese port market that was protected by a fortified <text:span text:style-name="T7">kuta </text:span>from the Balinese epigraphic records during the tenth century CE. </text:p>
      <text:p text:style-name="P17">1r8 The term <text:span text:style-name="T7">aṇḍǝh </text:span>in the context of taxation or payment is attested in Rumwiga I (1r8–9) and Kamalagyan (line 5, 6, 16 and 17). Its basic meaning revolves around these notions: “pressure, going downward, suppress, oppress, exert pressure upon something, diminish and overpower”. Arlo Griffiths and Eko Bastiawan in their provisional translation of Kamalagyan translate this term as “to reduce”. The same understanding is applied here. </text:p>
      <text:p text:style-name="P17">1r8 The rare word <text:span text:style-name="T7">kayā </text:span>which recurs in the next line might be associated to a general term that could accommodate the <text:span text:style-name="T7">tampah </text:span>unit and <text:span text:style-name="T7">prāṇa </text:span>unit. The first unit refers to a <text:soft-page-break/>measurement of land, and the second is to count living beings. In OJED, we have <text:span text:style-name="T7">kāya </text:span>signifying body and effort. But this seems not so helpful to understand the meaning of this word in the given context. In the <text:span text:style-name="T7">Javaansch-Nederlandsch Handwoordenboek</text:span> by Gericke and Roorda (1901), among the list of meanings for <text:span text:style-name="T7">kaya</text:span>, there are merit (<text:span text:style-name="T7">verdienste</text:span>) and means of maintenance (<text:span text:style-name="T7">middelen tot onderhoud</text:span>). However, it can also be understood as income too.<text:span text:style-name="T36"><text:note text:id="ftn82" text:note-class="footnote"><text:note-citation>23</text:note-citation><text:note-body><text:p text:style-name="P8"><text:span text:style-name="T38"><text:s/>See here in Austronesian Comparative Dictionary (ACD) online version: </text:span><text:a xlink:type="simple" xlink:href="https://www.trussel2.com/acd/acd-s_k.htm#9870" text:style-name="Default_20_Style" text:visited-style-name="Default_20_Style"><text:span text:style-name="T6">https://www.trussel2.com/acd/acd-s_k.htm#9870</text:span></text:a><text:span text:style-name="T38"> </text:span></text:p></text:note-body></text:note></text:span> </text:p>
      <text:p text:style-name="P17">1r10 The name of Daksa’s chief spouse, alias the queen (<text:span text:style-name="T7">śrī parameśvarī</text:span>), <text:span text:style-name="T7">dyah </text:span>Buntir is not disclosed elsewhere but here. However, there are two mentions of the queen in this corpus. Cf. Tihang (1v2) which mentions the religious foundation <text:span text:style-name="T7">dharmma śrī parameśvarī I saliṅsiṅan</text:span>. See also Sugih Manek (A30) <text:span text:style-name="T7">rakryān· bini haji parameśvarī</text:span>. Both mentions might refer to the same person, <text:span text:style-name="T7">dyah </text:span>Buntir, as they apply the same expression <text:span text:style-name="T7">śrī parameśvarī</text:span>.</text:p>
      <text:p text:style-name="P17">1r12 This <text:span text:style-name="T7">baleṁ </text:span>toponym although spelt differently from what we find in other inscriptions within this corpus, i.e. Wuru Tunggal and Wintang Mas as <text:span text:style-name="T7">valeṁ</text:span>.</text:p>
      <text:p text:style-name="P17">1r12 From the name of <text:span text:style-name="T7">ḍaṅ ācārya</text:span>, Praṇidhānasupāta, we know that he is a Buddhist, as indicated by the term <text:span text:style-name="T7">praṇidhāna</text:span> which often figures specifically in the Buddhist context.</text:p>
      <text:p text:style-name="P17">1v5 Elsewhere in this corpus, the Vuga village is found under the district of Pəar, cf. Kiringan (1r2). In Lintakan (2r2), this village appears in the same district as Kiringan. </text:p>
      <text:p text:style-name="P17">1v6 This rare function of <text:span text:style-name="T7">amasaṅakan </text:span>is found in Rongkab (1r9) and Kanuruhan (line 11). In other context where it is followed by <text:span text:style-name="T7">I, </text:span>hence <text:span text:style-name="T7">amasaṅakan I</text:span>, cf. Palepangan (1v2) and Alasantan (3r2), that expression possibly has to be understood differently. In the prepared edition for Palepangan, Griffiths proposes a translation of <text:span text:style-name="T7">amasaṅakan I </text:span>as ‘teaming up’, followed by a question mark. </text:p>
      <text:p text:style-name="P17">1v9 The meaning of <text:span text:style-name="T7">tutugan taṇḍa </text:span>is still not clear. But in most case, it is often complemented with the <text:span text:style-name="T7">-niṁ</text:span>, hence we’ll find it as <text:span text:style-name="T7">tutuganniṁ taṇḍa, </text:span>which still does not alter our current understanding of this term. </text:p>
      <text:p text:style-name="P17">1v6 The term <text:span text:style-name="T7">uṇḍi </text:span>is not common to be found in the context of confirmatory gift. Its meaning on OJED is not clean either: ball with a question mark. I personally tend to envisage it like an ore, whose shape is also round like a small ball. </text:p>
      <text:p text:style-name="P17">1v7 <text:span text:style-name="T7">kuluvar </text:span>is not found elsewhere. </text:p>
      <text:p text:style-name="P17">1v7 <text:span text:style-name="T7">kuṇḍival </text:span>is not found elsewhere. </text:p>
      <text:p text:style-name="Standard"><text:tab/>1v8 The village of Virəhnya, district Tilimpik, also figures in Lintakan (2r4) but is rendered there as Vərəhnya. </text:p>
      <text:h text:style-name="Heading_20_2" text:outline-level="2"><text:bookmark text:name="_55605e1rj9z8"/>Tihang (914-11-08)</text:h>
      <text:p text:style-name="Standard"><text:tab/>The inscription was separately deciphered shortly after its discovery by a researcher from BPCB Jawa Tengah, Soepraptiningsih and by the renowned scholar Boechari of Universitas Indonesia (UI). Soepraptiningsih brought it to the public as her paper for Kegiatan Ilmiah Arkeologi IAAI Komisariat Yogyakarta-Jawa Tengah on 30 November 1985. Although her reading was never formally published, it was used as a reference in Hery Santosa’s undergraduate thesis (1989), which attempted to offer a new edition of the inscription. Boechari did not himself publish his reading either, but it was included in the 2012 publication of his collected papers, a collaboration between EFEO/Jakarta and the Archaeology Department of UI. In preparing that publication, Arlo Griffiths had occasion to check Boechari’s typescript against the original in 2010, yielding a handful of small variant readings. At a next stage of preparation, Arlo Griffiths decided to silently correct Boechari’s edition on the points where it had been found to be incorrect. Although Griffiths’ own file distinguished between medial and initial vowels and consistently represented vowel killers, these features of the transliteration system were removed from the 2012 publication in order to remain more faithful to Boechari’s <text:soft-page-break/>system. The edition offered here reproduces Griffiths’ result, which is more precise in terms of transliteration system but otherwise identical except in a very small number of cases to the edition previously established by Boechari. The reading is carried out by Tyassanti Kusumo Dewanti and Arlo Griffiths based on the photo taken by Arlo Griffiths in 2010. <text:span text:style-name="T7"><text:s/></text:span></text:p>
      <text:p text:style-name="Standard"><text:span text:style-name="T38"><text:s/></text:span></text:p>
      <text:h text:style-name="Heading_20_4" text:outline-level="4"><text:bookmark text:name="_n5sbip75vx8c"/>Text (TKD &amp; AG)</text:h>
      <text:h text:style-name="Heading_20_5" text:outline-level="5"><text:bookmark text:name="_cq6uq95f3t2i"/><text:span text:style-name="T7">Plate 1. Recto.</text:span></text:h>
      <text:p text:style-name="Standard"><text:tab/>Blank</text:p>
      <text:h text:style-name="Heading_20_5" text:outline-level="5"><text:bookmark text:name="_rudg7j39wp2f"/><text:span text:style-name="T7">Plate 1. Verso</text:span>. [plate number 1 in left margin, rotated 90° counterclockwise vis-à-vis the text]</text:h>
      <text:p text:style-name="Standard"><text:span text:style-name="T15">(1v1)</text:span> // Ø // svas<text:span text:style-name="T19">tha</text:span> śrī-sañjaya-varṣātīta 198 I śaka 836 kārttika-māsa tithi tr̥tĭya kr̥ṣṇa-pakṣa, vurukuṁ vagai Aṅgāra-vāra, Adrā-nakṣatra, śubha-yoga, si(ṁ)hajaya, divasani [Ājñā śrī ma-]<text:span text:style-name="T51"><text:line-break/></text:span><text:span text:style-name="T15">(1v2)</text:span>hārāja rake hino śrī dakṣottama-bāhubajra-pratipakṣa-kṣaya śrī mahottuṅgavijaya, kumonnakan· Ikanaṁ vanuA ri tihaṁ vatak· tiru raṇu, susukan· sīmāni dharmma śrī parameśvarī I [saliṅsiṅan·]</text:p>
      <text:p text:style-name="Standard"><text:span text:style-name="T15">(1v3)</text:span> paṅguhanya pasaṁ gunuṁ pirak· dhā 6 Avur· dhā 7 pamuAtniṁ kalaṁ dhā 1 hǝbni pilaṁ dhā 5 parmmasanniṅ uṇḍahagi mā 1, parmasanniṁ maṅanam· <text:span text:style-name="T19">mā</text:span> 4 palān· dhā 1 pabayai mā 2 sikpan· mā 4 pavalyan· mā (4/5) [Iṁ sata-]</text:p>
      <text:p text:style-name="Standard"><text:span text:style-name="T15">(1v4)</text:span>hun·, hurip· lekniṁ tuhălas· pirak· mā 1 ku 1 riṁ salek·,<text:span text:style-name="T53"> </text:span>kaṭik· 1 kapuA maparaha rikana dharmma śrī parameśvarī, māryya Ikanaṁ vanuA ri tihaṁ An· pabuAt-thaji riṁ kataṇḍān·, kalaṁnya māryya mabuAt-tha- </text:p>
      <text:p text:style-name="Standard"><text:span text:style-name="T15">(1v5)</text:span>ji riṁ patiḥ limpar·, saṁ hyaṁ dharmma Ataḥ pabuAt-thajyananya, samaṅkana sukha-duḥkhanya kady aṅgāniṁ mayaṁ tan· mavuAḥ, ḍaṇḍa-kuḍaṇḍa <text:span text:style-name="T19">bha</text:span>ṇḍihālādi tumamā ri saṁ hyaṅ dharmma Ataḥ Ikana kabeḥ, parṇnahanikanaṁ </text:p>
      <text:p text:style-name="Standard"><text:span text:style-name="T15">(1v6)</text:span> vanuA ri tihaṁ tan· katamāna de saṁ mānak· katrīṇi paṅkur· tavān· tirip·, muAṁ soĀraniṁ maṅilala drabya haji, kriṁ paḍam apuy·, pamaṇikan·, ma<text:span text:style-name="T19">ṇ</text:span>iga, lva,<text:span text:style-name="T54"> </text:span>malandaṁ, maṁhūri, makalaṅkaṁ, tapa haji,</text:p>
      <text:p text:style-name="Standard"><text:span text:style-name="T15">(1v7)</text:span>Air haji, maṁguñjai, maṁrumvai, tuha dagaṁ, <text:span text:style-name="T42">tuhān ⟨n⟩</text:span>ambi, tuhān hañjaman·, paṇḍai, kdi <text:span text:style-name="T20">⟨,⟩</text:span> valyan<text:span text:style-name="T10">·, paraṇakan·, tuha paḍahi, vidu⟨,⟩ maṅiduṁ, varahan·, sambal·, sumbul·, vatak i dalam·, siṅgaḥ </text:span><text:span text:style-name="T12">pam</text:span>r̥r<text:span text:style-name="T12">ṣ</text:span>i, hulun haji</text:p>
      <text:p text:style-name="Standard"><text:span text:style-name="T15">(1v8)</text:span>I<text:span text:style-name="T19">tyai</text:span>vamādi, tan· tumamā rikanaṁ vanuA ri tihaṁ, Ājñă haji kinonnakan· Ikanaṁ masambyavahāra hana ṅkāna hīṅ-hīṅana kvehanya, paṇḍai mas·, paṇḍai vsi, tambaga, gaṅsa prakāra, tluṅ ububan· riṁ satu-</text:p>
      <text:p text:style-name="Standard"><text:span text:style-name="T15">(1v9)</text:span>hān· tluṁ tuhān· riṁ sasīma, macadar· 4 maṅaraḥ tluṁ lumpaṁ, maguluṅan· tluṅ pasaṅ, samaṅkana tan· knā de saṁ maṅilala drabya haji, yāpuAn· lviḥ kvaiḥnya saṅkā rikanaṁ paṅhīṁ-hīṁ Iriya, knāna Ikana sa-</text:p>
      <text:p text:style-name="Standard"><text:span text:style-name="T15">(1v10)</text:span>kalviḥnya de saṁ maṅilala soddhāra haji, kunaṁ Ikanaṁ mañambul·, mamubut·, mañavriṁ, maṁlākha, maṅapus·, maṅubar·, matarub·, manahab· manuk·, mamisaṇḍuṁ, mamukat· vuṅkudu, maṁdyūn·, maṁgu-</text:p>
      <text:p text:style-name="Standard"><text:span text:style-name="T15">(1v11)</text:span>la, maṁhapū, Ityaivamādi sakvaiḥnikanaṁ makakarmma maṅkana, kapuA ya tribhāgān· ruAṁ dūman· Umarā ri saṁ hyaṁ dharmma, sadūman· marā ri saṁ maṅilala drabya haji, nāhan· parṇnaḥnikanaṁ vanuA ri tihaṁ, An·</text:p>
      <text:p text:style-name="Standard"><text:span text:style-name="T15">(1v12)</text:span>sinusuk· punpunanani dharmma śri parameśvarī I saliṅsiṅan·, kinon· humarappa Ikanaṁ susukan· sīma samgat· vulakan· pu vijayī, kinon· sira de śrī parameśvarī maṅaṅsǝAkna pasamvaḥ ri śrī mahārā-</text:p>
      <text:p text:style-name="Standard"><text:span text:style-name="T15">(1v13)</text:span>ja vḍihan· jaro guluṁ-guluṁ yu 1 mas pagǝḥ su 1 mā 4 rakryān· mapatiḥ muAṁ taṇḍa rakryān· saṁ kna pasak-pasak riṁ susukan· sīma riṁ daṅū, rakryān halu pu kituḥ, rakryān· vka pu havaṁ, rakryān·</text:p>
      <text:p text:style-name="Standard"><text:soft-page-break/><text:span text:style-name="T15">(1v14)</text:span>gurun baṅi pūttarabalavikiraṇa, tiruAn· pu cakradhara, maṁhūri pūdara, halaran· pu mañā, palar hyaṁ pu khaṭvāṅga, dalinan· pu taṅglan·, kapuA sira kabaiḥ makobhaya Ikanaṁ pasak-pasak· {2 akṣ.}<text:span text:style-name="T36"><text:note text:id="ftn82" text:note-class="footnote"><text:note-citation>24</text:note-citation><text:note-body><text:p text:style-name="Standard"><text:span text:style-name="T41"><text:s/></text:span><text:span text:style-name="T38">Note 4 Boechari (2012: 494): “Sudut kanan bawah prasasti ini putus, sehingga ada kira-kira dua huruf yang hilang.”</text:span></text:p></text:note-body></text:note></text:span></text:p>
      <text:p text:style-name="Standard"/>
      <text:h text:style-name="Heading_20_5" text:outline-level="5"><text:bookmark text:name="_5p15g0t0a4jx"/>Plate 2. </text:h>
      <text:p text:style-name="P17">Lost </text:p>
      <text:p text:style-name="Standard"/>
      <text:h text:style-name="Heading_20_4" text:outline-level="4"><text:bookmark text:name="_ofd5cbcnawkl"/>Apparatus</text:h>
      <text:p text:style-name="Standard">The siglum Boe refers to Boechari’s edition.</text:p>
      <text:p text:style-name="Standard"/>
      <text:p text:style-name="Standard"><text:tab/><text:span text:style-name="T19">1v1</text:span> <text:span text:style-name="T19">svastha ◇ svasti Boe. The use of </text:span><text:span text:style-name="T23">svastha</text:span><text:span text:style-name="T19"> as opening exclamation in place of the near universal </text:span><text:span text:style-name="T23">svasti</text:span><text:span text:style-name="T19"> is among the specific features of the Daksa inscriptions which are dated in the Sanjaya era. See our remarks, § Specific features n.2.</text:span></text:p>
      <text:p text:style-name="P17"><text:span text:style-name="T19">1v1 si(ṁ)hajaya ◇ Boe. <text:s/>The presence of the </text:span><text:span text:style-name="T23">anusvāra </text:span><text:span text:style-name="T19"><text:s/>is not evident on the photo of the plate yet its presence seems plausible, because </text:span><text:span text:style-name="T23">siṁha</text:span><text:span text:style-name="T19"> is a known word while </text:span><text:span text:style-name="T23">siha</text:span><text:span text:style-name="T19"> is not. Since this term is quite rare to be found, we try to break it down as soon as we understand the existence of a </text:span><text:span text:style-name="T23">rāśi </text:span><text:span text:style-name="T19">called </text:span><text:span text:style-name="T23">siṁha, </text:span><text:span text:style-name="T19">though the element </text:span><text:span text:style-name="T23">jaya </text:span><text:span text:style-name="T19">which follows is not really clear. <text:s/>However, this </text:span><text:span text:style-name="T23">siṁhajaya </text:span><text:span text:style-name="T19">element should still belong to the calendrical elements due to the punctuation sign which is put after it to mark the beginning of a new phrase. </text:span></text:p>
      <text:p text:style-name="P17"><text:span text:style-name="T19">1v1 divasani [Ājñā śrī ma]hārāja ◇ Boe. Boechari’s restitution helps us obtain a structure that is also found in Barahasrama (1v1). Notice that the </text:span><text:span text:style-name="T23">irika</text:span><text:span text:style-name="T19"> which usually precedes this expression is absent – which is extremely unusual. So we are inclined to supply the expected word and edit [</text:span><text:span text:style-name="T23">Irika</text:span><text:span text:style-name="T19">] </text:span><text:span text:style-name="T23">divasani</text:span><text:span text:style-name="T19"> [</text:span><text:span text:style-name="T23">Ājñā śrī ma</text:span><text:span text:style-name="T19">]</text:span><text:span text:style-name="T23">hārāja</text:span><text:span text:style-name="T19">. What makes us hesitate is that the final word of the dating formula, </text:span><text:span text:style-name="T23">si(ṁ)hajaya</text:span><text:span text:style-name="T19">, is equally unusual.</text:span></text:p>
      <text:p text:style-name="Standard"><text:span text:style-name="T19"><text:tab/>1v2 saliṅsiṅan ◇ The same toponym appears in 1v12. Restoration is provided by Boechari. </text:span></text:p>
      <text:p text:style-name="Standard"><text:span text:style-name="T19"><text:tab/>1v3 mā ◇ Boe.</text:span></text:p>
      <text:p text:style-name="Standard"><text:span text:style-name="T19"><text:tab/>1v5 bhaṇḍihālādi ◇ Boe.</text:span></text:p>
      <text:p text:style-name="Standard"><text:span text:style-name="T19"><text:tab/>1v6 maṇiga ◇ maniga Boe. </text:span></text:p>
      <text:p text:style-name="P17"><text:span text:style-name="T19">1v6 lva ◇ Note 1 Boechari (2012: 492): “Pasangan di bawah huruf </text:span><text:span text:style-name="T23">la</text:span><text:span text:style-name="T19"> memang kelihatan seperti pasangan </text:span><text:span text:style-name="T23">wa</text:span><text:span text:style-name="T19"> di tempat-tempat yang lain. Tetapi di sini rupa-rupanya penatah prasasti membuat kesalahan; pasangan itu mestinya lebih runcing di depan, karena yang mestinya ditulis di sini ialah </text:span><text:span text:style-name="T23">lca</text:span><text:span text:style-name="T19">.” We see no objection to reading </text:span><text:span text:style-name="T23">lva</text:span><text:span text:style-name="T19"> here instead of </text:span><text:span text:style-name="T23">lca</text:span><text:span text:style-name="T19">. Zoetmulder (1982:1000) already observed that</text:span><text:span text:style-name="T23"> lva</text:span><text:span text:style-name="T19"> and </text:span><text:span text:style-name="T23">lca</text:span><text:span text:style-name="T19"> denote the same category of </text:span><text:span text:style-name="T23">vatǝk i jro</text:span><text:span text:style-name="T19">. </text:span></text:p>
      <text:p text:style-name="Standard"><text:span text:style-name="T19"><text:tab/>1v7 pamr̥rṣi ◇ Note 2 Boechari (2012: 492): “Di atas huruf </text:span><text:span text:style-name="T23">ṣi</text:span><text:span text:style-name="T19"> jelas kelihatan layar yang dihubungkan dengan tanda ulu. Layar itu mestinya tidak perlu.”</text:span></text:p>
      <text:p text:style-name="Standard"><text:span text:style-name="T19"><text:tab/>1v8 Ityaivamādi ◇ Boe.</text:span></text:p>
      <text:p text:style-name="Standard"><text:span text:style-name="T19"><text:tab/>1v13 kituḥ ◇ Note 3 Boechari (2012: 494): “Kita agak ragu antara </text:span><text:span text:style-name="T23">h</text:span><text:span text:style-name="T19"> dan </text:span><text:span text:style-name="T23">t</text:span><text:span text:style-name="T19"> di sini. Bahwa di sini dipilih </text:span><text:span text:style-name="T23">t</text:span><text:span text:style-name="T19"> hanyalah berdasarkan perasaan bahwa </text:span><text:span text:style-name="T23">kituḥ</text:span><text:span text:style-name="T19"> lebih enak didengar dari </text:span><text:span text:style-name="T23">kihuḥ</text:span><text:span text:style-name="T19">. Sayang bahwa satu-satunya prasasti raja Dakṣa yang lain yang kita kenal hingga sekarang, yaitu prasasti Timbanan Wuṅkal tahun 196 Sañjayawarṣa (OJO, XXXV), tidak menyebut nama orang yang menjabat rakryan mapatiḥ i halu.” To our mind, <text:s/>the </text:span><text:span text:style-name="T23">akṣara</text:span><text:span text:style-name="T19"> in question is unquestionably </text:span><text:span text:style-name="T23">tu</text:span><text:span text:style-name="T19">.</text:span></text:p>
      <text:p text:style-name="Standard"><text:span text:style-name="T38"><text:tab/></text:span></text:p>
      <text:h text:style-name="Heading_20_4" text:outline-level="4"><text:bookmark text:name="_d02290hij6io"/><text:soft-page-break/>Translation</text:h>
      <text:p text:style-name="Standard"><text:span text:style-name="T15">(1v1–2)</text:span> Happiness! Elapsed Śrī Sañjaya year 198. In Śaka 836, month of Kārttika, third <text:span text:style-name="T7">tithi</text:span> of the waning fortnight, Vurukuṅ, Vagai, Tuesday, lunar mansion Ārdrā, conjunction Śubha, <text:span text:style-name="T7">siṁhajaya. </text:span>[That was] the time of the decree of the Great King, the Lord of Hino, Śrī Dakṣottama-bāhubajra-pratipakṣa-kṣaya Śrī Mahottuṅgavijaya, ordering the village of Tihaṅ, district of Tiru Raṇu, to be demarcated as a freehold for the foundation of Śrī Parameśvarī at Saliṅsiṅan.</text:p>
      <text:p text:style-name="P17"><text:s/><text:span text:style-name="T15">(1v3–5)</text:span> Its <text:span text:style-name="T7">pasaṅ gunuṅ</text:span> revenue is: </text:p>
      <text:p text:style-name="P17">- 6<text:span text:style-name="T7"> dhāraṇa</text:span> of silver, 7 <text:span text:style-name="T7">dhāraṇa</text:span> of <text:span text:style-name="T7">avur</text:span>, 1 <text:span text:style-name="T7">dhāraṇa</text:span> of <text:span text:style-name="T7">kalaṅ</text:span>'s offering, 5 <text:span text:style-name="T7">dhāraṇa</text:span> of <text:span text:style-name="T7">hǝbni pilaṅ</text:span>;<text:span text:style-name="T7"> </text:span>1 <text:span text:style-name="T7">māṣa </text:span>of the carpenters’ <text:span text:style-name="T7">parmasan</text:span> (tax), 4 <text:span text:style-name="T7">māṣa </text:span>of the weavers’ <text:span text:style-name="T7">parmasan</text:span>, 1 <text:span text:style-name="T7">dhāraṇa </text:span>of <text:span text:style-name="T7">palān</text:span>,<text:span text:style-name="T7"> </text:span>2 <text:span text:style-name="T7">māṣa </text:span>of [<text:span text:style-name="T7">parmasan</text:span> of] the <text:span text:style-name="T7">pabayai</text:span>,<text:span text:style-name="T7"> </text:span>4 <text:span text:style-name="T7">māṣa </text:span>of [<text:span text:style-name="T7">parmasan</text:span> of] the <text:span text:style-name="T7">sikpan,</text:span> 4/5 <text:span text:style-name="T7">māṣa</text:span> of [<text:span text:style-name="T7">parmasan</text:span> of] the <text:span text:style-name="T7">pavalyan</text:span> per year</text:p>
      <text:p text:style-name="P17">- the <text:span text:style-name="T7">hurip lek</text:span> of the forest inspector [amounting to] 1 <text:span text:style-name="T7">māṣa </text:span>[and] 1 <text:span text:style-name="T7">kupaṅ</text:span> of silver per month, </text:p>
      <text:p text:style-name="P17">- (and) 1 <text:s/>permanent contribution of one servant (<text:span text:style-name="T7">kaṭik</text:span>).</text:p>
      <text:p text:style-name="Standard">All of it will be credited to the foundation of Śrī Parameśvarī. The village of Tihang shall stop carrying out royal corvée for the group of <text:span text:style-name="T7">taṇḍa</text:span>s<text:span text:style-name="T7">.</text:span> Its <text:span text:style-name="T7">kalaṅ</text:span>s shall stop carrying out royal corvée for the <text:span text:style-name="T7">patih </text:span>of<text:span text:style-name="T7"> </text:span>Limpar<text:span text:style-name="T7">. </text:span>Its place for royal corvée shall only be the holy foundation<text:span text:style-name="T7">.</text:span> Likewise all sorts of ‘pain and relief’ — ‘the areca flower that does not bear fruit’, beating,<text:span text:style-name="T7"> bhaṇḍihāla</text:span>, etc.<text:span text:style-name="T7">, </text:span>they all shall enter only into [the sources of revenue] of the holy fondation.</text:p>
      <text:p text:style-name="P17"><text:span text:style-name="T15">(1v5–8)</text:span> The status of the village of Tihaṅ shall be [that] it shall not be entered by the three high dignitaries: the <text:span text:style-name="T7">paṅkur</text:span>, the <text:span text:style-name="T7">tavān</text:span>, the <text:span text:style-name="T7">tirip </text:span>and all the collectors of royal revenue, (namely) the <text:span text:style-name="T7">kriṅ, </text:span>the <text:span text:style-name="T7">padam apuy</text:span>, the<text:span text:style-name="T7"> pamaṇikan, </text:span>the<text:span text:style-name="T7"> maṇiga, </text:span>the <text:span text:style-name="T7">lva, </text:span>the <text:span text:style-name="T7">malandaṅ</text:span>, the <text:span text:style-name="T7">maṅhūri</text:span>, the <text:span text:style-name="T7">makalaṅkaṅ, </text:span>the <text:span text:style-name="T7">tapa haji</text:span>, the <text:span text:style-name="T7">air haji, </text:span>the <text:span text:style-name="T7">maṅguñjai, </text:span>the <text:span text:style-name="T7">maṅrumvai</text:span>, the overseer of merchants, the <text:span text:style-name="T7">overseer </text:span>of Nambis<text:span text:style-name="T7">, </text:span>the overseers of Hañjamans, (the overseer) of the skilled workers, the eunuchs, the healers, the <text:span text:style-name="T7">paraṇakan</text:span>, the overseer of the drummers, singing actor, the <text:span text:style-name="T7">varahan</text:span>, the <text:span text:style-name="T7">sambal</text:span>, the<text:span text:style-name="T7"> </text:span><text:s/><text:span text:style-name="T7">sumbul, </text:span>the courtiers, the <text:span text:style-name="T7">siṅgah, </text:span>the <text:span text:style-name="T7">pamr̥ṣi</text:span>, the servants of the king, and so forth, shall not enter the village of Tihang. </text:p>
      <text:p text:style-name="P17"><text:span text:style-name="T15">(1v8–12)</text:span> The king’s order: An order was given regarding the traders present there, that their number should be limited. (Those are:)</text:p>
      <text:p text:style-name="P17"><text:s/>the goldsmiths, the ironsmiths, the copper smiths, any sort of bell-metal smiths, three bellows per master, three masters in the whole <text:span text:style-name="T7">si̇̄ma</text:span>,</text:p>
      <text:p text:style-name="P17"><text:span text:style-name="T7">cadar </text:span>workers 4<text:span text:style-name="T7">, arah </text:span>workers 3 pounding blocks<text:span text:style-name="T7">, </text:span>wagoners 3 yokes.<text:span text:style-name="T7"> </text:span></text:p>
      <text:p text:style-name="P17"/>
      <text:p text:style-name="P17">All of them should not be impacted by the tax collectors of royal tax. If their number surpasses the limit, all the surplus should be impacted by the tax collectors. </text:p>
      <text:p text:style-name="Standard"/>
      <text:p text:style-name="Standard">As for those who paint black, who produce turnery, who make <text:span text:style-name="T7">cavriṅ, </text:span>who dye things into red, who bind, who work with dye, who make the tarub, who catch the bird with net, who catch bird in a snare, who tie the <text:span text:style-name="T7">wuṅkuḍu</text:span>, who make pots,who make sugar, who make lime, and so on for everyone who does such any labour there. All will be divided into three. Two shares will accrue to the holy foundation<text:span text:style-name="T7">, </text:span>one share will accrue to the collectors of royal revenue. Such is the status of the village of Tihang, as it is demarcated to be the domain of Śrī Parameśvarī’s foundation at Saliṅsinan. </text:p>
      <text:p text:style-name="P17"><text:span text:style-name="T15">(1v12–14)</text:span> The official of <text:span text:style-name="T7">vulakan </text:span>(called)<text:span text:style-name="T7"> pu</text:span> Vijayī was ordered to make preparations for it being demarcated as a freehold. He was ordered by Śrī Parameśvarī to offer as token of reverence to the Great King: <text:s/>1 pair<text:span text:style-name="T7"> </text:span>of <text:span text:style-name="T7">jaro guluṅ-guluṅ</text:span> cloth, 1 <text:span text:style-name="T7">suvarṇa</text:span> and 4 <text:span text:style-name="T7">māṣa</text:span> of confirmatory gold<text:span text:style-name="T7">. </text:span>The Lord minister <text:span text:style-name="T7"><text:s/></text:span>and the<text:span text:style-name="T7"> taṇḍa rakryān </text:span>who were recipient of tribute during the former freehold ceremonies, the Lord of Halu (called) <text:span text:style-name="T7">pu </text:span>Kituh, the Lord of<text:span text:style-name="T7"> </text:span>Vka (called) <text:span text:style-name="T7">pu</text:span> Havaṅ, the Lord<text:span text:style-name="T7"> </text:span>of Gurun Vaṅi (called) <text:span text:style-name="T7">pu </text:span>Uttara<text:span text:style-name="T7">-</text:span>balavi-kiraṇa<text:span text:style-name="T7">, </text:span>the <text:span text:style-name="T7">tiruan</text:span> (called) <text:span text:style-name="T7">pu </text:span><text:soft-page-break/>Cakradhara, the <text:span text:style-name="T7">maṅhūri </text:span>(called) <text:span text:style-name="T7">pu </text:span>Udara, the <text:span text:style-name="T7">halaran </text:span>(called) pu Mañā, the <text:span text:style-name="T7">palar hyaṅ </text:span>(called) <text:span text:style-name="T7">pu </text:span>Khaṭvāṅga, the <text:span text:style-name="T7">dalinan </text:span>(called) <text:span text:style-name="T7">pu </text:span>Taṅglan, all of them agreed for the tribute ….</text:p>
      <text:h text:style-name="Heading_20_4" text:outline-level="4"><text:bookmark text:name="_gxtz11m832wj"/>Commentary</text:h>
      <text:p text:style-name="Standard"><text:tab/>1v1 The meaning of the element <text:span text:style-name="T7">siṅhajaya</text:span> in the dating formula is obscure. If we compare other inscriptions of this period, we find only two others that have any element between <text:span text:style-name="T7">yoga</text:span> and <text:span text:style-name="T7">irika divasa</text:span>. They are <text:span text:style-name="T7">nairti-deśa</text:span> in Lintakan 1r1 and <text:span text:style-name="T7">tvaṣṭā-devatā</text:span> in Sugih Manek A4. Siṅhajaya cannot be a name of a <text:span text:style-name="T7">deśa</text:span> nor can it be the name of a <text:span text:style-name="T7">devatā</text:span>.<text:span text:style-name="T36"><text:note text:id="ftn82" text:note-class="footnote"><text:note-citation>25</text:note-citation><text:note-body><text:p text:style-name="Standard"><text:span text:style-name="T38"><text:s/>Gomperts 2001: 110, 2000: 101–02.</text:span></text:p></text:note-body></text:note></text:span> There is a <text:span text:style-name="T7">rāśi</text:span> (zodiac sign) called Siṅha, but it does not appear in dating formulas before the 13th c..<text:span text:style-name="T36"><text:note text:id="ftn82" text:note-class="footnote"><text:note-citation>26</text:note-citation><text:note-body><text:p text:style-name="Standard"><text:span text:style-name="T38"><text:s/>de Casparis 1978: 53–54.</text:span></text:p></text:note-body></text:note></text:span> See more in the apparatus 1v1. </text:p>
      <text:p text:style-name="Standard"><text:tab/>1v2 The village of Tihang does not figure elsewhere. Yet, the Tiru Raṇu district is attested in Poh (1v15), Palepangan (1v13), Bhatari (1v10) and Lintakan (3r7). The latter is written with a dental <text:span text:style-name="T7">n</text:span>. </text:p>
      <text:p text:style-name="Standard"><text:tab/>1v2 The toponym <text:span text:style-name="T7">saliṅsiṅan</text:span> figures for the first time in the Kurambitan stone (ca. 700 Saka), in a form of an inscribed <text:span text:style-name="T7">liṅga</text:span>. It tells about a demarcation of 3 <text:span text:style-name="T7">tampah </text:span>of wet rice field in Kurambitan to be a <text:span text:style-name="T7">sīma</text:span> for the religious foundation (<text:span text:style-name="T7">dharmma</text:span>) at Saliṅsiṅan by the official<text:span text:style-name="T7"> </text:span>(<text:span text:style-name="T7">pamgat</text:span>) of Tiru Ranu called <text:span text:style-name="T7">pu </text:span>Apus.<text:span text:style-name="T36"><text:note text:id="ftn82" text:note-class="footnote"><text:note-citation>27</text:note-citation><text:note-body><text:p text:style-name="Standard"><text:span text:style-name="T38"><text:s/>Stutterheim 1934: 85–93, Sarkar 1971–72, vol. I: 181–82 (no. XXVIII). </text:span></text:p></text:note-body></text:note></text:span> In 796 Saka, <text:span text:style-name="T7">pu </text:span>Apus, who apparently has become the official (<text:span text:style-name="T7">pamgat</text:span>) of<text:span text:style-name="T7"> hino</text:span>, demarcated the land of the religious foundation at Salingsingan into a <text:span text:style-name="T7">sīma</text:span> along with a wet rice field in Sri Manggala. This information is attested in the Sri Manggala stone.<text:span text:style-name="T36"><text:note text:id="ftn82" text:note-class="footnote"><text:note-citation>28</text:note-citation><text:note-body><text:p text:style-name="Standard"><text:span text:style-name="T38"><text:s/>Brandes 1896: 89, 112, Sarkar 1971–72, vol. I: 194–96 (no. XXXII).</text:span></text:p></text:note-body></text:note></text:span> In the Salingsingan plate, dated 802 Saka, the deity of Salinsingan is mentioned in a context where the Great King, Lord of Kayuwangi presents some gold offerings to Him.<text:span text:style-name="T36"><text:note text:id="ftn82" text:note-class="footnote"><text:note-citation>29</text:note-citation><text:note-body><text:p text:style-name="Standard"><text:span text:style-name="T38"><text:s/>Cohen Stuart 1875: 20–1 (KO X), Sarkar 1971–72, vol. I: 232–40 (no. XLII).</text:span></text:p></text:note-body></text:note></text:span> Salingsingan figures again in the Indrakila stone, 804 Saka,<text:span text:style-name="T36"><text:note text:id="ftn82" text:note-class="footnote"><text:note-citation>30</text:note-citation><text:note-body><text:p text:style-name="Standard"><text:span text:style-name="T38"><text:s/>Fifia Wardhani 2003, Edhie Wurjantoro 2018: 107–12. </text:span></text:p></text:note-body></text:note></text:span> as a region under district Wantil, before finally being mentioned here in this charter. About the location of this toponym, Soekmono, on the basis of the find spot of the Sri Manggala stone, proposed that Salingsingan might be located on the west slope of Mount Merapi.<text:span text:style-name="T36"><text:note text:id="ftn82" text:note-class="footnote"><text:note-citation>31</text:note-citation><text:note-body><text:p text:style-name="Standard"><text:span text:style-name="T38"><text:s/>Soekmono 1974: 66.</text:span></text:p></text:note-body></text:note></text:span> He went further by stating that the <text:span text:style-name="T7">dharma I saliṅsingan </text:span>may refer to either Candi Asu or Candi Lumbung. Another conjecture on the location of Salingsingan was brought up recently by Hadi Sidomulyo in his comment for toponyms mentioned in Tantu Panggelaran. The discussion figures under the toponym Arega Sela, which may be located in what is today Mount Goromanik, south of Pekalongan. Within this vicinity, a village named Rogoselo, which seems to retain the old toponym Arega Sela, has been remarked for its pre-Islam antiquities. Apart from it, Hadi Sidomulyo also noticed a name of a Moslem figure, Pangeran Slingsingan, among the Muslim graves in Rogoselo, which rings to him a place name Salingsingan, figures in several old Javanese inscriptions. Not a coincidence, in the east of Rogoselo, near a village named Reban, there was found the stele of Indrokilo, which records the purchase of land at Salingsingan for the benefit of a deity at Dihyang (Dieng). Hadi Sidomulyo then concluded that Salingsingan may locate close to the provenance of that inscription.<text:span text:style-name="T36"><text:note text:id="ftn82" text:note-class="footnote"><text:note-citation>32</text:note-citation><text:note-body><text:p text:style-name="Standard"><text:span text:style-name="T38"><text:s/>Robson and Hadi Sidomulyo 2021: 127–28.</text:span></text:p></text:note-body></text:note></text:span> <text:s/></text:p>
      <text:p text:style-name="Standard"><text:tab/>1v3 Regarding <text:span text:style-name="T7">pasaṅ gunuṅ, </text:span>the meaning of this term is still not clear. It often figures in the 10th century charters. Cf. Wulakan (2r8), Kaladi (10r3), Rumwiga I (1v12), Rumwiga II (1v4). Based on the context given in the texts where it appears, Goris suggests that it is connected to tax payment<text:span text:style-name="T7"> </text:span>and synonymous with <text:span text:style-name="T7">pasaṅ vukir.</text:span><text:span text:style-name="T37"><text:note text:id="ftn82" text:note-class="footnote"><text:note-citation>33</text:note-citation><text:note-body><text:p text:style-name="Standard"><text:span text:style-name="T38"><text:s/>Goris 1954 vol. II: 286.</text:span></text:p></text:note-body></text:note></text:span><text:span text:style-name="T7"> </text:span>In inscriptions coming from Airlangga period, <text:soft-page-break/>Kusambyan (B33) and Sima Anglayang (17r2–3), the term <text:span text:style-name="T7">pasaṅ giri </text:span>that might be synonymous with <text:span text:style-name="T7">pasaṅ gunuṅ </text:span>appears. In Modern Javanese and Bahasa indonesia, the term <text:span text:style-name="T7">pasaṅ giri </text:span>still exists. It means ‘condition, promise’ and ‘lottery’ in Modern Javanese, while in Bahasa Indonesia it means ‘sayembara dengan hadiah bagi pemenang terbaik atau yang unggul’. <text:s/></text:p>
      <text:p text:style-name="Standard"><text:tab/>1v3 The term <text:span text:style-name="T7">avur</text:span> might denote a sort of tax or payment also, but we do not know any single detail of it. Cf. Kasugihan (1v7). </text:p>
      <text:p text:style-name="Standard"><text:tab/>1v3 Unidentified <text:span text:style-name="T7">hǝbni pilaṅ </text:span>term is not attested elsewhere in the Old Javanese epigraphic corpus, but since it figures in the list of the revenue, it must be a kind of levy. <text:s/>It is interesting to note that the word <text:span text:style-name="T7">pilaṅ </text:span>appears in the Wuru Tunggal inscription (1r7) as a toponym. </text:p>
      <text:p text:style-name="Standard"><text:tab/>1v3 Still part of the list of revenue, the term <text:span text:style-name="T7">palān</text:span> is not attested elsewhere either. However, the second syllable, <text:span text:style-name="T7">lān</text:span>, is attested in the Wanua Tengah III inscription, along with <text:span text:style-name="T7">savah, </text:span>where its meaning also remains unknown but possibly linked to the word <text:span text:style-name="T7">lahan</text:span> in Malay. </text:p>
      <text:p text:style-name="Standard"><text:tab/>1v3 The term <text:span text:style-name="T7">pabayai </text:span>is common to be found in the Airlangga period but is then written as <text:span text:style-name="T7">pabaye.</text:span> OJED records it under the base word <text:span text:style-name="T7">baye</text:span>/<text:span text:style-name="T7">bayai</text:span>, with the gloss ‘a functionary in a temple’. Cf. Cane (face C &amp; d, line 8), Munggut (2.11), Anjatan (1r1), Turun Hyang (A23), Kemulan (line 6). </text:p>
      <text:p text:style-name="P17">1v3 More than one instance of abbreviated expression are found in this sequence of revenue-related terms <text:span text:style-name="T7">pabayai</text:span>, <text:span text:style-name="T7">sikpan</text:span>,<text:span text:style-name="T7"> </text:span>and <text:span text:style-name="T7">pavalyan</text:span> are in a parallel mention with <text:span text:style-name="T7">uṇḍahagi </text:span>and <text:span text:style-name="T7">maṅanam</text:span>, in which both of them are completed with <text:span text:style-name="T7">parmmasan</text:span>. Here, we assume that the inscription continues the list by eliding the word <text:span text:style-name="T7">parmmasan</text:span>. Such abbreviated expression is a common practice in epigraphic lists. In Sugih Manek, a shortening occurs when listing the gifts. The word <text:span text:style-name="T7">mas</text:span> (gold) is <text:span text:style-name="T38">o</text:span>ften omitted when the previous mention already stated that. The expression <text:span text:style-name="T7">sovaṅ-sovaṅ </text:span>also gets cut off, hence only one <text:span text:style-name="T7">sovaṅ </text:span>appears. Cf. Sugih Manek (A30–B15). </text:p>
      <text:p text:style-name="Standard"><text:tab/>1v4 The term <text:span text:style-name="T7">hurip lek</text:span> must be linked to the <text:span text:style-name="T7">pjah lek </text:span>mentioned in the Barahasrama plate (1v3). The fact that these terms have opposite meanings implies a binary opposition either regarding periodicity of payment or its aim. </text:p>
      <text:p text:style-name="Standard"><text:tab/>1v5 The toponym Limpar is also attested in the Kamalagi stone inscription (A17) as a <text:span text:style-name="T7">lungguh</text:span> of the same function, <text:span text:style-name="T7">patih ri limpar</text:span>, while in the Haliwangbang plate that belongs to the set of Polengan charters, Limpar figures as one of the <text:span text:style-name="T7">vanua tpi siriṅ </text:span>(3r9)<text:span text:style-name="T7">. </text:span></text:p>
      <text:p text:style-name="Standard"><text:tab/>1v5 The expression <text:span text:style-name="T7">ḍaṇḍa-kuḍaṇḍa </text:span>which apparently comes from Sanskrit term <text:span text:style-name="T7">ḍaṇḍa, </text:span>meaning punishment in general and fines as well, has been discussed by De Casparis (1991: 40). The scholar noted that it often appears at the end of the sentence, after a list of fines or such, so that it could mean all other kinds of fines that are not yet mentioned, or just indicate all (other) fines. We note also the expression <text:span text:style-name="T7">bhaṇḍihālādi </text:span>which in most cases comes after <text:span text:style-name="T7">ḍaṇḍa-kuḍaṇḍa</text:span> and whose meaning seems not yet to have been clarified. However, in one of its occurrences in this corpus, namely Barahasrama, we find a different form to write such expression, that is <text:span text:style-name="T7">bhaṇḍihāla ityaivamādi, </text:span>which is the prolonged form of the contraction <text:span text:style-name="T7">bhaṇḍihālādi</text:span>. Zoetmulder in OJED records<text:span text:style-name="T7"> bhaṇḍihāla</text:span> under the base word <text:span text:style-name="T7">maṇḍi, </text:span>meaning “effective, poisonous, harmful, magically dangerous?”.<text:span text:style-name="T36"><text:note text:id="ftn82" text:note-class="footnote"><text:note-citation>34</text:note-citation><text:note-body><text:p text:style-name="Standard"><text:span text:style-name="T38"><text:s/>Zoetmulder 1982: 1107.</text:span></text:p></text:note-body></text:note></text:span> </text:p>
      <text:p text:style-name="Standard"><text:tab/>1v8 The expression <text:span text:style-name="T7">Ājñă haji </text:span>which serves as a heading for a new text segment expression the contents of the royal decree, <text:s/>is also found in Hujung Galuh (1r12) and Dalinan (1v3). </text:p>
      <text:p text:style-name="Standard"><text:tab/>1v13 Here we have <text:span text:style-name="T7">pu </text:span>Kituh as the Rakryān Halu, while in the Barahasrama inscription (1v12) which was issued just a year after Tihang, this function is occupied by <text:span text:style-name="T7">pu </text:span>Ketuvijaya. Is it a mere coincidence that <text:span text:style-name="T7">kituh </text:span>and <text:span text:style-name="T7">ketu</text:span> have such similar pronunciations? If not, we are dealing here with an interesting phenomenon of equivalency between indigenous and Sanskrit names: the one may be the Javanization or, inversely, the Sanskritization of the other. </text:p>
      <text:p text:style-name="Standard"><text:soft-page-break/><text:tab/>1v14 <text:span text:style-name="T7">pu </text:span>Uttara as the Lord of Gurun Vaṅi is also found in Sugih Manek (A30). In later inscriptions, he then became the Lord of Bavaṅ. Cf. Barahasrama (1v2, 1v12). However, only in this inscription his name is completed with <text:span text:style-name="T7">balavi-kiraṇa. <text:s/></text:span></text:p>
      <text:p text:style-name="Standard"><text:span text:style-name="T7"><text:tab/></text:span>1v14 <text:span text:style-name="T7">pu </text:span>Khaṭvāṅga as a <text:span text:style-name="T7">palar hyaṁ</text:span> figures in Barahasrama (1v13). In Kinewu (line 15), he is the Lord of Maṇḍyāṅin. In Lintakan, we have <text:span text:style-name="T7">saṅ </text:span>Khaṭvāṅga as a <text:span text:style-name="T7">patilaman</text:span>. </text:p>
      <text:p text:style-name="Standard"><text:tab/>1v14 <text:span text:style-name="T7">kapuA sira kabaiḥ makobhaya Ikanaṁ pasak-pasak·</text:span>:<text:span text:style-name="T7"> </text:span>Again, we encounter a phrase that seems to also be applied in some contemporary inscriptions. Cf. Wanua Tengah III 2r14. </text:p>
      <text:p text:style-name="P25"/>
      <text:p text:style-name="P27"/>
      <text:h text:style-name="Heading_20_2" text:outline-level="2"><text:bookmark text:name="_llcs1gpskkdr"/>Wintang Mas II (919-10-12)</text:h>
      <text:p text:style-name="P23">The first scholar who edited this inscription was Cohen Stuart. He published the transliteration in <text:span text:style-name="T7">Kawi Oorkonden</text:span> (1875) under no. XX.<text:span text:style-name="T36"><text:note text:id="ftn82" text:note-class="footnote"><text:note-citation>35</text:note-citation><text:note-body><text:p text:style-name="Standard"><text:span text:style-name="T38"><text:s/>Cohen Stuart 1875: 30–31 (no. XX).</text:span></text:p></text:note-body></text:note></text:span> Vital work on reconstituting the first date was done by Damais.<text:span text:style-name="T36"><text:note text:id="ftn82" text:note-class="footnote"><text:note-citation>36</text:note-citation><text:note-body><text:p text:style-name="Standard"><text:span text:style-name="T38"><text:s/>Damais 1955: 52. </text:span></text:p></text:note-body></text:note></text:span> <text:s/>The edition that we offer here is based on Cohen Stuart’s reading, reproduced by Sarkar with an English translation and some comments.<text:span text:style-name="T36"><text:note text:id="ftn82" text:note-class="footnote"><text:note-citation>37</text:note-citation><text:note-body><text:p text:style-name="Standard"><text:span text:style-name="T38"><text:s/>Sarkar 1971–72, vol. II: 192–95 (no. LXXXVIII).</text:span></text:p></text:note-body></text:note></text:span> We have made use of a color photo (from Museum Volkenkunde Leiden) and monochrome version (OD photo) of this plate to check the text. </text:p>
      <text:h text:style-name="P2" text:outline-level="4"><text:bookmark text:name="_od7yzbo0de79"/>Text (TKD &amp; AG)</text:h>
      <text:h text:style-name="P5" text:outline-level="5"><text:bookmark text:name="_ptjyvvwysx45"/>Plate 1. Recto.</text:h>
      <text:p text:style-name="P23"><text:span text:style-name="T15">(1r1)</text:span>{about 23 akṣ. lost}-pakṣa, tu, va, śu‚ vāra tatkāla dyaḥ deva, muAṁ dyaḥ babru‚ dyaḥ vijaya‚ sa<text:span text:style-name="T19">(ṁ)</text:span> raṇa‚ Uminto[nakan·]</text:p>
      <text:p text:style-name="P23"><text:span text:style-name="T15">(1r2)</text:span><text:span text:style-name="T19">[tāmra](pra)śast(i) {12 akṣ.} [śrī] (mahā)rā</text:span>ja rake h[i]no pu dakṣa‚ An· tlas· Inanugrahān· Umāryya mamuAt· pirak· I maṅulihi <text:span text:style-name="T19">(I)[rika]-</text:span></text:p>
      <text:p text:style-name="P23"><text:span text:style-name="T15">(1r3)</text:span><text:span text:style-name="T19">[na]</text:span><text:span text:style-name="T15"> </text:span>saṁ hyaṁ dharma I vintaṁ mas· de śrī mahārāja saṁ lumaḥ Iṁ pastika, <text:span text:style-name="T19">saṁk(ā) yan·</text:span> sinukr̥ta pamuA<text:span text:style-name="T12">t</text:span><text:span text:style-name="T10">⟨</text:span><text:span text:style-name="T12">n</text:span><text:span text:style-name="T10">⟩</text:span><text:span text:style-name="T12">y</text:span>a de samgat· maṅulihi, ḍaṅ ācāryya bhūtī, kunaṁ sahur· śrī mahārā-</text:p>
      <text:p text:style-name="P23"><text:span text:style-name="T15">(1r4)</text:span>ja, Apa mataṅ yan uvahana Anugraha saṁ devată Iṁ pastika‚ Irikana saṁ hyaṁ dharma I vintaṁ ma_s· kunaṁ buAt-thajinira I bhaṭāra haricandana‚ Iṁ trisamvatsara ya (<text:span text:style-name="T19">ta-</text:span>)</text:p>
      <text:p text:style-name="P23"><text:span text:style-name="T15">(1r5)</text:span>n· luptā‚ maṁkana li<text:span text:style-name="T19">[ṁ]</text:span> śrī mahārāja<text:span text:style-name="T19">,</text:span> Irikanaṁ kāla maṅasiAkan· dyaḥ deva‚ muAṁ dyaḥ babru‚ dyaḥ vijaya<text:span text:style-name="T46">⟨</text:span>‚<text:span text:style-name="T46">⟩ </text:span>vḍihan· yu 1 I samgat· tiruAn· pu tgaṁ‚ samgat· maṁhūri</text:p>
      <text:p text:style-name="P23"><text:span text:style-name="T15">(1r6)</text:span>pu cakra‚ vineḥ vḍihan· hlai 1 vandāmi valeṁ vineḥ vḍihan· hlai 1 samgat· ra hulu vineḥ vḍihan· hlai 1 <text:span text:style-name="T19">//</text:span> muvaḥ Iṁ śaka 841 kārttika-māsa tithi pañcādaśi</text:p>
      <text:p text:style-name="P23"><text:span text:style-name="T15">(1r7)</text:span>śukla-pakṣa‚ ha<text:span text:style-name="T46">⟨</text:span>‚<text:span text:style-name="T46">⟩</text:span> po‚ Aṁ‚ vāra pinintonakan· Ikanaṁ tāmrapraśasti, I rakryān· mapatiḥ I hino pu ketuvijaya, <text:span text:style-name="T19">saṁkā yan</text:span>· sinukr̥ta pamuAtnikana saṁ</text:p>
      <text:p text:style-name="P23"><text:span text:style-name="T15">(1r8)</text:span>hyaṁ dharmma Ataḥ de samgat· maṅulihi ḍaṅ Ācāryya bāmadeva‚ ndān· maṁkanātaḥ sahur· rakryān· mapatiḥ makon· Umagǝhakna Anugraha śrī mahārāja saṁ lu-</text:p>
      <text:p text:style-name="P23"><text:span text:style-name="T15">(1r9)</text:span>(ma)ḥ Iṁ pastika, maṅas(ī)Akan· dyaḥ deva dyaḥ babru, mas· pagǝḥ su 1 I rakryān· hino Anakbi‚ rakryān· maputu‚ juru kanayakān· I <text:span text:style-name="T19">vu</text:span>ru siki vineḥ vḍi-</text:p>
      <text:p text:style-name="P23"><text:soft-page-break/><text:span text:style-name="T15">(1r10)</text:span>han· hlai 1 saṁ parujar· vineḥ pirak· mā 4 vḍihan· (<office:annotation office:name="__Annotation__59846_1867428411" loext:resolved="false"><dc:creator>Arlo Griffiths</dc:creator><dc:date>2021-04-25T09:58:00</dc:date><text:p>@reason="eccentric_ductus"</text:p></office:annotation>h<office:annotation-end office:name="__Annotation__59846_1867428411"/>)lai<text:span text:style-name="T36"><text:note text:id="ftn82" text:note-class="footnote"><text:note-citation>38</text:note-citation><text:note-body><text:p text:style-name="Standard"><text:span text:style-name="T38"><text:s/>The peculiarity of the ductus of </text:span><text:span text:style-name="T39">ha </text:span><text:span text:style-name="T38">lies in the line that connects the upper part of the first line towards the middle line, then continues to form the right foot of </text:span><text:span text:style-name="T39">ha. </text:span></text:p></text:note-body></text:note></text:span> 1 matǝhǝr· pinakasākṣī, An· pinagǝhakan· Anugraha śrī mahārāja saṁ lumaḥ Iṁ pastika de rakryā-</text:p>
      <text:p text:style-name="P23"><text:span text:style-name="T15">(1r11)</text:span>[n·] mapatiḥ Irikana saṁ hyaṁ dharma I vintaṁ mas· sākṣī I ḍihyaṁ pitāmaha I hlaḍan·<text:span text:style-name="T30">⟨,⟩</text:span> pitāmaha I pragaṇita‚ pitāmaha I tgaṁ rāt·<text:span text:style-name="T30">⟨,⟩</text:span> pitāmaha Iṁ kūpa‚ pasǝk·</text:p>
      <text:p text:style-name="P23"><text:span text:style-name="T15">(1r12)</text:span>{about 16 akṣ. wholly or partly lost}(ci)tralekha I tiruAn· saṁ su<text:span text:style-name="T19">ma</text:span>ṅka vineḥ pirak· <text:span text:style-name="T19">mā</text:span> 6 // <text:span text:style-name="T42"><text:tab/></text:span></text:p>
      <text:h text:style-name="P5" text:outline-level="5"><text:bookmark text:name="_dvnvofojv3ms"/>Plate 1. Verso.</text:h>
      <text:p text:style-name="P24"><text:span text:style-name="T42">Blank</text:span></text:p>
      <text:h text:style-name="P2" text:outline-level="4"><text:bookmark text:name="_f06p2528i197"/>Apparatus</text:h>
      <text:p text:style-name="Standard">The siglum CS refers to Cohen Stuart’s edition.</text:p>
      <text:p text:style-name="Standard"/>
      <text:p text:style-name="Standard"><text:span text:style-name="T38"><text:tab/></text:span><text:span text:style-name="T19">1r1. Uminto[nakan·] [tāmra](pra)śast(i) ◇ Uminto(nakan·) ... sta CS. Our restoration is inspired by 1r7 </text:span><text:span text:style-name="T23">pinintonakan· Ikanaṁ tāmrapraśasti</text:span><text:span text:style-name="T19">.</text:span></text:p>
      <text:p text:style-name="Standard"><text:span text:style-name="T19"><text:tab/>1r1. sa(ṁ) rana ◇ saraṇa CS. The word </text:span><text:span text:style-name="T23">saraṇa</text:span><text:span text:style-name="T19"> does not make sense in this context. Traces of an </text:span><text:span text:style-name="T23">anusvāra </text:span><text:span text:style-name="T19">are identifiable in the photos above </text:span><text:span text:style-name="T23">sa.</text:span><text:span text:style-name="T19">. <text:s/></text:span></text:p>
      <text:p text:style-name="Standard"><text:span text:style-name="T19"><text:tab/>1r2. [tāmra](pra)śast(i) {12 akṣ.} [śrī] (mahā)rāja ◇ {some akṣ. lost} sta {some akṣ. lost} (mahārā)ja CS.</text:span></text:p>
      <text:p text:style-name="Standard"><text:span text:style-name="T19"><text:tab/>1r3. (I)[rikana] saṁ ◇ {some akṣ. lost} saṁ CS. Our restoration is inspired by the fact that two other occurrences of <text:s/></text:span><text:span text:style-name="T23">saṁ hyaṁ dharma I vintaṁ mas</text:span><text:span text:style-name="T19"> in this text are preceded by </text:span><text:span text:style-name="T23">Irikana</text:span><text:span text:style-name="T19">. The available space at the end of line 2 and the beginning of line 3 is limited, but may just have been enough to accommodate the supplied </text:span><text:span text:style-name="T23">akṣara</text:span><text:span text:style-name="T19">s. CS does not assume any lost akṣara at the start of line 3. </text:span></text:p>
      <text:p text:style-name="P17"><text:span text:style-name="T19">1r3 saṁk(ā) yan ◇ saṁ kāyan CS. On all occurrences of this expression, CS renders them all as </text:span><text:span text:style-name="T23">saṁ kāyan. </text:span><text:span text:style-name="T19">Though the additional stroke seems really thin, the space between </text:span><text:span text:style-name="T23">k(ā) </text:span><text:span text:style-name="T19">and </text:span><text:span text:style-name="T23">ya </text:span><text:span text:style-name="T19">could confirm that the scribe meant to incise a </text:span><text:span text:style-name="T23">tarung</text:span><text:span text:style-name="T19">. Note from OJED: </text:span><text:span text:style-name="T23">saṅka yan</text:span><text:span text:style-name="T19"> 'because of the fact that, seeing that (note the -ā in kak.)'.</text:span></text:p>
      <text:p text:style-name="Standard"><text:span text:style-name="T19"><text:tab/>1r4. ya (ta)n· luptā ◇ yan· luptā CS. Note the frequent occurrence of </text:span><text:span text:style-name="T23">tan lupta </text:span><text:span text:style-name="T19">in OJ texts. The expression is found throughout the history of OJ epigraphy, and also within the Daksa corpus, in the Barahasrama inscription (1r9). Moreover, there is space available for one more than CS read at the end of line 4, and the outline of a </text:span><text:span text:style-name="T23">ta</text:span><text:span text:style-name="T19"> seems visible on OD 10027. However, it is true that it might be easier to construe the whole sentence </text:span><text:span text:style-name="T23">apa mataṅ yan uvahana ...</text:span><text:span text:style-name="T19">, </text:span><text:span text:style-name="T23">kunaṅ</text:span><text:span text:style-name="T19"> ... </text:span><text:span text:style-name="T23">yan luptā</text:span><text:span text:style-name="T19"> without </text:span><text:span text:style-name="T23">tan</text:span><text:span text:style-name="T19">.</text:span></text:p>
      <text:p text:style-name="Standard"><text:span text:style-name="T19"><text:tab/>1r5. </text:span><text:span text:style-name="T18">maṅasiAkan· ◇ corr. maṅasǝAkan·. The same spelling occurs also in line 1v9, and may have been intentional. In the Hujung Galuh <text:s/>inscription (1v7), we also find this spelling. </text:span></text:p>
      <text:p text:style-name="Standard"><text:span text:style-name="T18"><text:tab/>1r9. vuru siki </text:span><text:span text:style-name="T19">◇ curu siki CS. The shape of </text:span><text:span text:style-name="T23">va </text:span><text:span text:style-name="T19">and </text:span><text:span text:style-name="T23">ca </text:span><text:span text:style-name="T19">are often quite similar in this script. CS in his edition actually adopted </text:span><text:span text:style-name="T23">maṅulihi</text:span><text:span text:style-name="T19"> instead of </text:span><text:span text:style-name="T23">curu siki. </text:span><text:span text:style-name="T19">The latter string is put inside parentheses with a ‘FS’ notice. It seems that CS mistakenly thought that the plate should have had </text:span><text:span text:style-name="T23">maṅulihi</text:span><text:span text:style-name="T19">. <text:s/></text:span></text:p>
      <text:p text:style-name="Standard"><text:span text:style-name="T18"><text:tab/>1r12 sumaṅka ◇ sujaṅka CS.</text:span></text:p>
      <text:p text:style-name="P17"><text:span text:style-name="T18">1r12 mā ◇ ma CS. </text:span></text:p>
      <text:p text:style-name="P13"/>
      <text:h text:style-name="Heading_20_4" text:outline-level="4"><text:bookmark text:name="_2iich85fiv5e"/>Translation</text:h>
      <text:p text:style-name="Standard"><text:span text:style-name="T15">(1r1–4)</text:span> ... fortnight, Tuṅlai, Vagai, Friday. That was the time that <text:span text:style-name="T7">dyah</text:span> Deva with <text:span text:style-name="T7">dyah</text:span> Babru, <text:span text:style-name="T7">dyah</text:span> Vijaya [and] <text:span text:style-name="T7">saṅ</text:span> Raṇa showed the copper charter. <text:span text:style-name="T15">..... </text:span>the Great King, the Lord of Hino, <text:span text:style-name="T7">pu </text:span><text:soft-page-break/>Dakṣa, <text:span text:style-name="T12">that they had been granted by the Great King who rests at Pastika to stop offering silver to (the village of) Maṅulihi in the holy foundation of Vintaṅ Mas</text:span>, because of the fact that the offering of it is carried out by the official of Maṅulihi, (called) <text:span text:style-name="T7">ḍaṅ ācārya</text:span> Bhūti. </text:p>
      <text:p text:style-name="P17"><text:span text:style-name="T15">(1r3–5) </text:span>And the Great King answered, “For what reason should the grant of the deified ancestor at Pastika to the holy foundation of Vintaṅ Mas be altered? And the royal corvée to the deity Haricandana once in three years should not fail!” Thus spoke the Great King. </text:p>
      <text:p text:style-name="P17"><text:span text:style-name="T15">(1r5–6) </text:span>At that time, <text:span text:style-name="T7">dyah</text:span> Deva with <text:span text:style-name="T7">dyah </text:span>Babru [and] <text:span text:style-name="T7">dyah </text:span>Vijaya offered 1 pair<text:span text:style-name="T7"> </text:span>of cloth to the official of Tiruan (called) <text:span text:style-name="T7">pu </text:span>Tgaṅ. The official of Maṅhūri<text:span text:style-name="T7"> </text:span>(called) <text:span text:style-name="T7">pu </text:span>Cakra was given 1 sheet<text:span text:style-name="T7"> </text:span>of cloth. The <text:span text:style-name="T7">vandāmi </text:span>of Valeṅ<text:span text:style-name="T7"> </text:span>was given 1 sheet<text:span text:style-name="T7"> </text:span>of cloth. The official (called) Ra<text:span text:style-name="T7"> </text:span>Hulu was given 1 sheet<text:span text:style-name="T7"> </text:span>of cloth. </text:p>
      <text:p text:style-name="P17"><text:span text:style-name="T15">(1r6–9) </text:span>And in Śaka 841, month of Kārttika, fifteenth <text:span text:style-name="T7">tithi </text:span>of the waning fortnight, Hariyaṅ, Pon, Tuesday, the copper charter was shown to the Lord minister<text:span text:style-name="T7"> </text:span>of Hino (called) <text:span text:style-name="T7">pu </text:span>Ketuvijaya, because of the fact that the offering to the holy foundation was still carried out by the official of Maṅulihi (called) <text:span text:style-name="T7">ḍaṅ ācārya</text:span> Bāmadeva. And (<text:span text:style-name="T7">ndān</text:span>) the answer of the Lord minister was still the same, as he ordered to maintain the grant of the Great King who rests at Pastika. </text:p>
      <text:p text:style-name="P17"><text:span text:style-name="T15">(1r9–10) </text:span>[The gentlemen called] <text:span text:style-name="T7">dyah </text:span>Deva [and] <text:span text:style-name="T7">dyah </text:span>Babru presented 1 <text:span text:style-name="T7">suvarṇa </text:span>of confirmatory gold to the wife of the Lord<text:span text:style-name="T7"> </text:span>of Hino, <text:span text:style-name="T7">rakryān maputu</text:span>, the overseer of <text:span text:style-name="T7">kanayakān </text:span>at Vuru Siki were given 1 sheet<text:span text:style-name="T7"> </text:span>of cloth; the spokesman was given 4 <text:span text:style-name="T7">māṣa </text:span>of silver [and] 1 sheet<text:span text:style-name="T7"> </text:span>of cloth. </text:p>
      <text:p text:style-name="P17"><text:span text:style-name="T15">(1r10–12) </text:span>At the same time (<text:span text:style-name="T7">matǝhǝr</text:span>), he witnesses that the grant of the Great King who rests at Pastika had been confirmed by the the Lord minister for the holy foundation<text:span text:style-name="T7"> </text:span>at Vintaṅ Mas were the witnesses from Ḍihyaṅ: the <text:span text:style-name="T7">pitāmaha </text:span>of Hlaḍan, the <text:span text:style-name="T7">pitāmaha </text:span>of Pragaṇita, the <text:span text:style-name="T7">pitāmaha </text:span>of Tgaṅ Rāt, the <text:span text:style-name="T7">pitāmaha </text:span>of Kūpa. The gift …. the calligrapher of Tiruan (called) <text:span text:style-name="T7">saṅ</text:span> Sumaṅka was given 6 <text:span text:style-name="T7">māṣa</text:span> of silver.</text:p>
      <text:p text:style-name="Standard"/>
      <text:h text:style-name="Heading_20_4" text:outline-level="4"><text:bookmark text:name="_jl01irnfeunn"/>Commentary</text:h>
      <text:p text:style-name="Standard"><text:tab/>1r1 The toponym Maṅulihi is quite interesting. It is found in Maṅulihi (line 7), Wintang Mas I (line 3,7,8) and Barahasrama (1v23). Basically it is attested rarely in the clear context of a toponym, often following or preceding a certain function — the most common one is <text:span text:style-name="T7">samgat</text:span>. But, we are sure that it refers to a toponym at least in these two examples: <text:span text:style-name="T7">tuhān I maṅulihi pagar vsi </text:span>(Wintang Mas I, line 8) and <text:span text:style-name="T7">rāma I maṅulihi si dadhi </text:span>(Barahasrama 1v23).</text:p>
      <text:p text:style-name="Standard"><text:tab/>1r3 The toponym <text:span text:style-name="T7">vintaṅ mas </text:span>is only attested in the Wintang Mas I (A3). <text:s/></text:p>
      <text:p text:style-name="Standard"><text:tab/>1r3 The toponym <text:span text:style-name="T7">pastika </text:span>figures several times since the reign of Kayuwangi, and most likely is mentioned in the context of a religious foundation (<text:span text:style-name="T7">dharma</text:span>). Cf. Marsmu (1v2) <text:span text:style-name="T7">kunaṁ paṅansǝAnnanya I dharmma rakryān· I vka I pastika</text:span>, Kwak I (1r4) <text:span text:style-name="T7">buAt-thajyanya maṁragā kamvaṁ Iṁ pastika, </text:span>Ratawun II (1v3)<text:span text:style-name="T7"> simāniṅ dharma umaḥ iṅ pastika</text:span>, Pastika (inscribed <text:span text:style-name="T7">liṅga</text:span>) <text:span text:style-name="T7">tatkālani sīma bhaṭāra I Pastika</text:span>(...)<text:span text:style-name="T7">, </text:span>Ramwi (1r3) <text:span text:style-name="T7">kumonnakan· Ikanaṁ dharmma Iṁ pastika dharmma rakarayān· halu pu catura</text:span>;<text:span text:style-name="T7"> </text:span>(1r7) <text:span text:style-name="T7">bhaṭāra i dharmma rake halu i ramvi iṁ pastika aparānanya</text:span>, Munggu Antan (1r2–3) <text:span text:style-name="T7">saṅ devata I pastika</text:span>. In Balitung corpus, the picture of <text:span text:style-name="T7">pastika </text:span>as a place where a figure is deified emerges. Cf. Poh (1v3) <text:span text:style-name="T7">saṁ lumāḥ I pastika</text:span>, (1v5) <text:span text:style-name="T7">saṁ lumāḥ Iṁ pastika</text:span>. Then, in this charter, the deified figure is revealed, the Great King (1r3). So, the sequence of the foundation at Pastika might be like this: during Kayuwangi’s reign, the foundation is entitled under the name of the Lord of Halu. While in the Balitung period, it becomes the veneration place for a personage which apparently is the former Great King. On the name of the Great King, Poerbatjaraka (1926: 78 n. 2) and Wisseman Christie in her working paper (ed. 2004) argues that it might refer to King Kayuwangi. It is based on the grant made in Wintang Mas I to the villagers of Kapuhunan who no longer had an obligation to the <text:span text:style-name="T7">dharma </text:span>of Wintang Mas. The obligation hence was transferred to Maṅulihi. Even though the name of the King is not attested in the charter, judging from the time when the edict was issued, <text:soft-page-break/>which falls under the reign of Kayuwangi, Wisseman Christie perceives that it must refer to him. On the contrary, De Casparis proposes that the King in question must be one of Kayuwangi’s predecessors due to the fact that during Kayuwangi’s reign, he was actively granting privileges to the foundation at Pastika.<text:span text:style-name="T36"><text:note text:id="ftn82" text:note-class="footnote"><text:note-citation>39</text:note-citation><text:note-body><text:p text:style-name="Standard"><text:span text:style-name="T38"><text:s/>de Casparis 1992: 484.</text:span></text:p></text:note-body></text:note></text:span> </text:p>
      <text:p text:style-name="Standard"><text:tab/>1r4 The mention of deity Haricandana in Old Javanese epigraphic records is divided into two nuances. The first one is in the context of veneration of this deity, as shown in Wintang Mas I and Wintang Mas II. The other one is in the context of the oath formula, commencing around the second quarter of the 10th century onwards, where the deity Haricandana is invoked along with other deities and spirits. Cf Air Kali (6r2), Linggasuntan (B22), Gulung-gulung (c25), <text:s/>Waharu IV (5v4), Paradah I (2A28), Anjuk Ladang (C6), Alasantan (3r17), Muncang (c25), Wwahan (C7), Cane (d26), Munggut (4.12), Bimalasrama (11v5), Patakan (A26). About the identity of this deity, it has been a matter of debate among scholars working in pre-Islam Java. In his 1916 article which mainly discusses the Dinoyo stone (D. 113 in the Museum),<text:span text:style-name="T36"><text:note text:id="ftn82" text:note-class="footnote"><text:note-citation>40</text:note-citation><text:note-body><text:p text:style-name="Standard"><text:span text:style-name="T38"><text:s/>Brandes 1913: 1–2 (no. I), Sarkar 1971–72, vol. I: 25–33 (no. IV)</text:span></text:p></text:note-body></text:note></text:span> Bosch tried to demonstrate the link between Agastya and Haricandana.<text:span text:style-name="T36"><text:note text:id="ftn82" text:note-class="footnote"><text:note-citation>41</text:note-citation><text:note-body><text:p text:style-name="Standard"><text:span text:style-name="T38"><text:s/>Bosch 1916: 437–39. </text:span></text:p></text:note-body></text:note></text:span> The gist of this inscription tells about a King named Gajayana from Kanjuruhan who founded a temple for Agastya and installed a new statue made from a black marble to substitute the old one made from sandalwood (<text:span text:style-name="T7">devadāru</text:span>). In the course of examining the worship of Agastya, Bosch stumbled upon the mention of this sage in the oath formula from inscriptions coming from the 10th century. He noticed that Agastya always gets mentioned after Haricandana and was questioning why both of these religious figures appear in the beginning of the oath formula. He then came to conclusion that possibly they were once the Great sages venerated in the initial period of Hindu in Java (Bosch 1916: 439). Yet, Bosch still attempted to decode the literal meaning of Haricandana (green/yellow sandalwood) and alluded it to the sandalwood image mentioned in the Dinoyo stone that is possibly referring to Agastya. That point was taken up by Poerbatjaraka (1926:27) to understand the sequence of ”Haricandana Agastya <text:span text:style-name="T7">mahārṣi</text:span>” in the oath formula as “a yellow sandalwood (image) of the sage Agastya”. To all those attempts to link Haricandana and Agastya, de Casparis refuses to accord and referred to Krom’s argument that Haricandana is still a mysterious figure to us after all.<text:span text:style-name="T36"><text:note text:id="ftn82" text:note-class="footnote"><text:note-citation>42</text:note-citation><text:note-body><text:p text:style-name="Standard"><text:span text:style-name="T38"><text:s/>de Casparis 1992: 487.</text:span></text:p></text:note-body></text:note></text:span> </text:p>
      <text:p text:style-name="Standard"><text:tab/>1r6 <text:span text:style-name="T7">pu </text:span>Cakra as an official of Maṅhuri (<text:span text:style-name="T7">samgat maṁhūri</text:span>) in this corpus is attested in Tihang (1r6). In Balitung corpus, he seems to hold the same function, as attested in Panggumulan A (1v11), Telang I (1r3), Dalinan (2r2), Poh (1v9), Kubu-kubu (5v2), Mantyasih I (1r12), Rukam (1v8), and Wanua Tengah III (2r12). All occurences in Balitung corpus do not give the title <text:span text:style-name="T7">samgat</text:span>. </text:p>
      <text:p text:style-name="Standard"><text:tab/>1r6 The term <text:span text:style-name="T7">vandāmi </text:span>occurs in Wanua Tengah III (1v11) <text:span text:style-name="T7">patati vandāmi bhadrasūryya</text:span>, Hering (A29) <text:span text:style-name="T7">I ḍopāddhya I vtəḥ-vtəḥ mandami kaki jurvan,</text:span><text:span text:style-name="T37"><text:note text:id="ftn82" text:note-class="footnote"><text:note-citation>43</text:note-citation><text:note-body><text:p text:style-name="Standard"><text:span text:style-name="T38"><text:s/>Even though the inscription has </text:span><text:span text:style-name="T39">mandami </text:span><text:span text:style-name="T38">instead of </text:span><text:span text:style-name="T39">vandāmi, </text:span><text:span text:style-name="T38">Griffiths assumes that it intends to express the spelling variant of </text:span><text:span text:style-name="T39">vandāmi.</text:span></text:p></text:note-body></text:note></text:span> and also in some Balinese inscriptions.<text:span text:style-name="T7"> </text:span>Observing its use in Old Javanese epigraphic records, it seems that <text:span text:style-name="T7">vandāmi </text:span>marks a certain function in the Buddhist context, possibly referring to a kind of priest. We note that it always occurs without any honorific (<text:span text:style-name="T7">saṅ, pu, si</text:span>).<text:span text:style-name="T7"> </text:span>In <text:span text:style-name="T7">Prasasti Bali II</text:span>,<text:span text:style-name="T36"><text:note text:id="ftn82" text:note-class="footnote"><text:note-citation>44</text:note-citation><text:note-body><text:p text:style-name="Standard"><text:span text:style-name="T38"><text:s/>Goris 1954: 332.</text:span></text:p></text:note-body></text:note></text:span> Roeloef Goris observed that the form literally means ‘I speak’ in Sanskrit and suggested it might have been an equivalent of OJ <text:span text:style-name="T7">parujar</text:span> ‘spokesman’.<text:span text:style-name="T36"><text:note text:id="ftn82" text:note-class="footnote"><text:note-citation>45</text:note-citation><text:note-body><text:p text:style-name="Standard"><text:span text:style-name="T38"><text:s/>The Dutch version: “(Skt: Ik spreek) woordvoerder in de rechtbank? (vgl. OJO </text:span><text:span text:style-name="T39">parujar</text:span><text:span text:style-name="T38">); in 209.5b.2: </text:span><text:span text:style-name="T39">nāyakan makarun ida —</text:span><text:span text:style-name="T38">; sinds 302 regelmatig: </text:span><text:span text:style-name="T39">samgat mangirengin — </text:span><text:span text:style-name="T38">(een Bd function).” </text:span></text:p></text:note-body></text:note></text:span> Meanwhile, Damais (1970) suggested about this word that it could be a compound of <text:span text:style-name="T7">va-nda-āmi</text:span>, but this hypothesis seems much less plausible to <text:soft-page-break/>us<text:span text:style-name="T7">.</text:span><text:span text:style-name="T37"><text:note text:id="ftn82" text:note-class="footnote"><text:note-citation>46</text:note-citation><text:note-body><text:p text:style-name="Standard"><text:span text:style-name="T38"><text:s/>Damais 1970: 573.</text:span></text:p></text:note-body></text:note></text:span> Arlo Griffiths, in his forthcoming article about Buddhist monasteries, provides a fruitful discussion on this term, <text:span text:style-name="T7">vandāmi</text:span>, which comes from the Sanskrit verb meaning “I venerate”. From Old Balinese epigraphic records, Griffiths discerns that the <text:span text:style-name="T7">vandāmi </text:span>holds a lower rank than the <text:span text:style-name="T7">upādhyāya</text:span>, a function that also frequently figures in Buddhist context and is rendered as “teacher”.<text:span text:style-name="T36"><text:note text:id="ftn82" text:note-class="footnote"><text:note-citation>47</text:note-citation><text:note-body><text:p text:style-name="Standard"><text:span text:style-name="T38"><text:s/>Zoetmulder 1982: 2130.</text:span></text:p></text:note-body></text:note></text:span> On why this Sanskrit word was used exclusively in the Old Javanese Buddhist context, Griffiths suggests that it might have a reference to the verb <text:span text:style-name="T7">vand </text:span>in the Indian Buddhist context, which is often derived as an individual designation. </text:p>
      <text:p text:style-name="Standard"><text:span text:style-name="T7"><text:tab/></text:span>1r6 We find a few other occurrences of the toponym <text:span text:style-name="T7">valeṁ </text:span>in this corpus, namely in the Wuru Tunggal and Tulang Er inscriptions (in the latter one, it is written as <text:span text:style-name="T7">baleṁ</text:span>). It must be the same toponym as <text:span text:style-name="T7">valaiṁ</text:span> which is often mentioned in inscriptions from the 9<text:span text:style-name="T36">th</text:span>–10<text:span text:style-name="T36">th</text:span> century CE. Further observations on this toponym have been made in Damais (1964) under the discussion of the toponym <text:span text:style-name="T7">Po-ling </text:span>being figured in Chinese annals.<text:span text:style-name="T36"><text:note text:id="ftn82" text:note-class="footnote"><text:note-citation>48</text:note-citation><text:note-body><text:p text:style-name="Standard"><text:span text:style-name="T38"><text:s/>Damais 1964: 118–141.</text:span></text:p></text:note-body></text:note></text:span> </text:p>
      <text:p text:style-name="Standard"><text:tab/>1r6 Notice the absence of <text:span text:style-name="T7">tatkāla </text:span>after the date expressed here, by contrast with the date in 1r1. It seems that <text:span text:style-name="T7">tatkāla </text:span>is applied once, on the dating formula which normally begins with <text:span text:style-name="T7">svasti. </text:span>See Wanua Tengah III (1v7) where we have some calendrical components but <text:span text:style-name="T7">tatkāla </text:span>is only attested when we encounter the opening exclamation.</text:p>
      <text:p text:style-name="Standard"><text:tab/>1r7 On the discussion about <text:span text:style-name="T7">pu </text:span>Ketuvijaya as the Lord of Hino, see the comment in Barahasrama (1v2). </text:p>
      <text:p text:style-name="Standard"><text:tab/>1r9 The toponym<text:span text:style-name="T7"> vuru siki</text:span> is also recorded in Poh 905 CE (1v16, 1v19), Rukam 907 CE (1v13, 1v16), Bhatari 907 CE (1v13). Damais records this toponym together with <text:span text:style-name="T7">vuru tuṅga</text:span>l because they are synonymous (see <text:span text:style-name="T7">siki</text:span> in OJED, ‘a unit, one’).<text:span text:style-name="T36"><text:note text:id="ftn82" text:note-class="footnote"><text:note-citation>49</text:note-citation><text:note-body><text:p text:style-name="Standard"><text:span text:style-name="T38"><text:s/>Damais 1970: 583–84, Zoetmulder 1982: 1763.</text:span></text:p></text:note-body></text:note></text:span> </text:p>
      <text:p text:style-name="Standard"><text:tab/>1r9 In a strict translation, the expression <text:span text:style-name="T7">rakryān hino Anakbi </text:span>might be rendered as: ‘the Lord of Hino, the wife’. To make it sound more familiar, the free translation “the wife of the Lord of Hino” is given. The use of <text:span text:style-name="T7">anakbi </text:span>to denote a woman is common to be found in Old Javanese epigraphic records, as shown in <text:s/>Kayuwangi until Sindok corpora. It appears not only in the gift lists but also as the protagonist one as seen in the Abhayananda inscription, where the wife of the Lord of Bavaṅ demarcated 4 <text:span text:style-name="T7">tampah </text:span>of wet rice field to benefit of the Abhayānanda <text:span text:style-name="T7">vihāra </text:span>(Griffiths, forthcoming). A brief remark on this term is made by van Naerssen when discussing the use of <text:span text:style-name="T7">anakbi</text:span> for the four spouses of the official of<text:span text:style-name="T7"> kalaṅ vuṅkal</text:span> in Dalinan (4r12)<text:span text:style-name="T36"><text:note text:id="ftn82" text:note-class="footnote"><text:note-citation>50</text:note-citation><text:note-body><text:p text:style-name="Standard"><text:span text:style-name="T38"><text:s/>van Naessen 1937: 455–56.</text:span></text:p></text:note-body></text:note></text:span>, while in another place, the spouse of Daksa goes with <text:span text:style-name="T7">binihaji</text:span>. According to Stutterheim,<text:span text:style-name="T36"><text:note text:id="ftn82" text:note-class="footnote"><text:note-citation>51</text:note-citation><text:note-body><text:p text:style-name="Standard"><text:span text:style-name="T38"><text:s/>Stutterheim 1935: 458–59.</text:span></text:p></text:note-body></text:note></text:span> this term has its roots from the morpheme <text:span text:style-name="T7">bi</text:span> or <text:span text:style-name="T7">vi</text:span> and is derived in <text:span text:style-name="T7">kbi</text:span>/<text:span text:style-name="T7">kvi</text:span>, <text:span text:style-name="T7">anakbi</text:span>, <text:span text:style-name="T7">bibi</text:span>, and <text:span text:style-name="T7">bini</text:span>, all words to express a woman.</text:p>
      <text:p text:style-name="Standard"><text:tab/>1r9 <text:span text:style-name="T7">rakryān maputu </text:span>is a unique expression. In this context, it could be understood at least in three manners. First, it might be read in relation with the previous expression, namely <text:span text:style-name="T7">rakryān anakbi</text:span>, in which case it could mean “the Ladies with grandchildren”. Second, it might mean “the (previously mentioned) Lords (who now had) grandchildren”. The third possibility might be “to the wife of the Lord of Hino (who was) a lady with <text:s/>grandchildren". Given the uncertainty as to its meaning, we leave the expression untranslated. In any case, we do not think it is necessary to emend it, as proposed by Sarkar, who was thinking of the word <text:span text:style-name="T7">mapatih</text:span>.<text:span text:style-name="T36"><text:note text:id="ftn82" text:note-class="footnote"><text:note-citation>52</text:note-citation><text:note-body><text:p text:style-name="Standard"><text:span text:style-name="T38"><text:s/>Sarkar 1971–72, vol. II: 195, n. 23.</text:span></text:p></text:note-body></text:note></text:span> </text:p>
      <text:p text:style-name="P17"><text:soft-page-break/>1r11 The word <text:span text:style-name="T7">pitāmaha</text:span> is considered as a title, possibly of a particular priest,<text:span text:style-name="T36"><text:note text:id="ftn82" text:note-class="footnote"><text:note-citation>53</text:note-citation><text:note-body><text:p text:style-name="Standard"><text:span text:style-name="T38"><text:s/>De Casparis 1991: 35.</text:span></text:p></text:note-body></text:note></text:span> and much mentioned in the old inscriptions coming from the Dieng plateau.<text:span text:style-name="T36"><text:note text:id="ftn82" text:note-class="footnote"><text:note-citation>54</text:note-citation><text:note-body><text:p text:style-name="Standard"><text:span text:style-name="T38"><text:s/>Griffiths 2012: 482, n. 18.</text:span></text:p></text:note-body></text:note></text:span> The same phrase <text:span text:style-name="T7">pitāmaha I hlaḍan </text:span>is found also in the Ra Kidan inscription. It is always followed by a toponym and no name is given. </text:p>
      <text:h text:style-name="Heading_20_2" text:outline-level="2"><text:bookmark text:name="_3kj0j3tit015"/>Sugih Manek (915-09-13)</text:h>
      <text:p text:style-name="P17"><text:span text:style-name="T16">HandDesc</text:span> From the palaeographical point of view, an interesting feature of this inscription comes from the <text:span text:style-name="T7">ulu ricem</text:span> (here transliterated as <text:span text:style-name="T7">ṁ*</text:span>) that occurs two times in the text (A2, A13). In the Daksa corpus, this sign is found uniquely in this inscription. Other occurrences of <text:span text:style-name="T7">ulu ricem </text:span>are found hitherto in the Balitung corpus (Kayu Ara Hiwang, 823 Saka) and in the Tulodhong corpus (Harinjing, 843 Saka).<text:span text:style-name="T36"><text:note text:id="ftn82" text:note-class="footnote"><text:note-citation>55</text:note-citation><text:note-body><text:p text:style-name="Standard"><text:span text:style-name="T38"><text:s/>Information from Arlo Griffiths.</text:span></text:p></text:note-body></text:note></text:span> </text:p>
      <text:p text:style-name="P17"/>
      <text:p text:style-name="P17">The first transcription of this charter was included in the posthumous publication of Brandes’ transcriptions (OJO no. XXX).<text:span text:style-name="T36"><text:note text:id="ftn82" text:note-class="footnote"><text:note-citation>56</text:note-citation><text:note-body><text:p text:style-name="Standard"><text:span text:style-name="T38"><text:s/>Brandes 1913: 37–41. </text:span></text:p></text:note-body></text:note></text:span> Brandes’ edition later was republished by Sarkar and completed with an English translation and comments.<text:span text:style-name="T36"><text:note text:id="ftn82" text:note-class="footnote"><text:note-citation>57</text:note-citation><text:note-body><text:p text:style-name="Standard"><text:span text:style-name="T38"><text:s/>Sarkar 1971–72, vol. II: 145–60 (no. LXXXIV).</text:span></text:p></text:note-body></text:note></text:span> Sugih Manek was coined as the designation of this charter by Damais in 1952.<text:span text:style-name="T36"><text:note text:id="ftn82" text:note-class="footnote"><text:note-citation>58</text:note-citation><text:note-body><text:p text:style-name="Standard"><text:span text:style-name="T38"><text:s/>Damais 1952: 52–53 (no. A. 95).</text:span></text:p></text:note-body></text:note></text:span> An attempt to convert its date was conducted by the same scholar in 1955.<text:span text:style-name="T36"><text:note text:id="ftn82" text:note-class="footnote"><text:note-citation>59</text:note-citation><text:note-body><text:p text:style-name="Standard"><text:span text:style-name="T38"><text:s/>Damais 1955: 50–51.</text:span></text:p></text:note-body></text:note></text:span> Nakada subsequently reread and republished this inscription with some changes and additional comments.<text:span text:style-name="T36"><text:note text:id="ftn82" text:note-class="footnote"><text:note-citation>60</text:note-citation><text:note-body><text:p text:style-name="Standard"><text:span text:style-name="T38"><text:s/>Nakada 1992: 15–34 (no. XIV).</text:span></text:p></text:note-body></text:note></text:span> Edhie Wurjantoro (2018) also includes this charter, under the slightly expanded designation Sugih Manek (Limus).<text:span text:style-name="T36"><text:note text:id="ftn82" text:note-class="footnote"><text:note-citation>61</text:note-citation><text:note-body><text:p text:style-name="Standard"><text:span text:style-name="T38"><text:s/>Edhie Wurjantoro 2018: 137–53. </text:span></text:p></text:note-body></text:note></text:span> Here, Brandes’ reading is used as the basis for an Indonesian translation. Some comments also seem to be taken from Sarkar’s work. </text:p>
      <text:p text:style-name="P17">The edition presented here was made on the basis of direct observation on the stone in January 2022 by Tyassanti Kusumo Dewanti, with remote supervision and assistance from Arlo Griffiths in France. Some checks in months later were made by consulting the photographs made by Eko Bastiawan and the estampages preserved in Leiden. A lot of new readings has been yielded here. Some of them are the numbers for the gift, the detail of the wet rice field that benefit the personnel at the foundation and the imprecation formula placed in the back face (B), left face (c), and right face (d). The first line of the right face that is never read by any scholar, possibly due to the lost of that part which is neglected by them, is being restituted in our edition. </text:p>
      <text:p text:style-name="P17"/>
      <text:h text:style-name="Heading_20_4" text:outline-level="4"><text:bookmark text:name="_887jao7wirh4"/>Text (TKD, AG)</text:h>
      <text:h text:style-name="P4" text:outline-level="5"><text:bookmark text:name="_3hn4y4owwje0"/>Front (A)</text:h>
      <text:p text:style-name="P8"><text:span text:style-name="T15">(A1)</text:span> // 0 // Avighnam astu // </text:p>
      <text:p text:style-name="P8"/>
      <text:p text:style-name="P8">I. <text:span text:style-name="T7">Āryā</text:span></text:p>
      <text:p text:style-name="P9">śivam astu sarvva-jagataḥ para-hita-<text:span text:style-name="T19">ni</text:span>ratāḥ bhavantu <text:span text:style-name="T15">(A2) </text:span>bhūta-gaṇāḥ</text:p>
      <text:p text:style-name="P9">doṣāḥ prayāntu nāśaṁ* sarvvatra sukhī bhavatu lokaḥ<text:span text:style-name="T13"> </text:span>// 0 //</text:p>
      <text:p text:style-name="P21"><text:soft-page-break/></text:p>
      <text:p text:style-name="P8"><text:span text:style-name="T15">(A3)</text:span> svasti śaka-varṣātīta 837 Asuji-māsa, tithi dvitīya śukla-pakṣa, ma, po, bu, vāra</text:p>
      <text:p text:style-name="P8"><text:span text:style-name="T15">(A4)</text:span> (Ă)g<text:span text:style-name="T19">ni</text:span>ya-deśa, citrā-nakṣatra, vedhr̥ti-yoga, tvaṣ<text:span text:style-name="T19">ṭā</text:span>-devatā, Irikā divaśani<text:span text:style-name="T13"> </text:span>(A)nugraha śrī<text:span text:style-name="T13"> </text:span>(ma-)</text:p>
      <text:p text:style-name="P8"><text:span text:style-name="T15">(A5)</text:span>hārāja śrī dakṣottama-bāhubajra-pratipakṣa-kṣaya, I rakai kanuruhan· <text:span text:style-name="T19">dyaḥ</text:span> mumpuṁ sumusuk·<text:span text:style-name="T13"> </text:span>I-</text:p>
      <text:p text:style-name="P8"><text:span text:style-name="T15">(A6)</text:span>kanaṁ vanva I limus· vatək kanuruhan·<text:span text:style-name="T13"> </text:span>gavai mā 1 mvaṁ<text:span text:style-name="T13"> </text:span>Anaknya I<text:span text:style-name="T13"> </text:span>tampuran·<text:span text:style-name="T13"> </text:span><text:span text:style-name="T19">pa</text:span>ṅguhan· tapak·<text:span text:style-name="T13"> </text:span>su 1<text:span text:style-name="T19">8 mā /8\</text:span></text:p>
      <text:p text:style-name="P8"><text:span text:style-name="T15">(A7)</text:span> <text:span text:style-name="T19">, Iṁ </text:span>satahun·-satahun·, sīmāniṁ dharmma rakryān· prāsāda kabikvan· I sugiḥ manek·, paknānya<text:span text:style-name="T13"> </text:span>pacaru-</text:p>
      <text:p text:style-name="P8"><text:span text:style-name="T15">(A8)</text:span><text:span text:style-name="T19">(A)</text:span> I bhaṭāra pratidina<text:span text:style-name="T19">,</text:span><text:span text:style-name="T13"> </text:span>mvaṁ taḍaha<text:span text:style-name="T19"> saṁ (ka)r(m)manya</text:span>,<text:span text:style-name="T13"> </text:span>sakvaiḥnira Umyāpāra kapūjān· bhaṭāra, <text:span text:style-name="T19">maṅas(ə)A(ka)-</text:span></text:p>
      <text:p text:style-name="P8"><text:span text:style-name="T15">(A9)</text:span><text:span text:style-name="T19">[n·] </text:span>{ca. 13 akṣ. illegible – possibly intentionally erased} rakryān· I sugiḥ manek· mvaṁ Ikaṁ I limus·, tan· katamāna de saṁ</text:p>
      <text:p text:style-name="P8"><text:span text:style-name="T15">(A10) </text:span><text:span text:style-name="T19">māna</text:span><text:span text:style-name="T20">⟨k⟩</text:span><text:span text:style-name="T19"> katrīṇi</text:span>,<text:span text:style-name="T13"> </text:span><text:span text:style-name="T19">paṅkur·</text:span>, tavān·, (ti)rip·<text:span text:style-name="T20">⟨,⟩</text:span> tiruAn·,<text:span text:style-name="T13"> </text:span>maṁhuri, mvaṁ sovāra saṁ maṅilala drabya haji, kriṁ<text:span text:style-name="T19">,</text:span><text:span text:style-name="T35"> </text:span>paṅuraṁ, </text:p>
      <text:p text:style-name="P8"><text:span text:style-name="T15">(A11)</text:span><text:span text:style-name="T13"> </text:span><text:span text:style-name="T19">paḍam apvī</text:span>, manimpiki, halu varak·, pamaṇikan·, maṇiga, lva<text:span text:style-name="T19">,</text:span> malandaṁ, pakalaṅkaṁ, tapa haji, Er haji(, maṁru)[mve]</text:p>
      <text:p text:style-name="P8"><text:span text:style-name="T15">(A12) </text:span>juru guśali, juru dagaṁ, juru nambi, juru huñjamān·, juru kutak·, juru jalir·‚ juru juḍi‚ Uṇḍahagi, limus galuḥ(,)</text:p>
      <text:p text:style-name="P8"><text:span text:style-name="T15">(A13) </text:span>paṅaruhan·, vatu <text:span text:style-name="T19">tajaṁ</text:span>*, taji, <text:span text:style-name="T19">paṇḍai</text:span>, mapayuṅan·, kḍi, valyan·, paranakan·, vidu maṅiduṁ<text:span text:style-name="T19">,</text:span> juru paḍahi<text:span text:style-name="T19">,</text:span></text:p>
      <text:p text:style-name="P8"><text:span text:style-name="T15">(A14)</text:span><text:span text:style-name="T13"> </text:span>sinag<text:span text:style-name="T19">u</text:span>ha, taṅkil·, salvit·, <text:span text:style-name="T19">varahan·</text:span>, sambal·, sumbul·, vatak· ri jro<text:span text:style-name="T19">,</text:span><text:span text:style-name="T13"> </text:span>siṅgaḥ<text:span text:style-name="T13"> </text:span>pamr̥ṣi<text:span text:style-name="T19">,</text:span><text:span text:style-name="T13"> </text:span>hulun· haji<text:span text:style-name="T19">,</text:span> ma-</text:p>
      <text:p text:style-name="P8"><text:span text:style-name="T15">(A15)</text:span>haliman·, L̥bə-L̥b·, Ityaivamādi saprakāra_niṁ maṅilala dr̥bya haji, miśra<text:span text:style-name="T13"> </text:span><text:span text:style-name="T19">parāmiśra</text:span><text:span text:style-name="T13"> </text:span>kabaiḥ ta-</text:p>
      <text:p text:style-name="P8"><text:span text:style-name="T15">(A16)</text:span>n·<text:span text:style-name="T13"> </text:span>ta(mā)<text:span text:style-name="T13"> </text:span>Iri(k)aiṁ<text:span text:style-name="T13"> </text:span>kabikvan·<text:span text:style-name="T13"> </text:span>I sugiḥ manek· mvaṁ Ikaṁ I limus·<text:span text:style-name="T19">,</text:span> samaṅkana sukhaduḥkhanya, mayaṁ tan· tka riṁ vvaḥ<text:span text:style-name="T20">⟨,⟩</text:span></text:p>
      <text:p text:style-name="P8"><text:span text:style-name="T15">(A17)</text:span><text:span text:style-name="T13"> </text:span>ḍaṇḍa-kuḍaṇḍa<text:span text:style-name="T20">⟨,⟩</text:span> bhaṇḍihalādi, salvir·niṁ vipati, mati katibā<text:span text:style-name="T19">, </text:span>māti kalbu, Inalapni glap·<text:span text:style-name="T19">,</text:span> valū rumambatt iṁ<text:span text:style-name="T13"> </text:span>natar·<text:span text:style-name="T20">⟨,⟩</text:span></text:p>
      <text:p text:style-name="P8"><text:span text:style-name="T15">(A18)</text:span><text:span text:style-name="T13"> </text:span>(ra)ḥ kasavur·, vaṅkai kābunan·, Ityaivamādi, tumama I bhaṭāra Ataḥ Ikana kabaiḥ<text:span text:style-name="T19">, </text:span>samaṅkana Ikanaṁ masambya-</text:p>
      <text:p text:style-name="P8"><text:span text:style-name="T15">(A19)</text:span>vahāra hana Irikiṁ kuśala rakryān· hiṁh[i]ṅana kv<text:span text:style-name="T19">ai</text:span>hanya<text:span text:style-name="T19">,</text:span> paṇḍai mās·<text:span text:style-name="T19">,</text:span> paṇḍe vsi, <text:span text:style-name="T19">paṇḍai </text:span>tambaga<text:span text:style-name="T19">,</text:span> <text:span text:style-name="T19">paṇḍai</text:span> gaṅsa<text:span text:style-name="T19">,</text:span><text:span text:style-name="T13"> </text:span><text:span text:style-name="T19">tluṁ U-</text:span></text:p>
      <text:p text:style-name="P8"><text:span text:style-name="T15">(A20)</text:span><text:span text:style-name="T19">bubvan·</text:span> Iṁ sasīma, macadar· tluṁ pacadaran·, maṅaraḥ tluṁ lumpaṁ<text:span text:style-name="T19">,</text:span> maṅulaṁ tluṁ tuhān·, kboAnya prāṇa<text:span text:style-name="T13"> </text:span><text:span text:style-name="T19">20</text:span><text:span text:style-name="T13"> </text:span>Iṁ satuhān·</text:p>
      <text:p text:style-name="P8"><text:span text:style-name="T15">(A21)</text:span><text:span text:style-name="T13"> </text:span><text:span text:style-name="T19">sap(i) ⟨prāṇa 40⟩,</text:span><text:span text:style-name="T13"> </text:span>vḍus·<text:span text:style-name="T13"> </text:span>prāṇa <text:span text:style-name="T19">80</text:span><text:span text:style-name="T20">⟨,⟩</text:span><text:span text:style-name="T13"> </text:span>Aṇḍaḥ savantayan·, maguluṅan· tluṁ pasaṁ<text:span text:style-name="T20">⟨,⟩</text:span> Ikanaṁ samaṅkana tan· knā I parammasan·, yāpvan· <text:span text:style-name="T19">dval·</text:span> </text:p>
      <text:p text:style-name="P8"><text:span text:style-name="T15">(A22) </text:span><text:span text:style-name="T19">pinikul kady aṅgāniṁ</text:span><text:span text:style-name="T13"> </text:span>mabasana(,) masayaṁ(,)<text:span text:style-name="T13"> </text:span>makacapuri<text:span text:style-name="T19">,</text:span> kapas·<text:span text:style-name="T19">,</text:span><text:span text:style-name="T13"> </text:span>vuṅkuḍu, tambaga<text:span text:style-name="T19">,</text:span> gaṅsa<text:span text:style-name="T19">,</text:span> timaḥ<text:span text:style-name="T19">,</text:span><text:span text:style-name="T13"> </text:span>vsi, vras·, paḍat·, lṅa<text:span text:style-name="T19">,</text:span><text:span text:style-name="T13"> </text:span>gu-</text:p>
      <text:p text:style-name="P8"><text:span text:style-name="T15">(A23)</text:span>la<text:span text:style-name="T19">,</text:span><text:span text:style-name="T13"> </text:span><text:span text:style-name="T19">bsar·,</text:span><text:span text:style-name="T13"> </text:span><text:span text:style-name="T19">lavai,</text:span><text:span text:style-name="T13"> </text:span>kasumba<text:span text:style-name="T19">,</text:span> <text:span text:style-name="T19">sapra(kāra)niṁ</text:span><text:span text:style-name="T13"> </text:span>dval pinikul· kalima<text:span text:style-name="T13"> </text:span>bantal·<text:span text:style-name="T13"> </text:span>Iṁ satuhān·<text:span text:style-name="T20">⟨,⟩</text:span> pikul-pikulananya tluṁ tuhān· Iṁ sasī-</text:p>
      <text:p text:style-name="P8"><text:span text:style-name="T15">(A24)</text:span>ma<text:span text:style-name="T19">,</text:span> <text:span text:style-name="T19">Ikana(ṁ) samaṅkana</text:span><text:span text:style-name="T13"> </text:span>tan· knā<text:span text:style-name="T13"> </text:span>de<text:span text:style-name="T13"> </text:span>saṁ (ma)ṅilala drabya haji, saparānanya sadeśanya, ndān· makmitana ya tulis·<text:span text:style-name="T19"> maṅkai lvi-</text:span></text:p>
      <text:p text:style-name="P8"><text:span text:style-name="T15">(A25)</text:span><text:span text:style-name="T19">ranya</text:span>,<text:span text:style-name="T13"> </text:span>yāpvan·<text:span text:style-name="T35"> </text:span>lviḥ<text:span text:style-name="T13"> </text:span>kvaiḥnya saṁkā<text:span text:style-name="T13"> </text:span><text:span text:style-name="T19">(I)rīkā</text:span><text:span text:style-name="T13"> </text:span><text:span text:style-name="T19">paṁhīṁhīṁ</text:span><text:span text:style-name="T13"> </text:span>Iriya knāna Ikanaṁ sakalviḥnya de saṁ maṅilala <text:span text:style-name="T19">sodhāra</text:span> haji tan·</text:p>
      <text:p text:style-name="P8"><text:span text:style-name="T15">(A26)</text:span><text:span text:style-name="T13"> </text:span>Adhikāna, kunaṁ<text:span text:style-name="T13"> </text:span>Ikanaṁ mañambul·, maṅapus·, mañavriṁ, mapahaṅan·, maṁlākha,<text:span text:style-name="T13"> </text:span><text:span text:style-name="T19">maṅubar·,</text:span> manahab manuk·, mamisaṇḍuṁ,<text:span text:style-name="T13"> </text:span>maṅa-</text:p>
      <text:p text:style-name="P8"><text:span text:style-name="T15">(A27)</text:span><text:span text:style-name="T19">(nam)·,</text:span><text:span text:style-name="T13"> </text:span>manarub·, manūlaṁ vuṅkudu, maṁdyun·, maṁluruṁ, maṁhapū Ityaivamādi, kapva ya tribhāgān·, sadūmān· <text:span text:style-name="T19">U</text:span>marā<text:span text:style-name="T13"> </text:span>I bhaṭāra<text:span text:style-name="T19">,</text:span></text:p>
      <text:p text:style-name="P8"><text:soft-page-break/><text:span text:style-name="T15">(A28)</text:span> sadūmān· I<text:span text:style-name="T13"> </text:span>saṁ makmitan· dharmma<text:span text:style-name="T19">,</text:span><text:span text:style-name="T13"> </text:span>sadūmān·<text:span text:style-name="T13"> </text:span>I saṁ maṅilala drabya haji,<text:span text:style-name="T13"> </text:span>maṅkana Ikanaṁ Ăjñă haji<text:span text:style-name="T13"> </text:span>paṁhīṁ Irikanaṁ <text:span text:style-name="T19">masambyavahāra</text:span></text:p>
      <text:p text:style-name="P8"><text:span text:style-name="T15">(A29)</text:span><text:span text:style-name="T13"> </text:span><text:span text:style-name="T19">hana ṅ(k)āna</text:span>, Irikanaṁ<text:span text:style-name="T13"> </text:span><text:span text:style-name="T19">g(r)itan(ya)</text:span><text:span text:style-name="T20">⟨,⟩</text:span><text:span text:style-name="T13"> </text:span>maṅasəAkan· rakryān· pagə-pagəḥ<text:span text:style-name="T13"> </text:span>I mahārāja śrī dakṣottama-bāhubajra-pratipakṣakṣaya mā su<text:span text:style-name="T19"> (1)</text:span></text:p>
      <text:p text:style-name="P8"><text:span text:style-name="T15">(A30)</text:span> (mā) {1 akṣ. illegible} vḍihan· ragi yu 1 I rakryān· bini haji parameśvarī<text:span text:style-name="T13"> </text:span>mā su<text:span text:style-name="T13"> </text:span>1<text:span text:style-name="T13"> </text:span>mā<text:span text:style-name="T13"> </text:span><text:span text:style-name="T19">4</text:span><text:span text:style-name="T13"> </text:span>ken· <text:span text:style-name="T19">v</text:span>laḥ<text:span text:style-name="T13"> </text:span>1<text:span text:style-name="T13"> </text:span>I rakryān· momah-uma<text:span text:style-name="T20">⟨ḥ⟩</text:span><text:span text:style-name="T13"> </text:span>gurum baṅi<text:span text:style-name="T13"> </text:span>pūtta(ra)</text:p>
      <text:p text:style-name="P20"/>
      <text:h text:style-name="P4" text:outline-level="5"><text:bookmark text:name="_h2zhqevefe4r"/>Back (B)</text:h>
      <text:p text:style-name="P8"><text:span text:style-name="T15">(B1) </text:span>(ma)s· mā 10 vḍihan· ragi yu 1, rake hujuṁ<text:span text:style-name="T13"> </text:span><text:span text:style-name="T19">d(yaḥ) mriḥ</text:span><text:span text:style-name="T13"> </text:span>mas· mā 10 vḍihan·<text:span text:style-name="T13"> </text:span>ragi yu 1, rake<text:span text:style-name="T13"> </text:span>tagaran·</text:p>
      <text:p text:style-name="P8"><text:span text:style-name="T15">(B2) </text:span>dyaḥ bagal·<text:span text:style-name="T13"> </text:span>mas· mā 10 vḍihan· ragi yu 1, saṁ juru makabaihan·<text:span text:style-name="T19"> I </text:span>kanuruhan· juru kanăyak(ā)<text:span text:style-name="T19">[n·]</text:span></text:p>
      <text:p text:style-name="P8"><text:span text:style-name="T15">(B3)</text:span>{2 akṣ. lost} {1 aks. illegible}riṁ maṁraṁkpi<text:span text:style-name="T13"> </text:span>saṁ ra gagar·,<text:span text:style-name="T13"> </text:span>juru lampuran· <text:span text:style-name="T19">rakai si</text:span>ñjalan· Ataṇḍa pu (Aḍo)<text:span text:style-name="T19">,</text:span><text:span text:style-name="T13"> </text:span>juru<text:span text:style-name="T13"> </text:span>vadvā rare saṁ brat·<text:span text:style-name="T20">⟨,⟩</text:span> <text:span text:style-name="T19">[juru]-</text:span></text:p>
      <text:p text:style-name="P8"><text:span text:style-name="T15">(B4)</text:span>[<text:span text:style-name="T19">niṁ ka</text:span>]lula<text:span text:style-name="T13"> </text:span>saṁ ra baṇir·, juru maṁrakət·<text:span text:style-name="T13"> </text:span>kāliḥ saṁ tavi, saṁ labdha,<text:span text:style-name="T13"> </text:span>Amasaṅakan· <text:span text:style-name="T19">(saṁ ra vava,) </text:span>kapva vinaiḥ<text:span text:style-name="T13"> </text:span>pasək·-<text:span text:style-name="T19">[pa]-</text:span></text:p>
      <text:p text:style-name="P8"><text:span text:style-name="T15">(B5)</text:span><text:span text:style-name="T19">[sək·]</text:span><text:span text:style-name="T13"> </text:span>mas· mā 2 vḍihan·<text:span text:style-name="T13"> </text:span>ragi hlai 1 sovaṁ-sovaṁ<text:span text:style-name="T19">,</text:span><text:span text:style-name="T13"> </text:span>saṁ mapatiḥ I<text:span text:style-name="T19">ṁ</text:span> pakaraṇān· makabaihan·,<text:span text:style-name="T13"> </text:span>patiḥ pam<text:span text:style-name="T19">ga</text:span>t· <text:span text:style-name="T19">saṁ</text:span><text:span text:style-name="T13"> </text:span><text:span text:style-name="T19">(ha)-</text:span></text:p>
      <text:p text:style-name="P8"><text:span text:style-name="T15">(B6)</text:span>(j)u<text:span text:style-name="T19">,</text:span><text:span text:style-name="T13"> </text:span>maṁhambən· saṁ hiraṇya, patiḥ kavaṅyan·, saṁ pārtha, <text:span text:style-name="T19">pinakāsthavira</text:span> I pakaraṇān· saṁ parujar· <text:span text:style-name="T19">vu</text:span>ṅkal kiluṁ, juru<text:span text:style-name="T13"> </text:span><text:span text:style-name="T19">ba</text:span>nva</text:p>
      <text:p text:style-name="P8"><text:span text:style-name="T15">(B7) </text:span><text:span text:style-name="T19">(sa)[ṁ] (k)ya,</text:span><text:span text:style-name="T13"> </text:span>saṁ saṅgama<text:span text:style-name="T19">ṁ</text:span>, gusti saṁ<text:span text:style-name="T13"> </text:span>rumput·, maṇiga saṁ loka, <text:span text:style-name="T19">pa</text:span>nulisan· saṁ prakăsi<text:span text:style-name="T19">(ta)</text:span>, A<text:span text:style-name="T19">p</text:span>kan· saṁ kbak·, juru<text:span text:style-name="T13"> </text:span>bva<text:span text:style-name="T19">[toḥ saṁ]</text:span></text:p>
      <text:p text:style-name="P8"><text:span text:style-name="T15">(B8) </text:span><text:span text:style-name="T19">[ca]nd(ra) </text:span>kapva vinaiḥ mā<text:span text:style-name="T13"> </text:span>1<text:span text:style-name="T13"> </text:span>vḍihan·<text:span text:style-name="T13"> </text:span>hlai 1 sovaṁ-sovaṁ, vahuta<text:span text:style-name="T13"> </text:span>panbahan· si <text:span text:style-name="T19">vu</text:span>jil·, vuṅkal· raya si kucup·<text:span text:style-name="T13"> </text:span>pakambaṅa[n·]</text:p>
      <text:p text:style-name="P8"><text:span text:style-name="T15">(B9)</text:span><text:span text:style-name="T13"> </text:span>si laka,<text:span text:style-name="T56"> </text:span>parujar<text:span text:style-name="T13"> </text:span>patiḥ<text:span text:style-name="T13"> </text:span>si lampuran·,<text:span text:style-name="T13"> </text:span>si {ca. 2 aks. illegible}n·, [si] {1–2 aks. illegible}r<text:span text:style-name="T13"> </text:span><text:span text:style-name="T19">maṁha</text:span>mb(ə)n·<text:span text:style-name="T13"> </text:span><text:span text:style-name="T19">[saṁ gu]</text:span>(ru<text:span text:style-name="T19">v)</text:span>rati,<text:span text:style-name="T13"> </text:span>parujar<text:span text:style-name="T13"> </text:span>kava<text:span text:style-name="T19">ṅya</text:span>n·<text:span text:style-name="T13"> </text:span>si rundhā,<text:span text:style-name="T13"> </text:span>paru[jar patiḥ]<text:span text:style-name="T13"> </text:span><text:span text:style-name="T19">si</text:span></text:p>
      <text:p text:style-name="P8"><text:span text:style-name="T15">(B10)</text:span>{ca. 3 aks. illegible}<text:span text:style-name="T19">,</text:span><text:span text:style-name="T13"> </text:span>kapva vinaiḥ<text:span text:style-name="T13"> </text:span>mā 1 vḍihan·<text:span text:style-name="T13"> </text:span>hlai<text:span text:style-name="T13"> </text:span>1 sovaṁ,<text:span text:style-name="T13"> </text:span>patiḥ <text:span text:style-name="T19">I</text:span><text:span text:style-name="T13"> </text:span>hujuṁ saṁ jarā, maṁhambən·<text:span text:style-name="T13"> </text:span>saṁ<text:span text:style-name="T13"> </text:span>balu<text:span text:style-name="T19">sya</text:span>k·<text:span text:style-name="T13"> </text:span>patiḥ<text:span text:style-name="T13"> </text:span>mānak·<text:span text:style-name="T13"> </text:span>saṁ <text:span text:style-name="T19">(g/t)a</text:span><text:span text:style-name="T13"> </text:span><text:span text:style-name="T19">{1 akṣ. lost} [ka-]</text:span></text:p>
      <text:p text:style-name="P8"><text:span text:style-name="T15">(B11)</text:span>pva vinaiḥ pasək·<text:span text:style-name="T13"> </text:span>mā 1 vḍihan·<text:span text:style-name="T13"> </text:span>hlai 1 sovaṁ, patiḥ<text:span text:style-name="T13"> </text:span>I vaharu maṁharap babak· [ḍa] pu<text:span text:style-name="T13"> </text:span><text:span text:style-name="T19">ba</text:span>hija<text:span text:style-name="T20">⟨,⟩</text:span><text:span text:style-name="T13"> </text:span>maṁhamb(ə)n·<text:span text:style-name="T13"> </text:span>saṁ<text:span text:style-name="T13"> </text:span><text:span text:style-name="T19">bha</text:span>rata<text:span text:style-name="T19">,</text:span><text:span text:style-name="T13"> </text:span>pa(ti)ḥ</text:p>
      <text:p text:style-name="P8"><text:span text:style-name="T15">(B12) </text:span>mānak· saṁ havaṁ<text:span text:style-name="T19">,</text:span><text:span text:style-name="T13"> </text:span>kapva vinaiḥ<text:span text:style-name="T13"> </text:span>pa<office:annotation office:name="__Annotation__61709_1867428411" loext:resolved="false"><dc:creator>Arlo Griffiths</dc:creator><dc:date>2022-01-15T08:38:00</dc:date><text:p><text:span text:style-name="T61">@reason="descender"</text:span></text:p></office:annotation>_<office:annotation-end office:name="__Annotation__61709_1867428411"/>sək· mā 1 vḍihan·<text:span text:style-name="T13"> </text:span>hlai 1 sovaṁ, rāma tpi siriṁ I<text:span text:style-name="T13"> </text:span>kalaṁliṅun·<text:span text:style-name="T13"> </text:span>ḍa pu hyaṁ tambir·,<text:span text:style-name="T13"> </text:span>I bu-</text:p>
      <text:p text:style-name="P8"><text:span text:style-name="T15">(B13)</text:span>kalaṅan·<text:span text:style-name="T13"> </text:span>saṁ dili, saṁ gnuk·,<text:span text:style-name="T13"> </text:span>I <text:span text:style-name="T19">vu</text:span>raṇḍuṅan· saṁ vintaṁ<text:span text:style-name="T19">, </text:span>I [ta]mpuran·<text:span text:style-name="T13"> </text:span>saṁ paman·<text:span text:style-name="T19">,</text:span><text:span text:style-name="T13"> </text:span>vinaiḥ<text:span text:style-name="T13"> </text:span>mā 1 vḍihan·<text:span text:style-name="T13"> </text:span>hlai 1 sovaṁ<text:span text:style-name="T20">⟨,⟩</text:span><text:span text:style-name="T13"> </text:span>rāma</text:p>
      <text:p text:style-name="P8"><text:span text:style-name="T15">(B14)</text:span><text:span text:style-name="T13"> </text:span>I limus·<text:span text:style-name="T13"> </text:span>vinkas· saṁ hitam·<text:span text:style-name="T19">(,) </text:span>rāma maratā<text:span text:style-name="T13"> </text:span>si talaṇḍaṁ<text:span text:style-name="T19">(,)</text:span><text:span text:style-name="T13"> </text:span>kala(ṁ)<text:span text:style-name="T13"> </text:span><text:span text:style-name="T19">pañjuruAn·</text:span><text:span text:style-name="T13"> </text:span>I limus·<text:span text:style-name="T13"> </text:span>saṁ<text:span text:style-name="T13"> </text:span><text:span text:style-name="T19">bandi, (k)ula(pa)ti</text:span><text:span text:style-name="T13"> </text:span>I limus·<text:span text:style-name="T13"> </text:span>sa(ṁ)<text:span text:style-name="T13"> </text:span>balan·</text:p>
      <text:p text:style-name="Standard"><text:span text:style-name="T15">(B15)</text:span> [vi]naiḥ mā 1 vḍihan·<text:span text:style-name="T19"> hlai</text:span><text:span text:style-name="T13"> </text:span>1<text:span text:style-name="T13"> </text:span>sovaṁ-s(o)vaṁ,<text:span text:style-name="T13"> </text:span>n(ā)han·<text:span text:style-name="T13"> </text:span><text:span text:style-name="T19">kvaiḥ</text:span>nira<text:span text:style-name="T13"> </text:span>tla<office:annotation office:name="__Annotation__61848_1867428411" loext:resolved="false"><dc:creator>Arlo Griffiths</dc:creator><dc:date>2023-04-13T06:18:00</dc:date><meta:creator-initials>AG</meta:creator-initials><text:p><text:span text:style-name="T68">I think this means</text:span></text:p><text:p/><text:p>@reason="descender"</text:p></office:annotation><office:annotation office:name="__Annotation__61844_1867428411" loext:resolved="false"><dc:creator>Tyassanti Kusumo</dc:creator><dc:date>2022-01-16T03:14:00</dc:date><text:p><text:span text:style-name="T61">space for the pasangan ja above it. and perhaps the suku!</text:span></text:p></office:annotation>_<office:annotation-end office:name="__Annotation__61844_1867428411"/><office:annotation-end office:name="__Annotation__61848_1867428411"/>s· saṁsipta vinaiḥ <text:span text:style-name="T19">pagə-pagəḥ</text:span> mvaṁ vḍihan·<text:span text:style-name="T13"> </text:span>mvaṁ vinaiḥ manaḍaha</text:p>
      <text:p text:style-name="Standard"><text:span text:style-name="T15">(B16) </text:span>{ca. 1 aks. illegible} kam<text:span text:style-name="T19">va</text:span>ṁ<text:span text:style-name="T13"> </text:span>m<text:span text:style-name="T20">⟨v⟩</text:span>a<text:span text:style-name="T20">⟨ṁ⟩</text:span> parabantən· saha dhūpadīpākṣatādi, pinratiṣṭa<text:span text:style-name="T13"> </text:span>ta saṁ hyaṁ təAs· tlas·<text:span text:style-name="T13"> </text:span>kr̥tasaṁskāra<text:span text:style-name="T13"> </text:span>Inuyut·<text:span text:style-name="T13"> </text:span>rumuhun·<text:span text:style-name="T13"> </text:span>śa(kta) sira</text:p>
      <text:p text:style-name="P8"><text:span text:style-name="T15">(B17)</text:span> tanamman·<text:span text:style-name="T13"> </text:span>cihnānyan·<text:span text:style-name="T13"> </text:span>mapatiḥ<text:span text:style-name="T13"> </text:span><text:span text:style-name="T19">kasīmānikaiṁ</text:span><text:span text:style-name="T35"> </text:span>I<text:span text:style-name="T13"> </text:span>limus·<text:span text:style-name="T13"> </text:span>mvaṁ<text:span text:style-name="T13"> </text:span><text:span text:style-name="T19">I</text:span> tampuran·<text:span text:style-name="T13"> </text:span>sīmā<text:span text:style-name="T13"> </text:span>punpunana<text:span text:style-name="T13"> </text:span>bhaṭāra <text:span text:style-name="T19">Iṁ</text:span><text:span text:style-name="T13"> </text:span>pr(ā)sāda<text:span text:style-name="T13"> </text:span>I sugiḥ<text:span text:style-name="T13"> </text:span>ma<text:span text:style-name="T19">nai</text:span>k·<text:span text:style-name="T13"> </text:span><text:span text:style-name="T19">(ku)-</text:span></text:p>
      <text:p text:style-name="P8"><text:span text:style-name="T15">(B18)</text:span><text:span text:style-name="T19">[śa]la</text:span> rakryān· kanuruhan· dyaḥ<text:span text:style-name="T13"> </text:span>mumpuṁ<text:span text:style-name="T20">⟨,⟩</text:span> tinuṅga(l) ta<text:span text:style-name="T13"> </text:span>Ikanaṁ savaḥ<text:span text:style-name="T13"> </text:span>Iṁ tampuran·<text:span text:style-name="T13"> </text:span>Ikaṁ samaparṇnaha<text:span text:style-name="T13"> </text:span>I saṁ karmmanya<text:span text:style-name="T20">⟨,⟩</text:span> pra<text:span text:style-name="T19">tyai</text:span>ka<text:span text:style-name="T13"> </text:span>savaḥ<text:span text:style-name="T13"> </text:span>kā-</text:p>
      <text:p text:style-name="Standard"><text:span text:style-name="T15">(B19)</text:span><text:span text:style-name="T19">cā</text:span>ryyan·<text:span text:style-name="T13"> </text:span>tapak·<text:span text:style-name="T13"> </text:span>mā<text:span text:style-name="T13"> </text:span><text:span text:style-name="T19">12</text:span><text:span text:style-name="T13"> </text:span>kapaṅajyanan<text:span text:style-name="T13"> </text:span>tapak·<text:span text:style-name="T13"> </text:span><text:span text:style-name="T19">mā 4</text:span><text:span text:style-name="T13"> </text:span><text:span text:style-name="T20">kade⟨va⟩</text:span>karmmān tapak·<text:span text:style-name="T13"> </text:span>mā<text:span text:style-name="T13"> </text:span>4(,)<text:span text:style-name="T13"> </text:span><text:span text:style-name="T19">kakulapatyan</text:span><text:span text:style-name="T13"> </text:span>tapak·<text:span text:style-name="T13"> </text:span>su 1 A<text:span text:style-name="T19">napu</text:span> I <text:s/></text:p>
      <text:p text:style-name="Standard"><text:span text:style-name="T15">(B20) </text:span><text:span text:style-name="T13">{ca. 2 aks. iIllegible} </text:span>tapak·<text:span text:style-name="T13"> </text:span>mā<text:span text:style-name="T13"> </text:span><text:span text:style-name="T19">6 Anapu Iṁ pañcuran</text:span> tapak·<text:span text:style-name="T13"> </text:span>mā <text:span text:style-name="T19">8</text:span><text:span text:style-name="T13"> </text:span>ku<text:span text:style-name="T13"> </text:span><text:span text:style-name="T13"><office:annotation office:name="__Annotation__62054_1867428411" loext:resolved="false"><dc:creator>Arlo Griffiths</dc:creator><dc:date>2023-04-13T06:21:00</dc:date><meta:creator-initials>AG</meta:creator-initials><text:p>&lt;choice&gt;&lt;unclear&gt;…&lt;/unclear&gt;&lt;unclear&gt;…&lt;/unclear&gt;&lt;/choice&gt;</text:p></office:annotation></text:span><text:span text:style-name="T13">(1/9)</text:span><office:annotation-end office:name="__Annotation__62054_1867428411"/><text:span text:style-name="T13"> </text:span>kavarigān tapak· mā<text:span text:style-name="T13"> </text:span>(4) Atamān<text:span text:style-name="T13"> </text:span>tapak·<text:span text:style-name="T13"> </text:span>mā<text:span text:style-name="T13"> </text:span>2<text:span text:style-name="T13"> </text:span>kasusurajyan tapa- </text:p>
      <text:p text:style-name="Standard"><text:soft-page-break/><text:span text:style-name="T15">(B21)</text:span>k· mā<text:span text:style-name="T13"> </text:span>7 variganya<text:span text:style-name="T13"> </text:span>tapak·<text:span text:style-name="T13"> </text:span>mā<text:span text:style-name="T13"> 2 </text:span>ku<text:span text:style-name="T13"> 2 </text:span>mahāpiṇḍa<text:span text:style-name="T13"> </text:span>tapak·<text:span text:style-name="T13"> </text:span>su<text:span text:style-name="T13"> </text:span>3<text:span text:style-name="T13"> </text:span>mā<text:span text:style-name="T13"> </text:span>14<text:span text:style-name="T13"> </text:span>Ikanaṁ maparṇnaḥ I<text:span text:style-name="T13"> </text:span>saṁ karmmanya, śeṣa tapak· </text:p>
      <text:p text:style-name="Standard"><text:span text:style-name="T15">(B22)</text:span><text:span text:style-name="T13"> </text:span>su 3<text:span text:style-name="T13"> </text:span>mā<text:span text:style-name="T13"> </text:span><text:span text:style-name="T13"><office:annotation office:name="__Annotation__62112_1867428411" loext:resolved="false"><dc:creator>Arlo Griffiths</dc:creator><dc:date>2023-04-13T06:21:00</dc:date><meta:creator-initials>AG</meta:creator-initials><text:p>&lt;choice&gt;&lt;unclear&gt;…&lt;/unclear&gt;&lt;unclear&gt;…&lt;/unclear&gt;&lt;/choice&gt;</text:p></office:annotation></text:span><text:span text:style-name="T13">(1/4)</text:span><office:annotation-end office:name="__Annotation__62112_1867428411"/><text:span text:style-name="T13"> </text:span>ya tika<text:span text:style-name="T13"> </text:span>maparṇnaha<text:span text:style-name="T13"> </text:span><text:span text:style-name="T19">devasva⟨,⟩ cārva</text:span><text:span text:style-name="T13"> </text:span>I bhaṭāra<text:span text:style-name="T13"> </text:span>pratidina<text:span text:style-name="T19">,</text:span><text:span text:style-name="T13"> </text:span>mvaṁ Ā<text:span text:style-name="T19">ya</text:span>byaya<text:span text:style-name="T13"> </text:span>sakaparipūrṇnākna<text:span text:style-name="T13"> </text:span>bhaṭāra tambak·</text:p>
      <text:p text:style-name="Standard"><text:span text:style-name="T15">(B23)</text:span><text:span text:style-name="T13"> </text:span><text:span text:style-name="T19">(U)</text:span>maḥ <text:span text:style-name="T19">d</text:span>uruṁ parubuṅan· pasajyan·<text:span text:style-name="T13"> </text:span>prakāra<text:span text:style-name="T19">,</text:span><text:span text:style-name="T13"> </text:span>kunaṁ Asiṁ<text:span text:style-name="T13"> </text:span>Umulah-ulaḥ Ikaiṁ<text:span text:style-name="T13"> </text:span>sīma I limus·<text:span text:style-name="T13"> </text:span>mvaṁ I<text:span text:style-name="T13"> </text:span>tampuran· ṅuniveḥ I</text:p>
      <text:p text:style-name="Standard"><text:span text:style-name="T15">(B24) </text:span>sugiḥ manaik·,<text:span text:style-name="T13"> </text:span>I dlāhaniṁ dlāha<text:span text:style-name="T13"> </text:span>jaḥ tasmāt·<text:span text:style-name="T13"> </text:span>kabvat·-karmmā<text:span text:style-name="T19">kna</text:span>nya, śĭrṇna bhasmībhāvā ya<text:span text:style-name="T20">⟨,⟩</text:span> salvirniṁ sarvvopadrava tmu-</text:p>
      <text:p text:style-name="Standard"><text:span text:style-name="T15">(B25)</text:span>nya, riṁ Ihātra<text:span text:style-name="T13"> </text:span>parātra,<text:span text:style-name="T13"> </text:span>Īndaḥ ta kita bhaṭāra<text:span text:style-name="T13"> </text:span>I śrī baprakeśvara brahmā viṣṇu mahādeva<text:span text:style-name="T13"> </text:span>ravi<text:span text:style-name="T13"> </text:span>śaśī<text:span text:style-name="T13"> </text:span>kṣiti jala<text:span text:style-name="T13"> </text:span><text:span text:style-name="T19">pava(na)</text:span><text:span text:style-name="T13"> </text:span></text:p>
      <text:p text:style-name="Standard"><text:span text:style-name="T15">(B26)</text:span><text:span text:style-name="T13"> </text:span>hutāśana, ya<text:span text:style-name="T19">ja</text:span>mā<text:span text:style-name="T19">nā</text:span>kāśa kālamr̥tyu<text:span text:style-name="T13"> </text:span>gaṇa bhūta san<text:span text:style-name="T19">dhyā</text:span>dvaya<text:span text:style-name="T13"> </text:span>Ahorāt<text:span text:style-name="T19">ri</text:span><text:span text:style-name="T13"> </text:span>yama<text:span text:style-name="T13"> </text:span>baruṇa<text:span text:style-name="T13"> </text:span>ku<text:span text:style-name="T19">vai</text:span>ra<text:span text:style-name="T13"> </text:span>bāsava yakṣa</text:p>
      <text:p text:style-name="Standard"><text:span text:style-name="T15">(B27)</text:span><text:span text:style-name="T13"> </text:span>rākṣasa piśāca rāma devatā<text:span text:style-name="T19">, </text:span>pretāsura<text:span text:style-name="T13"> </text:span>garuḍa kinnara<text:span text:style-name="T13"> </text:span>gandharvva<text:span text:style-name="T13"> </text:span><text:span text:style-name="T19">vidyā</text:span>dhara devaputra<text:span text:style-name="T13"> </text:span><text:span text:style-name="T19">na</text:span>nd(ī)śvara ma<text:span text:style-name="T19">hā</text:span>kāla<text:span text:style-name="T13"> </text:span>[nā]ga(r)[ā]-</text:p>
      <text:p text:style-name="Standard"><text:span text:style-name="T15">(B28)</text:span>ja<text:span text:style-name="T13"> </text:span>vināyaka lor kidul·<text:span text:style-name="T13"> </text:span>kulvan· vetan·,<text:span text:style-name="T13"> </text:span>dik-vidik·<text:span text:style-name="T13"> </text:span>I sor·<text:span text:style-name="T13"> </text:span>I ruhur,<text:span text:style-name="T13"> </text:span>sa<text:span text:style-name="T19">kvaiḥ </text:span>ta devata prasiddha maṁrakṣa<text:span text:style-name="T13"> </text:span>(ka-)</text:p>
      <text:p text:style-name="Standard"><text:span text:style-name="T15">(B29)</text:span>ḍatvan·<text:span text:style-name="T13"> </text:span>śrī mahārāja<text:span text:style-name="T13"> </text:span>Iṁ bhūmi matarām·<text:span text:style-name="T13"> </text:span>Umasuk· I śarīraniṅ<text:span text:style-name="T13"> </text:span>vaṁ<text:span text:style-name="T13"> </text:span>kabaiḥ<text:span text:style-name="T13"> </text:span>tan·<text:span text:style-name="T13"> </text:span>kavnaṁ tinahənan·,<text:span text:style-name="T13"> </text:span>yan· hana vvaṁ <text:span text:style-name="T19">[A]-</text:span></text:p>
      <text:p text:style-name="Standard"><text:span text:style-name="T15">(B30)</text:span>nyāya Umulah-ulaha<text:span text:style-name="T13"> </text:span>Ikaiṁ sīma<text:span text:style-name="T13"> </text:span>I sugiḥ manaik·<text:span text:style-name="T13"> </text:span>I limus·<text:span text:style-name="T13"> </text:span>I tampuran·,<text:span text:style-name="T13"> </text:span>ṅunivaiḥ An· <text:span text:style-name="T19">lbura ya,</text:span><text:span text:style-name="T13"> </text:span><text:span text:style-name="T19">patyanantā [ya ka</text:span>]-</text:p>
      <text:p text:style-name="Standard"><text:span text:style-name="T15">(B31)</text:span><text:span text:style-name="T19">(muṁ hyaṁ deyan ta)</text:span>t patīya,<text:span text:style-name="T13"> </text:span>taruṁ riṅ<text:span text:style-name="T13"> </text:span>adəgan·<text:span text:style-name="T13"> </text:span>tampyala<text:span text:style-name="T13"> </text:span>I viriṅan· Uvahi I təṅənan· <text:span text:style-name="T19">kaḍavuḥ təhə(r·) [tutuḥ tu](ṇḍunya)</text:span> </text:p>
      <text:p text:style-name="P8"><text:span text:style-name="T15">(B32) </text:span><text:span text:style-name="T19">[paṅan·]</text:span> [da]gi(ṁ)[nya], ḍuḍuk·<text:span text:style-name="T13"> </text:span>hatinya<text:span text:style-name="T13"> </text:span>sibittakan· vtaṁnya<text:span text:style-name="T13"> </text:span>duḍula<text:span text:style-name="T19">kan·</text:span> <text:span text:style-name="T19">pahuṁ</text:span>nya, vət<text:span text:style-name="T19">vākan· ḍalama(nya)</text:span></text:p>
      <text:p text:style-name="P20"/>
      <text:h text:style-name="Heading_20_5" text:outline-level="5"><text:bookmark text:name="_3gj1064txan3"/>Proper left (c)</text:h>
      <text:p text:style-name="Standard"><text:span text:style-name="T15">(c1)</text:span> patukanni(ṁ)<text:span text:style-name="T13"> </text:span>Ulā <text:span text:style-name="T19">bi</text:span>ṣa</text:p>
      <text:p text:style-name="Standard"><text:span text:style-name="T15">(c2) </text:span>[pa]ṅanann(iṁ)<text:span text:style-name="T13"> </text:span>moṁ<text:span text:style-name="T13"> </text:span>pulirak(na)-</text:p>
      <text:p text:style-name="P8"><text:span text:style-name="T15">(c3)</text:span><text:span text:style-name="T19"> [niṁ de](vamanyuḥ)</text:span> yan·<text:span text:style-name="T19"> pa-</text:span></text:p>
      <text:p text:style-name="Standard"><text:span text:style-name="T15">(c4)</text:span><text:span text:style-name="T19">[ra] (riṁ) </text:span>tgal·<text:span text:style-name="T13"> </text:span>Alapanniṁ<text:span text:style-name="T13"> </text:span>glap·</text:p>
      <text:p text:style-name="Standard"><text:span text:style-name="T47">(</text:span><text:span text:style-name="T15">c</text:span><text:span text:style-name="T47">5)</text:span><text:span text:style-name="T13"> </text:span>(tan) pahudan· <text:span text:style-name="T19">sumpala(nniṁ)</text:span></text:p>
      <text:p text:style-name="Standard"><text:span text:style-name="T15">(c6) </text:span>rākṣasa<text:span text:style-name="T19">,</text:span><text:span text:style-name="T13"> </text:span>sisihanniṁ vvil·</text:p>
      <text:p text:style-name="Standard"><text:span text:style-name="T15">(c7) </text:span><text:span text:style-name="T19">si pamuṅvan· {5 akṣ. illegible}</text:span></text:p>
      <text:p text:style-name="Standard"><text:span text:style-name="T15">(c8)</text:span><text:span text:style-name="T13"> </text:span>kuśika gar<text:span text:style-name="T19">gga</text:span><text:span text:style-name="T13"> </text:span>metri kuruṣ[ya]</text:p>
      <text:p text:style-name="Standard"><text:span text:style-name="T15">(c9)</text:span><text:span text:style-name="T13"> </text:span>[pā]tañja(la) suv(u)k(·) (lor·)</text:p>
      <text:p text:style-name="P8"><text:span text:style-name="T15">(c10)</text:span><text:span text:style-name="T13"> </text:span>kidu[l](·) kulva[n]· vetan·</text:p>
      <text:p text:style-name="Standard"><text:span text:style-name="T15">(c11)</text:span><text:span text:style-name="T13"> </text:span>I (so)r· I<text:span text:style-name="T13"> </text:span>ruhur· sala-</text:p>
      <text:p text:style-name="Standard"><text:span text:style-name="T15">(c12)</text:span>m[b]itak(ə)n· I hyaṁ<text:span text:style-name="T13"> </text:span>ka[baiḥ]</text:p>
      <text:p text:style-name="Standard"><text:span text:style-name="T15">(c13)</text:span>[<text:span text:style-name="T19">ti</text:span>bā]kan· Iṁ sāmu[dra ka-]</text:p>
      <text:p text:style-name="Standard"><text:span text:style-name="T15">(c14)</text:span>lamma[ka]n· riṁ ḍavu[han·]</text:p>
      <text:p text:style-name="Standard"><text:span text:style-name="T15">(c15)</text:span><text:span text:style-name="T13"> </text:span>(Alapan·) saṁ hyaṁ<text:span text:style-name="T13"> </text:span>dala<text:span text:style-name="T19">(m· Air)</text:span></text:p>
      <text:p text:style-name="Standard"><text:span text:style-name="T15">(c16)</text:span><text:span text:style-name="T19"> [du](du)</text:span>tann(iṁ) tuviran·<text:span text:style-name="T13"> </text:span>səṁ[ha-]</text:p>
      <text:p text:style-name="Standard"><text:span text:style-name="T15">(c17)</text:span>(pa)nniṁ<text:span text:style-name="T13"> </text:span>vuhaya<text:span text:style-name="T19">,</text:span><text:span text:style-name="T13"> </text:span>ya<text:span text:style-name="T13"> </text:span>ta matya-</text:p>
      <text:p text:style-name="P8"><text:span text:style-name="T15">(c18)</text:span>na Ikaṁ vaṁ Anyāya<text:span text:style-name="T13"> </text:span>Upa-</text:p>
      <text:p text:style-name="P8"><text:span text:style-name="T15">(c19)</text:span>dravā ya I[ṁ] devata ta-</text:p>
      <text:p text:style-name="Standard"><text:span text:style-name="T15">(c20)</text:span>tan· tmu<text:span text:style-name="T19">Aṁ</text:span><text:span text:style-name="T13"> </text:span>sāma <text:span text:style-name="T19">[bhra]ṣṭā</text:span></text:p>
      <text:p text:style-name="Standard"><text:span text:style-name="T15">(c21)</text:span><text:span text:style-name="T13"> </text:span>liputanniṁ<text:span text:style-name="T19"> phī⟨⟨ṁ⟩⟩</text:span>ra<text:span text:style-name="T13"> </text:span>muli[ha]</text:p>
      <text:p text:style-name="P8"><text:span text:style-name="T15">(c22)</text:span><text:span text:style-name="T13"> </text:span><text:span text:style-name="T19">Iṁka</text:span> narakā tibā riṁ mahā-</text:p>
      <text:p text:style-name="P8"><text:span text:style-name="T15">(c23)</text:span>r[o]rava<text:span text:style-name="T19">,</text:span> klān d[e] saṁ ya-</text:p>
      <text:p text:style-name="P8"><text:soft-page-break/><text:span text:style-name="T15">(c24)</text:span>mabala<text:span text:style-name="T19">, palun de</text:span><text:span text:style-name="T13"> </text:span>saṁ ki(ṅ)[ka-]</text:p>
      <text:p text:style-name="P8"><text:span text:style-name="T15">(c25)</text:span>rā piṁpitu Atayan· bi-</text:p>
      <text:p text:style-name="P8"><text:span text:style-name="T15">(c26)</text:span>mbān·<text:span text:style-name="T13"> </text:span><text:span text:style-name="T19">pā</text:span>pa<text:span text:style-name="T13"> </text:span><text:span text:style-name="T19">Ata ya</text:span><text:span text:style-name="T13"> </text:span>saṁsā-</text:p>
      <text:p text:style-name="P8"><text:span text:style-name="T15">(c27)</text:span>ra sajĭvakā<text:span text:style-name="T19">la</text:span>, salvir·</text:p>
      <text:p text:style-name="P20"/>
      <text:h text:style-name="Heading_20_5" text:outline-level="5"><text:bookmark text:name="_dqjquqkp4767"/>Proper right (d)</text:h>
      <text:p text:style-name="Standard"><text:span text:style-name="T15">(d1)</text:span><text:span text:style-name="T19">[niṁ duḥkha paṅguhanya sa-]</text:span></text:p>
      <text:p text:style-name="P8"><text:span text:style-name="T15">(d2)[</text:span><text:span text:style-name="T19">rūpa](n)[iṁ] </text:span>lara <text:span text:style-name="T19">hidəpan· </text:span></text:p>
      <text:p text:style-name="P8"><text:span text:style-name="T15">(d3)</text:span>nya<text:span text:style-name="T19"> sakelikniṁ janma da-</text:span></text:p>
      <text:p text:style-name="P8"><text:span text:style-name="T15">(d4)</text:span><text:span text:style-name="T19">dyana</text:span>nya, ma<text:span text:style-name="T19">v(ū)ka</text:span> tan·</text:p>
      <text:p text:style-name="P8"><text:span text:style-name="T15">(d5)</text:span><text:span text:style-name="T13"> </text:span><text:span text:style-name="T19">t(ə)muA</text:span><text:span text:style-name="T13"> </text:span>sāma‚ vka<text:span text:style-name="T19">ssa-</text:span></text:p>
      <text:p text:style-name="P8"><text:span text:style-name="T15">(d6)</text:span>[ka]n· havu [k]e[ri]r·</text:p>
      <text:p text:style-name="P8"><text:span text:style-name="T15">(d7)</text:span> maṅkana tmahananika-</text:p>
      <text:p text:style-name="P8"><text:span text:style-name="T15">(d8)</text:span>ṅ vaṁ Anyāya<text:span text:style-name="T13"> </text:span>Umula(h)-[u]-</text:p>
      <text:p text:style-name="P8"><text:span text:style-name="T15">(d9)</text:span>laḥ Ikaiṁ s(ī)ma ṅuni-</text:p>
      <text:p text:style-name="P8"><text:span text:style-name="T15">(d10)</text:span>vaiḥ An· lbura ya (||)</text:p>
      <text:p text:style-name="P8"><text:span text:style-name="T15">(d11)</text:span><text:span text:style-name="T13"> </text:span>|| Oṁ namaḥ śiv(ā)ya ||</text:p>
      <text:p text:style-name="P21"/>
      <text:h text:style-name="P3" text:outline-level="4"><text:bookmark text:name="_obgfdtzgxk6s"/>Apparatus</text:h>
      <text:p text:style-name="Standard">The siglum Br refers to Brandes’ edition and the siglum Na refers to Nakada’s. </text:p>
      <text:p text:style-name="Standard"/>
      <text:p text:style-name="P17"><text:span text:style-name="T19">A1 para-hita-niratāḥ ◇ parahita iratāḥ Br, parahitanira tāḥ Na.</text:span></text:p>
      <text:p text:style-name="P17"><text:span text:style-name="T19">A1 bhavantu (2) bhūta- ◇ Br, bhavantu, (2) bhūta- Na. No punctuation sign is expected after </text:span><text:span text:style-name="T23">bhavantu</text:span><text:span text:style-name="T19"> and indeed none is engraved.</text:span></text:p>
      <text:p text:style-name="P17"><text:span text:style-name="T19">A2 <text:s/>nāśaṁ* ◇ Na, nāśa Br.</text:span></text:p>
      <text:p text:style-name="P17"><text:span text:style-name="T19">A4 (Ă)gniya- ◇ (A)gneya- Br Na. The form </text:span><text:span text:style-name="T23">agniya</text:span><text:span text:style-name="T19"> occurs in Poh Dulur 1v5.</text:span></text:p>
      <text:p text:style-name="P17"><text:span text:style-name="T19">A4 <text:s/>tvaṣṭā ◇ Na, tvaṣtā Br. </text:span></text:p>
      <text:p text:style-name="P17"><text:span text:style-name="T19">A5 dyaḥ mumpuṁ ◇ Na, mumpuṁ Br. </text:span></text:p>
      <text:p text:style-name="P17"><text:span text:style-name="T19">A6 paṅguhan· ◇ Na, maṅguhan· Br. </text:span></text:p>
      <text:p text:style-name="P17"><text:span text:style-name="T19">A6 tapak· su 18 mā /8\ ◇ tapak· su 10 mā Br, Na. The 8 quantifying </text:span><text:span text:style-name="T23">mā</text:span><text:span text:style-name="T19"> is found in an unexpected position, inserted below and a bit to the left of </text:span><text:span text:style-name="T23">mā</text:span><text:span text:style-name="T19">. </text:span></text:p>
      <text:p text:style-name="P17"><text:span text:style-name="T19">A7 , Iṁ satahun·-satahun· ◇ I satahun·-satahun· Br, [1] Iṁ satahun·-satahun· Na. </text:span></text:p>
      <text:p text:style-name="P17"><text:span text:style-name="T19">A7 sīmāniṁ ◇ Na, sīmāni Br. </text:span></text:p>
      <text:p text:style-name="P17"><text:span text:style-name="T19">A7 pacaru I bhaṭāra ◇ pa(ma) {1 akṣ. illegible} I bhaṭāra Br, pa {3 akṣ. illegible} I bhaṭāra Na. Cf. Landa 1r4 </text:span><text:span text:style-name="T23">paknānya pabiśuvā muAṁ pacaru A⟨ṁ⟩kan parvvaṇĭ</text:span><text:span text:style-name="T19">.</text:span></text:p>
      <text:p text:style-name="Standard"><text:tab/><text:span text:style-name="T19">A8 This line was edited by Brandes essentially with the same reading as ours, but with a note: “Vóór regel 8 staat nog geschreven </text:span><text:span text:style-name="T23">kopāpapurānya</text:span><text:span text:style-name="T19">; 8 </text:span><text:span text:style-name="T23">umyāpāra</text:span><text:span text:style-name="T19"> </text:span><text:span text:style-name="T23">ubyāpāra</text:span><text:span text:style-name="T19">”, that seems to have confused subsequent scholars. Sarkar edited this line as follows: </text:span><text:span text:style-name="T23">kopāpagakānya i bhaṭāra pratidina</text:span><text:span text:style-name="T19">, with a note “</text:span><text:span text:style-name="T23">kopāpapurānya </text:span><text:span text:style-name="T19">[K]”. (The meaning of [K] escapes us.) And then we see in Nakada’s edition that this has become further modified as: </text:span><text:span text:style-name="T23">i bhaṭāra pratidina kopāpagusanya</text:span></text:p>
      <text:p text:style-name="Standard"><text:span text:style-name="T19"><text:tab/>A8 I bhaṭāra pratidina, mvaṁ taḍaha ◇ I bhaṭāra pratidina mvaṁ taḍaha Br, I bhaṭāra pratidina kopāpagusanya mvaṁ taḍaha Na. </text:span></text:p>
      <text:p text:style-name="Standard"><text:span text:style-name="T19"><text:tab/>A8 taḍaha ◇ Br, tuḍaha Na. </text:span></text:p>
      <text:p text:style-name="Standard"><text:span text:style-name="T19"><text:tab/>A8 saṁ (ka)r(m)manya ◇ saṅka sdaṅnya Br Na. See further occurrences of </text:span><text:span text:style-name="T23">saṅ karma</text:span><text:span text:style-name="T19"> in this inscription and in Timbanan Wungkal (A23) </text:span><text:span text:style-name="T23">mapatiḥ katag(i)ḥhakna saṁ karmmanya ka(baiḥ)</text:span><text:span text:style-name="T19">.</text:span></text:p>
      <text:p text:style-name="Standard"><text:span text:style-name="T19"><text:tab/>A8 maṅas(ə)A[ka](9)[n·] ◇ saṅasisa Br Na. </text:span></text:p>
      <text:p text:style-name="Standard"><text:soft-page-break/><text:span text:style-name="T19"><text:tab/>A9 rakryān· I sugiḥ manek· ◇ </text:span><text:span text:style-name="T23">rakryān· I sugiḥ manek· </text:span><text:span text:style-name="T19">Br, {lost akṣ} </text:span><text:span text:style-name="T23">rakryān· I sugiḥ manek </text:span><text:span text:style-name="T19">Na. The beginning of this line is marked by damage to or intentional erasure of several </text:span><text:span text:style-name="T23">akṣara</text:span><text:span text:style-name="T19">s, leaving no legible trace of any words. The space for two or three </text:span><text:span text:style-name="T23">akṣara</text:span><text:span text:style-name="T19">s at the end of the gap, right before </text:span><text:span text:style-name="T23">rakryān</text:span><text:span text:style-name="T19">, must have been occupied either by the word</text:span><text:span text:style-name="T23"> dharma</text:span><text:span text:style-name="T19"> or by the word </text:span><text:span text:style-name="T23">kuśala</text:span><text:span text:style-name="T19">, in the light of parallels in A7, A19 and B17–18. Since the two words are clearly used as synonyms in this inscription the resulting meaning is the same regardless of which word we supply</text:span><text:span text:style-name="T23">. </text:span></text:p>
      <text:p text:style-name="Standard"><text:span text:style-name="T19"><text:tab/>A10 māna⟨k⟩ katrīṇi <text:s/>◇ Br, Na. We supply ⟨k⟩ because the word needs to be understood as </text:span><text:span text:style-name="T23">mānak</text:span><text:span text:style-name="T19">, as we see in the Telang I 825 Ś (2r3), Poh 827 Ś (2r1): </text:span><text:span text:style-name="T23">saṁ mānak katiga</text:span><text:span text:style-name="T19">, Barahasrama 837 Ś (1v5) and Paradah I 865 Ś (A19). Here we also get a good example of </text:span><text:span text:style-name="T23">katrīṇi</text:span><text:span text:style-name="T19"> and </text:span><text:span text:style-name="T23">katiga</text:span><text:span text:style-name="T19"> which is synonymous, meaning a trio, or three together. </text:span></text:p>
      <text:p text:style-name="Standard"><text:span text:style-name="T19"><text:tab/>A10 paṅkur· ◇ Br, paṁkur Na. </text:span></text:p>
      <text:p text:style-name="Standard"><text:span text:style-name="T19"><text:tab/>A11 paḍam apvī ◇ pamr̥ṣi Br, pamarṣi Na. </text:span></text:p>
      <text:p text:style-name="Standard"><text:span text:style-name="T19"><text:tab/>A11 Er haji(, maṁru)[mve] ◇ Air haji Br, Airhaji, {3 akṣ. illegible} Na. This restoration is supported by other parallels found in this corpus. Cf. Timbanan Wungkal (line 11)</text:span><text:span text:style-name="T23"> tapa haji, Er haji‚ maṁrumve</text:span><text:span text:style-name="T19"> and</text:span><text:span text:style-name="T23"> </text:span><text:span text:style-name="T19">Tihang (1v7)</text:span><text:span text:style-name="T23"> tapa haji, Air haji, maṁguñjai, maṁrumvai.</text:span></text:p>
      <text:p text:style-name="Standard"><text:span text:style-name="T19"><text:tab/>A13 tajaṁ* ◇ tajəm· Br Na. <text:s/></text:span></text:p>
      <text:p text:style-name="Standard"><text:span text:style-name="T19"><text:tab/>A13 paṇḍai ◇ paṇḍe Br Na. </text:span></text:p>
      <text:p text:style-name="Standard"><text:span text:style-name="T19"><text:tab/>A14 sinaguha ◇ sinagiha Br Na. </text:span></text:p>
      <text:p text:style-name="Standard"><text:span text:style-name="T19"><text:tab/>A14 varahan· ◇ burahan Br, burəhun Na. This function appears in Tihang (1v7) and Timbanan Wungkal (A12). </text:span></text:p>
      <text:p text:style-name="Standard"><text:span text:style-name="T19"><text:tab/>A15 parāmiśra ◇ Na, paramiśra Br. </text:span></text:p>
      <text:p text:style-name="Standard"><text:span text:style-name="T19"><text:tab/>A17 salvir·niṁ vipati ◇ Na, salvirāniṁ vipati Br.</text:span></text:p>
      <text:p text:style-name="Standard"><text:span text:style-name="T19"><text:tab/>A18 kābunan· ◇ Na, kābunnan Br. </text:span></text:p>
      <text:p text:style-name="Standard"><text:span text:style-name="T19"><text:tab/>A19 hiṁ(hi)ṅana ◇ hiṅana Br Na.</text:span></text:p>
      <text:p text:style-name="Standard"><text:span text:style-name="T19"><text:tab/>A19 kvaihanya ◇ kvehanya Br Na.</text:span></text:p>
      <text:p text:style-name="Standard"><text:span text:style-name="T19"><text:tab/>A19 paṇḍai tambaga, paṇḍai gaṅsa ◇ paṇḍe tambaga paṇḍe gaṅsa Br Na. </text:span></text:p>
      <text:p text:style-name="Standard"><text:span text:style-name="T19"><text:tab/>A19 tluṁ ◇ Br, vlaṁ-vlaṁ Na. </text:span></text:p>
      <text:p text:style-name="Standard"><text:span text:style-name="T19"><text:tab/>A20 Ububvan· ◇ vavvan· Br Na. </text:span></text:p>
      <text:p text:style-name="Standard"><text:span text:style-name="T19"><text:tab/>A20 Iṁ sasīma ◇ Na, I sasīma Br. </text:span></text:p>
      <text:p text:style-name="Standard"><text:span text:style-name="T19"><text:tab/>A20 kboAnya prāṇa 20 ◇ kboAnya prāṇa 4 Br Na. </text:span></text:p>
      <text:p text:style-name="Standard"><text:span text:style-name="T19"><text:tab/>A21 sap(i) ⟨prāṇa 40⟩, vḍus· prāṇa 80 ◇ [......] vḍus· prāṇa 8 Br, [...ḥ] vḍus· prāṇa 8 Na. Our restitution is based on the fixed pattern of quantification of types of livestock in the Old Javanese epigraphic record.</text:span></text:p>
      <text:p text:style-name="P17"><text:span text:style-name="T19">A21 maguluṅan· ◇ Na, magulaṅan· Br.</text:span></text:p>
      <text:p text:style-name="Standard"><text:span text:style-name="T19"><text:tab/>A21 dval· ◇ Na, dvala Br. </text:span></text:p>
      <text:p text:style-name="Standard"><text:span text:style-name="T19"><text:tab/>A22 pinikul kady aṅgāniṁ ◇ pinikulan· saṅgāniṁ Br, pinikulan· baṅga Na. </text:span></text:p>
      <text:p text:style-name="Standard"><text:span text:style-name="T19"><text:tab/>A22 mabasana ◇ Na, mabasaḥ Br.</text:span></text:p>
      <text:p text:style-name="Standard"><text:span text:style-name="T19"><text:tab/>A22 masayaṁ <text:s/>◇ Na, [.......sa……] Br. </text:span></text:p>
      <text:p text:style-name="Standard"><text:span text:style-name="T19"><text:tab/>A22 lṅa, gula ◇ lbagula Br Na.</text:span></text:p>
      <text:p text:style-name="Standard"><text:span text:style-name="T19"><text:tab/>A23 bsar· ◇ b...r Br, bār Na. </text:span></text:p>
      <text:p text:style-name="Standard"><text:span text:style-name="T19"><text:tab/>A23 lavai ◇ labeḥ Br Na. This word is attested in a list found in the Airlangga corpus. See Turun Hyang (A35) [</text:span><text:span text:style-name="T23">Asayaṁ,</text:span><text:span text:style-name="T19">] </text:span><text:span text:style-name="T23">Aṅavari, makacapuri, maṅuñjal·, Adval· kapas</text:span><text:span text:style-name="T19">· {10-11 akṣ. illegible} </text:span><text:span text:style-name="T23">timaḥ, vuyuḥ, brās·, </text:span><text:span text:style-name="T19">{2-3 akṣ. lost} (b) {3-4 akṣ. lost} </text:span><text:span text:style-name="T23">bsār·, lave, pucaṁ, sǝR̥</text:span><text:span text:style-name="T19">[</text:span><text:span text:style-name="T23">ḥ,</text:span><text:span text:style-name="T19">]</text:span><text:span text:style-name="T23"> </text:span><text:span text:style-name="T19">{4-5 akṣ. lost} and Bimalasrama (9r1) </text:span><text:span text:style-name="T23">tamara, maṅuñjal· kapas·, vuṅkuḍu, bsār·, tāmbra, gaṅśa, timaḥ, vuyaḥ, pja, gula, lave, pucaṁ, sǝR̥ḥ, kasumbha,</text:span></text:p>
      <text:p text:style-name="Standard"><text:span text:style-name="T19"><text:tab/>A23 sapra(kāra)niṁ ◇ Br, saprakaraniṁ Na. </text:span></text:p>
      <text:p text:style-name="Standard"><text:span text:style-name="T19"><text:tab/>A24 Ikana(ṁ) samaṅkana tan knā de saṁ (ma)ṅilala drabya haji ◇ {7 akṣ. illegible} tan knā de saṁ (ma)ṅilala drabya haji Br Na.</text:span></text:p>
      <text:p text:style-name="Standard"><text:span text:style-name="T19"><text:tab/>A24 maṅkai lwiranya ◇ maṅailvinan Br, maṅgalban Na. </text:span></text:p>
      <text:p text:style-name="P17"><text:span text:style-name="T19">A25 yāpvan· ◇ Na, yapvan· Br. </text:span></text:p>
      <text:p text:style-name="Standard"><text:soft-page-break/><text:span text:style-name="T19"><text:tab/>A25 lviḥ ◇ Br, lvā Na. </text:span></text:p>
      <text:p text:style-name="Standard"><text:span text:style-name="T19"><text:tab/>A25 (I)rīkā paṁhīṁhīṁ ◇ Irika paṁhīṁhiṁ Br, Irikā paṁhəṁ-həṁ Na.</text:span></text:p>
      <text:p text:style-name="P17"><text:span text:style-name="T19">A25 sodhāra haji ◇ Na, sobara haji Br. </text:span></text:p>
      <text:p text:style-name="P17"><text:span text:style-name="T19">A26 Adhikāna ◇ Na, ahikana Br. </text:span></text:p>
      <text:p text:style-name="P17"><text:span text:style-name="T19">A26 maṅubar· ◇ maṅuvar· Br Na. </text:span></text:p>
      <text:p text:style-name="P17"><text:span text:style-name="T19">A26 maṅa(nam)· ◇maṅa Br, maṅgalā Na. </text:span></text:p>
      <text:p text:style-name="P17"><text:span text:style-name="T19">A27 manūlaṁ vuṅkudu ◇ Na, manula vuṅkudu Br. </text:span></text:p>
      <text:p text:style-name="P17"><text:span text:style-name="T19">A27 Umarā ◇ marā Br, [...]marā Na. </text:span></text:p>
      <text:p text:style-name="Standard"><text:span text:style-name="T26"><text:tab/></text:span><text:span text:style-name="T19">A28 sadūmān· I saṁ makmitan· dharmma ◇ Na, sadūmān· saṁ makmitan· dharmma Br. </text:span></text:p>
      <text:p text:style-name="P17"><text:span text:style-name="T19">A28 masambyavahāra ◇ sambyavahāra Br Na. </text:span></text:p>
      <text:p text:style-name="P17"><text:span text:style-name="T20">A29 g(r)itan(ya)⟨,⟩ ◇ </text:span><text:span text:style-name="T23">om</text:span><text:span text:style-name="T19">. Br, [de…] Na. </text:span></text:p>
      <text:p text:style-name="P17"><text:span text:style-name="T19">A30 mā 4 ◇ Br, mā 2 Na. </text:span></text:p>
      <text:p text:style-name="P17"><text:span text:style-name="T19">A30 vlaḥ ◇ blaḥ Br Na.</text:span></text:p>
      <text:p text:style-name="P17"><text:span text:style-name="T19">B1 ḍ(ya)[ḥ] mriḥ ◇ ḍa mri Br, ḍanamriḥ Na.</text:span></text:p>
      <text:p text:style-name="P17"><text:span text:style-name="T19">B2 I kanuruhan· ◇ Br, Iṁ kanuruhan· Na. </text:span></text:p>
      <text:p text:style-name="P17"><text:span text:style-name="T19">B2 saṁ juru makabaihan· ◇ Na, saṁ juru makabehan· Br. </text:span></text:p>
      <text:p text:style-name="P17"><text:span text:style-name="T19">B2 kanayak(ā)[n·] ◇ kanayakan· Br, <text:s/>kanayakān· Na.</text:span></text:p>
      <text:p text:style-name="P17"><text:span text:style-name="T19">B3 rakai siñjalan· ◇ ra….ri Uñjalan· Br, ramo ri [U]ñjalan· Na. This name is also found in Jeru-jeru B19 and Gulung-gulung B28. </text:span></text:p>
      <text:p text:style-name="P17"><text:span text:style-name="T19">B3 [juru](4)[niṁ ka]lula ◇ [.....]lula Br, Na. This restitution is based on the estimated space, about 3 </text:span><text:span text:style-name="T23">akṣara</text:span><text:span text:style-name="T19">s,</text:span><text:span text:style-name="T23"> </text:span><text:span text:style-name="T19">that apparently suits with the function attested elsewhere in this corpus, viz. in Tulang Er (1v3) </text:span><text:span text:style-name="T23">juruniṁ kalula saṁ nāgara</text:span><text:span text:style-name="T19">,</text:span><text:span text:style-name="T23"> </text:span><text:span text:style-name="T19">and in an inscription of Wawa’s reign, viz. Sangguran (B4) </text:span><text:span text:style-name="T23">juru kalula pu vali</text:span><text:span text:style-name="T19">. <text:s/></text:span></text:p>
      <text:p text:style-name="P17"><text:span text:style-name="T19">B4 Amasaṅakan· (saṁ ra vava,) ◇ Amasaṅakan· ranovava Br, Amusuṅakan i ranovara Na. </text:span></text:p>
      <text:p text:style-name="P17"><text:span text:style-name="T19">B4 juru maṁrakət· ◇ Na, juru maṁrakit· Br. </text:span></text:p>
      <text:p text:style-name="P17"><text:span text:style-name="T19">B4 pasək·-[pasək·] ◇ pasəka Br, pasək-[......] Na.</text:span></text:p>
      <text:p text:style-name="P17"><text:span text:style-name="T19">B5 Iṁ pakaraṇān· ◇ <text:s/>I pakaraṇān· Br Na. </text:span></text:p>
      <text:p text:style-name="P17"><text:span text:style-name="T19">B5 makabaihan· ◇ Na, makabehan· Br.</text:span></text:p>
      <text:p text:style-name="P17"><text:span text:style-name="T19">B5 patiḥ pamgat· ◇ patiḥ pamvat· Br Na. </text:span></text:p>
      <text:p text:style-name="P17"><text:span text:style-name="T19">B6 juru banva (sa)[ṁ] (k)ya ◇ juru vanva (1 akṣ. unread)lya Br, Na. </text:span></text:p>
      <text:p text:style-name="P17"><text:span text:style-name="T19">B6 vuṅkal· kiluṁ ◇ buṅkal· kiluṁ Br Na. Cf. Kanuruhan (line 10) </text:span><text:span text:style-name="T23">saṁ hadyan· vuṅkal kiluṁ. </text:span></text:p>
      <text:p text:style-name="P17"><text:span text:style-name="T19">B6 pinakāsthavīra ◇ pinakāsthavira Br, pinakāṣthavira Na. </text:span></text:p>
      <text:p text:style-name="P17"><text:span text:style-name="T19">B7 saṁ saṅgamaṁ ◇ saṁ saṅgama Br Na. </text:span></text:p>
      <text:p text:style-name="P17"><text:span text:style-name="T19">B7 maṇiga ◇ corr. variga. This correction is based on the common order in the gift list, where </text:span><text:span text:style-name="T23">variga </text:span><text:span text:style-name="T19">is normally preceded by </text:span><text:span text:style-name="T23">gusti</text:span><text:span text:style-name="T19">:</text:span><text:span text:style-name="T23"> </text:span><text:span text:style-name="T19">cf. Tlu Ron (19), Turyan (A35).</text:span><text:span text:style-name="T23"> </text:span><text:span text:style-name="T19">But sometimes the list has some others function placed between </text:span><text:span text:style-name="T23">gusti </text:span><text:span text:style-name="T19">and </text:span><text:span text:style-name="T23">variga</text:span><text:span text:style-name="T19">: cf. Wanua Tengah III (2v9), where the </text:span><text:span text:style-name="T23">marhyaṅ </text:span><text:span text:style-name="T19">and </text:span><text:span text:style-name="T23">parujar</text:span><text:span text:style-name="T19"> intervene</text:span><text:span text:style-name="T23">. </text:span><text:span text:style-name="T19">In fact, </text:span><text:span text:style-name="T23">maṇiga </text:span><text:span text:style-name="T19">is frequently found in this corpus, but always in a different context, namely amongst the </text:span><text:span text:style-name="T23">maṅilala drabya haji</text:span><text:span text:style-name="T19">.</text:span><text:span text:style-name="T23"> </text:span><text:span text:style-name="T19">Cf. Timbanan Wungkal (10), Tihang (1v6), Barahasrama (1v5) and in this inscription (A11). Hence in this context we find it rather out of place. </text:span></text:p>
      <text:p text:style-name="P17"><text:span text:style-name="T19">B7 juru bva[toḥ saṁ] [ca]nd(ra) ◇ juru bva(ca. 4 akṣ. unread)nta Br, Na. A parallel is found in Turyan (B2–3) … </text:span><text:span text:style-name="T23">Apkan· saṁ kba(k)· juru bvatoḥ saṁ candra </text:span><text:span text:style-name="T19">and Kanuruhan (A14): </text:span><text:span text:style-name="T23">Apkan· saṁ vulakan, juru bvatoh si milaṁ. </text:span></text:p>
      <text:p text:style-name="P17"><text:span text:style-name="T19">B7 panulisan· ◇ manulisan· Br Na. </text:span></text:p>
      <text:p text:style-name="P17"><text:span text:style-name="T19">B7 saṁ prakăsi(ta) ◇ saṁ prakasika Br Na. We get the prima facie reading of </text:span><text:span text:style-name="T23">prakasika </text:span><text:span text:style-name="T19">as well, but some parallels shed light on the expected word: </text:span><text:span text:style-name="T23">prakasita. </text:span><text:span text:style-name="T19">Cf. Kanuruhan (line 12) </text:span><text:span text:style-name="T23">maṁhambin· saṁ prakasita</text:span><text:span text:style-name="T19">, Gulung-gulung (c5) </text:span><text:span text:style-name="T23">patiḥ pamgat· saṁ prakasita</text:span><text:span text:style-name="T19">, Turyan (A33) </text:span><text:soft-page-break/><text:span text:style-name="T23">vinkas· saṁ prakasita, </text:span><text:span text:style-name="T19">(A42) </text:span><text:span text:style-name="T23">saṁ mapatiḥ I kanuruhan· maṁhambin· saṁ prakasita</text:span><text:span text:style-name="T19">. The long vowel on the </text:span><text:span text:style-name="T23">ka </text:span><text:span text:style-name="T19">is expected as the correct spelling would be </text:span><text:span text:style-name="T23">prākaśika. </text:span></text:p>
      <text:p text:style-name="P17"><text:span text:style-name="T19">B7 Apkan· ◇ Amkan· Br Na. </text:span></text:p>
      <text:p text:style-name="P17"><text:span text:style-name="T19">B8 si vujil· ◇ si bujil Br Na. </text:span></text:p>
      <text:p text:style-name="P17"><text:span text:style-name="T19">B8 pakambaṅa[n·] ◇ Na, pakambaṅa Br. </text:span></text:p>
      <text:p text:style-name="P17"><text:span text:style-name="T19">B9 maṁhamb(ə)n· ◇ Br, vahumbin· Na. </text:span></text:p>
      <text:p text:style-name="P17"><text:span text:style-name="T19">B9 [saṁ gu](ruv)rati ◇ [...]brati Br, juru brati Na. Our reading takes into account the fact that </text:span><text:span text:style-name="T23">saṁ </text:span><text:span text:style-name="T19">is normally found after </text:span><text:span text:style-name="T23">maṁhamb</text:span><text:span text:style-name="T19">ə</text:span><text:span text:style-name="T23">n/maṁhambin. </text:span><text:span text:style-name="T19">The reading of the name is rather hypothetical, though the element </text:span><text:span text:style-name="T23">vrati</text:span><text:span text:style-name="T19"> seems fairly secure and </text:span><text:span text:style-name="T23">ru</text:span><text:span text:style-name="T19"> is also a plausible reading. <text:s/></text:span></text:p>
      <text:p text:style-name="P17"><text:span text:style-name="T19">B9 parujar kavaṅyan· ◇ Br, parujar kavaṁyan· Na. </text:span></text:p>
      <text:p text:style-name="P17"><text:span text:style-name="T19">B9 si rundhā ◇ Na, si rundā Br</text:span></text:p>
      <text:p text:style-name="P17"><text:span text:style-name="T19">B9 paru[jar patiḥ] si ◇ parujar [.......] Br, paru[jar patiḥ] [...] Na. </text:span></text:p>
      <text:p text:style-name="P17"><text:span text:style-name="T19">B10 patiḥ I hujuṁ saṁ jarā ◇ patiḥ I hujuṁ saṁ jara Br, patiḥ Iṁ hujuṁ saṁ jarā Na. </text:span><text:span text:style-name="T26"><text:s/></text:span></text:p>
      <text:p text:style-name="P17"><text:span text:style-name="T19">B10 saṁ balusyak· ◇ saṁ balupyak· Br Na. The name </text:span><text:span text:style-name="T23">balusyak</text:span><text:span text:style-name="T19"> is also found in some East Javanese inscriptions, Sangguran (B12–13), <text:s/>Gulung-gulung (B21) and Jeru-jeru (B11). </text:span></text:p>
      <text:p text:style-name="P17"><text:span text:style-name="T19">B11 saṁ bharata ◇ saṁ karata Br, saṁ kurataḥ Na. </text:span></text:p>
      <text:p text:style-name="P17"><text:span text:style-name="T19">B12 kalaṁliṅun· ◇ Na, kalaṁliṅan· Br. </text:span></text:p>
      <text:p text:style-name="P17"><text:span text:style-name="T19">B13 I vuraṇḍuṅan· ◇ Ibu raṇḍuṅan· Br Na. </text:span></text:p>
      <text:p text:style-name="P17"><text:span text:style-name="T19">B14 saṁ bandi ◇ sam baṇḍi Br Na. </text:span></text:p>
      <text:p text:style-name="P17"><text:span text:style-name="T19">B14 (k)ula(pa)ti ◇ Na, kulasaṁi Br. </text:span></text:p>
      <text:p text:style-name="P17"><text:span text:style-name="T19">B15 hlai 1 sovaṁ ◇ Br, hle 1 sovaṁ Na. </text:span></text:p>
      <text:p text:style-name="P17"><text:span text:style-name="T19">B15 kvaiḥnira ◇ Br, kveḥnira Na. </text:span></text:p>
      <text:p text:style-name="P17"><text:span text:style-name="T19">B15 vinaiḥ pagə-pagəḥ ◇ Na, vinaiḥ pagəḥ-pagəḥ Br. </text:span></text:p>
      <text:p text:style-name="P17"><text:span text:style-name="T31">B16 kamvaṁ m⟨v⟩a⟨ṁ⟩ parabantən· ◇ </text:span><text:span text:style-name="T19">kambaṁ maparabantin· Br, kambaṁ maparabantən· Na. Cf. Kubu-kubu (4r2) </text:span><text:span text:style-name="T23">pinintan· kambaṅ mvaṁ</text:span><text:span text:style-name="T19"> (4r3) </text:span><text:span text:style-name="T23">paravantan·.</text:span></text:p>
      <text:p text:style-name="P17"><text:span text:style-name="T19">B16 śa(kta) sira ◇ Na, śa tka sira Br. Brandes also left another alternative reading for it in the note: </text:span><text:span text:style-name="T23">satkapira.</text:span><text:span text:style-name="T19"> Our prima facie reading shows</text:span><text:span text:style-name="T23"> śa(kta) sira</text:span><text:span text:style-name="T19">, which actually can not yield any plausible meaning to us. Thus we tend to take it as </text:span><text:span text:style-name="T23">saṅkā ri[kaṁ/kanaṁ ka]tanamman. </text:span><text:span text:style-name="T19">Cf. Tattvajñāna: </text:span><text:span text:style-name="T23">vvətvaknekaṅ vāyu rumuhun saṅkeṅ tutuk</text:span><text:span text:style-name="T19">, Ramayana (08.142d): </text:span><text:span text:style-name="T23">niyatāku mātya rumuhun sake sira. </text:span></text:p>
      <text:p text:style-name="P17"><text:span text:style-name="T19">B17 mapatiḥ ◇ Br, Na. Corr. </text:span><text:span text:style-name="T23">mapagəḥ. </text:span><text:span text:style-name="T19">Cf. Kwak I: </text:span><text:span text:style-name="T23">nahan· cihnanyan· sampun· mapagǝḥ Ikanaṁ tgal· I kvak·, </text:span><text:span text:style-name="T19">Mantyasih I (2r21): </text:span><text:span text:style-name="T23">nahan· cihnanyan· mapagəḥ Ikanaṁ vanuA I mantyāsiḥ muAṁ Iṁ kuniṁ kagunturan·, </text:span><text:span text:style-name="T19">Mantyasih III (2v10) </text:span><text:span text:style-name="T23">nahan· cihnanyan· sampun· mapagəḥ Ikanaṁ vanuA I mantyāsiḥ muAṁIkanaṁ vanuA I kuniṁ kagunturan·, </text:span><text:span text:style-name="T19">Rukam (2r21) </text:span><text:span text:style-name="T23">nāhan· cihnanyan· sampun mapagəḥ suddha parisuddha Ikanaṁ vanuA I rukam·,</text:span><text:span text:style-name="T19"> Jeru-jeru</text:span><text:span text:style-name="T23"> </text:span><text:span text:style-name="T19">(d23) </text:span><text:span text:style-name="T23">cihnanyan tlas mapa(gəḥ) kasīmān nikāṁ sīma. </text:span></text:p>
      <text:p text:style-name="P17"><text:span text:style-name="T19">B17 kas̄imānikaiṁ ◇ Br, kas̄imān ikaiṁ Na. </text:span></text:p>
      <text:p text:style-name="P17"><text:span text:style-name="T19">B17 I tampuran· ◇ Iṁ tampuran· Br Na. </text:span></text:p>
      <text:p text:style-name="P17"><text:span text:style-name="T19">B17 sīmā punpunana ◇ Na, simā punpunana Br. </text:span></text:p>
      <text:p text:style-name="P17"><text:span text:style-name="T19">B17 Iṁ pr(ā)sāda ◇ I prāsāda Br Na. </text:span></text:p>
      <text:p text:style-name="P17"><text:span text:style-name="T19">B17 I sugiḥ manaik· ◇ Na, I sugiḥ manek· Br.</text:span></text:p>
      <text:p text:style-name="P17"><text:span text:style-name="T19">B17 (ku)[śa]la ◇ ka(....)la Br Na. Cf. A19: </text:span><text:span text:style-name="T23">kuśala rakyrān·. </text:span></text:p>
      <text:p text:style-name="P17"><text:span text:style-name="T19">B18 tinuṅga(l) ta ◇ tinu(...) ta Br, tinuk(up)ta Na. The </text:span><text:span text:style-name="T23">akṣara </text:span><text:span text:style-name="T19">just before </text:span><text:span text:style-name="T23">ta</text:span><text:span text:style-name="T19"> is obscure. It looks like </text:span><text:span text:style-name="T23">ga </text:span><text:span text:style-name="T19">rather than </text:span><text:span text:style-name="T23">la</text:span><text:span text:style-name="T19">, but for this moment we cannot make more plausible reading to render a significant meaning in this context, thus we opt to read </text:span><text:span text:style-name="T23">tinuṅga(l) ta. </text:span></text:p>
      <text:p text:style-name="P17"><text:span text:style-name="T19">B19 kācāryyan· tapak· mā 12 ◇ kāvāryyan· tapak· mā 1 Br Na. </text:span></text:p>
      <text:p text:style-name="P17"><text:span text:style-name="T19">B19 kapaṅajyanan tapak· mā 4 ... kavarigān tapak· mā (4) ◇ Brandes seems to have skipped the whole stretch of text between </text:span><text:span text:style-name="T23">kapaṅajyanan</text:span><text:span text:style-name="T19"> and </text:span><text:span text:style-name="T23">kavarigān</text:span><text:span text:style-name="T19"> that covers almost an entire line. Consequently, his line numbering is off by one from here onward.</text:span></text:p>
      <text:p text:style-name="P17"><text:span text:style-name="T19">B19 kapaṅajyanan tapak· mā 4 kade⟨va⟩karmmān tapak· mā 4 ◇ kapaṅajyanan tapak· (.....) de karmmān tapak· mā 4 Na. The context leads us to expect a word with a</text:span><text:span text:style-name="T23"> ka-...-an</text:span><text:span text:style-name="T19"> </text:span><text:soft-page-break/><text:span text:style-name="T19">circumfix. Yet the reading </text:span><text:span text:style-name="T23">ka-dekarmmān</text:span><text:span text:style-name="T19"> cannot be correct as such. In other inscriptions, we sometimes find the term </text:span><text:span text:style-name="T23">devakarma</text:span><text:span text:style-name="T19">, which in turn sometimes stands close to the word </text:span><text:span text:style-name="T23">Anapu</text:span><text:span text:style-name="T19"> that also occurs here. Cf. Landa (1r7) s</text:span><text:span text:style-name="T23">avaha saṁ devakarmma blaḥ 1 gavayanira manamvaḥ-hyaṅa manapuA I dalam...</text:span><text:span text:style-name="T19"> and Watukura I A (2v1) </text:span><text:span text:style-name="T23">maraha I saṅkarmannya, mamūjā, Upakalpa, devakarmma, Anapū, devadāsa</text:span><text:span text:style-name="T19">. On these grounds, we assume omission of the </text:span><text:span text:style-name="T23">akṣara va</text:span><text:span text:style-name="T19">.</text:span></text:p>
      <text:p text:style-name="P17"><text:span text:style-name="T19">B19 kakulapatyan tapak· su 1 ◇ kakulapartyan tapak· su 1 Na. Passage omitted in Br.</text:span></text:p>
      <text:p text:style-name="P17"><text:span text:style-name="T19">B20 Anapu I {ca. 2 aks. iIllegible} tapak· mā 6 ◇ We tried to read a word such </text:span><text:span text:style-name="T23">gṛha </text:span><text:span text:style-name="T19">or </text:span><text:span text:style-name="T23">garbha </text:span><text:span text:style-name="T19">but nothing is really convincing for this moment. So it is best to leave it unread. Besides, any combination of </text:span><text:span text:style-name="T23">anapu</text:span><text:span text:style-name="T19"> and</text:span><text:span text:style-name="T23"> gr̥ha</text:span><text:span text:style-name="T19"> is not found anywhere in the Old Javanese text database. </text:span></text:p>
      <text:p text:style-name="P17"><text:span text:style-name="T19">B20 Anapu Iṁ pañcuran tapak· mā 8 ◇ Arupa I pañcun tapak· mā 2 Na. Passage omitted in Br.</text:span></text:p>
      <text:p text:style-name="P17"><text:span text:style-name="T19">B22 devasva⟨,⟩ cārva ◇ de basvacārva Br, de basvacārvva Na. The comma is supplied to obtain a sense from the whole sentence, whichwould involbe a series of purposes: to benefit the property of God (</text:span><text:span text:style-name="T23">devasva</text:span><text:span text:style-name="T19">) and to serve for daily offering (</text:span><text:span text:style-name="T23">cārva</text:span><text:span text:style-name="T19">) to the deity.</text:span></text:p>
      <text:p text:style-name="P17"><text:span text:style-name="T19">B22 Āyabyaya ◇ Āsābyaya Br Na. Parallels of it are found in Turyan (A8): </text:span><text:span text:style-name="T23">ya saṅkananiṅ āyabyaya Ikaṁ tgal kulvan</text:span><text:span text:style-name="T19"> and Cunggrang (A10):</text:span><text:span text:style-name="T23"> saṅkānani Āyabyaya ri kapūjān bhaṭāra riṅ prasāda</text:span><text:span text:style-name="T19"> and Tuhanyaru (IVa3–4): </text:span><text:span text:style-name="T23">ya tâmijilakĕn āyabyaya niṅ sakalajanma satata bhakti</text:span><text:span text:style-name="T19">. </text:span></text:p>
      <text:p text:style-name="P17"><text:span text:style-name="T19">B23 (U)maḥ duruṁ ◇ (...)maḥ nuruṁ Br Na. Cf. Bila I (2v2) </text:span><text:span text:style-name="T23">kunaṅ yanikāṅ I vīla juga atagən pisaniṅu yan tumuruna, tan palakvana pabhakta, tkapniṅ cakṣu maṅadgi, anəhər tan alapana umaḥ duruṅ, </text:span><text:span text:style-name="T19">Buwahan (5v5) </text:span><text:span text:style-name="T23">makādiṅ kbo sapi celeṅ vḍus tkeṅ umaḥ duruṅ, parlak savah. </text:span></text:p>
      <text:p text:style-name="P17"><text:span text:style-name="T19">B24 karmmāknanya ◇ Na, karmmākmanya.</text:span></text:p>
      <text:p text:style-name="P17"><text:span text:style-name="T19">B25 Īndaḥ ◇ Na, Indaḥ Br. </text:span></text:p>
      <text:p text:style-name="P17"><text:span text:style-name="T19">B25 pava(na) ◇ Br, {3 akṣ. illegible} Na.</text:span></text:p>
      <text:p text:style-name="P17"><text:span text:style-name="T19">B26 yajamānākāśa ◇ Na, yajamāṇākāśa Br. </text:span></text:p>
      <text:p text:style-name="P17"><text:span text:style-name="T19">B26 sandhyādvaya ◇ sandyādvaya Br Na. </text:span></text:p>
      <text:p text:style-name="P17"><text:span text:style-name="T19">B26 Ahorātri ◇ Ahorātrī Br Na. </text:span></text:p>
      <text:p text:style-name="P17"><text:span text:style-name="T19">B26 kuvaira ◇ kuvera Br Na. </text:span></text:p>
      <text:p text:style-name="P17"><text:span text:style-name="T19">B27 vidyādhara ◇ Br, <text:s/>vindyādhara Na. </text:span></text:p>
      <text:p text:style-name="P17"><text:span text:style-name="T19">B27 nand(ī)śvara ◇ Br, <text:s/>mand(ī)śvara Na. </text:span></text:p>
      <text:p text:style-name="P17"><text:span text:style-name="T19">B27 mahākāla ◇ Br, makākāla Na. </text:span></text:p>
      <text:p text:style-name="P17"><text:span text:style-name="T19">B28 sakvaiḥta ◇ sakveḥta Br Na. </text:span></text:p>
      <text:p text:style-name="P17"><text:span text:style-name="T19">B28 maṁrakṣa ◇ <text:s/>Na, maṁrakṣaṁ Br. </text:span></text:p>
      <text:p text:style-name="P17"><text:span text:style-name="T19">B29 vvaṁ [A]nyāya ◇ vvaṁ nya ya Br Na. </text:span></text:p>
      <text:p text:style-name="P17"><text:span text:style-name="T19">B30 ṅunivaiḥ ◇ Na, ṅuniveḥ Br. </text:span></text:p>
      <text:p text:style-name="P17"><text:span text:style-name="T19">B31 patyanantā [ya ka](muṁ hyaṁ deyan ta)t patīya ◇ patyanantā (....) me patīya Br, patyāntā [...] patīya Na. This restitution is based on the parallels we find in Sindok corpus. Cf. Alasantan (4r4), Muncang (d12), Kampak (C10)</text:span></text:p>
      <text:p text:style-name="P17"><text:span text:style-name="T19">B31 tampyala I virinan· ◇ Na, tampy(....) I viriṅan· Br. Usually we get </text:span><text:span text:style-name="T23">viraṅan </text:span><text:span text:style-name="T19">instead of </text:span><text:span text:style-name="T23">viriṅan, </text:span><text:span text:style-name="T19">but here the presence of</text:span><text:span text:style-name="T23"> ulu </text:span><text:span text:style-name="T19">is clear and although </text:span><text:span text:style-name="T23">viriṅan </text:span><text:span text:style-name="T19">seems unusual, it does occur also in Turyan B26. </text:span></text:p>
      <text:p text:style-name="P17"><text:span text:style-name="T19">B32 duḍulakan· pahuṁnya ◇ ḍudulaka pahaṁnya Br, [d]uḍulakan· pahuṁnya Na.</text:span></text:p>
      <text:p text:style-name="P17"><text:span text:style-name="T19">B32 vətvākən· ḍalamanya ◇ vətvākən· ḍalammanya Br, vət [.....] Na.</text:span></text:p>
      <text:p text:style-name="P17"><text:span text:style-name="T19">c1 Ulā biṣa ◇ Ulā bīṣa Br Na.</text:span></text:p>
      <text:p text:style-name="P17"><text:span text:style-name="T19">c3 pulirak(na)[niṁ de](vamanyuḥ) ◇ pulirakna[....] Br Na. </text:span></text:p>
      <text:p text:style-name="P17"><text:span text:style-name="T19">c4 yan· pa[ra] (riṁ) tgal· ◇ yam· parariṁ tgal·, yan pas(u) [...] riṁ tgal· Na. </text:span></text:p>
      <text:p text:style-name="P17"><text:span text:style-name="T19">c5 <text:s/>sumpala(nniṁ) rākṣasa ◇ Na, sampalanniṁ rākṣasa Br. </text:span></text:p>
      <text:p text:style-name="P17"><text:span text:style-name="T19">c7 si pamuṅvan· {5 akṣ. illegible} ◇ sapavuṅvan· Br, s[..]v[..]ṅvan· [.. ..]m[..] Na. </text:span></text:p>
      <text:p text:style-name="P17"><text:span text:style-name="T19">c8 gargga ◇ Br, garga Na. </text:span></text:p>
      <text:p text:style-name="P17"><text:soft-page-break/><text:span text:style-name="T19">c16 [du](du)tanniṁ ◇ ḍuḍutan niṁ Br, Na.</text:span></text:p>
      <text:p text:style-name="P17"><text:span text:style-name="T19">c20 tatan· tmuAṁ sāma ◇ tatan· tmuA sāma Br, tatan· tmu Asāma Na</text:span></text:p>
      <text:p text:style-name="P17"><text:span text:style-name="T19">c20 [bhra]ṣṭā ◇ graṣṭhā Br, Na.</text:span></text:p>
      <text:p text:style-name="P17"><text:span text:style-name="T19">c21 phī⟨⟨ṁ⟩⟩ra ◇ dhīra Br, Na. </text:span></text:p>
      <text:p text:style-name="P17"><text:span text:style-name="T19">c22. Iṁka narakā ◇ Iṁkanarakā Br, Iṁ kanarakā Na. corr. Ika narakā. The word should be understood as a noun instead of a verb, </text:span><text:span text:style-name="T23">kanarakā</text:span><text:span text:style-name="T19">. </text:span><text:span text:style-name="T23">Ika naraka </text:span><text:span text:style-name="T19">also figures in Alasantan (4r8). </text:span></text:p>
      <text:p text:style-name="P17"><text:span text:style-name="T19">c26 pāpa Ata ya ◇ bapa Ataya Br, (bā)pa Atayu Na. </text:span></text:p>
      <text:p text:style-name="P17"><text:span text:style-name="T19">c27 sajĭvakāla ◇ Br, saji vakālu Na.</text:span></text:p>
      <text:p text:style-name="P17"><text:span text:style-name="T19">d1 [niṁ duḥkha paṅguhanya sa-] ◇ Neither Brandes nor Nakada read this line which is lost due to the damage on the stone. </text:span></text:p>
      <text:p text:style-name="P17"><text:span text:style-name="T19">d2 rupaniṁ lara hidəpan·nya ◇ [......] lara hiḍapa[.....] Br, </text:span></text:p>
      <text:p text:style-name="P17"><text:span text:style-name="T19">d3 sakeliknim janma dadyananya ◇ kelikiṁwaṁ kadadiyanya Br, k[...]likiṁ jan tan· [... … …]nya Br.</text:span></text:p>
      <text:p text:style-name="P17"><text:span text:style-name="T19">d4 mavūka ◇ Br, mav[...]ka Na. </text:span></text:p>
      <text:p text:style-name="P17"><text:span text:style-name="T19">d5 tan· t(ə)muA ◇ Br, tan· [.. .. …] Na. </text:span></text:p>
      <text:p text:style-name="P17"><text:span text:style-name="T19">d5 vkassa[ka]n ◇ vkasakan Br, vkarasakan Na. </text:span></text:p>
      <text:p text:style-name="Standard"/>
      <text:h text:style-name="Heading_20_4" text:outline-level="4"><text:bookmark text:name="_9cbbw7o4fg7g"/>Translation</text:h>
      <text:p text:style-name="Standard"><text:span text:style-name="T15">(A1–A7)</text:span> May there be no hindrance!</text:p>
      <text:p text:style-name="P28"/>
      <text:p text:style-name="P10">May there be prosperity for all people! May the hosts of beings be intent upon the benefit of others! May faults come to perish! May the world be blissful in every respect!</text:p>
      <text:p text:style-name="P9"/>
      <text:p text:style-name="Standard">Hail!<text:span text:style-name="T58"> </text:span>Elapsed Śaka year 837, month of Asuji, second <text:span text:style-name="T7">tithi</text:span> of the waxing fortnight, Mavulu, Pon, Wednesday, the direction south-east, the lunar mansion Citrā, the conjunction Vaidhr̥ti, the deity Tvaṣṭā. That was the time of the grant of the Great King Śrī Dakṣottama-bāhubajra-pratipaḳsa-ksaya to the Lord of Kanuruhan, <text:span text:style-name="T7">dyah </text:span>Mumpuṅ, to demarcate the village of Limus, district Kanuruhan, [whose] corvée (<text:span text:style-name="T7">gavai</text:span>)<text:span text:style-name="T7"> </text:span>is 1 <text:span text:style-name="T7">māṣa</text:span>, and its subordinate (<text:span text:style-name="T7">anaknya</text:span>)<text:span text:style-name="T7"> </text:span>at Tampuran [whose] income (<text:span text:style-name="T7">paṅguhan</text:span>) is 18 <text:span text:style-name="T7">suvarṇa </text:span>and 8 <text:span text:style-name="T7">māṣa </text:span>of <text:span text:style-name="T7">tapak </text:span>for each year, so that it would become the <text:span text:style-name="T7">sīma</text:span> of the foundation<text:span text:style-name="T7"> </text:span>of the Lord, (namely) the monastery temple (<text:span text:style-name="T7">prāsāda kabikvan</text:span>)<text:span text:style-name="T7"> </text:span>at Sugih Manek. </text:p>
      <text:p text:style-name="Standard"/>
      <text:p text:style-name="Standard"><text:span text:style-name="T15">(A7–A16) </text:span>Its purpose was for the daily offering to the Deity and for the nourishment of all the priests who are occupied with the worship of the Deity, who offer ... the foundation (<text:span text:style-name="T7">dharma</text:span> or <text:span text:style-name="T7">kuśala</text:span>) of the Lord<text:span text:style-name="T7"> </text:span>at Sugih Manek and the one at Limus, should not be entered by the three high dignitaries — the p<text:span text:style-name="T7">aṅkur</text:span>, the<text:span text:style-name="T7"> tavān</text:span>, the <text:span text:style-name="T7">tirip</text:span> — [nor by] the<text:span text:style-name="T7"> tiruan</text:span>, the <text:span text:style-name="T7">maṅhuri</text:span>, nor by all the collectors of royal revenue. The <text:span text:style-name="T7">kriṅ</text:span>, the <text:span text:style-name="T7">paṅuraṅ</text:span>,<text:span text:style-name="T15"> </text:span>the <text:span text:style-name="T7">paḍam</text:span> <text:span text:style-name="T7">apv</text:span>ī, the <text:span text:style-name="T7">manimpiki</text:span>, the <text:span text:style-name="T7">halu varak</text:span>, the <text:span text:style-name="T7">pamaṇikan</text:span>, the <text:span text:style-name="T7">maṇiga</text:span>, the <text:span text:style-name="T7">lva</text:span>, the <text:span text:style-name="T7">malandaṅ</text:span>, the <text:span text:style-name="T7">pakalaṅkaṅ</text:span>, the <text:span text:style-name="T7">tapa haji</text:span>, the <text:span text:style-name="T7">er haji</text:span>, the <text:span text:style-name="T7">maṅrumve</text:span>, the overseer of the smithies, the overseer of traders, the overseer of <text:span text:style-name="T7">nambi</text:span>s, the overseer of <text:span text:style-name="T7">huñjaman</text:span>s, the overseer of <text:span text:style-name="T7">kutak</text:span>s, the overseer of public women (<text:span text:style-name="T7">juru <text:s/>jalir</text:span>), the overseer of gambling (<text:span text:style-name="T7">juru juḍi</text:span>), the carpenter, the Limus Galuh, the <text:span text:style-name="T7">paṅaruhan</text:span>, the <text:span text:style-name="T7">vatu tajam</text:span>, the<text:span text:style-name="T7"> taji</text:span>, the smiths, the <text:span text:style-name="T7">mapayuṅan</text:span>, the eunuchs, the healers, the <text:span text:style-name="T7">paranakan</text:span>, the singing actors, the overseer of drummers, the <text:span text:style-name="T7">sinaguha</text:span>, the <text:span text:style-name="T7">taṅkil</text:span>, the <text:span text:style-name="T7">salvit</text:span>, the <text:span text:style-name="T7">varahan</text:span>, the <text:span text:style-name="T7">sambal</text:span>, the <text:span text:style-name="T7">sumbul</text:span>, the courtiers, the Siṅgah, the Pamr̥ṣi, the King’s servants, the Mahouts, the <text:span text:style-name="T7">ləbə-ləb</text:span>, and so forth — all sorts of collectors of r<office:annotation office:name="__Annotation__64204_1867428411" loext:resolved="false"><dc:creator>Tyassanti Kusumo</dc:creator><dc:date>2022-01-24T03:27:00</dc:date><text:p><text:span text:style-name="T61">Thanks, can I edit as various miśra? I asked Mas Eko and he said if it can be translated as such.</text:span></text:p></office:annotation>oyal tax [on] various kinds of professions shall<office:annotation-end office:name="__Annotation__64204_1867428411"/> not enter the monastery at Sugih Manek and the one at Limus. </text:p>
      <text:p text:style-name="Standard"/>
      <text:p text:style-name="Standard"><text:span text:style-name="T15">(A16–A18)</text:span> Likewise its ‘pain and relief’ — the areca flower that does not come to fruition, <text:span text:style-name="T7">ḍaṇḍa-kuḍaṇḍa, bhaṇḍihala</text:span>, etc.<text:span text:style-name="T7">, </text:span>all sorts of misfortune: to die from being crushed, to die from <text:soft-page-break/>drowning, to be caught by thunderclap, gourd creeping along the yard, splattered blood, bedewed corpse, and so forth. All of them benefit only to the Deity. </text:p>
      <text:p text:style-name="Standard"/>
      <text:p text:style-name="Standard"><text:span text:style-name="T15">(A18–A26) </text:span>Likewise those who trade while present in this meritorious work (<text:span text:style-name="T7">kuśala</text:span>) of the Lord, their number should be limited: </text:p>
      <text:p text:style-name="P17">• the goldsmiths, the ironsmiths, the coppersmiths: three bellows in the whole <text:span text:style-name="T7">sīma</text:span>, <text:s/></text:p>
      <text:p text:style-name="P17">• the <text:span text:style-name="T7">cadar </text:span>(cloth) makers: three <text:span text:style-name="T7">cadar </text:span>looms (<text:span text:style-name="T7">pacadaran</text:span>), </text:p>
      <text:p text:style-name="P17">• the <text:span text:style-name="T7">arah </text:span>workers: three pounding blocks,</text:p>
      <text:p text:style-name="P17">• the cattle buyers: three of them [and] 20 head of water buffalo per person, 40 head of cattle per person, 80 head of sheep, one coop of ducks</text:p>
      <text:p text:style-name="P17">• the wagoners: three yokes</text:p>
      <text:p text:style-name="Standard">Up to those limits, they shall not be subjected to <text:span text:style-name="T7">parəmasan </text:span>(tax)<text:span text:style-name="T7">. </text:span></text:p>
      <text:p text:style-name="P17">If the wares are borne by the shoulder pole — such as [is done by] cloth vendors, vendors of copper utensils, <text:span text:style-name="T7">kacapuri </text:span>makers, [as well as by vendors of] cotton, noni (<text:span text:style-name="T7">vuṅkuḍu</text:span>), copper, bell-metal, tin, iron, unhusked rice, packed (salt? cotton?), oil, sugar, silky filaments (<text:span text:style-name="T7">bəsar</text:span>), thread, safflower, all kinds of wares that are borne by shoulder pole shall all be five bundles per trader, [and] their shoulder pole loads shall be [limited to] three traders in the whole <text:span text:style-name="T7">sīma.</text:span> Up to those limits, they shall not be subjected to the collectors of royal revenues, whatever be their destinations [and] whatever be their locale. But they must keep the present document in their custody. If [their trade] is more than the limit [imposed] on them, they will be subjected (to payment) by the collectors of all royal levies (<text:span text:style-name="T7">sa-uddhāra haji</text:span>) proportionally to the excess [but taxation of the excess] should not be disproportional (<text:span text:style-name="T7">tan adhikāna</text:span>).</text:p>
      <text:p text:style-name="Standard"/>
      <text:p text:style-name="Standard"><text:span text:style-name="T15">(A26–A29) </text:span>As for those who paint black, who twist ropes, who make <text:span text:style-name="T7">cavriṅ, </text:span>who dye with <text:span text:style-name="T7">pahaṅan</text:span>, who dye with <text:span text:style-name="T7">lākha</text:span>, who dye with <text:span text:style-name="T7">ubar</text:span>, bird catchers, [birds] snarers, wicker workers, shed makers, those who tie<text:span text:style-name="T7"> vuṅkuḍu,</text:span> potters, castor-oil pressers, lime makers, and so forth: all of them (i.e., the impost they pay?) will be divided in three. One share will accrue to [the resources of] the Deity, one share [will accrue] to the custodian(s) of the foundation, [while] one share [will accrue] to the collectors of royal revenue. Thus was the King’s decree limiting those who trade, while being present there, from their carts. </text:p>
      <text:p text:style-name="Standard"/>
      <text:p text:style-name="Standard"><text:span text:style-name="T15">(A29–B2)</text:span> The Lords offered confirmatory gifts </text:p>
      <text:p text:style-name="P17">• to the Great King, Śrī Dakṣottama-Bāhubajra-Pratipaḳsaksaya: 1 <text:span text:style-name="T7">suvarṇa</text:span> [and] ... <text:span text:style-name="T7">māṣa</text:span> of gold; 1 <text:span text:style-name="T7">yugala </text:span>of <text:span text:style-name="T7">vḍihan ragi</text:span>; </text:p>
      <text:p text:style-name="P17">• to the Lady the Royal Spouse [and] Queen: 1 <text:span text:style-name="T7">suvarṇa </text:span>[and]<text:span text:style-name="T7"> </text:span>4 <text:span text:style-name="T7">māṣa </text:span>of gold; 1 piece of <text:span text:style-name="T7">ken</text:span>;</text:p>
      <text:p text:style-name="P17">• to the Lord<text:span text:style-name="T7"> </text:span>of Momah-umah, the Gurum Baṅi (called) <text:span text:style-name="T7">pu </text:span>Uttara: 10 <text:span text:style-name="T7">māṣa </text:span>of gold, 1 <text:span text:style-name="T7">yugala </text:span>of <text:span text:style-name="T7">vḍihan ragi</text:span>;</text:p>
      <text:p text:style-name="P17">•<text:span text:style-name="T15"> </text:span>[to]<text:span text:style-name="T15"> </text:span>the Lord of Hujuṅ (called) <text:span text:style-name="T7">dyah </text:span>Mrih: 10 <text:span text:style-name="T7">māṣa </text:span>of gold; 1 <text:span text:style-name="T7">yugala </text:span>of <text:span text:style-name="T7">vḍihan ragi</text:span>; </text:p>
      <text:p text:style-name="P17">• [to] the Lord of Tagaran (called) <text:span text:style-name="T7">dyah </text:span>Bagal: 10 <text:span text:style-name="T7">māṣa </text:span>of gold, 1 <text:span text:style-name="T7">yugala </text:span>of <text:span text:style-name="T7">vḍihan</text:span> <text:span text:style-name="T7">ragi</text:span>.</text:p>
      <text:p text:style-name="Standard"/>
      <text:p text:style-name="Standard"><text:span text:style-name="T15">(B2–B5) </text:span>All the <text:span text:style-name="T7">juru</text:span>s at Kanuruhan: the <text:span text:style-name="T7">juru</text:span> of Kanāyakān (called) ...riṅ joining <text:span text:style-name="T7">saṅ ra </text:span>Gagar; the <text:span text:style-name="T7">juru</text:span> of Lampuran, (i.e.) the Lord of Siñjalan [and] standard-bearer<text:span text:style-name="T7"> </text:span>(called)<text:span text:style-name="T7"> pu </text:span>Aḍo; the <text:span text:style-name="T7">juru </text:span>of junior troops (called) <text:span text:style-name="T7">saṅ </text:span>Brat; the <text:span text:style-name="T7">juru</text:span> of servants (called) <text:span text:style-name="T7">saṅ ra</text:span> Banir; the two <text:span text:style-name="T7">juru</text:span>s of Maṅrakət<text:span text:style-name="T7"> </text:span>(called) <text:span text:style-name="T7">saṅ </text:span>Tavi [and] <text:span text:style-name="T7">saṅ </text:span>Labdha; the <text:span text:style-name="T7">amasaṅakan</text:span> (called) <text:span text:style-name="T7">saṅ ra</text:span> Vava — all were given as gifts 2 <text:span text:style-name="T7">māṣa </text:span>of gold [and] 1 sheet of <text:span text:style-name="T7">vḍihan</text:span> <text:span text:style-name="T7">ragi </text:span>per person.</text:p>
      <text:p text:style-name="Standard"/>
      <text:p text:style-name="Standard"><text:span text:style-name="T15">(B5–B8) </text:span>All the <text:span text:style-name="T7">mapatih</text:span>s<text:span text:style-name="T7"> </text:span>in the Court: the <text:span text:style-name="T7">patih pamgat</text:span> (called)<text:span text:style-name="T7"> saṅ</text:span> Haju; the <text:span text:style-name="T7">maṅhambən</text:span> (called) <text:span text:style-name="T7">saṅ </text:span>Hiraṇya; the <text:span text:style-name="T7">patih kavaṅyan</text:span> (called) <text:span text:style-name="T7">saṅ </text:span>Pārtha; those who serve as seniors (<text:span text:style-name="T7">pinakasthavira</text:span>) in the Court; the spokesperson of Vuṅkal Kiluṅ; the <text:span text:style-name="T7">juru banva</text:span>s (called) <text:span text:style-name="T7">saṅ </text:span>Kya [and] <text:span text:style-name="T7">saṅ </text:span>Saṅgamaṅ; the <text:span text:style-name="T7">gusti</text:span> (called) <text:span text:style-name="T7">saṅ </text:span>Rumput; the <text:span text:style-name="T7">variga</text:span> (called) <text:span text:style-name="T7">saṅ </text:span>Loka; the <text:soft-page-break/><text:span text:style-name="T7">panulisan</text:span> (called) <text:span text:style-name="T7">saṅ </text:span>Prakāśita; the <text:span text:style-name="T7">apəkan</text:span> (called) <text:span text:style-name="T7">saṅ </text:span>Kbak; the <text:span text:style-name="T7">juru bvatoh</text:span> (called) <text:span text:style-name="T7">saṅ </text:span>Candra — all were given 1<text:span text:style-name="T7"> māṣa</text:span> [of gold and] 1 sheet of <text:span text:style-name="T7">vḍihan </text:span>per person.</text:p>
      <text:p text:style-name="Standard"/>
      <text:p text:style-name="Standard"><text:span text:style-name="T15">(B8–B10) </text:span>The <text:span text:style-name="T7">vahuta</text:span> of Panbahan (called) <text:span text:style-name="T7">si </text:span>Vujil; the [one of] Vuṅkal Raya (called) <text:span text:style-name="T7">si </text:span>Kucup; the [one of] Pakambaṅan (called) <text:span text:style-name="T7">si </text:span>Laka; the <text:span text:style-name="T7">parujar</text:span> <text:span text:style-name="T7">patih</text:span>s<text:span text:style-name="T7"> </text:span>(called) <text:span text:style-name="T7">si </text:span>Lampuran, <text:span text:style-name="T7">si </text:span>…n [and] <text:span text:style-name="T7">si</text:span> ...r; the <text:span text:style-name="T7">maṅhambən</text:span> (called) <text:span text:style-name="T7">saṅ </text:span>Guruvrati; the <text:span text:style-name="T7">parujar</text:span> <text:span text:style-name="T7">kavaṅyan</text:span> (called) <text:span text:style-name="T7">si </text:span>Rundhā; the <text:span text:style-name="T7">parujar</text:span> <text:span text:style-name="T7">patih</text:span> (called) <text:span text:style-name="T7">si … </text:span>— all were given 1 <text:span text:style-name="T7">māṣa </text:span>[of gold and] 1 sheet of <text:span text:style-name="T7">vḍihan </text:span>each. </text:p>
      <text:p text:style-name="Standard"/>
      <text:p text:style-name="Standard"><text:span text:style-name="T15">(B10–B11) </text:span>The <text:span text:style-name="T7">patih </text:span>of Hujuṅ (called) <text:span text:style-name="T7">saṅ </text:span>Jarā; the <text:span text:style-name="T7">maṅhambən</text:span> (called) <text:span text:style-name="T7">saṅ </text:span>Balusyak; the <text:span text:style-name="T7">patih mānak </text:span>(called) <text:span text:style-name="T7">saṅ … </text:span>—<text:span text:style-name="T7"> </text:span>all were given as gifts 1 <text:span text:style-name="T7">māṣa </text:span>[of gold and] 1 sheet of <text:span text:style-name="T7">vḍihan </text:span>each.</text:p>
      <text:p text:style-name="Standard"/>
      <text:p text:style-name="Standard"><text:span text:style-name="T15">(B11–B12) </text:span>The <text:span text:style-name="T7">patih </text:span>of Vaharu: the <text:span text:style-name="T7">maṅharap babak</text:span> (called) <text:span text:style-name="T7">ḍa pu </text:span>Bahija; the <text:span text:style-name="T7">maṅhambən</text:span> (called) <text:span text:style-name="T7">saṅ </text:span>Bharata; the <text:span text:style-name="T7">patih mānak </text:span>(called)<text:span text:style-name="T7"> saṅ </text:span>Havaṅ — all were given as gifts 1 <text:span text:style-name="T7">māṣa </text:span>[of gold and] 1 sheet of <text:span text:style-name="T7">vḍihan </text:span>each.</text:p>
      <text:p text:style-name="Standard"/>
      <text:p text:style-name="Standard"><text:span text:style-name="T15">(B12–B13) </text:span>The neighboring headmen: at Kalaṅliṅun (the one called) <text:span text:style-name="T7">ḍa pu hyaṅ </text:span>Tambir; at Bukalaṅan (the ones called) <text:span text:style-name="T7">saṅ </text:span>Dili [and] <text:span text:style-name="T7">saṅ </text:span>Gnuk; at Vuraṇḍuṅan (the one called) <text:span text:style-name="T7">saṅ</text:span> Vintaṅ; at Tampuran (the one called) <text:span text:style-name="T7">saṅ </text:span>Paman — [all] were given 1 <text:span text:style-name="T7">māṣa </text:span>[of gold and] 1 sheet of <text:span text:style-name="T7">vḍihan </text:span>each.</text:p>
      <text:p text:style-name="Standard"/>
      <text:p text:style-name="Standard"><text:span text:style-name="T15">(B14–B15) </text:span>The headmen of Limus: the <text:span text:style-name="T7">vinkas</text:span> (called) <text:span text:style-name="T7">saṅ </text:span>Hitam; the retired headman (called) <text:span text:style-name="T7">si </text:span>Talaṇḍaṅ; the <text:span text:style-name="T7">kalaṅ pañjuruan</text:span> of Limus (called) <text:span text:style-name="T7">saṅ </text:span>Bandi; the <text:span text:style-name="T7">kulapati</text:span> of Limus (called) <text:span text:style-name="T7">saṅ </text:span>Balan — [all] were given 1 <text:span text:style-name="T7">māṣa </text:span>[of gold and] 1 sheet of <text:span text:style-name="T7">vḍihan </text:span>per person. </text:p>
      <text:p text:style-name="Standard"/>
      <text:p text:style-name="Standard"><text:span text:style-name="T15">(B15–16) </text:span>Such have been summed up the numbers of those who have been given confirmatory gifts with <text:span text:style-name="T7">vḍihan</text:span> and have been invited to eat …. the flowers and offerings (<text:span text:style-name="T7">parabantən</text:span>), together with the incense(s), lamp(s), unhusked grains, etc. The ‘holy heart’ (stone) was erected, after the consecration and invocation had been carried out prior to it being planted as the mark of the irrevocability of the demarcation at Limus and at Tampuran, to be a <text:span text:style-name="T7">sīma </text:span>domain of the Deity in the temple at Sugih Manek, the meritorious work of the Lord<text:span text:style-name="T7"> </text:span>of Kanuruhan (called) <text:span text:style-name="T7">dyah </text:span>Mumpuṅ. </text:p>
      <text:p text:style-name="Standard"/>
      <text:p text:style-name="Standard"><text:span text:style-name="T15">(B18–B21) </text:span>The paddy fields at Tampuran that benefited the personnel were shared (?). The specification of the paddy fields: </text:p>
      <text:list text:style-name="WWNum12">
        <text:list-item>
          <text:p text:style-name="P30">[those] of the <text:span text:style-name="T7">ācarya</text:span>: 12 <text:span text:style-name="T7">māṣa </text:span>of <text:span text:style-name="T7">tapak</text:span></text:p>
        </text:list-item>
        <text:list-item>
          <text:p text:style-name="P30">[those] of the <text:span text:style-name="T7">paṅajyan</text:span>: 4 <text:span text:style-name="T7">māṣa </text:span>of <text:span text:style-name="T7">tapak</text:span></text:p>
        </text:list-item>
        <text:list-item>
          <text:p text:style-name="P30">[those] of the <text:span text:style-name="T7">devakarma</text:span>: 4 <text:span text:style-name="T7">māṣa </text:span>of <text:span text:style-name="T7">tapak</text:span></text:p>
        </text:list-item>
        <text:list-item>
          <text:p text:style-name="P30">[those] of the <text:span text:style-name="T7">kulapati</text:span>: 1 <text:span text:style-name="T7">suvarṇa</text:span> of <text:span text:style-name="T7">tapak</text:span></text:p>
        </text:list-item>
        <text:list-item>
          <text:p text:style-name="P30">[those of] the sweeper in the …: 6 <text:span text:style-name="T7">māṣa</text:span> of <text:span text:style-name="T7">tapak</text:span></text:p>
        </text:list-item>
        <text:list-item>
          <text:p text:style-name="P30">[those of] the sweeper in the bathing place: 8 <text:span text:style-name="T7">māṣa </text:span>[and] 9 <text:span text:style-name="T7">kupaṅ</text:span> of <text:span text:style-name="T7">tapak</text:span></text:p>
        </text:list-item>
        <text:list-item>
          <text:p text:style-name="P30">[those] of the <text:span text:style-name="T7">variga</text:span>: 4 <text:span text:style-name="T7">māṣa </text:span>of <text:span text:style-name="T7">tapak</text:span></text:p>
        </text:list-item>
        <text:list-item>
          <text:p text:style-name="P30">[those of] the park inspector (<text:span text:style-name="T7">atamān</text:span>): 2 <text:span text:style-name="T7">māṣa </text:span>of <text:span text:style-name="T7">tapak</text:span></text:p>
        </text:list-item>
        <text:list-item>
          <text:p text:style-name="P30">[those] of the <text:span text:style-name="T7">susuraji</text:span> (?): 7 <text:span text:style-name="T7">māṣa </text:span>of <text:span text:style-name="T7">tapak</text:span></text:p>
        </text:list-item>
        <text:list-item>
          <text:p text:style-name="P30">[those of] their <text:span text:style-name="T7">variga</text:span>: 2 <text:span text:style-name="T7">māṣa </text:span>[and] 2 <text:span text:style-name="T7">kupaṅ</text:span> of <text:span text:style-name="T7">tapak</text:span></text:p>
        </text:list-item>
      </text:list>
      <text:p text:style-name="Standard">The grand total: 3 <text:span text:style-name="T7">suvarṇa</text:span> [and] 14 <text:span text:style-name="T7">māṣa</text:span> of <text:span text:style-name="T7">tapak.</text:span> <text:span text:style-name="T15"><text:s/></text:span>Those are the ones that benefited the personnel.</text:p>
      <text:p text:style-name="Standard"/>
      <text:p text:style-name="Standard"><text:span text:style-name="T15">(B21)</text:span> The rest, (viz.) 3 <text:span text:style-name="T7">suvarṇa</text:span> [and]<text:span text:style-name="T7"> </text:span>2 <text:span text:style-name="T7">māṣa </text:span>of <text:span text:style-name="T7">tapak</text:span>,<text:span text:style-name="T7"> </text:span>it shall benefit the property of God, for the purpose of daily offering to the Deity. And the ‘income and expenditure’ (<text:span text:style-name="T7">āyabyaya</text:span>) are for <text:soft-page-break/>complete perfecting of the Deity, of the dikes, of the houses, of the rice granaries, gathering places, offering places, and suchlike.</text:p>
      <text:p text:style-name="Standard"/>
      <text:p text:style-name="Standard"><text:span text:style-name="T15">(B23) </text:span>Further, whoever disturbs the <text:span text:style-name="T7">sīma </text:span>at Limus, and the one at Tampuran, all the more so [the one] at Sugih Manek, until the future’s future — watch out (<text:span text:style-name="T7">jah</text:span>)! He will therefore suffer the result of his actions, will come to ruin, will be completely annihilated! He will encounter every kind of misfortune, in this life [and] in the afterlife.</text:p>
      <text:p text:style-name="P17">Pay heed, you deities at the illustrious Baprakeśvara<text:span text:style-name="T7">, </text:span>Brahmā, Viṣṇu, Mahādeva, sun, moon, earth, water, wind, fire, sacrificer, sky, Kāla and Mr̥tyu<text:span text:style-name="T7">, </text:span>Gaṇas, demons, the two junctures, day and night, Yama, Baruṇa, Kuvera, Bāsava, Yakṣas, Rākṣasas, Piśācas, the fathers of deities (?), Pretas, Asuras, Garuḍas, Kinnaras, Gandharvas, Vidyādharas, the god’s sons, (viz.) Nandīśvara, Mahākala, the King of Nāgas, Vināyaka, north, south, west, east, the main and intermediate quarters of space, below and above, all you famous deities who protect the kingdom of the Great King in the land of Mataram, who irresistibly enter into everyone’s body — If there is a bad man who disturbs the <text:span text:style-name="T7">sīma</text:span>s<text:span text:style-name="T7"> </text:span>at Sugih Manek, at Limus, at Tampuran, all the more so if he dissolves them, he must be killed by you! When you are going to kill [him], your approach shall be to clash with the opponent, striking at the [left] side [and] again at the right side, [and] be dropped down, then cut off his snout, eat his flesh, tear out his <text:span text:style-name="T7">hati</text:span>, rip out his belly, bend his <text:span text:style-name="T7">pahuṅ</text:span>, draw out his intestines!</text:p>
      <text:p text:style-name="Standard"/>
      <text:p text:style-name="Standard"><text:span text:style-name="T15">(c1–7) </text:span>(May he) be bitten by a poisonous snake, eaten by a tiger, twisted by the God(s) of fury (<text:span text:style-name="T7">devamanyuḥ</text:span>), <text:s/>when going to the <text:span text:style-name="T7">tgal</text:span>, (may he) be struck by thunderclap in the absence of rain, touched by the <text:span text:style-name="T7">rākṣasa</text:span>(s), swept aside by demon (called) <text:span text:style-name="T7">si </text:span>Pamuṅvan. ……</text:p>
      <text:p text:style-name="Standard"/>
      <text:p text:style-name="Standard"><text:span text:style-name="T15">(c8–d10) </text:span>Kuśika, Garga, Metri, Kuruṣya, Patañjala, the guardian of north, south, west, east, of the under-world, of the upper-world. Hook him to all the Gods, drop him into the ocean, drown him in the reservoir, may he be taken by the deity in the water, may he be pulled by the sea monster, may he be caught by the crocodile. They should kill the improper person! May he suffer misfortune among the deities, not experiencing any tranquility, (be) lost — engulfed in <text:span text:style-name="T7">phīra, </text:span>(be) sent to hell, (be) falling to the great Raurava<text:span text:style-name="T7"> </text:span>hell, (be) cooked by <text:span text:style-name="T7">saṅ </text:span>Yamabala, (be) beaten by <text:span text:style-name="T7">saṅ </text:span>Kiṅkara seven times,<text:span text:style-name="T7"> atayan bimbān</text:span>, (be) totally miserable, entirely suffering in their whole life. All types of <text:span text:style-name="T15">(d1) </text:span>misery will be obtained by him, all forms of pain will be experienced by him, all hatred in life will be manifested on him. (May he) be decayed, not experiencing tranquility, (and) be left behind with the blowing ashes. Such are the results of the unrighteous person who disturbs the freehold, especially destroying it! Oṁ, salutation to Śiva!</text:p>
      <text:h text:style-name="Heading_20_4" text:outline-level="4"><text:bookmark text:name="_6qfm0wguef2n"/>Commentary </text:h>
      <text:p text:style-name="Standard"><text:span text:style-name="T38"><text:tab/></text:span>A1. The stanza in <text:span text:style-name="T7">āryā</text:span> meter which stands at the beginning of this inscription, just before the Old Javanese content, is found in only one other inscription that also comes from the vicinity of Malang, the Minto stone or Sangguran charter, that was issued under the reign of King Wawa. This noteworthy co-occurrence has been highlighted by Kern (1915).<text:span text:style-name="T36"><text:note text:id="ftn82" text:note-class="footnote"><text:note-citation>62</text:note-citation><text:note-body><text:p text:style-name="Standard"><text:span text:style-name="T38"><text:s/>Kern 1915: 223–24. </text:span></text:p></text:note-body></text:note></text:span> </text:p>
      <text:p text:style-name="Standard"><text:tab/>A5. It is surprising to have a sentence structure where a favor <text:span text:style-name="T7">(anugraha</text:span>) is followed by a verb form (<text:span text:style-name="T7">sumusuk</text:span>)<text:span text:style-name="T7"> </text:span>without irrealis. For this reason, one might wonder as to the subject of <text:span text:style-name="T7">sumusuk</text:span>. Who did demarcate the land? Is it the King himself? Or should we assume that the demarcator would be the grantee, i.e. <text:span text:style-name="T7">dyah </text:span>Mumpung, despite the absence of an irrealis form? For this moment, we tentatively stick to the common pattern, whereby the King does not demarcate the land himself. <text:s/></text:p>
      <text:p text:style-name="P17">A6. The term <text:span text:style-name="T7">gavai </text:span>is registered in OJED to denote the following meanings: “work, task, occupation; work, product; feast, celebration; use, purpose”. Yet here we opt for the translation <text:soft-page-break/>“corvée” to specify something that should be rendered by a village to the higher authorities. The same technical term also appears several times in other corpora (Balitung, Wawa, Sindok) and elsewhere in the present one. Cf. Samalagi (1v3):<text:span text:style-name="T7"> </text:span><text:span text:style-name="T9">gavainya mā 1</text:span><text:span text:style-name="T7"> savahnya lamvi[t]</text:span>, Panggumulan I (1v3): <text:span text:style-name="T9">gavai mā 4</text:span><text:span text:style-name="T7"> savah kanayakān· tampah 7</text:span>, Dalinan (1r4): <text:span text:style-name="T9">gavai mā 6</text:span><text:span text:style-name="T7"> sava(ḥ) [ka]hadyanan· tampah 8, </text:span>Kinewu (line 6): <text:span text:style-name="T7">lamvit· 6 tampaḥ 3 kaṭik 28 </text:span><text:span text:style-name="T9">gavai 8</text:span>, Hujung Galuh (1r4): <text:span text:style-name="T9">gavai ku 2</text:span><text:span text:style-name="T7"> dravya-hajinya mas· su 6 mas· kavahutān· su 2</text:span>, Sugih Manek (A6): <text:span text:style-name="T7">vanva I limus· vatək kanuruhan· </text:span><text:span text:style-name="T9">gavai mā 1</text:span>, Sangguran (A6): <text:span text:style-name="T7">va(nu)A I saṁguran· vatək· vaharu‚ </text:span><text:span text:style-name="T9">gavai ma 2…</text:span><text:span text:style-name="T7">.han</text:span>, Cunggrang II (1r4):<text:span text:style-name="T7"> vatək· bavaṁ Ataganiṁ vahuta vuṅkal·, </text:span><text:span text:style-name="T9">gavai ku 2</text:span><text:span text:style-name="T15">, </text:span>Linggasuntan (A5): <text:span text:style-name="T7">vatak hujuṁ </text:span><text:span text:style-name="T9">gavay mā 2</text:span><text:span text:style-name="T7"> kaṭik 2</text:span>. More discussion on this matter is provided in Barrett Jones (1984: 132–135), where it is shown that <text:span text:style-name="T7">gavai </text:span>had technical meanings in at least three different contexts. First, it could designate a measurement of resources on which tax is levied. Second, it might be a kind of tax. In rather different contexts, <text:span text:style-name="T7">gavai </text:span>can furthermore denote an offering or ritual performed for a deity (Barrett Jones 1984: 134). </text:p>
      <text:p text:style-name="P17">A6. The expression <text:span text:style-name="T7">anaknya </text:span>in connexion to a village (<text:span text:style-name="T7">vanua</text:span>) also figures in Poh (1v2–3): <text:span text:style-name="T7">kumonnakan· Ikanaṁ vanuA I poḥ muAṁṅ anaknya vanuA ri rumasan·, riṁ nyū, kapva vatak· kinivaṁ, śuśukan· paṅguhanya mamulus· mas· su 4 tan ya vadvāyun·</text:span> and in Kandangan (1r5–6) <text:span text:style-name="T7">tatkālanikanaṁ vanuA I kaṇḍaṅan· muAṁ Anaknya ri vanuA I Er hijo vata⟨k·⟩ vuṅkal· tpat· śīmāni parhyaṅan</text:span>. Under the entry <text:span text:style-name="T7">anak </text:span>in OJED, none of the indicated meanings seems to be suitable in these contexts. Clearly it cannot be rendered as equivalent to <text:span text:style-name="T7">anak vanua</text:span>, meaning “native(s)” or “inhabitant(s)”, since the sentences seem to consist exclusively in series of toponyms. However, the idea of <text:span text:style-name="T7">anak </text:span>as expressing something dependent or derivative is observable from other entries in OJED. The compound term <text:span text:style-name="T7">gunuṅ anak</text:span> means “small mountain”, <text:span text:style-name="T7">anakniṅ sañjata </text:span>means “missile or arrow”, <text:span text:style-name="T7">anak-anakan</text:span> signifies “pupil” and <text:span text:style-name="T7">paṅanak </text:span>“profit on a loan” or “interest” — which in the late twelfth century is replaced by a Sanskrit word <text:span text:style-name="T7">putra </text:span>(Wisseman Christie 2009: 52). Based on those instances, we are inclined to interpret<text:span text:style-name="T7"> vanua X muaṅ anaknya vanua Y </text:span>as expressing village Y’s dependency on village X. It could mean a subordinate village or land holdings belonging to the main <text:span text:style-name="T7">vanua</text:span>.</text:p>
      <text:p text:style-name="P17">A6. Here <text:span text:style-name="T7">paṅguhan tapak </text:span>is tentatively rendered as income or profit from land measured in <text:span text:style-name="T7">tapak. </text:span>Cf.<text:span text:style-name="T7"> </text:span>Linggasuntan (A5): <text:span text:style-name="T7">vatak hujuṅ gavay mā 2 kaṭik 2</text:span> <text:span text:style-name="T7">paṅguhan </text:span><text:span text:style-name="T9">tapak mas su 3</text:span>. However, we are quite aware that in Balinese epigraphy context, a term called <text:span text:style-name="T9">patapak</text:span><text:span text:style-name="T7"> </text:span>appears as a certain tax or levy. Cf. copperplate inscriptions of Pura Batur Buleleng (IIb.4): <text:span text:style-name="T7">tan kna papanjut mvaṅ patapak </text:span><text:s/>of Pura Kehen (IIIb.1):<text:span text:style-name="T7"> tan kna patapak sandūṅ bənta pamor</text:span>, of Pura Pamrajan Raja Purana Klungkung (Ib.6): <text:span text:style-name="T7">lawan tan kna patapak</text:span>, (IIa.5): <text:span text:style-name="T7">atəhər tan kna patapak sanduṅ bənta</text:span>. According to Barrett Jones, due to the fact that a sum of money follows this term, it may refer to the tax paid (Barrett Jones 1984: 144). </text:p>
      <text:p text:style-name="P17">A7. The toponym Sugih Manek exclusively figures in this charter. As for the name of the foundation, <text:span text:style-name="T7">dharma rakryān prāsāda kabikvan I sugih manek</text:span>, we understand it as the foundation of the Lord in form of a monastery temple, at Sugih Manek. </text:p>
      <text:p text:style-name="P17">A13. The term <text:span text:style-name="T7">mapayuṅan</text:span>, whose meaning is not evident,<text:span text:style-name="T7"> </text:span>is rarely found in other instances of this list. However, one other instance is in another inscription found in Malang, viz. Linggasuntan (A13): ... <text:span text:style-name="T7">vli pañjut·, palamak·, pakaluṁkuṁ, Urutan·, dampulan·, tpuṁ kavuṁ, suṁsuṁ paṅuraṁ, pasuk alas·, mapayuṅan·, sipat vilut·.</text:span></text:p>
      <text:p text:style-name="P17">A15. The understudied term <text:span text:style-name="T7">miśra </text:span>is said to come from the Sanskrit which means “interest” or “interest on interest” by Kern (1917: 47). He linked it to the Javanese terms “<text:span text:style-name="T7">misra, mingsra, misri</text:span>”, meaning profit and suggested that it might be understood as “usurer”. Stutterheim (1925: 247), for his part, considered <text:span text:style-name="T7">miśra </text:span>to mean something like “chief”, as in other contexts figure combinations such as <text:span text:style-name="T7">miśra hino</text:span> and <text:span text:style-name="T7">miśra aṅinaṅin</text:span>. <text:s/>Wisseman Christie (1993: 203) took it as a category comprising semi-professional, part-time producers who belonged to farming households. As for Boechari (2012: 166), he chose to understand <text:span text:style-name="T7">miśra </text:span>as a term which categorizes the home industries. Nevertheless, further study to elucidate this word is still needed. </text:p>
      <text:p text:style-name="P17"><text:soft-page-break/>A18. The expression <text:span text:style-name="T7">raḥ kasavur </text:span>found in the <text:span text:style-name="T7">sukha-duhkha </text:span>list is sometimes followed with <text:span text:style-name="T7">riṁ havan </text:span>(Pamotan A10), <text:span text:style-name="T7">iṁ natar </text:span>(Gandhakuti 3r5, Adulengen 4r3, Baru e1, Waharu IV 4v1)<text:span text:style-name="T7">, </text:span>and <text:span text:style-name="T7">iṁ dalan </text:span>(Jeru-jeru A14, Demak A27, Paradah I A24, Hering C24, Anjuk Ladang A23, Alasantan 1r15, Muncang A24, Kaladi 2v6, Kusambyan B17, Cane C10, Munggut B15, Pandaan B14), to express the meaning “blood spattered on the road/yard”. In this list, <text:span text:style-name="T7">raḥ kasavur </text:span>stands alone and in several Sindok inscriptions coming from the Malang area, it is also followed by nothing. Cf. Turyan A16 and Cunggrang I A21. The fact that what comes after <text:span text:style-name="T7">raḥ kasavur </text:span>is varied and sometimes it is followed by nothing as well suggest that the reader was supposed mentally to imagine the phrases <text:span text:style-name="T7">riṁ havan, iṁ natar </text:span>and <text:span text:style-name="T7">iṁ dalan </text:span>to be there. In this case, it is presumed that the reader was expected to take this expression together with <text:span text:style-name="T7">iṁ natar </text:span>that precedes. Thus, no need to propose anything in this list nor think that the scribe was unintentionally skipping some elements. </text:p>
      <text:p text:style-name="P17">A22. The word <text:span text:style-name="T7">kacapuri </text:span>was recently discussed by Jákl (2017: 20), who quoted a passage from the Bhomāntaka 27.7 (Teeuw and Robson 2005) that mentions together two Old Javanese words denoting glass, <text:span text:style-name="T7">kaca </text:span>and <text:span text:style-name="T7">gəḍah. </text:span>In this context, the word <text:span text:style-name="T7">kaca </text:span>merges with <text:span text:style-name="T7">puri</text:span>,<text:span text:style-name="T7"> </text:span>making exactly the same word as the one we encounter here, <text:span text:style-name="T7">kacapuri</text:span>. Jákl points out that the translation offered by Teeuw and Robson, “glass palace”, differs from the one tentatively proposed by Zoetmulder (1982: 760), viz. “enclosed wall or fence”. Stutterheim (1925: 276), in his edition of Cunggrang II (<text:span text:style-name="T7">tinulad</text:span>), translates this word as “betel box makers” (<text:span text:style-name="T7">beteldoosmakers</text:span>), but with a question mark.<text:span text:style-name="T36"><text:note text:id="ftn82" text:note-class="footnote"><text:note-citation>63</text:note-citation><text:note-body><text:p text:style-name="Standard"><text:span text:style-name="T38"><text:s/>The complete Dutch version: “</text:span><text:span text:style-name="T39">Vgl. jav. kĕtjapoeri: pagĕr sadjroning beteng. Mal. hoofdgebouw (palais) doch tevens: kapiteel met versierselen en lofwerk, beteldoos; jav. tjĕpoeri = kĕtjapoeri en ook: onderste deel van een graf. K.I. van lopaklopak: gouden of zilveren sirihdoos van den vorst. Dit laatste zal wel gemeend zijn. Zie nog Groneman, Garĕbĕgs: 22, 82.</text:span><text:span text:style-name="T38">”</text:span></text:p></text:note-body></text:note></text:span> The meaning of this word is still rather unclear, so we leave it untranslated. </text:p>
      <text:p text:style-name="P17">A22. The tree called <text:span text:style-name="T7">vuṅkuḍu, </text:span>notably its root,<text:span text:style-name="T7"> </text:span>is one of the important sources of red dyestuff in Java and most likely corresponds to the Mengkudu or Pace fruit (Morinda citrifolia L.). Until today, this plant is still actively used for manufacturing dye. A rich discussion on <text:span text:style-name="T7">vuṅkuḍu </text:span>in textile can be found in Wisseman Christie 1982 and 1993. </text:p>
      <text:p text:style-name="P17">A22. In this kind of list, <text:span text:style-name="T7">paḍat </text:span>is often found to be placed after <text:span text:style-name="T7">garam </text:span>or <text:span text:style-name="T7">uyah</text:span>: cf. Ayam Teas III (1v2), Linggasuntan (A25), Alasantan (2r5). Sometimes, it also seems to have a connection with <text:span text:style-name="T7">kapas</text:span>: cf. Telang I (2r9) <text:span text:style-name="T7">kapas paḍat</text:span>. Therefore, when it stands alone, as in our text, it may refer to either salt (<text:span text:style-name="T7">garam</text:span>/<text:span text:style-name="T7">vuyah</text:span>) or cotton (<text:span text:style-name="T7">kapas</text:span>). Stutterheim (1925: 276) attempts to link this item to salt, particularly block salt, although he also states that no suitable meaning could be found. Not so far from Stutterheim’s proposition, Barrett Jones (1984: 51) identifies this item as a “lumps of salt”. Another possibility is to think of <text:span text:style-name="T7">paḍat </text:span>as a unique commodity, even though it is still rather obscure what kind of commodity might then be intended here. </text:p>
      <text:p text:style-name="P17">A23. Wisseman Christie (1993: 188) discusses the term <text:span text:style-name="T7">bsar </text:span>as a specific term for silk in the context of Javanese markets. This indigenous term, however, only appears in inscriptions, while in the <text:span text:style-name="T7">kakavin</text:span> literature, the Sanskrit term <text:span text:style-name="T7">sūtra </text:span>is used more frequently. It is interesting to note that some Chinese accounts reported silk cloth being produced in Java (Wheatley 1959: 97–98, Hirth and Rockhill 1966: 78, Wong 1979: 8, Groeneveldt 1960:16). </text:p>
      <text:p text:style-name="P17">A23. We choose to translate the word <text:span text:style-name="T7">kalima </text:span>in the expression <text:span text:style-name="T7">kalima bantal</text:span> as “all the five bundles”. Barrett Jones (1984: 38), however, translates this expression as “five pikul loads” and seems to see no problem in grammatical terms. So far, the discussion on how to take the prefix <text:span text:style-name="T7">ka- </text:span>is provided by Zoetmulder (1992: 97) in the section titled “Awalan <text:span text:style-name="T7">ka- </text:span>untuk katabilangan”. He indicates several meanings, i.e.: <text:span text:style-name="T7">semua atau bersama-sama</text:span>, and <text:span text:style-name="T7">menyatakan tingkat. </text:span>The word <text:span text:style-name="T7">kalima </text:span>is among the given examples. Here I quote directly the passage: <text:span text:style-name="T7">makamantu saṅ Pāṇḍava kalima</text:span>, meaning “Kelima Pandawa diambilnya menantu” in Indonesian or “He took the five Pandavas together as sons-in-law” in English. Apart from this <text:soft-page-break/>grammatical problem, we never get further information of what the set of these five <text:span text:style-name="T7">bantal</text:span>s consist of and this expression is still obscure to us. The same confusion has been brought up by Stutterheim (1925: 276). His comment is as follows: “No doubt also a certain unit along the lines of those mentioned in the livestock. We cannot guess its true nature. In the princely countries, besides the usual meanings, bantal is also understood to mean a kind of carrying yoke, such as that on which the tandu is carried (Announcement of Mr. Jayadipura, Jogja).”<text:span text:style-name="T36"><text:note text:id="ftn82" text:note-class="footnote"><text:note-citation>64</text:note-citation><text:note-body><text:p text:style-name="Standard"><text:span text:style-name="T38"><text:s/>The complete Dutch version: “</text:span><text:span text:style-name="T39">Ongetwijfeld eveneens een bepaalde eenheid in den trant van die, welke bij de levende have zijn genoemd. Den waren aard ervan kunnen wij niet gissen. In de vorstenlanden wordt onder bantal, behalve de gewone beteekenissen, nog verstaan een soort draagjuk, zooals die, waarop de tandoe wordt gedragen (Mededeeling van den heer Djajadipoera, Djogja)</text:span><text:span text:style-name="T38">.”</text:span></text:p></text:note-body></text:note></text:span></text:p>
      <text:p text:style-name="P17">A24. Our provisional investigation on the expression<text:span text:style-name="T7"> ndān· makmitana ya tulis· maṅkai lviranya</text:span> shows that it also occurs in three other inscriptions coming from Malang region: Muncang (A40), Turyan (A21), Alasantan (2r6). Further inquiries are certainly needed to see whether this clause is a local specificity or not. </text:p>
      <text:p text:style-name="P17">A27. Wisseman Christie translates <text:span text:style-name="T7">maṁhapū</text:span> as ‘lime burner’ (Wisseman Christie 1993: 186, 203, 208), instead of ‘lime maker’ that has been proposed by Zoetmulder. An explanation for that choice of translation might lie in the fact that to get the lime (called <text:span text:style-name="T7">kapur tohor </text:span>or <text:span text:style-name="T7">gamping prongkal</text:span> in Indonesian) one has to burn the unrefined lime (CaCO3) first. The lime works for locking the natural color applied onto the cloth.</text:p>
      <text:p text:style-name="P17">A29. The word <text:span text:style-name="T7">gritan</text:span>, that<text:span text:style-name="T7"> </text:span>is not listed particularly in OJED under the entry <text:span text:style-name="T7">grit </text:span>or <text:span text:style-name="T7">gərit</text:span>, figures frequently elsewhere in Airlangga corpus. Cf. Cane (Cd17), Sima Anglayang charter (13r1, 13r6, 13v1, 13v4, 13v7, 14r4, 14r7, 14v3, 14v5), Anjatan (3r10) and Bularut (C3). Wisseman Christie (1998: 376–78) has proposed to render it as ‘vehicle’ or ‘cart’. This idea has been taken up by Titi Surti Nastiti, Eko Bastiawan and Arlo Griffiths (forthcoming), with some further comments. They notice that in the Sima Anglayang charter, <text:span text:style-name="T7">gritan </text:span>seems to be used as a synonym of word <text:span text:style-name="T7">giliṅan</text:span>, signifying ‘wagon, carriage, cart’. They also argue that since <text:span text:style-name="T7">grit </text:span>means ‘a creaking, grinding or squeaking sound’, it is quite plausible that a term designating a ‘(squeaking) cart’ could have been derived from it. </text:p>
      <text:p text:style-name="P17">B1. The toponym <text:span text:style-name="T7">tagaran </text:span>is found several times in the Sima Anglayang charter, a reissued document from Majapahit-period originally produced during Airlangga’s reign. However, it raises a question because several authentic charters, i.e. Linggasuntan, Jeru-jeru, Muncang and Turyan (all from the Sindok period and having Malang as their provenance), mention a toponym Tugaran, instead of Tagaran, and even the Sima Anglayang charter also includes cases of <text:span text:style-name="T7">tugaran</text:span>. Titi Surti Nastiti, Eko Bastiawan and Arlo Griffiths (forthcoming) comment as follows: “It seems possible that this toponym Tugaran was an equivalent of the name Tagaran found several times further on in this charter. Compare especially the association of Tagaran with Vaharu, Hujuṅ and Kanuruhan in 8v5 and 16v2, while the Sangguran charter (B9–10) lists <text:span text:style-name="T7">patih I kanuruhan, patih I hujuṅ, patih vaharu</text:span> and <text:span text:style-name="T7">patih I tugaran</text:span> in one sentence”. The textual evidence might lead us to think that Tagaran is another spelling of the intended one, Tugaran, but given the fact that as early in 837 Saka, Sugih Manek already attests the toponym Tagaran, the evidence seems to point toward another possibility, viz. that Tugaran and Tagaran were used interchangeably in the 10th and 11th centuries. </text:p>
      <text:p text:style-name="P17">B6. We opt to translate <text:span text:style-name="T7">sthavira </text:span>as a senior in the court, and not a (Buddhist) elder as Zoetmulder states in OJED, because in some other passages that apparently are not yet included there, this term is rather used in a general sense (i.e unpublished Purvadhigama text, 1v3) than exclusively in Buddhist context. </text:p>
      <text:p text:style-name="P17">B6. The function of <text:span text:style-name="T7">maṅhambən, </text:span>that also figures in B10 and B11 is still unknown to us. Zoetmulder, however, put this word under the entry <text:span text:style-name="T7">hambən </text:span>which he translates as “to bind (with a girdle)” or “bind up”. In other corpora we tend to find it is written as <text:span text:style-name="T7">maṅhambin</text:span>, cf. in the Balitung corpus: Kubu-kubu (1v4, 3r3); in the Sindok corpus: Muncang (B31, B37), Turyan (A31, A42), Jeru-jeru (B11, B13, B21) and Kanuruhan (B12).</text:p>
      <text:p text:style-name="P17"><text:soft-page-break/>B6. <text:span text:style-name="T7">patih kavaṅyan, saṅ pāṛtha </text:span>also figures in an inscription coming from Sindok period, cf. Kanuruhan (11): <text:span text:style-name="T7">momah-umaḥ saṁ kavaṅyan· pārtha</text:span></text:p>
      <text:p text:style-name="P17">B7. The function <text:span text:style-name="T7">juru bvatoḥ </text:span>— elsewhere in this corpus, spelled as <text:span text:style-name="T7">juru botoḥ </text:span>(Piling-piling II B10) — is presumed to be related with gambling activities, as this term is found under the word <text:span text:style-name="T7">toh </text:span>in OJED, meaning stake, gambling, wager, competition, combat. </text:p>
      <text:p text:style-name="P17">B10. The same functions and names are found in Jeru-jeru (B11): <text:span text:style-name="T7">patiḥ pamgat saṁ jarā, maṅhambin saṁ balusyak·.</text:span></text:p>
      <text:p text:style-name="P17">B16. In Zoetmulder (1982), there is no entry <text:span text:style-name="T7">parabantĕn </text:span>under the word <text:span text:style-name="T7">bantĕn</text:span>. Here, our translation of <text:span text:style-name="T7">parabantən </text:span>relies on the definition given in Hardjadibrata (Hardjadibrata 2003: 598) — <text:span text:style-name="T7">parawanten</text:span>: offerings (mainly) consisting of food. Along with this kind of offering, four other items also get mentioned, namely <text:span text:style-name="T7">kamvaṅ </text:span>(flowers), <text:span text:style-name="T7">dhūpa </text:span>(incense), <text:span text:style-name="T7">dīpa </text:span>(lamp) and <text:span text:style-name="T7">akṣata</text:span> (unhusked grains). They might constitute the five items for worship (<text:span text:style-name="T7">pañcopacāra</text:span>). In Lintakan (3r16), another list of <text:span text:style-name="T7">pañcopacāra </text:span>is given, with a slightly different elements, namely<text:span text:style-name="T7"> gləpuṅ putiḥ kuniṅ</text:span> (white and yellow powder), <text:span text:style-name="T7">kamvaṅ gandha </text:span>(fragrant flowers), <text:span text:style-name="T7">dhūpa</text:span> (incense), <text:span text:style-name="T7">dipa</text:span> (lamp) and <text:span text:style-name="T7">jnu </text:span>(boreh). </text:p>
      <text:p text:style-name="P17">B19. This land measurement unit, <text:span text:style-name="T7">tapak</text:span>, seems to be used commonly in East Javanese inscriptions and during a limited period of time (10th century). It is found in Dinoyo II (A2–3): <text:span text:style-name="T7">saṁ (hi)vi(l)· (r)i hujuṁ manu(suk·) sīma vatak· hiliran ri ḍaṁ hyaṁ guru caṇḍik· savaḥ </text:span><text:span text:style-name="T9">tapa(k· sapuluḥ mas·)</text:span>, (A8): <text:span text:style-name="T7">mavaih savaḥ susukkan· </text:span><text:span text:style-name="T9">tapak· salapan·</text:span>, Kubu-kubu (1v3–4): <text:span text:style-name="T7">manampil· talaṁ </text:span><text:span text:style-name="T9">rvaṅ tapak·</text:span><text:span text:style-name="T7"> I samuḍuṁ tka ri kubu-kubu </text:span><text:span text:style-name="T9">pataṁ tapak·</text:span>, Gulung-gulung (A3–4): <text:span text:style-name="T7">savah I guluṅ-guluṁ </text:span><text:span text:style-name="T9">tapak su 7</text:span>, Jeru-jeru (A3): <text:span text:style-name="T9">tapak mā su 3</text:span><text:span text:style-name="T7"> paknanya dharmmakṣetra</text:span>, Demak (A19): <text:span text:style-name="T7">aśuji </text:span><text:span text:style-name="T9">tapak ku 2</text:span>. Barrett Jones already integrated this term under the chapter “Land Measurements and Prices” and pointed out the literal meaning of <text:span text:style-name="T7">tapak</text:span> or <text:span text:style-name="T7">tampak</text:span> as a “tread” or “trace” or “print”, but she did not give further analysis on it (Barrett Jones 1984: 144). To us, it might similarly operate like the other measurement unit, i.e. <text:span text:style-name="T7">hasta </text:span>(literal meaning: hand) and the modern unit “feet”, where the name of the unit is inspired by the something related to the human body. The only puzzle left is to understand how this land measurement unit is converted or valued with other measurement unit related to monetary system. As has been addressed by Barrett Jones, the phrasing of this measurement unit is quite odd, because it is sometimes followed by another measurement unit. </text:p>
      <text:p text:style-name="P17">B20. <text:span text:style-name="T7">Atamān </text:span>might refer to a person in charge of a park (taman). This word occurs in another form: <text:span text:style-name="T7">matāman</text:span> in Humanding (1v3), which also stands right after <text:span text:style-name="T7">variga</text:span>: <text:span text:style-name="T7">si sḍək·, variga 2 si maddhya, si plī, matamān· si manū, mapkan· si kavit·, makajar· si vji, tuhālas· si kuḍu, hulu vras· 2. </text:span>The same thought is uttered by Boechari (2012: 189): “<text:span text:style-name="T7">Matamān </text:span>tentunya berurusan dengan pertamanan.”</text:p>
      <text:p text:style-name="P17">B22 We tried to understand the expression <text:span text:style-name="T7">sakaparipūrṇnākna bhaṭāra </text:span>as “for complete perfecting of the Deity”, even though it still somehow does not satisfy us. Who is the <text:span text:style-name="T7">bhaṭāra</text:span>? And what is He doing? Boechari in his posthumous publication alludes briefly the same thought, although he was thinking on translating <text:span text:style-name="T7">bhaṭāra </text:span>explicitly as the deified spirit, “Di sini kami mengalami kesulitan dalam menafsirkan ungkapan <text:span text:style-name="T7">sakaparipūrṇnākna bhaṭāra</text:span>. Kalau <text:span text:style-name="T7">bhaṭāra</text:span> di sini harus diartikan ‘arwah yang telah diperdewakan’, maka apa maksud ungkapan ‘segala sesuatu untuk penyempurnaan’ arwah itu? Apakah ini menunjukkan adanya beberapa tahap dalam upacara pelepasan arwah dari keduniaan ini, sampai ia sempurna bersatu dengan dewanya?” (Boechari 2012: 278, n. 7)</text:p>
      <text:p text:style-name="P17">c14. The word <text:span text:style-name="T7">davuhan </text:span>in this imprecation list is translated as “reservoir” instead of “dam” because it makes more sense to have people drown into a reservoir rather than a dam which is a concrete wall designed to control the water flow. Van der Meer in her book Sawah Cultivation in Ancient Java also translates this term as reservoir, diversion dam or other means of water conservation on a large scale (van der Meer 1979: 22).</text:p>
      <text:h text:style-name="Heading_20_2" text:outline-level="2"><text:bookmark text:name="_67griaxvty8r"/><text:soft-page-break/>Barahasrama (915-12-14)</text:h>
      <text:p text:style-name="P17">The first edition of this plate was published by Cohen Stuart (1875)<text:span text:style-name="T36"><text:note text:id="ftn82" text:note-class="footnote"><text:note-citation>65</text:note-citation><text:note-body><text:p text:style-name="Standard"><text:span text:style-name="T38"><text:s/>Cohen Stuart 1875: 27–29 (no. XVII).</text:span></text:p></text:note-body></text:note></text:span> which was later republished by Sarkar (1971–72, vol. II),<text:span text:style-name="T36"><text:note text:id="ftn82" text:note-class="footnote"><text:note-citation>66</text:note-citation><text:note-body><text:p text:style-name="Standard"><text:span text:style-name="T38"><text:s/>Sarkar 1971–72, vol. II: 183–91 (no. LXXXVII).</text:span></text:p></text:note-body></text:note></text:span> who left some remarks while adding an English translation of the text. The edition presented below is made by the benefit of a color photo of this plate from Museum Volkenkunde (Leiden) by Tyassanti Kusumo Dewanti and Arlo Griffiths. </text:p>
      <text:h text:style-name="Heading_20_4" text:outline-level="4"><text:bookmark text:name="_883iyx3g6rfr"/></text:h>
      <text:h text:style-name="Heading_20_4" text:outline-level="4"><text:bookmark text:name="_8or1oaxjksw3"/>Text (TKD &amp; AG)</text:h>
      <text:p text:style-name="Standard"/>
      <text:h text:style-name="Heading_20_5" text:outline-level="5"><text:bookmark text:name="_jrilvnbmm0x7"/>Plate 1. Recto </text:h>
      <text:p text:style-name="Standard">Blank</text:p>
      <text:h text:style-name="Heading_20_5" text:outline-level="5"><text:bookmark text:name="_hpyixxpzcgwc"/>Plate 1. Verso.</text:h>
      <text:p text:style-name="Standard"><text:span text:style-name="T15">(1v1)</text:span>[<text:span text:style-name="T19">svasti śaka-varṣātīta 837 poṣa-māsa, tithi pañcami śukla-pakṣa,</text:span>] ha, ka‚ vr̥‚ vāra‚ pūrbvabhadravāda-nakṣatra, Ajapāda-devat<text:span text:style-name="T19">ā</text:span>‚ varīyān·-yoga, Irikā divasani Ājñā śrī mahārāja rakai hino‚ śrī dakṣottama-bāhubajra-prati-</text:p>
      <text:p text:style-name="Standard"><text:span text:style-name="T15">(1v2)</text:span>[pakṣa<text:span text:style-name="T19">-kṣaya śrī mahottuṅgavijaya tumurun· I rakai mapatiḥ I halu</text:span>] (pu) ketuvijaya,<text:span text:style-name="T13"> </text:span>rake<text:span text:style-name="T13"> </text:span>sirikan· pu<text:span text:style-name="T13"> </text:span>suparṇna,<text:span text:style-name="T13"> </text:span>rakai<text:span text:style-name="T13"> </text:span>vka pu<text:span text:style-name="T13"> </text:span>hanu[mā]n·‚<text:span text:style-name="T13"> </text:span>rakai<text:span text:style-name="T13"> </text:span>bavaṁ<text:span text:style-name="T13"> </text:span>pūttara, kumonnakan·<text:span text:style-name="T13"> </text:span>Ikanaṁ<text:span text:style-name="T13"> </text:span>vanuA<text:span text:style-name="T13"> </text:span>I poḥ galuḥ, muAṁ<text:span text:style-name="T13"> </text:span>ri<text:span text:style-name="T13"> </text:span>Er ku_viṁ‚ kapuA vatak·<text:span text:style-name="T19"> </text:span>layaṁ</text:p>
      <text:p text:style-name="Standard"><text:span text:style-name="T15">(1v3)</text:span> <text:span text:style-name="T19">{about 15 akṣ. lost}</text:span> [<text:span text:style-name="T19">paṅguhannikanaṁ</text:span> va]nuA I<text:span text:style-name="T13"> </text:span>poḥ galuḥ<text:span text:style-name="T13"> </text:span>pirak·<text:span text:style-name="T13"> </text:span>kā<text:span text:style-name="T13"> </text:span>1 Iṁ<text:span text:style-name="T13"> </text:span>satahun·-satahun·,<text:span text:style-name="T13"> </text:span>hop· (A)vur·<text:span text:style-name="T13"> </text:span>skar<text:span text:style-name="T13"> </text:span>tahun·<text:span text:style-name="T13"> </text:span>pjaḥ <text:span text:style-name="T13"><text:s/></text:span>lek·‚<text:span text:style-name="T13"> </text:span>Arik-arik· prakāra‚<text:span text:style-name="T13"> </text:span>paṅguhannikanaṁ<text:span text:style-name="T13"> </text:span>vanuA<text:span text:style-name="T13"> </text:span>ri<text:span text:style-name="T13"> </text:span>Er<text:span text:style-name="T13"> </text:span>kuviṁ<text:span text:style-name="T13"> </text:span>pirak·<text:span text:style-name="T13"> </text:span>kā 1 Iṁ<text:span text:style-name="T13"> </text:span>sata-</text:p>
      <text:p text:style-name="Standard"><text:span text:style-name="T15">(1v4)</text:span><text:span text:style-name="T19">[hun·-satahun·]</text:span><text:span text:style-name="T13"> </text:span><text:span text:style-name="T19">{about 16 akṣ. lost} [Ala]</text:span>s·nya,<text:span text:style-name="T13"> </text:span>tgal·nya,<text:span text:style-name="T13"> </text:span>luAḥnya‚<text:span text:style-name="T13"> </text:span>riṁ<text:span text:style-name="T13"> </text:span>lbak·<text:span text:style-name="T13"> </text:span>riṁ<text:span text:style-name="T13"> </text:span>hunur·‚<text:span text:style-name="T13"> </text:span>sapinasuk·ni lmaḥnikanaṁ<text:span text:style-name="T13"> </text:span>vanuA<text:span text:style-name="T13"> </text:span>I poḥ<text:span text:style-name="T13"> </text:span>galuḥ<text:span text:style-name="T13"> </text:span>mvaṁ<text:span text:style-name="T13"> </text:span>ri Er kuviṁ, kasaṁsiptā tumamā<text:span text:style-name="T13"> </text:span>ri bhaṭāra<text:span text:style-name="T13"> </text:span>riṁ<text:span text:style-name="T13"> </text:span>barāhāśrama<text:span text:style-name="T13"> </text:span>Iṁ<text:span text:style-name="T13"> </text:span>sārayū<text:span text:style-name="T13"> </text:span>I</text:p>
      <text:p text:style-name="Standard"><text:span text:style-name="T15">(1v5)</text:span><text:span text:style-name="T19">{about 23 akṣ. lost} </text:span>haji‚<text:span text:style-name="T13"> </text:span>muAṁ<text:span text:style-name="T13"> </text:span>tan·<text:span text:style-name="T13"> </text:span>katamāna<text:span text:style-name="T13"> </text:span>de saṁ<text:span text:style-name="T13"> </text:span>mānak·<text:span text:style-name="T13"> </text:span>katrīṇi, paṅkur·‚<text:span text:style-name="T13"> </text:span>tavān·‚<text:span text:style-name="T13"> </text:span>tiri[p](·‚)<text:span text:style-name="T13"> </text:span>kriṁ‚<text:span text:style-name="T13"> </text:span>paḍamm apuy·‚<text:span text:style-name="T13"> </text:span>maniga‚ lva‚<text:span text:style-name="T13"> </text:span>malandaṁ‚ maṁhūri‚<text:span text:style-name="T13"> </text:span>makalaṅkaṁ‚ pamaṇikan·‚ tapa ha-</text:p>
      <text:p text:style-name="Standard"><text:span text:style-name="T15">(1v6)</text:span>[ji <text:span text:style-name="T19">Air haji maṁrumvai tuha gośāli tuha nambi tuhān· hañjaman·</text:span>] (U)ṇḍahagi‚<text:span text:style-name="T13"> </text:span>manimpiki‚<text:span text:style-name="T13"> </text:span>paṇḍai mas·, paṇḍai<text:span text:style-name="T13"> </text:span>tambaga‚<text:span text:style-name="T13"> </text:span>paṇḍai<text:span text:style-name="T13"> </text:span>vsi‚ kḍi‚<text:span text:style-name="T13"> </text:span>valyan·‚ paraṇakan·‚<text:span text:style-name="T13"> </text:span>vidu‚<text:span text:style-name="T13"> </text:span>maṅiduṁ‚ tuha paḍahi‚<text:span text:style-name="T13"> </text:span>samba_l·,<text:span text:style-name="T13"> </text:span>sumvul·, vatak·<text:span text:style-name="T13"> </text:span>I dalam·‚<text:span text:style-name="T13"> </text:span>siṅgaḥ</text:p>
      <text:p text:style-name="Standard"><text:span text:style-name="T15">(1v7)</text:span><text:span text:style-name="T19">[</text:span><text:span text:style-name="T18">pam</text:span><text:span text:style-name="T19">r̥</text:span><text:span text:style-name="T18">ṣ</text:span><text:span text:style-name="T19">i, hulun· haji mahaliman· </text:span><text:span text:style-name="T18">L̥bə-L̥b·</text:span><text:span text:style-name="T19"> Ityaivam]ā</text:span>di‚ tan·<text:span text:style-name="T13"> </text:span>tumamā<text:span text:style-name="T13"> </text:span>rikanaṁ<text:span text:style-name="T13"> </text:span>vanuA<text:span text:style-name="T13"> </text:span>ri poḥ galuḥ<text:span text:style-name="T13"> </text:span>muAṁ ri Er<text:span text:style-name="T13"> </text:span>kuviṁ, samaṅkana<text:span text:style-name="T13"> </text:span>saprakārani sukha-duḥkhanya kabaiḥ‚ mayaṁ<text:span text:style-name="T13"> </text:span>tan·<text:span text:style-name="T13"> </text:span>mavuAḥ‚ daṇḍa kuḍaṇḍa bhaṇḍihāla Ityaiva-</text:p>
      <text:p text:style-name="Standard"><text:span text:style-name="T15">(1v8)</text:span>[mādi <text:span text:style-name="T19">{about 20 akṣ. lost} vka</text:span>] tūn·<text:span text:style-name="T13"> </text:span>tamolaha Ikana I<text:span text:style-name="T13"> </text:span>pratītinya muhun və:ṅi‚ tan· \kna/<text:span text:style-name="T13"> </text:span>deni<text:span text:style-name="T13"> </text:span>saprakāraniṁ<text:span text:style-name="T13"> </text:span>sukha-duḥkha<text:span text:style-name="T13"> </text:span>yatan· gavayakan·<text:span text:style-name="T13"> </text:span>Ikanaṁ<text:span text:style-name="T13"> </text:span>kukarmma, yāpuAn·<text:span text:style-name="T13"> </text:span>gavayakan·<text:span text:style-name="T13"> </text:span>Ikanaṁ</text:p>
      <text:p text:style-name="Standard"><text:span text:style-name="T15">(1v9)</text:span><text:span text:style-name="T19">[sukarmma] {about 20 akṣ. lost}</text:span>(ti<text:span text:style-name="T13"> </text:span>kambaṁ<text:span text:style-name="T13"> </text:span>ḍulaṁ‚ tali ke)t·,<text:span text:style-name="T13"> </text:span>tan·<text:span text:style-name="T13"> </text:span>luptā<text:span text:style-name="T13"> </text:span>Ikana kabaiḥ<text:span text:style-name="T13"> </text:span>denikanaṁ<text:span text:style-name="T13"> </text:span>vka tūn·,<text:span text:style-name="T13"> </text:span>I bhaṭārī,<text:span text:style-name="T13"> </text:span>paknānikanaṁ<text:span text:style-name="T13"> </text:span>vanuA I<text:span text:style-name="T13"> </text:span>poḥ<text:span text:style-name="T13"> </text:span>galuḥ<text:span text:style-name="T13"> </text:span>muAṁ ri Er kuviṁ‚ dmaka pun·punana</text:p>
      <text:p text:style-name="Standard"><text:span text:style-name="T15">(1v10)</text:span><text:span text:style-name="T19">{about 24 akṣ. lost}</text:span>ṅatərakna<text:span text:style-name="T13"> </text:span>mareṁ<text:span text:style-name="T13"> </text:span>galuḥ, magavaya raga vlū<text:span text:style-name="T13"> </text:span>6 raga pasagi 6 mesya kambaṁ<text:span text:style-name="T13"> </text:span>tan alayu‚<text:span text:style-name="T13"> </text:span>muAṁ nīlotpalasari, pavuAta I<text:span text:style-name="T13"> </text:span><text:span text:style-name="T19">grī</text:span> mahārāja pisan· Iṁ<text:span text:style-name="T13"> </text:span>satahun·-</text:p>
      <text:p text:style-name="Standard"><text:soft-page-break/><text:span text:style-name="T15">(1v11)</text:span>[<text:span text:style-name="T19">satahun·] {about 23 akṣ. lost}</text:span> bhaṭāra Iṁ<text:span text:style-name="T13"> </text:span>barāhāśrama,<text:span text:style-name="T13"> </text:span>muAṁ<text:span text:style-name="T13"> </text:span>mamava ron·<text:span text:style-name="T13"> </text:span>smat·‚ sarbvaphalapha_li,<text:span text:style-name="T13"> </text:span>vras· caturvvarṇna<text:span text:style-name="T13"> </text:span>kukusan·<text:span text:style-name="T13"> </text:span>1 Iṁ<text:span text:style-name="T13"> </text:span>savulu-savulu‚ piṇḍa kukusan· 4 vavānya matə-</text:p>
      <text:p text:style-name="Standard"><text:span text:style-name="T15">(1v12)</text:span>[hǝr·] <text:span text:style-name="T19">{about 16 akṣ. lost}</text:span> <text:span text:style-name="T19">[sarbvaphalapha]</text:span>li<text:span text:style-name="T13"> </text:span>bras·<text:span text:style-name="T13"> </text:span>caturv<text:span text:style-name="T19">var</text:span>ṇna<text:span text:style-name="T13"> </text:span>vavānya InaṅsəAn·<text:span text:style-name="T13"> </text:span>rakryān mapatiḥ<text:span text:style-name="T13"> </text:span>I halu<text:span text:style-name="T13"> </text:span>pu ketuvijaya,<text:span text:style-name="T13"> </text:span>rakryān·<text:span text:style-name="T13"> </text:span>sirikan· pu suparṇna,<text:span text:style-name="T13"> </text:span>rakryān·<text:span text:style-name="T13"> </text:span>vka pu hānumān· rakryān· bavaṁ pūttara</text:p>
      <text:p text:style-name="Standard"><text:span text:style-name="T15">(1v13)</text:span><text:span text:style-name="T19">{about 23 akṣ. lost}</text:span>[vi]n(e)han·<text:span text:style-name="T13"> </text:span>pasak-pasak·<text:span text:style-name="T13"> </text:span>mas·<text:span text:style-name="T13"> </text:span>mā 8 vḍihan· kalyāga yu 1 sovaṁ-sovaṁ‚ maṁhūri pūdara‚ halaran· pu mañā, pular hyaṁ pu khaṭvāṅga,<text:span text:style-name="T13"> </text:span>dalinan·<text:span text:style-name="T13"> </text:span>pu taṅgəlan·, pa-</text:p>
      <text:p text:style-name="Standard"><text:span text:style-name="T15">(1v14)</text:span><text:span text:style-name="T19">{about 23 akṣ. lost} </text:span>yu<text:span text:style-name="T13"> </text:span>1 sovaṁ-sovaṁ‚<text:span text:style-name="T13"> </text:span>muAṁ<text:span text:style-name="T13"> </text:span>sakvaiḥ<text:span text:style-name="T13"> </text:span>saṁ mamuAt ujar·‚<text:span text:style-name="T13"> </text:span>kaṇḍamuhi ḍapunta vidyānidhi, vatu varaṇi pu maṁhalaṅi, visāga pu vīryya, hujuṁ galuḥ pu kacat·‚</text:p>
      <text:p text:style-name="Standard"><text:span text:style-name="T15">(1v15)</text:span><text:span text:style-name="T19">{about 22 akṣ. lost} [saṁ]</text:span> [mā](n)ak·<text:span text:style-name="T13"> </text:span>katrīṇi‚ I paṅkur· dədəlan·‚ I tavān·<text:span text:style-name="T13"> </text:span>tluk·‚<text:span text:style-name="T13"> </text:span>I tirip· likuAn·‚ vineḥ pasak-pasak· mas· mā 4 vḍihan· raṅga yu 1 sovaṁ-sovaṁ‚ rakryān· layaṁ pu</text:p>
      <text:p text:style-name="Standard"><text:span text:style-name="T15">(1v16)</text:span><text:span text:style-name="T19">{about 22 akṣ. lost} </text:span>k(e)n·<text:span text:style-name="T13"> </text:span>kalyāga vlaḥ 1 saṁ<text:span text:style-name="T13"> </text:span>tuhān· I layaṁ mas·<text:span text:style-name="T13"> </text:span>su 1 mā 4 kinabaihannira‚<text:span text:style-name="T13"> </text:span>vḍihan· raṅga yu 1 sovaṁ-sovaṁ‚ va_dihati pu ḍapit·<text:span text:style-name="T13"> </text:span>mas· mā 4 vḍihan·<text:span text:style-name="T13"> </text:span>raṅga yu 1</text:p>
      <text:p text:style-name="Standard"><text:span text:style-name="T15">(1v17)</text:span><text:span text:style-name="T19">{about 23 akṣ. lost } matgal·</text:span>‚<text:span text:style-name="T13"> </text:span>tuhān· I makudur· saṁ vavaha, maṁraṅkappi pu gurun·‚ kapuA vineḥ mas· mā 4 vḍihan· raṅga yu 1 sovaṁ-sovaṁ, patiḥ I layaṁ vuluṁ katak· si hu-</text:p>
      <text:p text:style-name="Standard"><text:span text:style-name="T15">(1v18)</text:span><text:span text:style-name="T19">{about 23 akṣ. lost} </text:span>si caca‚<text:span text:style-name="T13"> </text:span>vahuta pasar aṇak·<text:span text:style-name="T13"> </text:span>si lucira‚ tətəbantin·<text:span text:style-name="T13"> </text:span>si kəvə kapuA vineḥ mas· mā 4 <text:s/>vḍihan· raṅga yu 1 sovaṁ-sovaṁ, tuṅgū duruṁniṁ patiḥ vuluṁ katak·</text:p>
      <text:p text:style-name="Standard"><text:span text:style-name="T15">(1v19)</text:span><text:span text:style-name="T19">{about 23 akṣ. lost} </text:span>vahuta tə<text:span text:style-name="T19">tə</text:span>bantən· si giva‚<text:span text:style-name="T13"> </text:span>vineḥ<text:span text:style-name="T13"> </text:span>mas· mā 2 vḍihan·<text:span text:style-name="T13"> </text:span>raṅga yu 1 sovaṁ-sovaṁ, parujar·niṁ patiḥ vuluṁ katak· si Aja‚ paruja_r·niṁ patiḥ kayu vaṅi si tə:-</text:p>
      <text:p text:style-name="Standard"><text:span text:style-name="T15">(1v20)</text:span><text:span text:style-name="T19">{about 23 akṣ. lost} </text:span>[pilu]ṅgaḥniṁ vahuta pasar aṇak· si śivā‚ I pagər·<text:span text:style-name="T13"> </text:span>sinurat·, piluṅgaḥniṁ vahuta tətəbantən· I rāṅu si basanta, I tutuṁ kris· si pavana‚ vineḥ mas· mā 1 vḍihan· hlai 1</text:p>
      <text:p text:style-name="Standard"><text:span text:style-name="T15">(1v21)</text:span><text:span text:style-name="T19">{about 21 akṣ. lost} </text:span>mapkan· I<text:span text:style-name="T13"> </text:span>tarijān· si kini‚ vineḥ mas· mā 2 vḍihan· yu 1 sovaṁ-sovaṁ, piluṅgaḥniṁ vahuta I hino si mahendra, si jambaḥ‚ si bhoga‚ vineḥ mas· mā 1 so-</text:p>
      <text:p text:style-name="Standard"><text:span text:style-name="T15">(1v22)</text:span>[vaṁ-sovaṁ] <text:span text:style-name="T19">{about 18 akṣ. lost} </text:span>[r](ā)ma<text:span text:style-name="T13"> </text:span>tpi siriṁ I kapuhunan· si Ajitā, I vatu varak· si śreṣṭi‚ I bavu Āra si basitā‚ I pahiṅer· si maṅi‚ I parampuyan· si butəṁ‚ I limo susu si surupuḥ,</text:p>
      <text:p text:style-name="Standard"><text:span text:style-name="T15">(1v23)</text:span><text:span text:style-name="T19">{about 20 akṣ. lost}</text:span>, rāma I<text:span text:style-name="T13"> </text:span>maṅulihi si dadhi, talahantan· I layaṁ ḍapunta kesarī‚ rāma I layaṁ pu raṇyā‚ juru si baladeva‚ rāma I poḥ galuḥ kaki lukī‚ juru kaki luA‚ </text:p>
      <text:p text:style-name="Standard"><text:span text:style-name="T15">(1v24)</text:span><text:span text:style-name="T19">{about 21 akṣ. lost}</text:span>(tu)An·‚<text:span text:style-name="T13"> </text:span>si ḍatar·‚<text:span text:style-name="T13"> </text:span>si yoni‚ parujar·<text:span text:style-name="T13"> </text:span>si ruṇḍu‚ si Alya‚ variga si dhana‚ si busut·, rāma ri Er kuviṁ kaki klo‚ juru kaki kataṅgaran·‚ gusti kaki ridhī‚ tuha</text:p>
      <text:p text:style-name="Standard"><text:span text:style-name="T15">(1v25)</text:span><text:span text:style-name="T19">{about 21 akṣ. lost}</text:span>la, variga si tinuAn·<text:span text:style-name="T13"> </text:span>si gala, vineḥ vḍihan· yu 1 sovaṁ-sovaṁ, reṇanta prāṇa 6 vineḥ ken· vlaḥ 1 sovaṁ-sovaṁ, Anuṁ kinon·<text:span text:style-name="T13"> </text:span>śr<text:span text:style-name="T19">ī</text:span> mahārāja su-</text:p>
      <text:p text:style-name="Standard"><text:span text:style-name="T15">(1v26)</text:span><text:span text:style-name="T19">[musuk·] {about 15 akṣ. lost} [sovaṁ-so]</text:span>vaṁ samgat· ti<text:span text:style-name="T19">r</text:span>uAn· saṁ vruAn·‚ saṁ mavaju haji lumaku manusuk· sīma‚ I vadihati saṁ ra banər·<text:span text:style-name="T19">, </text:span>pu guvindī, I makudur· saṁ pata<text:span text:style-name="T12">L̥</text:span>əsan·<text:span text:style-name="T19">,</text:span> pu nala‚ vineḥ ma-</text:p>
      <text:p text:style-name="Standard"><text:span text:style-name="T15">(1v27)</text:span>[s· <text:span text:style-name="T19">mā</text:span>] <text:span text:style-name="T19">{about 20 akṣ. lost} </text:span>(sī)ma‚ matəhər· Ikanaṁ patiḥ I layaṁ muAṁ vahuta‚ juru katrīṇi‚ tamblaṁ pañjaṁ, tuha tahil·‚ paṅuraṁ, muAṁ soĀranikanaṁ rāma tpi siriṁ kabaiḥ matuha</text:p>
      <text:h text:style-name="Heading_20_4" text:outline-level="4"><text:bookmark text:name="_51jtu49wgk98"/>Apparatus</text:h>
      <text:p text:style-name="Standard">The siglum CS refers to Cohen Stuart’s edition.</text:p>
      <text:p text:style-name="Standard"/>
      <text:p text:style-name="Standard"><text:tab/><text:span text:style-name="T19">1v1 [svasti śaka-varṣātīta 837 poṣa-māsa, tithi pañcami śukla-pakṣa,] ◇ CS did not read this. This restitution is based on Vogel’s date conversion, except for the lunar day as explained above, and by the restitution made for 1v7, which allows us to estimate quite accurately how many </text:span><text:span text:style-name="T23">akṣara</text:span><text:span text:style-name="T19">s are missing at the start of the every line — about 20 </text:span><text:span text:style-name="T23">akṣara</text:span><text:span text:style-name="T19">s. </text:span><text:soft-page-break/><text:span text:style-name="T19">Therefore, we have to choose one model of dating formula which fits up to that space. In this corpus,at least three models of dating formula can be deducted, i.e. model of Wuru Tunggal (1r1–2) which requires space for about 16 a</text:span><text:span text:style-name="T23">kṣara</text:span><text:span text:style-name="T19">s, model of Tihang (1r1–2) which takes up space for about 35 </text:span><text:span text:style-name="T23">akṣara</text:span><text:span text:style-name="T19">s and model of Sugih Manek (A3–4) which requires space for about 24 </text:span><text:span text:style-name="T23">akṣara</text:span><text:span text:style-name="T19">s From those three models, the one from Sugih Manek furnishes the template with the expected number of </text:span><text:span text:style-name="T23">akṣara</text:span><text:span text:style-name="T19">s, and the gap of about 3 </text:span><text:span text:style-name="T23">akṣara</text:span><text:span text:style-name="T19">s might be compensated by the size of the </text:span><text:span text:style-name="T23">akṣara</text:span><text:span text:style-name="T19"> or other arbitrary elements produced by the scribe. </text:span></text:p>
      <text:p text:style-name="P17"><text:span text:style-name="T19">1v1 Ajapāda ◇ Note 8 Sarkar (1972: 189): Better: </text:span><text:span text:style-name="T23">ajaikapāda</text:span><text:span text:style-name="T19">.</text:span></text:p>
      <text:p text:style-name="P17"><text:span text:style-name="T19">1v1 <text:s/>devatā ◇ devata CS.</text:span></text:p>
      <text:p text:style-name="Standard"><text:span text:style-name="T19"><text:tab/>1v2 [pakṣakṣaya śrī mahottuṅgavijaya tumurun i rakai mapatiḥ I halu] ◇ paksa…… CS. The restoration based on the complete title of Dakṣa found in other inscriptions in this corpus. Cf. Tihang and Tulang Er. The reconstruction of the tumurun phrase is based on Timbanan Wungkal A6, Tulang Er 1v3, <text:s/>Wintang Mas 1v7, and line 1v12 below, where we read: </text:span><text:span text:style-name="T23">tumurun i rakryān mapatiḥ I halu</text:span><text:span text:style-name="T19">. But, in the light of the titles that follow in this line, we rather opt for </text:span><text:span text:style-name="T23">tumurun I rake halu</text:span><text:span text:style-name="T19">.</text:span></text:p>
      <text:p text:style-name="Standard"><text:span text:style-name="T19"><text:tab/>1v2 ketuvijaya ◇ The </text:span><text:span text:style-name="T23">ulu</text:span><text:span text:style-name="T19"> is almost unrecognizable. Its shape is unusual.</text:span></text:p>
      <text:p text:style-name="Standard"><text:span text:style-name="T19"><text:tab/>1v3 {about 15 akṣ. lost} [paṅguhannikanaṁ va]nuA I poḥ galuḥ ◇ Our (still incomplete) reconstruction is based on the analogy with the next phrase:</text:span><text:span text:style-name="T23"> paṅguhannikanaṁ vanuA ri Er kuviṁ. </text:span></text:p>
      <text:p text:style-name="Standard"><text:span text:style-name="T19"><text:tab/>1v3 hop· ◇ CS was unsure about the reading, as he added “(°hopā?)”.</text:span></text:p>
      <text:p text:style-name="Standard"><text:span text:style-name="T19"><text:tab/>1v4 satahun·-satahun· ◇ …… hun· CS. The same expression is found at the beginning of line 1v3, </text:span><text:span text:style-name="T23">pirak· kā 1 Iṁ satahun·-satahun·.</text:span><text:span text:style-name="T19"> </text:span></text:p>
      <text:p text:style-name="P17"><text:span text:style-name="T19">1v4 [Ala]snya ◇ s·nya CS. The restitution is supported by the fact that the next words mention other elements of the landscape: </text:span><text:span text:style-name="T23">tgal </text:span><text:span text:style-name="T19">(non irrigated field)</text:span><text:span text:style-name="T23"> </text:span><text:span text:style-name="T19">and</text:span><text:span text:style-name="T23"> luAḥ </text:span><text:span text:style-name="T19">(river). Damais (1970: 124, s.v. </text:span><text:span text:style-name="T23">alas</text:span><text:span text:style-name="T19">) commented: “</text:span><text:span text:style-name="T23">restitution très probable mais non absolument certaine</text:span><text:span text:style-name="T19">.” </text:span></text:p>
      <text:p text:style-name="Standard"><text:span text:style-name="T23"><text:tab/></text:span><text:span text:style-name="T19">1v5 lva ◇ Note 11 Sarkar (1972:189): lca?</text:span></text:p>
      <text:p text:style-name="Standard"><text:span text:style-name="T19"><text:tab/>1v6 tapa ha[ji Air haji maṁrumvai tuha gośāli tuha nambi tuhān· hañjaman·] (U)ṇḍahagi ◇ [ji]... (U)ṇḍahagi CS. The reconstruction is based on parallel passages in the Dalinan and Hujung Galuh inscriptions. </text:span></text:p>
      <text:p text:style-name="Standard"><text:span text:style-name="T23"><text:tab/></text:span><text:span text:style-name="T19">1v7 [pamr̥ṣi, hulun· haji mahaliman· ḷbə-ḷb· Ityaivam]ādi ◇ ….di CS. Note 12 Sarkar (1972: 189) that “This may be the remnant of </text:span><text:span text:style-name="T23">ityaivamā(di) </text:span><text:span text:style-name="T19">which occurs at this place in other inscriptions.” Cf. e.g. Sugih Manek (recto, line 14–15): </text:span><text:span text:style-name="T23">siṅgaḥ pamrṣi hulun haji mahaliman·, ḷbə-ḷb, ityaivamādi. </text:span><text:span text:style-name="T19">This excerpt from the Sugih Manek inscription is – so far – the sole structure we have found to satisfactorily allow filling the gap of about 20 </text:span><text:span text:style-name="T23">akṣara</text:span><text:span text:style-name="T19">s on the left end of this line. </text:span></text:p>
      <text:p text:style-name="P17"><text:span text:style-name="T19">1v7 bhaṇḍihāla Ityaivamādi ◇ This expression is unique, since in other inscriptions it is often found as </text:span><text:span text:style-name="T23">bhaṇḍihālādi</text:span><text:span text:style-name="T19">. It seems that here the scribe applied the formula in a more extensive equivalent version. </text:span></text:p>
      <text:p text:style-name="P17"><text:span text:style-name="T19">1v8 [mādi {about 20 akṣ. lost} vka]tūn ◇ [mādi ….]tūn. Terms ending in </text:span><text:span text:style-name="T23">tūn </text:span><text:span text:style-name="T19">are quite rare in OJ epigraphy, which means that the fact that the term </text:span><text:span text:style-name="T23">vka tūn </text:span><text:span text:style-name="T19">is attested here in the next line, gives strong reason to envisage that </text:span><text:span text:style-name="T23">vka </text:span><text:span text:style-name="T19">was the last syllable of the gap. </text:span></text:p>
      <text:p text:style-name="P17"><text:span text:style-name="T19">1v9 Ikanaṁ [sukarmma] {about 20 akṣ. lost}(ti kambaṁ ḍulaṁ‚ talike)t· ◇ <text:s/>Ikanaṁ …. (ti kambaṁ ḍulaṁ‚ talike)t· CS. Right before this lost part, we have a word </text:span><text:span text:style-name="T23">kukarmma</text:span><text:span text:style-name="T19">, meaning <text:s/>“good deed”, which suggests that its antonym </text:span><text:span text:style-name="T23">kukarmma</text:span><text:span text:style-name="T19"> may have followed and hence be use to supply part of the gap. </text:span></text:p>
      <text:p text:style-name="Standard"><text:span text:style-name="T23"><text:tab/></text:span><text:span text:style-name="T19">1v10 nīlotpalasari ◇ The shape of </text:span><text:span text:style-name="T23">taling</text:span><text:span text:style-name="T19"> and </text:span><text:span text:style-name="T23">tarung</text:span><text:span text:style-name="T19"> is unusual, particularly its right stroke.</text:span></text:p>
      <text:p text:style-name="P17"><text:span text:style-name="T19">1v10 grí <text:s/>◇ śrī CS. corr. śrī. Note 14 Sarkar (1971–72, vol. II: 189): In the facsimile, it reads like: </text:span><text:span text:style-name="T23">grī</text:span><text:span text:style-name="T19">. </text:span></text:p>
      <text:p text:style-name="P17"><text:span text:style-name="T19">1v11 Iṁ satahun·-[satahun·] {about 23 akṣ. lost} bhaṭāra ◇ Iṁ satahun·…. bhaṭāra CS. The word </text:span><text:span text:style-name="T23">satahun</text:span><text:span text:style-name="T19"> is often repeated to denote the meaning of ‘per year’, just like the common </text:span><text:soft-page-break/><text:span text:style-name="T19">expression </text:span><text:span text:style-name="T23">sovaṁ-sovaṁ </text:span><text:span text:style-name="T19">that denotes ‘per person’. <text:s/>Its occurrence outside this plate, that we can find at 1v3, is also found in the Sugih Manek inscription (A</text:span><text:span text:style-name="T22">7)</text:span><text:span text:style-name="T19">, so it must have been a common expression at that time. </text:span></text:p>
      <text:p text:style-name="P17"><text:span text:style-name="T19">1v12 caturvvarṇna ◇ caturvarṇna CS.</text:span></text:p>
      <text:p text:style-name="P9"><text:span text:style-name="T19">1v12 [hǝr·] {about 16 akṣ. lost} [sarbvaphalapha]li bras· ◇ [hǝr·]........ li bras· CS. The snippet of this phrase is not common and so far can not be found elsewhere in other corpora. Hence we are inclined to look up to the next sentence where the same structure is well written. </text:span></text:p>
      <text:p text:style-name="P17"><text:span text:style-name="T19">1v13 pular hyaṁ ◇ corr. palar hyaṁ. Damais (1970: 796) records </text:span><text:span text:style-name="T23">palar hyaṁ. </text:span></text:p>
      <text:p text:style-name="P17"><text:span text:style-name="T19">1v18 tətəbantin· ◇ corr. tətəbantən. Cf. 1v19. Damais records it as tətəbantən (1970: 575).</text:span></text:p>
      <text:p text:style-name="P17"><text:span text:style-name="T19">1v17 matgal· ◇ ma tgal· CS. The space is omitted because it should be understood as a single word denoting a toponym. Our reference comes from Pasanggrahan inscription (line 6) </text:span><text:span text:style-name="T23">pu nandaka Anak vanuA I matgal·</text:span><text:span text:style-name="T19">. </text:span></text:p>
      <text:p text:style-name="P17"><text:span text:style-name="T19">1v19 tətəbantən· ◇ təbəbantən CS. </text:span></text:p>
      <text:p text:style-name="P17"><text:span text:style-name="T19">1v21 mapkan· ◇ CS left an alternative reading in parentheses for the </text:span><text:span text:style-name="T23">ka</text:span><text:span text:style-name="T19"> to be read</text:span><text:span text:style-name="T23"> ta </text:span><text:span text:style-name="T19">and thus become </text:span><text:span text:style-name="T23">maptan</text:span><text:span text:style-name="T19">. </text:span></text:p>
      <text:p text:style-name="Standard"><text:span text:style-name="T19"><text:tab/>1v25 śrī ◇ CS, śrə S. Note 24 Sarkar (1971–72, vol. II:190): So this appears in the facsimile. C. Stuart’s reading of Śrī is not correct, though the above has to be corrected as such. However, when looking back on the plate, the </text:span><text:span text:style-name="T23">ulu </text:span><text:span text:style-name="T19">which Sarkar thought as </text:span><text:span text:style-name="T23">p</text:span><text:span text:style-name="T19">ə</text:span><text:span text:style-name="T23">p</text:span><text:span text:style-name="T19">ə</text:span><text:span text:style-name="T23">t</text:span><text:span text:style-name="T19"> has the same shape with the </text:span><text:span text:style-name="T23">ulu </text:span><text:span text:style-name="T19">found in the word </text:span><text:span text:style-name="T23">śrī </text:span><text:span text:style-name="T19">in the first line. </text:span></text:p>
      <text:p text:style-name="Standard"><text:span text:style-name="T19"><text:tab/>1v26 [musuk·]...... [sovaṁ-so]vaṁ ◇ (…..)vaṁ CS. </text:span></text:p>
      <text:p text:style-name="P17"><text:span text:style-name="T19">1v26 tiruAn· ◇ tinuAn· CS.</text:span></text:p>
      <text:p text:style-name="P17"><text:span text:style-name="T19">1v27 vineḥ ma[s· mā] {about 20 akṣ. lost} (sī)ma ◇ vineḥ ma[s·?] … (sī)ma CS.</text:span><text:span text:style-name="T23"> </text:span><text:span text:style-name="T19">Since this text is now descending in the hierarchy of function holders who receive the gifts, it is implausible that the </text:span><text:span text:style-name="T23">suvarṇa</text:span><text:span text:style-name="T19"> unit, that usually goes to holders of high function, would again be mentioned. Beside, the last unit mentioned is </text:span><text:span text:style-name="T23">mā</text:span><text:span text:style-name="T19"> (1v21), and again it won’t make sense if we put </text:span><text:span text:style-name="T23">su</text:span><text:span text:style-name="T19"> here instead of </text:span><text:span text:style-name="T23">mā. </text:span><text:span text:style-name="T19"><text:s/></text:span></text:p>
      <text:p text:style-name="P25"/>
      <text:h text:style-name="Heading_20_4" text:outline-level="4"><text:bookmark text:name="_7fomwhjmoins"/>Translation</text:h>
      <text:p text:style-name="Standard"/>
      <text:p text:style-name="Standard"><text:span text:style-name="T15">(1v1–2)</text:span> Hail! Elapsed Śaka year 837, month of Posya, the fifth tithi of the waxing moon, Hariyaṅ, Kalivuan, Thursday, lunar mansion Pūrvabhadrapada, deity Ajapāda, conjunction Variyān. That was the time of the decree of the Great King, <text:span text:style-name="T7">rakarayān</text:span> of Hino, (called) Śrī Dakṣottama-bāhubajra-pratipakṣa-kṣaya Śrī Mahottuṅgavijaya descended to the <text:span text:style-name="T7">rakarayān </text:span>of Halu, <text:span text:style-name="T7">pu </text:span>Ketuvijaya, the <text:span text:style-name="T7">rakarayān</text:span> of Sirikan, <text:span text:style-name="T7">pu</text:span> Suparṇa, the<text:span text:style-name="T7"> rakarayān</text:span> of Vka, <text:span text:style-name="T7">pu</text:span> Hanumān‚ the <text:span text:style-name="T7">rakarayān</text:span> of Bavaṅ, <text:span text:style-name="T7">pu </text:span>Uttara, ordering with regard to the villages of Poh Galuh and of Er Kuviṅ‚ both [falling in] the district of Layaṅ </text:p>
      <text:p text:style-name="P17"><text:span text:style-name="T15">(1v3–4)</text:span> ...... the revenue of the village of Poh Galuh is 1 <text:span text:style-name="T7">kāṭi </text:span>of silver for each year, and additionally (<text:span text:style-name="T7">hop</text:span>) <text:span text:style-name="T7">avur</text:span>, <text:span text:style-name="T7">sǝkar tahun,</text:span> <text:span text:style-name="T7">pjah lek</text:span> [and] various <text:span text:style-name="T7">arik-arik</text:span>. The revenue of the village of Er Kuviṅ is 1 <text:span text:style-name="T7">kāṭi </text:span>of silver for each year .......... its forests, its non irrigated fields, its rivers, [whether] in the valley [or] on the hill‚ all that belongs to the land of the villages of Poh Galuh and of Er Kuviṅ, in short, it will enter [the resources of the] deity of the Varāha hermitage on (the bank of) the Sārayū in ...<text:span text:style-name="T7"> </text:span></text:p>
      <text:p text:style-name="P17"><text:span text:style-name="T15">(1v5–7)</text:span>........ <text:span text:style-name="T7">haji</text:span>‚ and may not be entered by the three dignitaries Paṅkur, Tavān [and] Tirip, the <text:span text:style-name="T7">kriṅ</text:span>‚ the <text:span text:style-name="T7">paḍam apuy</text:span>‚ the <text:span text:style-name="T7">maniga</text:span>‚ the<text:span text:style-name="T7"> lva</text:span>‚ the <text:span text:style-name="T7">malandaṅ</text:span>‚ the <text:span text:style-name="T7">maṅhūri</text:span>‚ the <text:span text:style-name="T7">makalaṅkaṅ</text:span>‚ the <text:span text:style-name="T7">pamaṇikan</text:span>‚ the <text:span text:style-name="T7">tapa haji</text:span>, the <text:span text:style-name="T7">air haji</text:span>, the <text:span text:style-name="T7">maṅrumvai</text:span>, the head of smiths, the head of Nambis, the overseer of Hañjamans, the carpenters, the <text:span text:style-name="T7">manimpiki</text:span>‚ the goldsmiths, the coppersmiths‚ the ironsmiths‚ the eunuchs, the healers the <text:span text:style-name="T7">paraṇakan</text:span>‚ the singing actors‚ the head drummer‚ the <text:span text:style-name="T7">sambal</text:span>, the<text:span text:style-name="T7"> sumvul</text:span>, the courtiers‚ the <text:span text:style-name="T7">siṅgah,</text:span> the <text:span text:style-name="T7">pamr̥ṣi</text:span>, the king’s <text:soft-page-break/>servants, the mahouts, the <text:span text:style-name="T7">lǝblǝb</text:span>, and so forth — [they] should not enter the village of Poh Galuh and of Er Kuviṅ. Likewise all sorts of ‘pain and relief’ — the areca flower that doesn’t bear fruit‚ beating, <text:span text:style-name="T7">bhaṇḍihāla</text:span>, and so on.</text:p>
      <text:p text:style-name="P17"><text:span text:style-name="T15">(1v8-9)</text:span>......... the adopted children, should not change their income at the former times (<text:span text:style-name="T7">muhun və̄ṅi</text:span>)‚ unaffected by all kinds of [payments for] ‘pain and relief’<text:span text:style-name="T7">. </text:span>If the evil deed will not be imposed, (it’s) when the good deed is done..... the flower that feeds, the rope that intertwines. None of them all should be omitted by the adopted children (<text:span text:style-name="T7">vka tūn</text:span>) to the goddess. The function of the village of Poh Galuh and Er Kuviṅ, [they] will be an endowment that belongs to …</text:p>
      <text:p text:style-name="P17"><text:span text:style-name="T15">(1v10-13)</text:span>......... (they) should bring (it) to Galuh; should make six round woven baskets [and] six square woven baskets; should fill (them) with unwithered flowers and the water lily flower; should present (all of this) to the Great King once in a year. ..... the deity of the Varāha hermitage and bring pinned leaves, all different kinds of fruit, uncooked rice in four colors, 1 steaming basket, per color (<text:span text:style-name="T7">vulu</text:span>):<text:span text:style-name="T7"> </text:span>in total there are four steaming baskets to be brought by them. and also..... all different kinds of fruit, uncooked rice in four colors should be brought by them to be offered to the Lord<text:span text:style-name="T7"> </text:span>minister of Halu, <text:span text:style-name="T7">pu </text:span>Ketuvijaya, the <text:span text:style-name="T7">rakryān</text:span> of Sirikan (called) <text:span text:style-name="T7">pu</text:span> Suparṇa, the <text:span text:style-name="T7">rakryān</text:span> of Vka (called) <text:span text:style-name="T7">pu</text:span> Hānumān, the <text:span text:style-name="T7">rakryān</text:span> of Bavaṅ (called) <text:span text:style-name="T7">pu</text:span> Uttara ....... were given as gifts 8 <text:span text:style-name="T7">māṣa </text:span>of gold, 1 pair<text:span text:style-name="T7"> </text:span>of <text:span text:style-name="T7">kalyāga </text:span>cloth, per person. </text:p>
      <text:p text:style-name="P17"><text:span text:style-name="T15">(1v13-14) </text:span>The <text:span text:style-name="T7">maṅhūri </text:span>(called) <text:span text:style-name="T7">pu</text:span> Udara‚ the <text:span text:style-name="T7">halaran</text:span> (called) <text:span text:style-name="T7">pu</text:span> Mañā, the<text:span text:style-name="T7"> palar hyaṅ</text:span><text:span text:style-name="T37"><text:note text:id="ftn82" text:note-class="footnote"><text:note-citation>67</text:note-citation><text:note-body><text:p text:style-name="Standard"><text:span text:style-name="T38"><text:s/>As for its meaning, Zoetmulder (1982: 1242) tentatively glosses it as “a (religious?) official (nomen loci?)”</text:span></text:p></text:note-body></text:note></text:span> (called) <text:span text:style-name="T7">pu</text:span> Khaṭvāṅga, the <text:span text:style-name="T7">dalinan</text:span> (called) <text:span text:style-name="T7">pu</text:span> Taṅgəlan, <text:span text:style-name="T7">pa- </text:span>..... 1 pair<text:span text:style-name="T7"> </text:span>of … cloth, per person. And all of the <text:span text:style-name="T7">mamuat ujar</text:span>‚ the <text:span text:style-name="T7">kaṇḍamuhi</text:span> (called) <text:span text:style-name="T7">ḍapunta</text:span> Vidyānidhi, the <text:span text:style-name="T7">vatu varaṇi</text:span> (called) <text:span text:style-name="T7">pu</text:span> Maṅhalaṅi, the <text:span text:style-name="T7">visāga</text:span> (called) <text:span text:style-name="T7">pu</text:span> Vīrya, the <text:span text:style-name="T7">hujuṅ galuh</text:span> (called) <text:span text:style-name="T7">pu</text:span> Kacat‚</text:p>
      <text:p text:style-name="P17"><text:span text:style-name="T15">(1v15-16)</text:span>......... the three dignitaries: of Paṅkur,<text:span text:style-name="T7"> </text:span>Dədəlan; of Tavān,<text:span text:style-name="T7"> </text:span>Tluk; of Tirip, Likuan‚ they were given as gift 4 <text:span text:style-name="T7">māṣa </text:span>of gold, 1 pair<text:span text:style-name="T7"> </text:span>of <text:span text:style-name="T7">raṅga </text:span>cloth, per person. The <text:span text:style-name="T7">rakryān </text:span>of Layaṅ (called) <text:span text:style-name="T7">pu </text:span>....... 1 piece<text:span text:style-name="T7"> </text:span>of <text:span text:style-name="T7">kalyāga </text:span>garment. </text:p>
      <text:p text:style-name="Standard">The overseers of Layaṅ (were given) collectively 1 <text:span text:style-name="T7">suvarṇa </text:span>[and] 4 <text:span text:style-name="T7">māṣa </text:span>of gold, (as well as) 1 pair<text:span text:style-name="T7"> </text:span>of <text:span text:style-name="T7">raṅga</text:span> cloth, per person. The <text:span text:style-name="T7">vadihati</text:span> (called) <text:span text:style-name="T7">pu </text:span>Ḍapit (was given) 4 <text:span text:style-name="T7">māṣa </text:span>of gold, 1 pair<text:span text:style-name="T7"> </text:span>of <text:span text:style-name="T7">raṅga </text:span>cloth.</text:p>
      <text:p text:style-name="P17">(<text:span text:style-name="T15">1v17-18</text:span>)...... The overseer of <text:span text:style-name="T7">makudur </text:span>(called) <text:span text:style-name="T7">saṅ </text:span>Vavaha, who joined <text:span text:style-name="T7">pu </text:span>Gurun, all were given 4 <text:span text:style-name="T7">māṣa </text:span>of gold, 1 pair<text:span text:style-name="T7"> </text:span>of <text:span text:style-name="T7">raṅga </text:span>cloth, per person. </text:p>
      <text:p text:style-name="Standard">The <text:span text:style-name="T7">patih </text:span>of Layaṅ, [district of] Vuluṅ Katak (called) <text:span text:style-name="T7">si </text:span>Hu..... (called) <text:span text:style-name="T7">si </text:span>Caca, the <text:span text:style-name="T7">vahuta </text:span>of Pasar Anak (called) <text:span text:style-name="T7">si </text:span>Lucira, [the <text:span text:style-name="T7">vahuta</text:span> of] <text:span text:style-name="T7">tətəbantən </text:span>(called) <text:span text:style-name="T7">si </text:span>Kəvə, all were given 4 <text:span text:style-name="T7">māṣa </text:span>of gold, 1 pair<text:span text:style-name="T7"> </text:span>of <text:span text:style-name="T7">raṅga </text:span>cloth, per person. </text:p>
      <text:p text:style-name="Standard"><text:span text:style-name="T15">(1v18-19)</text:span> The <text:span text:style-name="T7">tuṅgū duruṅ </text:span>of the <text:span text:style-name="T7">patih </text:span>of Vuluṅ Katak ...... the <text:span text:style-name="T7">vahuta </text:span>of <text:span text:style-name="T7">tətəbantən </text:span>(called) <text:span text:style-name="T7">si </text:span>Giva, were given 2 <text:span text:style-name="T7">māṣa </text:span>of gold, 1 pair<text:span text:style-name="T7"> </text:span>of <text:span text:style-name="T7">raṅga </text:span>cloth, per person. </text:p>
      <text:p text:style-name="Standard"><text:span text:style-name="T15">(1v19-20) </text:span>The spokesman of the <text:span text:style-name="T7">patih </text:span>of Vuluṅ Katak (called) <text:span text:style-name="T7">si </text:span>Aja, the spokesman of the <text:span text:style-name="T7">patih </text:span>of Kayu Vaṅi (called) <text:span text:style-name="T7">si </text:span>Tə̄......, the assistant of the <text:span text:style-name="T7">vahuta </text:span>of Pasar Anak (called) <text:span text:style-name="T7">si </text:span>Śivā, at Pagǝr Sinurat, the assistant of the <text:span text:style-name="T7">vahuta </text:span>of <text:span text:style-name="T7">tǝtǝbantǝn</text:span> at Rāṅu (called) <text:span text:style-name="T7">si </text:span>basanta, [the spokesman of the one] at Tutuṅ Kris (called) <text:span text:style-name="T7">si </text:span>Pavana, were given 1 <text:span text:style-name="T7">māṣa </text:span>of gold, 1 sheet of cloth</text:p>
      <text:p text:style-name="Standard"><text:span text:style-name="T15">(1v21)</text:span>......... The <text:span text:style-name="T7">mapkan </text:span>at Tarijān (called) <text:span text:style-name="T7">si </text:span>Kini, were given 2 <text:span text:style-name="T7">māṣa </text:span>of gold [and] 1 pair<text:span text:style-name="T7"> </text:span>of cloth, per person. The assistants (<text:span text:style-name="T7">piluṅgah</text:span>)<text:span text:style-name="T7"> </text:span>of the <text:span text:style-name="T7">vahuta </text:span>of Hino (called) <text:span text:style-name="T7">si </text:span>Mahendra, <text:span text:style-name="T7">si </text:span>Jambah [and] <text:span text:style-name="T7">si </text:span>Bhoga were given 1 <text:span text:style-name="T7">māṣa </text:span>of gold, per person.</text:p>
      <text:p text:style-name="Standard"><text:span text:style-name="T15">(1v22-25).</text:span>........ The headmen of the surrounding villages — of Kapuhunan, <text:span text:style-name="T7">si </text:span>Ajitā[ of Vatu Varak, <text:span text:style-name="T7">si </text:span>Śreṣṭhi; of Bavu Ara, <text:span text:style-name="T7">si </text:span>Basitā; of Pahiṅer, <text:s/><text:span text:style-name="T7">si </text:span>Maṅi; of Parampuyan, <text:s/><text:span text:style-name="T7">si </text:span>Butěṅ; of Limo Susu, <text:s/><text:span text:style-name="T7">si </text:span>Surupuh,...... The headman of Maṅulihi (called) <text:span text:style-name="T7">si </text:span>Dadhi, the <text:span text:style-name="T7">talahantan</text:span> of Layaṅ (called) <text:span text:style-name="T7">ḍapunta </text:span>Kesarī, the headman of Layaṅ (called) <text:span text:style-name="T7">pu </text:span>Raṇyā, the chief (called) <text:span text:style-name="T7">si </text:span>Baladeva, the headman of Poh Galuh (called) <text:span text:style-name="T7">kaki </text:span>Lukī, the chief (called) <text:span text:style-name="T7">kaki </text:span>Lua, ...... <text:span text:style-name="T7">si </text:span><text:soft-page-break/>Datar, <text:span text:style-name="T7">si </text:span>Yoni; the spokesmen (called) <text:span text:style-name="T7">si</text:span> Ruṇḍu, <text:span text:style-name="T7">si</text:span> Alya; the <text:span text:style-name="T7">variga</text:span>s<text:span text:style-name="T7"> </text:span>(called) <text:span text:style-name="T7">si </text:span>Dhana, <text:span text:style-name="T7">si </text:span>Busut; the headman of Er Kuviṅ (called) <text:span text:style-name="T7">kaki </text:span>Klo, the chief (called) <text:span text:style-name="T7">kaki </text:span>Kataṅgaran, the Master (called) <text:span text:style-name="T7">kaki </text:span>Ridhī, the overseer ....... the <text:span text:style-name="T7">variga</text:span>s<text:span text:style-name="T7"> </text:span>(called) <text:span text:style-name="T7">si </text:span>Tinuan, (and) <text:span text:style-name="T7">si </text:span>Gala were given 1 pair<text:span text:style-name="T7"> </text:span>of cloth, per person. The wives of the headmen, 6 in number, were given 1 piece<text:span text:style-name="T7"> </text:span>of garment, per person. </text:p>
      <text:p text:style-name="P19">Those ordered by the Great King to demarcate<text:span text:style-name="T15"> </text:span>….</text:p>
      <text:p text:style-name="Standard"><text:span text:style-name="T15">(1v26)</text:span>........, per person. The official of Tiruan (called) <text:span text:style-name="T7">saṅ </text:span>Vruan [and] <text:span text:style-name="T7">saṅ </text:span>Mavaju Haji proceeding to demarcate the <text:span text:style-name="T7">sīma</text:span>; the (officials) of Vadihati (called) <text:span text:style-name="T7">saṅ </text:span>Ra Banǝr [and] <text:span text:style-name="T7">pu </text:span>Guvindī; the Makudurs (called) <text:span text:style-name="T7">saṅ </text:span>Pataləsan [and] <text:span text:style-name="T7">pu </text:span>Nala, were given … gold</text:p>
      <text:p text:style-name="Standard"><text:span text:style-name="T15">(1v27)</text:span>......... <text:span text:style-name="T7">sīma</text:span>. Thereupon, the <text:span text:style-name="T7">patih</text:span> of Layaṅ and the <text:span text:style-name="T7">vahuta</text:span>s, the three chiefs — the <text:span text:style-name="T7">tamblaṅ pañjaṅ, </text:span>the <text:span text:style-name="T7">tuha tahil, </text:span>the <text:span text:style-name="T7">paṅuraṅ</text:span> — and all of the headmen of the surrounding villages, senior [and junior]</text:p>
      <text:p text:style-name="P28"/>
      <text:h text:style-name="Heading_20_4" text:outline-level="4"><text:bookmark text:name="_suefoombi9c"/>Commentary</text:h>
      <text:p text:style-name="Standard"><text:tab/>1v2. This name, <text:span text:style-name="T7">pu</text:span> Ketuvijaya, appears also in the Wintang Mas Inscription (841 Saka), where his title is already<text:span text:style-name="T7"> rakryān mapatih I hino, </text:span>while in this inscription, he still bears the title <text:span text:style-name="T7">rakryān mapatih I halu. </text:span>In another inscription which was issued in the same year (Lintakan), the one bearing the title <text:span text:style-name="T7">rakryān mapatih I hino </text:span>was <text:span text:style-name="T7">pu </text:span>Ketudhara. Van der Meulen assumed that <text:span text:style-name="T7">pu </text:span>Ketuvijaya and <text:span text:style-name="T7">pu </text:span>Ketudhara were two names for the same person.<text:span text:style-name="T36"><text:note text:id="ftn82" text:note-class="footnote"><text:note-citation>68</text:note-citation><text:note-body><text:p text:style-name="Standard"><text:span text:style-name="T38"><text:s/>van der Meulen 1979: 49.</text:span></text:p></text:note-body></text:note></text:span> Another interesting fact, this figure presumably has two versions of appellation. In Tihang inscription 836 Saka (1v13), we have <text:span text:style-name="T7">pu </text:span>Kituh who bears the same <text:span text:style-name="T7">rakryān I halu </text:span>title and sounds like the indigenous version of <text:span text:style-name="T7">ketu </text:span>in Ketuvijaya or even Ketudhara. Different opinion is proposed by Poerbatjaraka and Krom,<text:span text:style-name="T36"><text:note text:id="ftn82" text:note-class="footnote"><text:note-citation>69</text:note-citation><text:note-body><text:p text:style-name="Standard"><text:span text:style-name="T38"><text:s/>Poerbatjaraka 1930: 182, Krom 1931: 199.</text:span></text:p></text:note-body></text:note></text:span> as summarized in Barrett Jones.<text:span text:style-name="T36"><text:note text:id="ftn82" text:note-class="footnote"><text:note-citation>70</text:note-citation><text:note-body><text:p text:style-name="Standard"><text:span text:style-name="T38"><text:s/>Barrett Jones 1984: 3.</text:span></text:p></text:note-body></text:note></text:span> Both scholars consider this figure as Wawa, Sindok’s successor. Poerbatjaraka highlights the fact that <text:span text:style-name="T7">va </text:span>is often interchangeable with <text:span text:style-name="T7">ba</text:span>, thus <text:span text:style-name="T7">vava </text:span>could also mean <text:span text:style-name="T7">bava</text:span>, meaning “carry”. Given that <text:span text:style-name="T7">dhara </text:span>in the name Ketudhara also mean the same thing, Poerbatjaraka then establishes his conjecture that Rakryan Wawa is equal to Ketudhara. While for Krom, he gives more emphasize on the regularity and sequence of the high dignitaries mentioned in the charter. Because Sindok figures as a <text:span text:style-name="T7">hino </text:span>in Wawa’s charter, and that under Tulodhong’s reign he was a <text:span text:style-name="T7">halu, </text:span>the same succession is applied by Krom to understand Wawa’s position, hence Ketudhara, who appears as a <text:span text:style-name="T7">hino </text:span>in Tulodhong period — as well as in the end of Daksa period—, will be the principal personage after it, meaning he is the same figure as Wawa. </text:p>
      <text:p text:style-name="Standard"><text:tab/>1v2 In Daksa corpus, <text:span text:style-name="T7">pu </text:span>Uttara as the Lord of Bavaṅ figures exclusively in this inscription. In Tihang (1v14) and Sugih Manek (A30), he was the Lord of Gurun Vaṅi. </text:p>
      <text:p text:style-name="Standard"><text:tab/>1v2 <text:span text:style-name="T7">vanua </text:span>Poh Galuh is attested in Bhatari (1v17), while Er Kuwing is not attested elsewhere.</text:p>
      <text:p text:style-name="Standard"><text:tab/>1v3. Stutterheim suggests that <text:span text:style-name="T7">skar tahun</text:span> is an annual tribute which possibly consists of anything that is considered to be a good crop.<text:span text:style-name="T36"><text:note text:id="ftn82" text:note-class="footnote"><text:note-citation>71</text:note-citation><text:note-body><text:p text:style-name="Standard"><text:span text:style-name="T38"><text:s/>Stutterheim 1925: 262–63.</text:span></text:p></text:note-body></text:note></text:span> </text:p>
      <text:p text:style-name="P17">1v3 For <text:span text:style-name="T7">Avur</text:span>, please see in Tihang’s commentary section (1v3)</text:p>
      <text:p text:style-name="P17">1v3 For <text:span text:style-name="T7">arik-arik</text:span>, cross reference with Kiringan (1r3). </text:p>
      <text:p text:style-name="Standard"><text:tab/>1v3 The <text:span text:style-name="T7">pjah lek</text:span> could be considered as any kind of tax or payment. Though in this passage, the meanings of the other terms are not yet understood, and we can only guess that <text:span text:style-name="T7">skar tahun, avur </text:span>and <text:span text:style-name="T7">arik-arik </text:span>are types of taxes. However, it seems promising and we can at least rely on the context given in the Tihang inscription (1v4), where the term <text:span text:style-name="T7">hurip lek </text:span>is attested in the context of something payable. The occurrences of these opposite words indeed <text:soft-page-break/>gives us the impression of payments that have to be made in different circumstances. This observation also lends support to the assumption for the rest of the terms in this sentence that they designate kinds of taxes or other types of payment. </text:p>
      <text:p text:style-name="Standard"><text:tab/>1v4 <text:span text:style-name="T7">barāhāśrama</text:span> does not figure elsewhere. Yet, it might have a connection with the deity Vishnu, as <text:span text:style-name="T7">varāha </text:span>is one of Vishnu’s avatars in the form of a boar. </text:p>
      <text:p text:style-name="Standard"><text:tab/>1v4. The toponym <text:span text:style-name="T7">sārayū </text:span>quite probably refers to the river still called Serayu today, which passes through five districts located in the southern part of Central Java province: Wonosobo, Banjarnegara, Purbalingga, Banyumas and Cilacap. So far, there is no other occurence of this river in other Old Javanese epigraphic corpora.<text:span text:style-name="T38"> </text:span></text:p>
      <text:p text:style-name="P17"><text:span text:style-name="T12">1v4</text:span><text:span text:style-name="T48"> </text:span><text:span text:style-name="T12">The passive form </text:span><text:span text:style-name="T8">kasaṁsiptā</text:span><text:span text:style-name="T12"> is not recorded in OJED as a variant which belongs to the base word </text:span><text:span text:style-name="T8">saṅsipta </text:span><text:span text:style-name="T12">– it only lists </text:span><text:span text:style-name="T8">sinaṅsipta</text:span><text:span text:style-name="T12"> – or to </text:span><text:span text:style-name="T8">saṅkṣipta </text:span><text:span text:style-name="T12">which is a variant of the aforementioned base word. For these base words, OJED records a variety of meanings, the most common being ‘in short’. Elsewhere in this corpus, </text:span><text:span text:style-name="T8">saṅsipta </text:span><text:span text:style-name="T12">also figures. Cf. Sugih Manek B15 and Lintakan (3r10), both of them use the expression </text:span><text:span text:style-name="T8">tlas saṅsipta. </text:span></text:p>
      <text:p text:style-name="P17"><text:span text:style-name="T12">1v8 The presence of the expression </text:span><text:span text:style-name="T8">muhun </text:span><text:span text:style-name="T7">və̄ṅi </text:span>draws a particular attention since in the later period of Old Javanese epigraphic record (12tth–13th century) exists such expression that quite resembles with our concerned expression here, namely <text:span text:style-name="T7">riṅ muhun malama. </text:span>Cf. Mula Malurung (5v5), Adulengen (3r1), Sima Anglayang (4r6). Titi Surti Nastiti, Eko Bastiawan and Arlo Griffiths (forthcoming) consider the expression <text:span text:style-name="T8">muhun </text:span><text:span text:style-name="T7">və̄ṅi </text:span>as the early equivalent of <text:span text:style-name="T7">riṅ muhun malama </text:span>figuring in Airlangga corpus. The word <text:span text:style-name="T7">malama </text:span>sounds connected to the Malay word <text:span text:style-name="T7">malam</text:span>, meaning <text:span text:style-name="T7">night</text:span>, while in the former expression, it has the word <text:span text:style-name="T7">və̄ṅi </text:span>instead. Here we seem to encounter a stage of expression development, from <text:span text:style-name="T7">muhun və̄ṅi </text:span>to <text:span text:style-name="T7">muhun malama</text:span>, where some linguistic phenomena intervene on its process. Its meaning revolves around the idea of ‘the former times’ as indicated by the word <text:span text:style-name="T7">muhun </text:span>(earlier, before, preceding). However, the idea of “night” being applied to this expression, even until being substituted in later times by other language, is still not yet clear. Possibly due to its long-term use among the community which slowly puts an end to the initial understanding of this expression. </text:p>
      <text:p text:style-name="P17">1v8 Here we have made a long observation on the word <text:span text:style-name="T7">pratīti </text:span>which has some meanings adhered to it. According to the standard Sanskrit Online dictionary, Monier-Williams dictionary, <text:span text:style-name="T7">pratīti </text:span>can mean: going towards, approaching; the following from anything (as a necessary result), being clear or intelligible by itself, Vedântas; clear apprehension or insight into anything, complete understanding or ascertainment, conviction. On the other hand, we also notice the similarity between <text:span text:style-name="T7">pratīti </text:span>and <text:span text:style-name="T7">pratyaya </text:span>which happen to have been derived from the same verb so that both of these words are apparently synonymous. One of the technical meanings of <text:span text:style-name="T7">pratyaya </text:span>is “income” and might as well be applied here. </text:p>
      <text:p text:style-name="P17">1v8 Here, the unrecorded word <text:span text:style-name="T7">tūn</text:span> was initially attempted to be understood as the passive irrealis form of “<text:span text:style-name="T7">tū</text:span>”, meaning “to bind”. The word <text:span text:style-name="T7">vka </text:span>which precedes <text:span text:style-name="T7">tūn</text:span> might be one of proverbial expressions appearing in this charter. The meaning revolves around the idea of “bounded by the children”. However, that structure irritates us a bit, because <text:span text:style-name="T7">tūn</text:span> should stand before <text:span text:style-name="T7">vka</text:span>. Later, a passage from Jaring charter from Kediri period mentioning <text:span text:style-name="T7">vka temvan </text:span>(A18), which might mean “adopted children” somewhat reiminds us of the expression <text:span text:style-name="T7">vka tūn</text:span> figuring here, hence we apply that understanding into the translation. </text:p>
      <text:p text:style-name="P17">1v9 The preserved phrase on the plate reads <text:span text:style-name="T7">kambaṁ ḍulaṁ, tali ket</text:span>, which is hard to understand since we barely have any other epigraphic records of this expression. The word <text:span text:style-name="T7">ḍulaṅ</text:span>, meaning “to feed (child, sick person), to put (something) into one’s mouth”, figures in some inscriptions from East Java in the context of <text:span text:style-name="T7">rājāmāṅśa</text:span> privileges. Cf. Waharu II (4r2) <text:span text:style-name="T7">tutuñjuṁ, sāriniṁ tuñjuṁ, ḍulaṁ paṇḍarahan·, caṁvriṁ miraḥ, Ajnu halaṁ, vija kuniṁ</text:span>, Sobhamerta (2r3) <text:span text:style-name="T7">manaṇḍaṅa valī, ḍularaṇḍarahan·, tuñjuṁ hijo, hurip anak·, navagraha</text:span>, Gandhakuti (1v5–2r1) <text:span text:style-name="T7">mavijākuniṁ, Anṇḍaṅa vali, *ḍulaṁ paṁṇḍarahan·,*Adodota tuñjuṁ Ijo, kuñit sadaṅan·, navagraha, pasiliḥ galuḥ, </text:span>Hantang (Cd5) <text:span text:style-name="T7">malsuṅa naṅka, Apalaṅkālpar·, vnaṅāḍulaṅa bvaḥ kamalai vnaṅāpaluṅana tutup· banantən·</text:span>, Talan (Cd9–Cd10) <text:span text:style-name="T7">vnaṅā huluna </text:span><text:soft-page-break/><text:span text:style-name="T7">ḍayaṁ, Arabya ḍayaṁ kamambaṅan·, Amaṅa rājamāṁsa, Aḍulaṅa bvaḥ kamalai, Aguntiṅa riṁ saL̥, Anitā riṁ saL̥, Agama-gamāna kayu kuniṁ</text:span>. All those examples associate <text:span text:style-name="T7">ḍulaṅ </text:span>either with <text:s/>fruit (in the last two passages) or with flowers (<text:span text:style-name="T7">tuñjuṅ</text:span>). The same pattern occurs in this inscription, where <text:span text:style-name="T7">kambaṅ</text:span>, signifying either flower or nipple, stands close to <text:span text:style-name="T7">ḍulaṅ</text:span>. Here, we seems to encounter another expression that covers up the preceding proverbial list of good works starting from <text:span text:style-name="T7">Ikanaṁ kukarmma </text:span>in 1v8. Therefore we tentatively translate this last part as: “nipple that feeds, rope that intertwines”.</text:p>
      <text:p text:style-name="P17">1v11 Our tentative translation of <text:span text:style-name="T7">ron smat </text:span>is “pinned leaves”. This might raise a problem, since OJED records <text:span text:style-name="T7">smat </text:span>as pin (noun) and not in the passive meaning “pinned”. However, since this phrase occurs in the context of offerings, and in view of the fact that in offerings nowadays’ pinned leaves are commonly observed, we opt to understand the word as such. </text:p>
      <text:p text:style-name="P17">1v11 <text:span text:style-name="T7">vulu </text:span>in OJED apparently is not only recorded as ‘hair on the body’ or something related to it. Looking down on the lists, we found <text:span text:style-name="T7">pamulu</text:span>, meaning complexion, color of the skin (color of the hair on the skin?) and <text:span text:style-name="T7">apamulu, </text:span>meaning having the complexion (color) of. Thus we can now consider safely that <text:span text:style-name="T7">vulu </text:span>here might carry the meaning of <text:s/>“color”. Speaking of color, we also have the phrase <text:span text:style-name="T7">vras caturvvarṇna </text:span>in 1v11 and 1v12 which is translated as “uncooked rice in four colors”. The phrase continues, saying that there should be one steaming basket per color (<text:span text:style-name="T7">vulu</text:span>), so that in total it would be four steaming baskets (<text:span text:style-name="T7">vras· caturvvarṇna kukusan· 1 Iṁ savulu-savulu‚ piṇḍa kukusan· 4 vavānya</text:span>). This whole string demonstrates a good instance of <text:span text:style-name="T7">vulu </text:span>and <text:span text:style-name="T7">varṇna </text:span>being used together while sharing the same meaning, namely “color”. However, <text:span text:style-name="T7">varṇna </text:span>(in OJED is recorded as <text:span text:style-name="T7">varṇa</text:span>), can also mean “caste”, as it is widely known in India indeed to denote social class, in which the color of the people can also plays a role in determining it.<text:span text:style-name="T36"><text:note text:id="ftn82" text:note-class="footnote"><text:note-citation>72</text:note-citation><text:note-body><text:p text:style-name="Standard"><text:span text:style-name="T38"><text:s/>Chandrasekhar 1946: 152.</text:span></text:p></text:note-body></text:note></text:span> This connection between color and social class hence still shows in the meaning of the word <text:span text:style-name="T7">varṇna</text:span>. Does the same scene also apply in the word <text:span text:style-name="T7">vulu</text:span>? Well, it might be the case since one can also find another meaning for it in OJED (see <text:span text:style-name="T7">vulu </text:span>II), which is “person of an inferior social status (having an occupation which is considered inferior)”. <text:span text:style-name="T7">vulu </text:span>thus can be regarded as an Old Javanese concept of Indian <text:span text:style-name="T7">varṇna</text:span>, but possibly is more related to one’s occupational status. Titi Surti Nastiti Eko Bastiawan and Arlo Griffiths (forthcoming) provide a plethora of discussion in this enigmatic word appearing in Airlangga corpus. Cf. Munggut (2.2–3) and Garaman (4r1–4v2). He also indicates that, the meaning of “color” and “social class” in the word <text:span text:style-name="T7">vulu </text:span>still can fit in some contexts, hence further examination is always needed. </text:p>
      <text:p text:style-name="Standard"><text:tab/>1v13. The specific function of this official, <text:span text:style-name="T7">palar hyaṅ</text:span>, is not really clear. Zoetmulder associates it with a religious official, but a question mark remains in the entry. Besides, he put a synonymous expression for this: <text:span text:style-name="T7">paṅgil hyaṅ. </text:span></text:p>
      <text:p text:style-name="Standard"><text:span text:style-name="T7"><text:tab/></text:span>1v14 <text:span text:style-name="T7">ḍapunta </text:span>Vidyānidhi appears in Tlu Ron (line 25) <text:span text:style-name="T7">likhita śilalekha saṁ hadyan· sumuḍan· ḍapunta vidyānidhi</text:span>,<text:span text:style-name="T7"> </text:span>and in Lintakan (1r13) <text:span text:style-name="T7">parujar· I halu visāga saṁ vidyāni_dhi, Anak banuA I hilyan· vatak· padlagan</text:span>. So, he was a scribe in Balitung’s reign, then during Daksa’s reign he became a <text:span text:style-name="T7">kaṇḍamuhi</text:span>, and later during Tulodhong’s reign was assigned as a <text:span text:style-name="T7">visāga</text:span>. </text:p>
      <text:p text:style-name="Standard"><text:span text:style-name="T7"><text:tab/></text:span>1v14 The function <text:span text:style-name="T7">vatu varaṇi</text:span> is attested in: </text:p>
      <text:p text:style-name="P19">Ramwi 804 (1r12–13) <text:span text:style-name="T7">parujar I hino 2 kaṇḍamuhi saṁ caṭā, </text:span><text:span text:style-name="T9">vatu varaṇi saṁ vidyāṅga</text:span>; Samalagi (1v14–15) <text:span text:style-name="T7">parujar· I hino kaṇḍamuhi si t(uṅga)ṁ vanuA I gunuṅan· vatak ta_ṅkilan· (</text:span><text:span text:style-name="T9">ci)tralekha vuṅkal· varaṇi si manəsər·</text:span><text:span text:style-name="T7"> vanuA I tamaliṅgaṁ vatak· sirikan·</text:span>; </text:p>
      <text:p text:style-name="P17">Panggumulan (1v16–2v1) <text:span text:style-name="T7">parujarr i hino saṁ kaṇḍamuhi si tuṅgaṁ Anak vanuA I gunuṅan· vatak taṅkil· </text:span><text:span text:style-name="T9">citralekha saṁ vatu varani si manəsər· </text:span><text:span text:style-name="T7">Anak vanuA I tamaliṅgaṁ vatak· sirikan·</text:span>, (3v8) <text:span text:style-name="T9">manurat· praśasti vatu varani</text:span>; </text:p>
      <text:p text:style-name="P17">Dalnan (2r6–7) <text:span text:style-name="T7">saṁ mamu(At)· (par)ujar· I hi(no) saṁ kaṇḍamuhi si haṅgə </text:span><text:span text:style-name="T9">ci[tra]lekha saṁ vatu varaṇi si manəsər·</text:span></text:p>
      <text:p text:style-name="P17"><text:soft-page-break/>Poh (1v14) <text:span text:style-name="T7">parujar· I hino saṁ kaṇḍamuhi pu tuṅgaṁ Anak vanuA I gunuṅan· vatak· taṅkilan·, </text:span><text:span text:style-name="T9">citralaikhā saṁ vatu varani pu manəsə:r·</text:span><text:span text:style-name="T7"> Anak vanuA I tutuganniṁ taṇḍa I taṅkilan·</text:span>. </text:p>
      <text:p text:style-name="P17">Rukam (1v11) <text:span text:style-name="T7">parujar· I hino saṁ kaṇḍamuhi saṁ brahmīśāna Anak banuA I gunuṁṅan· vatak· taṁkilan· </text:span><text:span text:style-name="T9">citralekha vatu varaṇi pu manisar·</text:span><text:span text:style-name="T7"> Anak banuA I tamaliṅgaṁ vatak· sirikan·</text:span></text:p>
      <text:p text:style-name="P17">Jeru-jeru (B1) <text:span text:style-name="T9">vatu varaṇ(ī) saṁ nītī</text:span></text:p>
      <text:p text:style-name="P17">Its synonymous term, <text:span text:style-name="T7">vuṅkal varani</text:span>, figures in:</text:p>
      <text:p text:style-name="P17">Kubu-kubu (5v3) <text:span text:style-name="T7">saṁ mamvatt ujār· I hino, kaṇḍamuhi pu tuṅgaṁ, </text:span><text:span text:style-name="T9">citralekha vuṅkal· varaṇi, pu manəsər·</text:span>; </text:p>
      <text:p text:style-name="P17">Wanua Tengah III (2r12) <text:span text:style-name="T7">saṁ parujar· Iṁ kabalān· I hino kaṇḍamuhi pu tuṁṅgaṁ, </text:span><text:span text:style-name="T9">citralekha vuṅkal· varaṇi pu manəsər·</text:span></text:p>
      <text:p text:style-name="P17">Lintakan (1r13–14) <text:span text:style-name="T7">Anurat· I hino Iṁ paṅujaran· </text:span><text:span text:style-name="T9">(v)uṅkal· varaṇi saṁ śuddha</text:span>. </text:p>
      <text:p text:style-name="P17">Two remarks:</text:p>
      <text:p text:style-name="P17">(1) The post for <text:span text:style-name="T7">vatu varaṇi </text:span>during Kayuwangi’s reign was assigned to <text:span text:style-name="T7">saṅ </text:span>Vidyāṅga, fast forward to Balitung’s reign, it was <text:span text:style-name="T7">pu</text:span> Manəsər who held the position. Coming to Daksa’s reign, it was <text:span text:style-name="T7">pu </text:span>Maṅhalaṅi, and during Tulodhong’s reign, <text:span text:style-name="T7">saṅ </text:span>Śuddha appeared. This function ismentioned more rarely during Sindok’s reign. So far, it only figures in Gulung-Gulung (B11) and Jeru-jeru (B1), held by <text:span text:style-name="T7">saṅ </text:span>Nītī, which is written as <text:span text:style-name="T7">saṅ </text:span>Nidhi in the first inscription. </text:p>
      <text:p text:style-name="P17">(2) this function always follows the <text:span text:style-name="T7">kaṇḍamuhi</text:span> and seems to engage in writing activities, as shown with the word <text:span text:style-name="T7">citralekha </text:span>and <text:span text:style-name="T7">anurat </text:span>in Panggumulan, Poh, Kubu-kubu and Lintakan. Interesting to note, although perhaps has no connection at all, in modern Malay and Indonesian, a term called <text:span text:style-name="T7">batu berani </text:span>exists and is nearly perceived as a <text:span text:style-name="T7">magnet</text:span>. </text:p>
      <text:p text:style-name="P17"><text:span text:style-name="T7">vatu varani </text:span>also figures as a toponym in Sindok corpus. Cf. Anjuk Ladang (A68, A70). </text:p>
      <text:p text:style-name="Standard"><text:tab/>1v14 <text:span text:style-name="T7">pu</text:span> Vīrya as a <text:span text:style-name="T7">visāga </text:span>also figures in Samalagi (1v16) p<text:span text:style-name="T7">arujar· I halu viṣaga si viryya Anak vanuA I pakalaṁkyaṅan vatak· pagər vsi</text:span>, Panggumulan A (2v1) <text:span text:style-name="T7">parujar ri halu saṁ viṣaga si vīryya Anak vanuA I pakalaṁkyaṅan· vatak· pagar vsi</text:span>. On this function, which does not appear in OJED, not much can be known. In the Balitung corpus, it always appears after <text:span text:style-name="T7">kaṇḍamuhi</text:span> and <text:span text:style-name="T7">vatu varaṇi</text:span>. Cf. Samalagi (1v15), Panggumulan A (2v1), Dalinan (2r7), Poh (1v14), Rukam (1v12), Wanua Tengah III (2r12), while in Sindok corpus, it follows <text:span text:style-name="T7">kaṇḍamuhi </text:span>and <text:span text:style-name="T7">citralekha</text:span>. Cf. Paradah II (A38), Muncang (B15), Alasantan (2r14). </text:p>
      <text:p text:style-name="P17">1v14<text:span text:style-name="T7"> hujuṅ galuḥ</text:span> as a function appears in Kayuwangi corpus and lasts until Sindok’s reign. Cf. Humanding (2r5), Jurungan (4r6), Taragal (2r2), Samalagi (1v6), Panggumulan A (2v1–2), Dalinan (2r7), Poh (1v15), Kubu-kubu (5v4), Rukam (1v12), Wanua Tengah III (2r13–14), Lintakan (1r14), Sangguran (B4–5), Linggasuntan (A37), Gulung-gulung (B11), Jeru-jeru (B2), Hering (d32–33), Anjuk Ladang (A38–39). An instance of <text:span text:style-name="T7">hujuṅ galuḥ </text:span>as a toponym occurs as early as in Balitung’s reign and then reoccurs in one of Airlangga’s inscriptions. Cf. Hujung Galuh (1r5) and Kamalagyan (line 12). However, little is known about its exact occupation. </text:p>
      <text:p text:style-name="Standard"><text:tab/>1v17 <text:span text:style-name="T7">vuluṅ katak </text:span>figures in Talaga Tanjung (B6 and B11). Both is expressed with the term <text:span text:style-name="T7">svāmi</text:span>, hence <text:span text:style-name="T7">svāmi vuluṅ katak</text:span>. In Balitung corpus, <text:span text:style-name="T7">vuluṅ katak </text:span>occurs in Bhatari (1v17). Interesting to note, Talaga Tanjung is also found in Wonosobo area,<text:span text:style-name="T36"><text:note text:id="ftn82" text:note-class="footnote"><text:note-citation>73</text:note-citation><text:note-body><text:p text:style-name="Standard"><text:span text:style-name="T38"><text:s/>The edition of Talaga Tanjung can be found in Brandes 1913: 8–10 (no. VII) and Sarkar 1971–72, vol. I: 165–70 (no. XXIV). For other details, including date, see Damais 1952: 32–33 (no. A. 25), Damais 1955: 27, Nakada 1982: 80–81 (no. I. 29). </text:span></text:p></text:note-body></text:note></text:span> while the provenance of Bhatari needs to be rechecked. However, some toponym that are attested in Bhatari can be found in either Talaga Tanjung or Barahasrama. <text:s/></text:p>
      <text:p text:style-name="Standard"><text:tab/>1v22 <text:span text:style-name="T7">limo susu </text:span>figures in Talaga Tanjung (B15)</text:p>
      <text:p text:style-name="Standard"><text:tab/>1v27 <text:span text:style-name="T7">tamblaṅ pañjaṅ </text:span>figures in Talaga Tanjung (B14) with a slight different spelling: <text:span text:style-name="T7">tamvalaṅ pañjaṅ. </text:span></text:p>
      <text:p text:style-name="P26"/>
      <text:h text:style-name="Heading_20_2" text:outline-level="2"><text:bookmark text:name="_4xw716xmiw98"/><text:soft-page-break/>Kiringan (917-11-14)</text:h>
      <text:p text:style-name="Standard"><text:tab/>The first mention of this charter was in a brief note on its acquisition by Stutterheim.<text:span text:style-name="T36"><text:note text:id="ftn82" text:note-class="footnote"><text:note-citation>74</text:note-citation><text:note-body><text:p text:style-name="Standard"><text:span text:style-name="T38"><text:s/>Stutterheim 1936: 191. </text:span></text:p></text:note-body></text:note></text:span> A study of the date and a provisional reading of its first two lines were provided by Damais (1955: 51),<text:span text:style-name="T36"><text:note text:id="ftn82" text:note-class="footnote"><text:note-citation>75</text:note-citation><text:note-body><text:p text:style-name="Standard"><text:span text:style-name="T38"><text:s/>Damais 1955: 51. </text:span></text:p></text:note-body></text:note></text:span> which was subsequently used by Sarkar as the basis for a translation into English.<text:span text:style-name="T36"><text:note text:id="ftn82" text:note-class="footnote"><text:note-citation>76</text:note-citation><text:note-body><text:p text:style-name="Standard"><text:span text:style-name="T38"><text:s/>Sarkar 1971–72, vol. II: 161 (no. LXXXV).</text:span></text:p></text:note-body></text:note></text:span> Damais included this metal inscription in his inventory number A. 96.<text:span text:style-name="T36"><text:note text:id="ftn82" text:note-class="footnote"><text:note-citation>77</text:note-citation><text:note-body><text:p text:style-name="Standard"><text:span text:style-name="T38"><text:s/>Damais 1952: 52 (no. A. 96). </text:span></text:p></text:note-body></text:note></text:span> It was inventoried by Nakada in part I, under no. 110.<text:span text:style-name="T36"><text:note text:id="ftn82" text:note-class="footnote"><text:note-citation>78</text:note-citation><text:note-body><text:p text:style-name="Standard"><text:span text:style-name="T38"><text:s/>Nakada 1982: 98.</text:span></text:p></text:note-body></text:note></text:span> In 1984, Barrett Jones included this charter among her appendices, which consequently became the first complete edition.<text:span text:style-name="T36"><text:note text:id="ftn82" text:note-class="footnote"><text:note-citation>79</text:note-citation><text:note-body><text:p text:style-name="Standard"><text:span text:style-name="T38"><text:s/>Barett Jones 1984: p. 195–96. </text:span></text:p></text:note-body></text:note></text:span> Not so long after, Boechari also published his reading.<text:span text:style-name="T36"><text:note text:id="ftn82" text:note-class="footnote"><text:note-citation>80</text:note-citation><text:note-body><text:p text:style-name="Standard"><text:span text:style-name="T38"><text:s/>Boechari 1985–86: 122–3. In Boechari’s reading, all the occurrences of the words that we read </text:span><text:span text:style-name="T39">anak banua </text:span><text:span text:style-name="T38">are transcribed as </text:span><text:span text:style-name="T39">anak vanua</text:span><text:span text:style-name="T38"> or </text:span><text:span text:style-name="T39">anak vanva</text:span><text:span text:style-name="T38">. </text:span></text:p></text:note-body></text:note></text:span><text:span text:style-name="T7"> </text:span>Recently, Edhie Wurjantoro published what appears to be an independent reading of this charter and provided an Indonesian translation.<text:span text:style-name="T36"><text:note text:id="ftn82" text:note-class="footnote"><text:note-citation>81</text:note-citation><text:note-body><text:p text:style-name="Standard"><text:span text:style-name="T38"><text:s/>Edhie Wurjantoro 2018: 487–89.</text:span></text:p></text:note-body></text:note></text:span></text:p>
      <text:p text:style-name="Standard"><text:tab/>The edition presented below is based on a direct observation of the plate when I made a visit to the Museum Nasional Indonesia (MNI) in January 2022 with the help of Arlo Griffiths’ remote supervision. This yielded as the most significant step forward the identification of the thinly written text that is present on the verso, ignored by previous scholars. For this, I thank Arlo Griffiths who noticed it first based on the photos by Eko Bastiawan who accompanied me at the museum. </text:p>
      <text:p text:style-name="P17">The recently noticed text in our opinion seems to be a draft for this charter, as it delivers the same content. It somehow paves a way to compensate for the limited reading on the recto which is caused by the incomplete nature of the writing support. The text is presented without any indication of recto or verso because so far we consider it a draft, which is not to be taken as the main text that the scribe originally intended to display.</text:p>
      <text:h text:style-name="Heading_20_4" text:outline-level="4"><text:bookmark text:name="_6hdymhgk91v4"/>Text (TKD, AG)</text:h>
      <text:h text:style-name="Heading_20_5" text:outline-level="5"><text:bookmark text:name="_prnbcuwoutts"/>Plate 1. Recto</text:h>
      <text:p text:style-name="Standard"><text:span text:style-name="T15">(1r1)</text:span> // svasti śaka-varṣatĭta 839 kărtika-<text:span text:style-name="T19">māsa</text:span> tithi dvādaśi kr̥ṣṇa-pakṣa, tu, U, śu [...]</text:p>
      <text:p text:style-name="Standard"><text:span text:style-name="T15">(1r2)</text:span> pu sāhitya Anak <text:span text:style-name="T19">ba</text:span>nuA I vuga vatək· pəAr·, Umanugrahai Ikana(ṁ) vanuA I kiri[<text:span text:style-name="T19">ṅan·</text:span> ...]</text:p>
      <text:p text:style-name="Standard"><text:span text:style-name="T15">(1r3) </text:span>maṅkai mas· mā <text:span text:style-name="T19">4</text:span> muAṁ tan· pārika muA<text:span text:style-name="T19">ṁ</text:span><text:span text:style-name="T13"> </text:span>tan· knā Iṁ hopan· bvat <text:span text:style-name="T19">tha</text:span>ji<text:span text:style-name="T19">,</text:span><text:span text:style-name="T13"> </text:span><text:span text:style-name="T19">A</text:span>vur·<text:span text:style-name="T13"> </text:span><text:span text:style-name="T19"><office:annotation office:name="__Annotation__68384_1867428411" loext:resolved="false"><dc:creator>Tyassanti Kusumo</dc:creator><dc:date>2022-06-10T09:47:00</dc:date><text:p><text:span text:style-name="T61">eccentric ductus.</text:span></text:p></office:annotation></text:span><text:span text:style-name="T19">(p)</text:span><office:annotation-end office:name="__Annotation__68384_1867428411"/><text:span text:style-name="T19">rakā</text:span>ra<text:span text:style-name="T13"> </text:span>[...]</text:p>
      <text:p text:style-name="Standard"><text:span text:style-name="T15">(1r4) </text:span><text:span text:style-name="T19">lunaṇye</text:span><text:span text:style-name="T13"> </text:span><text:span text:style-name="T19">I</text:span> saṁ mavanuA lāvan· <text:span text:style-name="T19">piliḥ</text:span> mas·nya, muAṁ tan· katamāna tkap·[<text:span text:style-name="T19">niṁ maṅilala drabya haji</text:span>...]</text:p>
      <text:p text:style-name="Standard"><text:span text:style-name="T15">(1r5) </text:span>Āpan· Umaḥ saṁ ha<text:span text:style-name="T19">dya</text:span>n· vahuta hyaṁ Ikanaṁ vanuA I kiriṅan·, maṅasəAkan· [... <text:span text:style-name="T19">Anak·</text:span> <text:span text:style-name="T19">ba-</text:span>]</text:p>
      <text:p text:style-name="Standard"><text:span text:style-name="T15">(1r6)</text:span>nuA I taṅgalan· vatak· dalinan·, Araṅkəpi saṁ rāghu Anak <text:span text:style-name="T19">ba</text:span>nuA I joho [...]</text:p>
      <text:p text:style-name="Standard"><text:span text:style-name="T15">(1r7) </text:span>vadvā rarai saṁ<text:span text:style-name="T13"> </text:span>L̥kuk· Anak <text:span text:style-name="T19">ba</text:span>nuA I kavuṅ-kavuṁ vatək· vatu humalaṁ<text:span text:style-name="T19">,</text:span> juru kalu[<text:span text:style-name="T19">la </text:span>...]</text:p>
      <text:p text:style-name="Standard"><text:span text:style-name="T15">(1r8)</text:span> taṅkil·, Ataṇḍa saṁ <text:span text:style-name="T19">boṇḍoṁ</text:span> Anak <text:span text:style-name="T19">ba</text:span>nuA I vulakan· vatək· taṅkilan·, A[...<text:span text:style-name="T19">Anak banuA I bāku-</text:span>]</text:p>
      <text:p text:style-name="Standard"><text:span text:style-name="T15">(1r9)</text:span>l· vatək· lampyar·, maṁraṅkəpi saṁ maṅuṇḍuḥ Anak banuA I <text:span text:style-name="T19">(</text:span><text:span text:style-name="T19"><office:annotation office:name="__Annotation__68508_1867428411" loext:resolved="false"><dc:creator>Tyassanti Kusumo</dc:creator><dc:date>2022-05-26T13:56:00</dc:date><text:p><text:span text:style-name="T61">eccentric_ductus</text:span></text:p></office:annotation></text:span><text:span text:style-name="T19">b)</text:span><office:annotation-end office:name="__Annotation__68508_1867428411"/><text:span text:style-name="T19">ākul·</text:span> vatək· lampyar· [...]</text:p>
      <text:p text:style-name="Standard"><text:span text:style-name="T15">(1r10)</text:span>n· vatək· vatu humalaṁ, citralekha saṁ ta<text:span text:style-name="T19">ṇ</text:span>juṅan· Anak banuA I lā<text:span text:style-name="T19">ḍa</text:span>hu vatə[<text:span text:style-name="T19">k·</text:span>...]</text:p>
      <text:p text:style-name="Standard"><text:span text:style-name="T15">(1r11) </text:span>Anak <text:span text:style-name="T19">ba</text:span>nva I paṇḍamuAn· vatək· vadihati, InaṁsəAn· pasək·-pasək· mas· [...<text:span text:style-name="T19">maṁraṅkə</text:span>]-</text:p>
      <text:p text:style-name="Standard"><text:span text:style-name="T15">(1r12)</text:span>pi saṁ<text:span text:style-name="T13"> </text:span>lbur poḥ<text:span text:style-name="T13"> </text:span>Anak banuA I siṇaguha vatək· siṇaguha, Ina<text:span text:style-name="T20">⟨</text:span><text:span text:style-name="T19">ṁ</text:span><text:span text:style-name="T20">⟩</text:span>səAn· pasək·-pa[<text:span text:style-name="T19">s]ə[k</text:span>….]</text:p>
      <text:p text:style-name="Standard"><text:soft-page-break/><text:span text:style-name="T15">(1r13)</text:span><text:span text:style-name="T19">toman·</text:span>, vahuta kasipakə:<text:span text:style-name="T13"> </text:span>si burayut· vinaiḥ pasək·-pasək· mas· mā <text:span text:style-name="T19">2</text:span> so[<text:span text:style-name="T19">vaṁ </text:span><text:span text:style-name="T49">...]</text:span></text:p>
      <text:p text:style-name="Standard"><text:span text:style-name="T15">(1r14)</text:span>səṁ, vinkas· si<text:span text:style-name="T13"> </text:span>rakata, parujar si vudəl·, samaṅkana kvaiḥ rāmanta I kiriṅan· Anuṁ ma[...]</text:p>
      <text:h text:style-name="Heading_20_5" text:outline-level="5"><text:bookmark text:name="_n8435529a8jp"/>Plate 1. Verso (Draft)</text:h>
      <text:p text:style-name="Standard"><text:span text:style-name="T15">(1v1) </text:span><text:span text:style-name="T19">{ca. 30 akṣ. illegible}</text:span></text:p>
      <text:p text:style-name="Standard"><text:span text:style-name="T15">(1v2) </text:span><text:span text:style-name="T19">(saṁ mavanuA lavan·)</text:span><text:span text:style-name="T15"> </text:span><text:span text:style-name="T19">pili(ḥ) mas·nya(,) muAṁ tan· katamāna tkap·niṁ maṅilala dra[bya haji…]</text:span></text:p>
      <text:p text:style-name="Standard"><text:span text:style-name="T15">(1v3) </text:span><text:span text:style-name="T19">(Umaḥ saṁ) hadyan· vahuta hyaṁ (I)ka(naṁ) vanu(A)</text:span><text:span text:style-name="T22"> </text:span><text:span text:style-name="T19">I kiriṅan·</text:span> <text:span text:style-name="T19">maṅasəAkan· ya [......]</text:span></text:p>
      <text:p text:style-name="Standard"><text:span text:style-name="T15">(1v4) <text:s/></text:span><text:span text:style-name="T19">{ca. 2. akṣ. illegible} {vanuA) I taṅgalan· vatək· dalinan·(,) Araṅkəpi</text:span><text:span text:style-name="T15"> </text:span><text:span text:style-name="T19">sa(ṁ) rāghu</text:span><text:span text:style-name="T15"> </text:span><text:span text:style-name="T19">Anak banuA I (jo)[ho…] </text:span></text:p>
      <text:p text:style-name="Standard"><text:span text:style-name="T15">(1v5) </text:span><text:span text:style-name="T19">{ca. 4 akṣ. illegible} vadvā (rarai saṁ) L̥kuk· Anak ba(nu)A</text:span><text:span text:style-name="T22"> </text:span><text:span text:style-name="T19">I kavu</text:span><text:span text:style-name="T20">⟨</text:span><text:span text:style-name="T19">ṁ</text:span><text:span text:style-name="T20">⟩</text:span><text:span text:style-name="T19">-kavu</text:span><text:span text:style-name="T20">⟨</text:span><text:span text:style-name="T19">ṁ</text:span><text:span text:style-name="T20">⟩</text:span><text:span text:style-name="T22"> </text:span><text:span text:style-name="T19">vatək· vat(u) huma[laṁ, juru kalula…]</text:span></text:p>
      <text:p text:style-name="Standard"><text:span text:style-name="T15">(1v6) <text:s/></text:span><text:span text:style-name="T19">{ca. 9 akṣ. illegible}</text:span></text:p>
      <text:p text:style-name="P20"/>
      <text:h text:style-name="Heading_20_4" text:outline-level="4"><text:bookmark text:name="_k27j0aqmex2w"/>Apparatus</text:h>
      <text:p text:style-name="Standard">The siglum BJ refers to Barrett Jones’ edition, Boe refers to Boechari’s and EW refers to Edhie Wurjantoro’s. </text:p>
      <text:p text:style-name="Standard"/>
      <text:p text:style-name="Standard"><text:span text:style-name="T19">1r1 kărtika-māsa ◇ Boe, kărtika masa BJ EW.</text:span></text:p>
      <text:p text:style-name="Standard"><text:span text:style-name="T19">1r2 I kiri[ṅan·] ◇ I kiri[.....] BJ Boe EW. This restitution is taken from the toponym Kiriṅan that occurs through the text. </text:span></text:p>
      <text:p text:style-name="Standard"><text:span text:style-name="T19">1r3 maṅkai mas· mā 4 ◇ EW, maṅtai mas· mā 4 BJ, maṅkai mas· mā 5 Boe. </text:span></text:p>
      <text:p text:style-name="Standard"><text:span text:style-name="T19">1r3 tan· pārika muAṁ tan· knā ◇ BJ, tan pāri kamuAtan· knā Boe, muAṁ tan pārikamuantan knā EW. An </text:span><text:span text:style-name="T23">anusvāra </text:span><text:span text:style-name="T19">is clearly visible on top of </text:span><text:span text:style-name="T23">muA</text:span><text:span text:style-name="T19"> and so we have to divide the words differently than Boechari envisioned. Note 11 EW (Edhie Wurjantoro 2018: 488): Kata</text:span><text:span text:style-name="T23"> tanpārikamuantan </text:span><text:span text:style-name="T19">seharusnya </text:span><text:span text:style-name="T23">tan pārikṣa muaṅ tan</text:span><text:span text:style-name="T19">. </text:span></text:p>
      <text:p text:style-name="Standard"><text:span text:style-name="T19">1r3 bvat thaji ◇ bvat haji BJ, bvattaji Boe EW. </text:span></text:p>
      <text:p text:style-name="Standard"><text:span text:style-name="T19">1r3 (A)vur· ◇ Avur BJ, suvur Boe EW. Despite the indistict shape of the first </text:span><text:span text:style-name="T23">akṣara, </text:span><text:span text:style-name="T19">the word </text:span><text:span text:style-name="T23">Avur</text:span><text:span text:style-name="T19"> is probably intended. Cf. Tihang 1v3: </text:span><text:span text:style-name="T23">avur· dha 7.</text:span></text:p>
      <text:p text:style-name="Standard"><text:span text:style-name="T19">1r3 (p)rakāra ◇ BJ EW, prakara Boe. Corr. prakāra. </text:span></text:p>
      <text:p text:style-name="Standard"><text:span text:style-name="T19">1r4 lunaṇye ◇ lunanaṇya BJ lunadaya Boe, lunadaṇya EW. Our tentative reading, however, still cannot yield the proper intention and meaning of this word, or even make a suitable separation. What usually comes before </text:span><text:span text:style-name="T23">mavanua</text:span><text:span text:style-name="T19">, as seen in Kaduluran (1r7): </text:span><text:span text:style-name="T23">ikanaṅ Anak vanua mavaih pasǝk-pasǝk i rakryā mavanua mās su 1</text:span><text:span text:style-name="T19"> and Rumwiga I (1r9): </text:span><text:span text:style-name="T23">vyāyaniṅ maṅaṇḍəḥ ri saṁ pamgat· mavanuA mas· su 10</text:span><text:span text:style-name="T19">, is something related to tax or other kind of payment. In this case, neither any term ending with</text:span><text:span text:style-name="T23"> </text:span><text:span text:style-name="T19">-</text:span><text:span text:style-name="T23">ṇya </text:span><text:span text:style-name="T19">or -</text:span><text:span text:style-name="T23">ṇye </text:span><text:span text:style-name="T19">is found, hence our reading is only based on how the </text:span><text:span text:style-name="T23">akṣara </text:span><text:span text:style-name="T19">look like. The third grapheme is engraved way smaller than other graphemes in this line, which might correspond to a vowel rather than a single independent </text:span><text:span text:style-name="T23">akṣara. </text:span></text:p>
      <text:p text:style-name="Standard"><text:span text:style-name="T19">1r4 piliḥ ◇ Boe EW, pilina BJ.</text:span></text:p>
      <text:p text:style-name="Standard"><text:span text:style-name="T19">1r4 I saṁ mavanuA ◇ Boe, Iṁ saṁ mavanuA BJ, EW. </text:span></text:p>
      <text:p text:style-name="Standard"><text:span text:style-name="T19">1r4 <text:s/>tkap·[niṁ maṅilala drabya haji] ◇ <text:s/>tkap·[...] BJ Boe EW. This restitution is based on the reading of 1v2. </text:span></text:p>
      <text:p text:style-name="Standard"><text:span text:style-name="T19">1r5 saṁ hadyan· ◇ BJ EW, saṁ handyan Boe.</text:span></text:p>
      <text:p text:style-name="Standard"><text:span text:style-name="T19">1r5 [...Anak· ba]nuA I taṅgalan· ◇ [....]nuA I taṅgalan· BJ Boe EW. </text:span></text:p>
      <text:p text:style-name="Standard"><text:span text:style-name="T19">1r7 juru kalu[la] ◇ juru kalu[...] BJ Boe EW. This function is attested in Tulang Er (1v3) </text:span><text:span text:style-name="T23">juruniṁ kalula saṁ nāgara, </text:span><text:span text:style-name="T19">Sugih Manek (B4) </text:span><text:span text:style-name="T23">[juruniṁ ka]lula saṁ ra banir, </text:span><text:span text:style-name="T19">and Sangguran (B4) </text:span><text:span text:style-name="T23">juru kalula pu vali</text:span><text:span text:style-name="T19">. <text:s/></text:span></text:p>
      <text:p text:style-name="Standard"><text:span text:style-name="T19">1r8 A[...] ◇ Boe EW, Aba[...] BJ. </text:span></text:p>
      <text:p text:style-name="Standard"><text:soft-page-break/><text:span text:style-name="T19">1r8 [Anak banuA I bāku]l· ◇ [...]l· BJ Boe EW. In view of the fact that 1r9 has </text:span><text:span text:style-name="T23">Anak banuA I (b)ākul vatək lampyar</text:span><text:span text:style-name="T19">, we favor that parallel to restore the missing part at the end of 1r8. Moreover, it seems fit with the </text:span><text:span text:style-name="T23">l· </text:span><text:span text:style-name="T19">standing at the beginning of 1r9. The previous editions do not restore anything. </text:span></text:p>
      <text:p text:style-name="Standard"><text:span text:style-name="T19">1r8 saṁ boṇḍoṁ ◇ Boe EW, saṁ boṇḍaṁ BJ</text:span></text:p>
      <text:p text:style-name="Standard"><text:span text:style-name="T19">1r9 (b)ākul ◇ Boe EW, rokul BJ. </text:span></text:p>
      <text:p text:style-name="Standard"><text:span text:style-name="T19">1r10 taṇjuṅan ◇ BJ, tanjuṅan Boe, tañjuṅan EW.</text:span></text:p>
      <text:p text:style-name="Standard"><text:span text:style-name="T19">1r10 lāḍahu ◇ EW, eḍhahu BJ, lādahu Boe. </text:span></text:p>
      <text:p text:style-name="Standard"><text:span text:style-name="T19">1r11 [maṁraṅkə]pi saṁ lbur poḥ ◇ Having the occurrences of </text:span><text:span text:style-name="T23">Araṅkəpi </text:span><text:span text:style-name="T19">(1r6) and </text:span><text:span text:style-name="T23">maṁraṅkəpi</text:span><text:span text:style-name="T19"> (1r9) followed by a name, here we suggest the reading must be one of it. </text:span></text:p>
      <text:p text:style-name="Standard"><text:span text:style-name="T19">1r12 pasək·-pa[s]ə[k….] ◇ pasək·-pa[....] BJ <text:s/>Boe EW.</text:span></text:p>
      <text:p text:style-name="Standard"><text:span text:style-name="T19">1r13 toman· ◇ Boe, <text:s/>tomam· BJ EW.</text:span></text:p>
      <text:p text:style-name="Standard"><text:span text:style-name="T19">1r13 mas· mā 2 ◇ BJ, mas· mā 4 Boe EW.</text:span></text:p>
      <text:p text:style-name="P12"/>
      <text:h text:style-name="Heading_20_4" text:outline-level="4"><text:bookmark text:name="_kztb5fpczx4"/>Translation</text:h>
      <text:p text:style-name="Standard"><text:span text:style-name="T15">(1r1) </text:span>Hail! Elapsed Śaka year 839, month of Kārttika, the twelfth <text:span text:style-name="T7">tithi</text:span> of the waning fortnight, Tuṅlai, Umanis, Friday….</text:p>
      <text:p text:style-name="Standard"><text:span text:style-name="T15">(1r2) </text:span><text:span text:style-name="T7">pu </text:span>Sāhitya, native of Vuga, district of Pəar, gave a grant to the village of Kiriṅan…</text:p>
      <text:p text:style-name="Standard"><text:span text:style-name="T15">(1r3) </text:span>As follows: 4 <text:span text:style-name="T7">māṣa </text:span>of gold, and there shall be no <text:span text:style-name="T7">arik</text:span>, and [the village] will not be impacted by the <text:span text:style-name="T7">hopan</text:span> [of the] royal corvée, varieties of <text:span text:style-name="T7">avur…</text:span></text:p>
      <text:p text:style-name="Standard"><text:span text:style-name="T15">(1r4) </text:span>…. of <text:span text:style-name="T7">saṅ mavanua</text:span> together with its <text:span text:style-name="T7">pilih</text:span> gold, and shall not be affected by...</text:p>
      <text:p text:style-name="Standard"><text:span text:style-name="T15">(1r5) </text:span>Because the village of Kiriṅan is the house of the honorable <text:span text:style-name="T7">vahuta hyaṅ</text:span>. Offered…</text:p>
      <text:p text:style-name="Standard"><text:span text:style-name="T15">(1r6) </text:span>the village of Taṅgalan, district of Dalinan, accompanied by <text:span text:style-name="T7">saṅ </text:span>Raghu, native of Joho,...</text:p>
      <text:p text:style-name="Standard"><text:span text:style-name="T15">(1r7) </text:span>the young troops (called) <text:span text:style-name="T7">saṅ </text:span>Ləkuk, native of Kavuṅ-kavuṅ, district of Vatu Humalaṅ, the overseer of Servants …</text:p>
      <text:p text:style-name="Standard"><text:span text:style-name="T15">(1r8) </text:span>the Taṅkil, the <text:span text:style-name="T7">ataṇḍa</text:span> (called) <text:span text:style-name="T7">saṅ </text:span>Boṇḍoṅ, native of Vulakan, district of Taṅkilan, ...</text:p>
      <text:p text:style-name="Standard"><text:span text:style-name="T15">(1r9) </text:span>district of Lampyar, accompanied by <text:span text:style-name="T7">saṅ </text:span>Maṅuṇḍuh, native of Bākul, district of Lampyar…</text:p>
      <text:p text:style-name="Standard"><text:span text:style-name="T15">(1r10) </text:span>district of Vatu Humalaṅ, the scribe (called) <text:span text:style-name="T7">saṅ </text:span>Tañjuṅan, native of Lāḍahu, district of…</text:p>
      <text:p text:style-name="Standard"><text:span text:style-name="T15">(1r11) </text:span>native of Paṇḍamuan, district of Vadihati, were/was presented as gifts: … of gold ...</text:p>
      <text:p text:style-name="Standard"><text:span text:style-name="T15">(1r12) </text:span>(accompanied by) <text:span text:style-name="T7">saṅ </text:span>Lbur Poh, native of Siṇaguha, district of Siṇaguha, were presented as gifts: ....</text:p>
      <text:p text:style-name="Standard"><text:span text:style-name="T15">(1r13) </text:span>… the <text:span text:style-name="T7">vahuta</text:span> of Kasipakə̄, <text:span text:style-name="T7">si </text:span>Burayut, were each given as gifts: 2 <text:span text:style-name="T7">māṣa </text:span>of gold…</text:p>
      <text:p text:style-name="Standard"><text:span text:style-name="T15">(1r14) </text:span>… the <text:span text:style-name="T7">vinkas</text:span> (called) <text:span text:style-name="T7">si </text:span>Rakata, the spokesperson (called) <text:span text:style-name="T7">si </text:span>Vudəl. Such is the number of the headmen at Kiriṅan who… </text:p>
      <text:p text:style-name="Standard"/>
      <text:h text:style-name="Heading_20_4" text:outline-level="4"><text:bookmark text:name="_orpd1caebyfl"/>Commentary</text:h>
      <text:p text:style-name="Standard"><text:tab/>1r2. <text:span text:style-name="T7">pu </text:span>Sāhitya as the protagonist of this charter might be the same figure named <text:span text:style-name="T7">daṅ atu pu sāhitya, </text:span>who receives a grant from King Sindok in Turyan (A3). If so, then he seems to be no longer a native of village Vuga but Kulavara in Sindok period. </text:p>
      <text:p text:style-name="P17">1r2. Here the village Vuga apparently belongs to a different district (<text:span text:style-name="T7">vatak</text:span>) from the village Vuga that figures elsewhere in this corpus. Cf. Tulang Er (1v5): <text:span text:style-name="T7">Anak vanuA I vuga vatik tilimpik</text:span>. But, it might be the same as the village Vuga in Lintakan (2r2) which is also under the district of Pəar. Another village being attested under the district Pəar is <text:span text:style-name="T7">hinpu. </text:span>Cf. Mulak I (1r4), Kwak I (1r10), Kwak II (1r3). In the first inscription, the reading is <text:span text:style-name="T7">himpu</text:span>. </text:p>
      <text:p text:style-name="Standard"><text:tab/>1r3. The expression <text:span text:style-name="T7">tan pārika </text:span>is the denasalized equivalent for <text:span text:style-name="T7">mārika</text:span>, i.e. <text:span text:style-name="T7">ma</text:span>-<text:span text:style-name="T7">arik</text:span>-<text:span text:style-name="T7">a</text:span>. See OJED under <text:span text:style-name="T7">arik</text:span>. Arik itself stands as a certain tax or levy, hence here the meaning can be interpreted as “shall not be levied the <text:span text:style-name="T7">arik</text:span>” or “shall be no <text:span text:style-name="T7">arik̛</text:span>”. <text:span text:style-name="T7">Arik </text:span>as a kind of tax is also <text:soft-page-break/>attested in Barahasrama (1v3): <text:span text:style-name="T7">pirak kā 1 Iṅ satahun-satahun, hop (A)vur skar tahun pjah <text:s/>lek‚ Arik-arik prakāra</text:span>. </text:p>
      <text:p text:style-name="Standard"><text:tab/>1r4 <text:span text:style-name="T7">mavanua </text:span>occurs several times in the Kayuwangi and Balitung corpora. Cf. Wangkud (line 7–8) <text:span text:style-name="T9">saṁ [pa](mga)t· mavanuA</text:span><text:span text:style-name="T7"> Irika <text:s/></text:span>{3 akṣ.}<text:span text:style-name="T7"> manukū Anak vanuA I </text:span>{2 akṣ.}, Mulak I (2r3–4) <text:s/><text:span text:style-name="T7">paṁṅuraṁ </text:span><text:span text:style-name="T9">rakryan· mavanuA</text:span><text:span text:style-name="T7"> saṁ kasumura_n· pu maṁlīna, vḍihan· raṅga yu 1, </text:span>Salingsingan (1v6) <text:span text:style-name="T7">ṅunivaiḥ </text:span><text:span text:style-name="T9">rakryan mavanuA</text:span><text:span text:style-name="T7"> tan tamā ri ataggan saṁ paṅaruhan, </text:span>Kaduluran (807 S, 1r6–7) <text:s/><text:span text:style-name="T7">umaṅsǝAkan ikanaṁ Anak vanua mavaih pasǝk-pasǝk </text:span><text:span text:style-name="T9">i rakryā mavanua</text:span><text:span text:style-name="T7"> mās su 1, </text:span>Luitan (1v8) <text:span text:style-name="T9">samgat· mavanuA </text:span><text:span text:style-name="T7">pu kuśala Anak banuA I kataṅgaran· vatak· kataṅgaran·, </text:span>Rumwiga I (1r9) <text:span text:style-name="T7">vyāyaniṁ maṅaṇḍəḥ ri </text:span><text:span text:style-name="T9">saṁ pamgat· mavanuA </text:span><text:span text:style-name="T7">mas· su 10 pasak·-pasak·, </text:span>Mantyasih I (1r12) <text:span text:style-name="T9">rakryān· mavanuA </text:span><text:span text:style-name="T7">dyaḥ taL̥s· vinaiḥ mas· su 5 vḍihan· raṅga yu 1, </text:span>(2r23) <text:span text:style-name="T7">paṅgāṅan· riṁ pasukkan· I </text:span><text:span text:style-name="T9">rakryān· mavanva</text:span><text:span text:style-name="T7"> pirak· kā 1</text:span>. Note that all of those occurrences have <text:span text:style-name="T7">rakryan </text:span>or <text:span text:style-name="T7">samgat </text:span>before <text:span text:style-name="T7">mavanua</text:span>, and both combinations probably expressed the same meaning. Some scholars have made attempts to understand the combined expressions. Zoetmulder in OJED records <text:span text:style-name="T7">mavanua </text:span>as “head of <text:span text:style-name="T7">vanva </text:span>(apanage-holder?)”, while Barrett Jones (1984: 70) interprets this figure as “someone who seems to be in charge of a village and generally his title is not specified further”. In her unpublished register (2004), Wisseman Christie understands <text:span text:style-name="T7">samgat mavanua</text:span> occuring in Luitan (1v8) as “the <text:span text:style-name="T7">samgat </text:span>who had rights over the community (<text:span text:style-name="T7">mavanua</text:span>)”. It is tempting to follow this general line of interpretation, though at the moment we still lack strong evidence to make a final decision. </text:p>
      <text:p text:style-name="Standard"><text:tab/>1r5. The term <text:span text:style-name="T7">vahuta hyaṅ </text:span>is not recognized in OJED. However, it is a fixed term designating some kind of priest. It might be the same as <text:span text:style-name="T7">vahuta hyaṅ kudur</text:span> (OJED under the entry <text:span text:style-name="T7">kudur</text:span>), that Zoetmulder glosses as “an officiant is meant who acts in establishing a sīma, thereby invoking the gods and uttering a curse on trespassers.” </text:p>
      <text:p text:style-name="Standard"><text:tab/>1r6 Dalinan as a toponym figures in Tulang Air II (A12)Rumwiga II (2r5); Poh (1v18) village<text:span text:style-name="T7"> vvatan, </text:span>(2r1) village <text:span text:style-name="T7">ugihan</text:span>; Rukam (1v15) village <text:span text:style-name="T7">vuatan</text:span>, (1v17) village <text:span text:style-name="T7">ugihan</text:span>; Dalinan (4r4); and Lintakan (3r8) village <text:span text:style-name="T7">vəṅkal</text:span>. Apart from being a toponym, this word also serves as a certain function. </text:p>
      <text:p text:style-name="Standard"/>
      <text:p text:style-name="P12"><text:bookmark text:name="_viveap1ih05h"/></text:p>
      <text:p text:style-name="Standard"/>
      <text:p text:style-name="Standard"/>
      <text:h text:style-name="Heading_20_2" text:outline-level="2"><text:bookmark text:name="_n61t929l9a50"/>Lintakan (841 Śaka, 919-07-12)</text:h>
      <text:p text:style-name="Standard"/>
      <text:p text:style-name="Standard">Boechari 1985–86: 47–52</text:p>
      <text:p text:style-name="P20"/>
      <text:h text:style-name="Heading_20_4" text:outline-level="4"><text:bookmark text:name="_65njk4541r8k"/>Text (TKD, WJS, AG)</text:h>
      <text:h text:style-name="Heading_20_5" text:outline-level="5"><text:bookmark text:name="_aldq799spz00"/>Plate 1</text:h>
      <text:p text:style-name="Standard"><text:span text:style-name="T15">(1r1)</text:span> // svasti śaka-varṣāt<text:span text:style-name="T19">ī</text:span>ta 841 śr<text:span text:style-name="T19">ā</text:span>vaṇa-m<text:span text:style-name="T19">ā</text:span>sa tithi dvādaśi śukla-pakṣa, mavulu, Umanis·, <text:s/>soma-vāra, mūla-nakṣatra, <text:span text:style-name="T19">nenr̥ti-devatā, </text:span>vaidhr̥ti-yoga, nairiti-deśa, Irikā divasa śrī ma-</text:p>
      <text:p text:style-name="Standard"><text:span text:style-name="T15">(1r2)</text:span>hārāja rakai layaṁ dyaḥ tlo<text:span text:style-name="T19">ḍ</text:span>oṁ śrī sajjanasan<text:span text:style-name="T19">n</text:span>at<text:span text:style-name="T19">ā</text:span>nurăgatuṅgade_(va) sumusuk· Ikana(<text:span text:style-name="T13">ṁ</text:span>) Alas· I lintakan· vatak· malintaki, muA(ṁ) Alas· I tunaḥ vatak· pinapan· muAṁ hana ta<text:span text:style-name="T19"> </text:span>sūkan·</text:p>
      <text:p text:style-name="Standard"><text:span text:style-name="T15">(1r3) </text:span>I vru vatak· ma<text:span text:style-name="T19">gañ</text:span>jar·<text:span text:style-name="T13"> </text:span>I marhyaṁ,<text:span text:style-name="T13"> </text:span>parṇnahanya<text:span text:style-name="T13"> </text:span>UmuA_yana Ikanaṁ sĭma, hana ta savaḥ I<text:span text:style-name="T13"> </text:span>kasugihan· tampaḥ 1 vetannikanaṁ lmaḥ I tunaḥ muAṁ I lintakan·(,) ya ta vinli ma<text:span text:style-name="T19">hă</text:span>rāja Irikanaṁ rāma I kasugihan·</text:p>
      <text:p text:style-name="Standard"><text:span text:style-name="T15">(1r4) </text:span>pirak· kā 1 dhā 13 mā 6 ya ta matəhər· milu sinīma, paknānya <text:span text:style-name="T19">caruA </text:span>I caityani yaya<text:span text:style-name="T19">(ḥ)</text:span> śrī mahārāja I turu maṅambil·, Ikeṁ lmaḥ sinusuk· lmaḥ kidul·ni turus· Ike,<text:span text:style-name="T13"> </text:span>kmitan· I mamrāti tilimpi-</text:p>
      <text:p text:style-name="Standard"><text:soft-page-break/><text:span text:style-name="T15">(1r5)</text:span>k· Ike,<text:span text:style-name="T13"> </text:span>kunaṁ<text:span text:style-name="T13"> </text:span>mataṅ yan<text:span text:style-name="T19">n i</text:span>lu taṇḍa rakryān·<text:span text:style-name="T13"> </text:span>kab<text:span text:style-name="T19">ai</text:span>ḥ<text:span text:style-name="T13"> </text:span>kinannān· pasak-pasak·, muAṁ parujar(·)nira,<text:span text:style-name="T13"> </text:span>yathānyan· paripūrṇna kasusukanikanaṁ<text:span text:style-name="T13"> </text:span>sīma mapagəha tkā I dlāhaniṁ dlāha, ya ta mata<text:span text:style-name="T19">ṅ</text:span><text:span text:style-name="T13"> </text:span><text:span text:style-name="T12">yan·</text:span><text:span text:style-name="T13"> </text:span>maṅke Uninikeṁ</text:p>
      <text:p text:style-name="Standard"><text:span text:style-name="T15">(1r6) </text:span>pra<text:span text:style-name="T19">sa</text:span>ṣṭi InaṁsəAn· ta<text:span text:style-name="T19">ṇḍ</text:span>a rakryān· kabaiḥ pagə-pagəḥ<text:span text:style-name="T13"> </text:span>sabyavasthaniṁ manusuk· sīma<text:span text:style-name="T48">(</text:span>,<text:span text:style-name="T48">) </text:span>hino<text:span text:style-name="T13"> </text:span>ri<text:span text:style-name="T19">kā</text:span>ṁ kāla pu ketudhara<text:span text:style-name="T13"> </text:span>ma<text:span text:style-name="T19">ṇ</text:span>imantaprabhā prabhuśakti trivikrama, vḍihan· piliḥ magə:ṁ yu 1<text:span text:style-name="T13"> </text:span><text:span text:style-name="T19">m</text:span>as· su 1 mā 4 rakai halu</text:p>
      <text:p text:style-name="Standard"><text:span text:style-name="T15">(1r7) </text:span>pu siṇḍok·, rakai sirikan· pu havaṁ, rakai vka<text:span text:style-name="T13"> </text:span>pu kiraṇa InaṁsəAn· vḍihan· kalyāga yu 1 mas· mā <text:span text:style-name="T19">10</text:span> Iṁ sovaṁ-sovaṁ, mamrāti pu ḍapit·, tilimpik· pu paṇḍamuAn·<text:span text:style-name="T19">, </text:span>InaṁsəAn· vḍihan· Ambay-ambay· yu 1</text:p>
      <text:p text:style-name="Standard"><text:span text:style-name="T15">(1r8) </text:span>mas· mā 4 Iṁ sovaṁ-sovaṁ<text:span text:style-name="T19">,</text:span><text:span text:style-name="T13"> </text:span>samgat·<text:span text:style-name="T13"> </text:span>momah-umah· pikatan· pu kambaladhara,<text:span text:style-name="T13"> </text:span>Ina<text:span text:style-name="T19">ṁ</text:span>səAn·<text:span text:style-name="T13"> </text:span>vḍihan· sulasiḥ yu 1 mas· mā 8 tiruAn· pu cakra Ina<text:span text:style-name="T20">⟨ṁ⟩</text:span>səAn·<text:span text:style-name="T13"> </text:span>vḍihan· (A)mbay-ambay· yu 1 mas· mā <text:span text:style-name="T19">5</text:span> halaran· pu vihikan· pala-</text:p>
      <text:p text:style-name="Standard"><text:span text:style-name="T15">(1r9)</text:span>r hyaṁ<text:span text:style-name="T13"> </text:span>pu balanduṁ, dalinan·<text:span text:style-name="T13"> </text:span>pu parbvata, maṁhūri pu teja,<text:span text:style-name="T13"> </text:span>pa<text:span text:style-name="T19">ṅ</text:span>kur· pu jayanta, tavān·<text:span text:style-name="T13"> </text:span>pu<text:span text:style-name="T13"> </text:span>sena, tirip· pu harivaṅsa, vadihati pu naṅgala, makudur· pu dhanuka, kapuA InaṁsəAn· vḍihan· Ambay-ambay· yu 1 mas· mā 4 Iṁ so-</text:p>
      <text:p text:style-name="Standard"><text:span text:style-name="T15">(1r10)</text:span>vaṁ-sovaṁ, saṁ pinapan· makavanuA Ikanaṁ ri tunaḥ saṁ paṅgaruAn·, InaṁsəAn· vḍihan· Ambay-ambay·<text:span text:style-name="T13"> </text:span>/yu 1\<text:span text:style-name="T13"> </text:span>mas·<text:span text:style-name="T13"> </text:span>mā 8 maṁlintaki pu <text:span text:style-name="T19">pavitra</text:span>, InaṁsəAn· ken· vlaḥ 1 mas· <text:span text:style-name="T19">mā</text:span> 8 tuhān· I vadihati 2 mira-miraḥ pu sudanta Anak ba-</text:p>
      <text:p text:style-name="Standard"><text:span text:style-name="T15">(1r11)</text:span>n<text:span text:style-name="T19">u</text:span>A<text:span text:style-name="T13"> </text:span>I mira-miraḥ, maṁraṅkapi saṁ lbur· poḥ pu vikasita Anak banuA I ḍatar· vatak· ḍatar·, tuhān· I makudur· 2<text:span text:style-name="T13"> </text:span>liṅo<text:span text:style-name="T13"> </text:span>saṁ maṁhandul· Anak banua I kinaliṁ kabini-hajyan·, maṁraṅkapi saṁ maṁlage Anak banuA I puluṁ vata-</text:p>
      <text:p text:style-name="Standard"><text:span text:style-name="T15">(1r12)</text:span>k· mak(u)dur·(,) vahuta hyaṁ kudur· lumaku manusuk·, I vadihati saṁ va(da), Anak banuA I sumbhāgi vatak· paṁhr̥mban· I makudur· saṁ maṅantas· Anak banuA I juruṅan· vatak· pagar vsi, vinehan· vḍihan· raṅga yu 1 mas· mā</text:p>
      <text:p text:style-name="Standard"><text:span text:style-name="T15">(1r13) </text:span>4 Iṁ sovaṁ-sovaṁ, parujar· I hino kaṇḍamuhi saṁ <text:span text:style-name="T19">bha</text:span>sura, Anak banuA I vuṅkuḍu vatak· <text:span text:style-name="T19">kilipan·</text:span>, parujar· I halu visāga saṁ vidyāni_dhi, Anak banuA I hilyan· vatak· padlagan·<text:span text:style-name="T19">,</text:span><text:span text:style-name="T13"> </text:span>Anurat· I hino Iṁ paṅujaran· (v)u-</text:p>
      <text:p text:style-name="Standard"><text:span text:style-name="T15">(1r14)</text:span>ṅkal· varaṇi saṁ śuddha<text:span text:style-name="T13"> </text:span>Anak banuA Iṁ kabikuAn· Iṁ<text:span text:style-name="T13"> </text:span><text:span text:style-name="T19">tamyaṁ</text:span><text:span text:style-name="T13"> </text:span><text:span text:style-name="T19">Iṁ</text:span><text:span text:style-name="T13"> </text:span>jantur·(,) parujar· Iṁ sirikan· hujuṁ galuḥ saṁ tatva,<text:span text:style-name="T13"> </text:span>Anak banuA I srāṅa_n·<text:span text:style-name="T13"> </text:span>vatak· srāṅan·, parujar· I vka viridiḥ saṁ kĭrtidhara Anak vanuA I huntu vatək· pu-</text:p>
      <text:p text:style-name="Standard"><text:span text:style-name="T15">(1r15)</text:span>tad <text:span text:style-name="T19">ḍa</text:span>ṇu, parujar· I tiruAn· sumuḍan· saṁ prājña Anak va_nuA Iṁ kabikuAn· Iṁ siddhakāryya maṅasə: I<text:span text:style-name="T13"> </text:span><text:span text:style-name="T19">ḍ</text:span>ihyaṁ, pradeśani <text:span text:style-name="T19">vuṅaṇ ḍaṇu</text:span>, parujar· I halaran· saṅ adigama Anak banuA I jahayan· vatə- </text:p>
      <text:p text:style-name="Standard"><text:span text:style-name="T15">(1r16)</text:span>k· halu parujar· I palar· hyaṁ saṁ mañca Anak banuA I sumu<text:span text:style-name="T19">ḍaḥ </text:span>vatak əḍəṅan· parujar· I dalīnan(·)<text:span text:style-name="T13"> </text:span>saṁ trisaraṇa<text:span text:style-name="T13"> </text:span>Anak banuA I mu<text:span text:style-name="T19">ntaṁ</text:span><text:span text:style-name="T13"> </text:span>vatak· Upit·, parujar· I paṅkur· d(<text:span text:style-name="T19">ə</text:span>)dəlan·<text:span text:style-name="T13"> </text:span>saṅ a-</text:p>
      <text:p text:style-name="Standard"><text:span text:style-name="T15">(1r17)</text:span>dik· Anak banuA I ra kadut· vatak· <text:span text:style-name="T19">ra nyu:</text:span>, parujar· I<text:span text:style-name="T13"> </text:span><text:span text:style-name="T19">haña</text:span>ṅan·<text:span text:style-name="T13"> </text:span>Aluk· saṁ nirmmala Anak banuA I maṅguluṅi vatak· maṅguluṅi<text:span text:style-name="T45"> </text:span><text:span text:style-name="T30">⟨</text:span><text:span text:style-name="T20">,⟩</text:span> parujar·<text:span text:style-name="T13"> </text:span>I tirip· saṁ ṣtaṅgīl·<text:span text:style-name="T13"> </text:span>Anak banuA I</text:p>
      <text:p text:style-name="P20"/>
      <text:h text:style-name="Heading_20_5" text:outline-level="5"><text:bookmark text:name="_ybu2a7fvxh6c"/>Plate 2</text:h>
      <text:h text:style-name="Heading_20_5" text:outline-level="5"><text:bookmark text:name="_4xlyy4syf126"/><text:span text:style-name="T60">(2r1)</text:span> <text:span text:style-name="T61">mataram·</text:span><text:span text:style-name="T13"> </text:span><text:span text:style-name="T61">Iṁ kamaṇikan·</text:span><text:span text:style-name="T13"> </text:span><text:span text:style-name="T61">vatak· kahulunan·, parujar· I mamrati turuhan· hava</text:span><text:span text:style-name="T19">ṁ</text:span><text:span text:style-name="T13"> </text:span><text:span text:style-name="T19">A</text:span><text:span text:style-name="T62">◯</text:span><text:span text:style-name="T61">nanta</text:span><text:span text:style-name="T13"> </text:span><text:span text:style-name="T61">Anak banuA I</text:span><text:span text:style-name="T19">(ṁ)</text:span><text:span text:style-name="T13"> </text:span><text:span text:style-name="T61">kabanyāgān· Iṅ galuḥ</text:span><text:span text:style-name="T20">⟨,⟩</text:span><text:span text:style-name="T13"> </text:span><text:span text:style-name="T61">parujar· I tilimpik· vka-vka si pavana Anak banuA I</text:span></text:h>
      <text:p text:style-name="Standard"><text:span text:style-name="T15">(2r2) </text:span>vuga vatak· pəAr· vinehan· vḍihan· raṅga<text:span text:style-name="T13"> </text:span><text:span text:style-name="T19">(y)u</text:span><text:span text:style-name="T13"> </text:span>1 mas·<text:span text:style-name="T13"> </text:span>mā 1 Iṁ sovaṁ-sovaṁ<text:span text:style-name="T20">⟨,⟩</text:span><text:span text:style-name="T13"> </text:span>Anurat· I mamrati<text:span text:style-name="T13"> </text:span>kr̥p·<text:span text:style-name="T13"> </text:span>saṁ ludra Anak banuA I mandahi vatak· mandahi<text:span text:style-name="T20">⟨,⟩</text:span> Anurat· I tilimpik· patilaman· saṁ<text:span text:style-name="T13"> </text:span><text:span text:style-name="T19">khaṭvāṅga</text:span></text:p>
      <text:p text:style-name="Standard"><text:span text:style-name="T15">(2r3)</text:span><text:span text:style-name="T13"> </text:span>Anak banuA I kahuripan· vatak· pagar vsi vinehan· vḍihan· raṅga yu 1 mas· mā 1 Iṁ sovaṁ-sovaṁ vahuta I mamrati priḥ si godhā Anak banuA I<text:span text:style-name="T13"> </text:span>ta/la\ga vatak· mamrati vahuta I tilimpik· jukut e_r·</text:p>
      <text:p text:style-name="Standard"><text:soft-page-break/><text:span text:style-name="T15">(2r4)</text:span><text:span text:style-name="T14"> </text:span>si deva Anak banuA I vəR̥ḥnya vatak tilimpik· vineha_n· vḍihan· raṅga yu 1 mas· mā 2 Iṁ sovaṁ-sovaṁ pihuju<text:span text:style-name="T19">ṁ</text:span><text:span text:style-name="T13"> </text:span>I paṅkur· si nanda Anak banuA I luA vatak· luA pihujuṁ I tavān· luA sukun· Anak banuA I luA</text:p>
      <text:p text:style-name="Standard"><text:span text:style-name="T15">(2r5)</text:span><text:span text:style-name="T13"> </text:span>vatak· tañjuṁ<text:span text:style-name="T19">, pihujuṁ</text:span><text:span text:style-name="T13"> </text:span>I tiri_p· panavuṅan· Anak banuA I panavuṅan· vatak· tirip·, vinehan· vḍihan· raṅga hle <text:span text:style-name="T20">⟨1⟩</text:span> mas· mā 1 I sovaṁ-sovaṁ, vahuta kahulunan·<text:span text:style-name="T13"> </text:span>dumliṁ<text:span text:style-name="T13"> </text:span>turuy· si bikr̥ma Anak banuA I skar amvay· pu-</text:p>
      <text:p text:style-name="Standard"><text:span text:style-name="T15">(2r6)</text:span>npunan· I ta_ṅar· patiḥ gilikan· si muṇ<text:span text:style-name="T19">di</text:span><text:span text:style-name="T13"> </text:span>ramani vagad· patiḥ tigaṁ sugiḥ si cakər· ramani ratha patiḥ paṅgil· si balikuḥ vinehan· vḍihan· raṅga yu 1 mas· mā 1 Iṁ sovaṁ-sovaṁ Anakbinya kapuA vinehan· ken·</text:p>
      <text:p text:style-name="Standard"><text:span text:style-name="T15">(2r7)</text:span><text:span text:style-name="T13"> </text:span><text:span text:style-name="T19">vlaḥ</text:span> 1 Iṁ sovaṁ-sovaṁ<text:span text:style-name="T20">⟨,⟩</text:span> parujarniṁ patiḥ gilikan· savahu ramani duṅis·, parujarni tigaṁ sugiḥ si knoḥ ramani vanayī<text:span text:style-name="T20">⟨,⟩</text:span> parujarniṁ patiḥ paṅgil· si<text:span text:style-name="T13"> </text:span><text:span text:style-name="T19">vəR̥̄</text:span><text:span text:style-name="T13"> </text:span>ramani <text:span text:style-name="T19">taṣaḥ</text:span><text:span text:style-name="T13"> </text:span>vinehan· vḍihan· raṅga hle 1 ma<text:span text:style-name="T19">p·</text:span><text:span text:style-name="T13"> </text:span>ku 2 Iṁ sovaṁ-sovaṁ<text:span text:style-name="T30">⟨,⟩</text:span> rāma mā<office:annotation office:name="__Annotation__70033_1867428411" loext:resolved="false"><dc:creator>Arlo Griffiths</dc:creator><dc:date>2021-11-02T14:14:00</dc:date><text:p>@reason="eccentric_ductus".</text:p></office:annotation>gma(n<office:annotation-end office:name="__Annotation__70033_1867428411"/>)· I</text:p>
      <text:p text:style-name="Standard"><text:span text:style-name="T15">(2r8) </text:span>kaśugihan· kalaṁ si bala<text:span text:style-name="T19">vai</text:span><text:span text:style-name="T13"> </text:span>ramani ravi tuha vanuA si<text:span text:style-name="T13"> </text:span>(ja)luṁ ramani gunu, gusti 6<text:span text:style-name="T13"> </text:span>si padma ramani<text:span text:style-name="T13"> </text:span>v<text:span text:style-name="T19">va</text:span>l· si raṅgəl· ramani bukat·<text:span text:style-name="T13"> </text:span>sy aṅgirā ramani la/la\tī<text:span text:style-name="T13"> </text:span>si<text:span text:style-name="T13"> </text:span>R̥ṣi ramani pahiṁ<text:span text:style-name="T13"> </text:span>si jambhala ramani gayuk· vinkas· si kpu ramani gyak· vinehan· vḍi-</text:p>
      <text:p text:style-name="Standard"><text:span text:style-name="T15">(2r9)</text:span>han· raṅga yu 1 mas· mā 1 I sovaṁ-sovaṁ Anakbi<text:span text:style-name="T19">n</text:span>ya<text:span text:style-name="T13"> </text:span>kapuA vinehan· ken· vla_ḥ<text:span text:style-name="T13"> </text:span>1 Iṁ<text:span text:style-name="T13"> </text:span>sovaṁ-sovaṁ variga si paraṣi ramani vugəl· parujar· 2 si bamaṇa ramani nek· si bkyaḥ<text:span text:style-name="T13"> </text:span>ramani pacaṁ vinehan· vḍihan· raṅga yu 1 mas· ku 6 Iṁ</text:p>
      <text:p text:style-name="Standard"><text:span text:style-name="T15">(2r10) </text:span>sovaṁ-sovaṁ Anakbinya kapuA vinehan· ken· vlaḥ 1 Iṁ sovaṁ-sovaṁ rama maratā si taṅgul· ramani<text:span text:style-name="T13"> </text:span>ḍulaṁ<text:span text:style-name="T13"> </text:span>si narā ramani<text:span text:style-name="T13"> </text:span>gavul·<text:span text:style-name="T13"> </text:span>vinehan· mas· ku<text:span text:style-name="T13"> </text:span>2 Iṁ sovaṁ-so_vaṁ kala<text:span text:style-name="T19">ṁ</text:span><text:span text:style-name="T13"> </text:span>I lintakan· si kuñjar ramani subhi gusti 6 si ka-</text:p>
      <text:p text:style-name="Standard"><text:span text:style-name="T15">(2r11)</text:span>yu Ara<text:span text:style-name="T63"> </text:span>ramani kpu si vgil· ramani varaṅan· si<text:span text:style-name="T13"> </text:span>deva si bayatū ramani cabur· tuha banu_A si mahi ramani baśri vinkas· si guvinda ramani jo vinehan· vḍihan· raṅga yu 1 ma_s· mā 1 Iṁ sovaṁ-sovaṁ<text:span text:style-name="T19">(,)</text:span> Anakbinya kapuA</text:p>
      <text:p text:style-name="Standard"><text:span text:style-name="T15">(2r12) </text:span>vinehan· ken·<text:span text:style-name="T13"> </text:span>vlaḥ<text:span text:style-name="T13"> </text:span>1 Iṁ sovaṁ-sovaṁ⟨,⟩ parujar· 2 si śănti<text:span text:style-name="T13"> </text:span>ramani maṅiriṁ si lakṣaṇa ramani kamviṁ<text:span text:style-name="T13"> </text:span>vinehan· vḍihan· raṅga yu 1 mas· ku 2 Iṁ sovaṁ-sovaṁ<text:span text:style-name="T20">⟨,⟩ </text:span>Anakbinya kapuA vinehan· ken· vlaḥ 1 Iṁ sovaṁ-sovaṁ<text:span text:style-name="T19">(,) </text:span>variga si samvī</text:p>
      <text:p text:style-name="Standard"><text:span text:style-name="T15">(2r13)</text:span> ramani ti<text:span text:style-name="T19">,</text:span><text:span text:style-name="T13"> </text:span>vinehan· vḍihan· raṅga hle 1 mas· ku 2 muvaḥ variga ramani kṣil·,<text:span text:style-name="T13"> </text:span>huler· si java ramani bari<text:span text:style-name="T20">⟨,⟩</text:span> tuha vəR̥(<text:span text:style-name="T13">ḥ) </text:span>4 si gomanta ramani pahəhan· si vahu ramani valuḥ si jaṅgi si R̥gik· ramani buddhi<text:span text:style-name="T19">,</text:span> marhyaṁ I <text:span text:style-name="T19">ḍi</text:span>hyaṁ si bilu-</text:p>
      <text:p text:style-name="Standard"><text:span text:style-name="T15">(2r14)</text:span>t·<text:span text:style-name="T13"> </text:span>ramani vajaṁ marhyaṁ Iṁ jamvu si candra ramani vaḍi marhya<text:span text:style-name="T19">ṁ</text:span> I samaḍi punta Unes· marhya<text:span text:style-name="T19">ṁ</text:span><text:span text:style-name="T13"> </text:span>Iṁ putar· si vavuAt· ramani mañciṁ<text:span text:style-name="T13"> </text:span>ta<text:span text:style-name="T19">ṇḍə̄</text:span>niṁ kalaṁ si tguḥ ramani<text:span text:style-name="T13"> </text:span><text:span text:style-name="T19">ṇ</text:span>ḍikan· raṇə: Apantil· si pulakas· ramani baddha rāma matuha si ma-</text:p>
      <text:p text:style-name="Standard"><text:span text:style-name="T15">(2r15)</text:span>hi ramani limvaṁ<text:span text:style-name="T20">⟨,⟩</text:span> rāma mara_tā saṁ kalyāna ramani tapa kapuA vine_han· mas· ku 2 Iṁ sovaṁ-sovaṁ<text:span text:style-name="T20">⟨,⟩</text:span> kala<text:span text:style-name="T19">ṁ</text:span><text:span text:style-name="T13"> </text:span>I tunaḥ si mvoho_k· rama_ni krānta<text:span text:style-name="T20">⟨,⟩</text:span> gusti 3 si Añjiṁ ramani ndurukan· si L̥ga ramani nandaka</text:p>
      <text:p text:style-name="Standard"><text:span text:style-name="T15">(2r16)</text:span> si pañjol· ramani baśu<text:span text:style-name="T20">⟨,⟩</text:span> tuha banuA si sarvva ramani prahana<text:span text:style-name="T20">⟨,⟩</text:span> vinkas· si gujil· ramani yovana vinehan· vḍihan· raṅga yu 1 mas· mā 1 Iṁ sovaṁ-sovaṁ<text:span text:style-name="T20">⟨,⟩</text:span> Anakbinya kapuA vinehan· ken· vlaḥ 1 Iṁ sovaṁ-sovaṁ<text:span text:style-name="T20">⟨,⟩</text:span> parujar·</text:p>
      <text:p text:style-name="Standard"><text:span text:style-name="T15">(2r17) </text:span>2 si taraḥ ramani mḍaṁ ramani Ayī vinehan· vḍihan· raṅga yu 1 mas· ku 2 Iṁ sovaṁ-sovaṁ, Anakbinya kapuA vinehan· ken· vlaḥ 1 Iṁ sovaṁ-sovaṁ<text:span text:style-name="T20">⟨,⟩</text:span> variga si buru ramani mundiki vinehan· vḍihan· raṅga hle 1 mas· ku 2 pa-</text:p>
      <text:p text:style-name="Standard"><text:span text:style-name="T15">(2r18)</text:span>vaḥ variga si bāma ra⟨ma⟩ni Uḍuḥ<text:span text:style-name="T19">, </text:span>huler si muk·-muk· ramani ṇdokoḥ tuha vəR̥ḥ 2 si maṅalap· si hunur· rama maratā si vada kaki vaṅi si mbəyəṁ ramani kupu vinehan· mas· ku 2 Iṁ sovaṁ-sovaṁ<text:span text:style-name="T19">,</text:span><text:span text:style-name="T13"> </text:span>kala<text:span text:style-name="T19">ṁ</text:span> I vra si ges·</text:p>
      <text:p text:style-name="Standard"><text:span text:style-name="T15">(2r19) </text:span>ramani biniṁ gusti 6 si kvaḥ ramani kpu si vaṅaḥ, si garjita, si pañjol· ramani caṅkak· tuha banuA si lakvan· ramani kucyak· vinkas si palaku vinehan· vḍihan· raṅga yu 1 mas· mā 1 Iṁ sovaṁ-sovaṁ, Anakbi-</text:p>
      <text:p text:style-name="Standard"><text:soft-page-break/><text:span text:style-name="T15">(2r20)</text:span><text:span text:style-name="T64">nya kapu⟨A⟩ vinehan· ken· vlaḥ 1 Iṁ sovaṁ-sovaṁ, parujar· 2 si L̥və ramani bari si /lu\</text:span><text:span text:style-name="T19">y</text:span>uṁ<text:span text:style-name="T13"> </text:span>ramani puṇḍuk· vinehan· vḍihan· raṅga yu 1 mas· ku 2 Iṁ sovaṁ-sovaṁ, Anakbinya kapuA vinehan· ken· vlaḥ 1 Iṁ so-</text:p>
      <text:p text:style-name="Standard"/>
      <text:h text:style-name="Heading_20_5" text:outline-level="5"><text:bookmark text:name="_ddkdv0od34t3"/>Plate 3</text:h>
      <text:p text:style-name="Standard"><text:span text:style-name="T60">(3r1)</text:span><text:span text:style-name="T61">va</text:span>ṁ<text:span text:style-name="T61">-sova</text:span>ṁ<text:span text:style-name="T61">, variga si </text:span><text:span text:style-name="T19">ga</text:span><text:span text:style-name="T61">ru ramani samvī, vinehan· </text:span><text:span text:style-name="T20">⟨vḍihan· raṅga⟩</text:span><text:span text:style-name="T61"> hle 1 mas· ku 2 huler· si luka ramani </text:span><text:span text:style-name="T19">ḍa</text:span><text:span text:style-name="T61">ha vinehan· mas· ku 2 rāma tpi siri</text:span><text:span text:style-name="T19">ṁ </text:span>U<text:span text:style-name="T61">milu pinakasākṣ</text:span><text:span text:style-name="T19">ī</text:span><text:span text:style-name="T61"> rikana</text:span>ṁ<text:span text:style-name="T61"> suśukan· sīma, rāma I savyan· gusti si Aṅgu ramani</text:span><text:span text:style-name="T13"> </text:span><text:span text:style-name="T61">gi-</text:span></text:p>
      <text:p text:style-name="Standard"><text:span text:style-name="T15">(3r2)</text:span>L̥ḥ kalaṁ si nek· ramani dalihan· parujar· si lutiṁ ramani dr̥ṅil· rāma I lu<text:span text:style-name="T19">Ī</text:span>tan· kalaṁ si hiri ramani datti<text:span text:style-name="T19">(,)</text:span> parujar· 2 si ka<text:span text:style-name="T19">ṭū</text:span><text:span text:style-name="T13"> </text:span>ramani kuśala si dagū ramani blyaḥ<text:span text:style-name="T19">(,)</text:span><text:span text:style-name="T13"> </text:span>kalaṁ I tigaṁ sugiḥ si suṅku_l· ramani ko_<text:span text:style-name="T19">ḍo</text:span> gusti</text:p>
      <text:p text:style-name="Standard"><text:span text:style-name="T15">(3r3) </text:span>si kuriṁ ramani balam· parujar· si kḍaṅan· kalaṁ I paraṁ si btaḥ ramani tarima tuha banuA si kantī kaki bhavita parujar· si<text:span text:style-name="T13"> </text:span><text:span text:style-name="T19">ḍa</text:span>taṁ ramani barubuḥ, tuha banuA I gili_kan· si kalamvuAy· paruja_r· 2 si hr̥ṁ ramani duṅas· si knoḥ</text:p>
      <text:p text:style-name="Standard"><text:span text:style-name="T15">(3r4)</text:span><text:span text:style-name="T13"> </text:span>ramani vanayī<text:span text:style-name="T19">,</text:span> kalaṁ I kalavukan· si gaṇa ramani darā gusti si<text:span text:style-name="T13"> </text:span>tarkha<text:span text:style-name="T13"> </text:span>ramani godhi<text:span text:style-name="T19">,</text:span> parujar· si glo<text:span text:style-name="T20">⟨,⟩</text:span> Ikanaṁ kalaṁ gusti tuha banuA kabaiḥ Iṁ tpi siriṁ vinehan· vḍihan· raṅga yu 1 mas· ku 2 Iṁ sovaṁ-sovaṁ<text:span text:style-name="T19">,</text:span> Ikanaṁ parujar· ka-</text:p>
      <text:p text:style-name="Standard"><text:span text:style-name="T15">(3r5)</text:span>baiḥ kapuA vinehan· vḍihan· raṅga hle 1 mas· ku 2 Iṁ sova<text:span text:style-name="T20">⟨ṁ⟩</text:span>-sovaṁ<text:span text:style-name="T19">,</text:span> rāma I turu maṅamvil· milu pinakasākṣī si varaṇa ramani bhuktī kalaṁ si Arta ramani dhyāna vinehan· vḍihan· raṅga yu 1 mas· ku 2 I<text:span text:style-name="T13"> </text:span>sovaṁ-sovaṁ<text:span text:style-name="T19">(,)</text:span> Anakbinya vineha-</text:p>
      <text:p text:style-name="Standard"><text:span text:style-name="T15">(3r6)</text:span><text:span text:style-name="T10">n· ken· vla⟨ḥ⟩ 1 Iṁ sovaṁ-sovaṁ</text:span><text:span text:style-name="T20">⟨,⟩</text:span> parujar· si padma vinehan· vḍihan· raṅga hle 1 mas· ku 2 samaṅkana Ikanaṁ rarai laki-laki vaduAn· dinūman· pirak· Anātak· Anakupaṁ vinehan· vsi kāyā<text:span text:style-name="T19">nu</text:span>rūpa<text:span text:style-name="T19">,</text:span> Atapukan· milu rikanaṁ śuśukan·</text:p>
      <text:p text:style-name="Standard"><text:span text:style-name="T15">(3r7)</text:span>sīma si ra hulu ramani mari<text:span text:style-name="T19">pa</text:span> Anak banuA I paglutan· vatak tiru<text:span text:style-name="T13"> </text:span><text:span text:style-name="T19">ra</text:span>nu si marūm· ramani tarima Anak vanuA I kahutanan· vatak mataram· si <text:span text:style-name="T19">pi</text:span>ñjuṅan· ramani namvi<text:span text:style-name="T13"> </text:span>Anak banuA I maṅəvəl· vatak· Aṅgul· si pataṅhuran· Anak banu-</text:p>
      <text:p text:style-name="Standard"><text:span text:style-name="T15">(3r8)</text:span>A I vəṅkal· vatak· dalinan· si bali<text:span text:style-name="T19">lu</text:span><text:span text:style-name="T13"> </text:span>Anak banuA I paniruAn· vatak· paṅgil· hyaṁ si bisama Anak banuA I pakala_ṅkyaṅan· vata_k· pagar vsi si lamayuṁ Anak banuA I vatu-vatu vatak· vatu-vatu piṇḍa Atapukan·</text:p>
      <text:p text:style-name="Standard"><text:span text:style-name="T15">(3r9)</text:span> prāṇa 30 hop· rarai vinehan· pirak· dhā 1 kinabaihanya<text:span text:style-name="T19">,</text:span> tarimvanya vinehan· pirak· mā 1 kinabaihannya<text:span text:style-name="T19">,</text:span> pininaṁ mavuA_ya I maR̥buṁ muAṁ ri vuluṁ vinehan· pirak· mā 8 Iṁ savanuA-savanuA, muvaḥ saṁ v<text:span text:style-name="T13">ī</text:span>R̥ḥ I kaśugihan·</text:p>
      <text:p text:style-name="Standard"><text:span text:style-name="T15">(3r10)</text:span> milu mavuAy· vinehan· pirak· mā 2<text:change-start text:change-id="ct124113680"/>⟨,⟩<text:change-end text:change-id="ct124113680"/> tlas sa<text:span text:style-name="T19">ṁ</text:span>sipta Ikanaṁ pasik·-pasak· muAṁ saji masamakṣa sira kabaiḥ Irikanaṁ lmaḥ I tunaḥ vāhu sinīma<text:span text:style-name="T19">,</text:span> Umuṅgu I taratag· mamaṅan· maṅinum· maparimvaṅi mapaṅali(ḥ) majnu<text:span text:style-name="T13"> </text:span>maskar· kramanikanaṅ ka-</text:p>
      <text:p text:style-name="Standard"><text:span text:style-name="T15">(3r11)</text:span>ṅan· haḍaṅan· prāṇa 4 mamŭlya pirak· dhā 5 mā 8 Iṁ saviji,<text:span text:style-name="T13"> </text:span><text:span text:style-name="T19">və:k </text:span>ṣukat· prāṇa<text:span text:style-name="T13"> </text:span>3<text:span text:style-name="T13"> </text:span>Anuṁ kinon· mahārāja humaR̥pa Ikanaṁ <text:span text:style-name="T19">(ga)</text:span>ṅan· saṁ paku vaṅi pu bañjuA Anak banuA I kaṇḍaṁ vatak· (pa)ku vaṅi, muAṁ<text:span text:style-name="T13"> </text:span>s(i) ra taṅkil· pu vu-​​</text:p>
      <text:p text:style-name="Standard"><text:span text:style-name="T15">(3r12)</text:span>ñjī Anak banuA I təR̥nəḥ vatak· taṅkil·, luĪrnikanaṁ Ininum· tuAk· siddhu,<text:span text:style-name="T13"> </text:span><text:span text:style-name="T19">ci</text:span>ñca<text:span text:style-name="T19">, </text:span>samaṅkanaṁ paḍahi tuvuṁ R̥gaṁ br̥kuk· gaṇḍi<text:span text:style-name="T13"> </text:span><text:span text:style-name="T19">rāvaṇahasta</text:span>, saparikāra Ikanaṁ paṅan· Inum· paripŭrṇna Irikanaṁ sorai piṁnam tab<text:span text:style-name="T19">ə</text:span>ḥ<text:span text:style-name="T13"> </text:span><text:span text:style-name="T19">maṁḍi-</text:span></text:p>
      <text:p text:style-name="Standard"><text:span text:style-name="T15">(3r13)</text:span>_ri sa<text:span text:style-name="T20">⟨ṁ⟩</text:span><text:span text:style-name="T19"> </text:span>vahuta hyaṁ kudur· makalambi masiṅhəl· vḍihan· yu 1 sumaṅaskāra saṁ hyaṁ vatu sīma Umuṅgu I sor·niṁ vitāna humaR̥_p· baitan· Umasə saṁ<text:span text:style-name="T13"> </text:span><text:span text:style-name="T19">prāgvivāka</text:span><text:span text:style-name="T13"> </text:span>kabaiḥ Umuṅgu lorniṁ vitāna Ikanaṁ patiḥ muAṁ Ikanaṁ rā-</text:p>
      <text:p text:style-name="Standard"><text:span text:style-name="T15">(3r14)</text:span>ma rarai matuha laki-laki vaduAn· Umuṅgu<text:span text:style-name="T13"> </text:span>kidulniṁ vitāna, saji saṁ hyaṁ vatu<text:span text:style-name="T13"> </text:span><text:span text:style-name="T19">sĭma</text:span><text:span text:style-name="T13"> </text:span>vḍihan· raṅga yu 5 mas· mā 5 saṁ hyaṁ brah<text:span text:style-name="T19">mā</text:span><text:span text:style-name="T13"> </text:span>vḍiha(n)· (ra)ṅga<text:span text:style-name="T13"> </text:span>yu 1 mas· mā 1 bras·<text:span text:style-name="T13"> </text:span>riṁ<text:span text:style-name="T13"> </text:span>tamvakur· sadāṅa_n· mas· mā 6 vsi Urā <text:span text:style-name="T19">50</text:span> vsi-vsi prakāra</text:p>
      <text:p text:style-name="Standard"><text:soft-page-break/><text:span text:style-name="T15">(3r15)</text:span><text:span text:style-name="T13"> </text:span>vaduṁ patuk· rimvas· lukai <text:span text:style-name="T19">tə_vək·</text:span> punukan· gulumi kurumbhāgi kris· laṇduk· saviji sovaṁ<text:span text:style-name="T19">,</text:span> liṅgis· 5 vaṁkyul· 1 tamvaga prakāra padyusan· tahas· saragi pagaṅanan· Inuman· padamaran· saviji sovaṁ<text:span text:style-name="T19">,</text:span> kampil· 1 bras· pa-</text:p>
      <text:p text:style-name="Standard"><text:span text:style-name="T15">(3r16)</text:span>da 1 vsi Ikat· 10 taṇḍasniṁ haḍaṅan· 1 kumol· 1 caru skul· dinyun·<text:span text:style-name="T13"> pa_</text:span>pras pasa<text:span text:style-name="T13">l(i)</text:span>mar·<text:span text:style-name="T13"> </text:span>tuluṁ paArgha pasiliḥ galuḥ hayam· hiR̥ṁ 5<text:span text:style-name="T13"> </text:span>hantrīṇi 5 pañcopacāra<text:span text:style-name="T13"> </text:span>gləpuṁ putiḥ kuniṁ kamvaṁ gandha dhūpa dīpa jnu, nāhan·<text:span text:style-name="T13"> </text:span><text:span text:style-name="T19">luĪrni</text:span>-</text:p>
      <text:p text:style-name="Standard"><text:span text:style-name="T15">(3r17)</text:span>kanaṁ saji, vinoṁ ta bhaṭāra brahmā pinakadevasākṣī I saṁ hyaṁ vatu sīma matəhər· maṅañjali mamū<text:span text:style-name="T19">jā</text:span><text:span text:style-name="T13"> </text:span>I saṁ hyaṁ brahmā maṁhanākan· sāpa_tha I saṁ hyaṁ vatu sīma liṁnira Īndaḥ bhaṭāra brahmā saṁ hyaṁ pri_<text:span text:style-name="T19">thī</text:span>vī Āpya teja bā-</text:p>
      <text:p text:style-name="Standard"><text:span text:style-name="T15">(3r18)</text:span>yu Ākāśa lor· kidul· kuluAn· vetan· I sor· I ruhur· saṁ hyaṁ<text:span text:style-name="T13"> </text:span><text:span text:style-name="T19">rahina</text:span><text:span text:style-name="T13"> </text:span>v(ṅ)i<text:span text:style-name="T19">,</text:span> saṁ<text:span text:style-name="T13"> </text:span><text:span text:style-name="T19">hyaṁ</text:span><text:span text:style-name="T13"> </text:span>deva śūkṣma sakvaiḥta<text:span text:style-name="T13"> </text:span><text:span text:style-name="T19">bhaṭāra</text:span><text:span text:style-name="T13"> </text:span>kita deva <text:span text:style-name="T19">pramāna</text:span> yāvat· hana vuAṁ<text:span text:style-name="T13"> </text:span>Umulah-u_laḥ<text:span text:style-name="T13"> </text:span>Ikeṁ vatu sīma patyananyu ya deyanyu</text:p>
      <text:p text:style-name="Standard"><text:span text:style-name="T15">(3r19)</text:span><text:span text:style-name="T13"> </text:span>I patīya te panoliha I vuntat· te tiṅhala I likuran· tampyal· I viraṅan· Uvahi I tə_ṅannan· tutuḥ tuṇdunya blaḥ kapālanya<text:span text:style-name="T13"> </text:span><text:span text:style-name="T19">sbittakan·</text:span><text:span text:style-name="T13"> </text:span>vtaṁnya rantan· Usūsnya vtuAkan· <text:span text:style-name="T19">ḍalammanya</text:span><text:span text:style-name="T13"> </text:span>ḍuḍuk· ha_tinya paṅan· dagiṁ-</text:p>
      <text:p text:style-name="Standard"><text:span text:style-name="T15">(3r20)</text:span>nya Inum· rāhnya təhər· pəpəddakan· vkasakan· havu kerir· tibākan· Iṁ mahārorava klān· I kavaḥ saṁ yama<text:span text:style-name="T19">,</text:span> salu_Īrniṁ lara hiḍapannya, kadi la_vas saṁ hyaṁ candrāditya sumu<text:span text:style-name="T46">⟨⟨</text:span><text:span text:style-name="T13">ṁ</text:span><text:span text:style-name="T46">⟩⟩</text:span>lu_h i Aṇḍabhuvana maṅkanā lavasanya-</text:p>
      <text:p text:style-name="Standard"><text:span text:style-name="T15">(3r21)</text:span>n· tmuAkan· sāṁsāra, Avaknya rabinya Anaknya putunya puyutnya Aṅgasnya nāhan· liṁnira<text:span text:style-name="T19">r</text:span> paṅhanākan· sapatha matəhər· mamantiṅakan· hantlū manətək· gulūniṁ haya_m· liṁnira<text:span text:style-name="T13"> </text:span>Īn<text:span text:style-name="T20">⟨d⟩</text:span>aḥ<text:span text:style-name="T13"> </text:span>bhaṭāra kady aṅgānike hantlū tan· va-</text:p>
      <text:p text:style-name="Standard"><text:span text:style-name="T15">(3r22)</text:span>lu_y· I kuruṅanya samaṅka_na Ikeṁ haya_m· tan· valuyā matpuṁ gulūnya maṅkanā tmahananikanaṁṅ uAṁ Umulah-ulaḥ suśukniṁ ku_dur· sāṁsā_rā Ata ya śakulagotranya kavaiḥ, Ikana saṁ masīma svasthā dirghāyuṣā Astu,</text:p>
      <text:p text:style-name="Standard"/>
      <text:h text:style-name="Heading_20_4" text:outline-level="4"><text:bookmark text:name="_m3q9z5wvauie"/>Apparatus</text:h>
      <text:p text:style-name="Standard"><text:tab/><text:span text:style-name="T26">1r1 śaka-varṣātīta ◇ CS, śaka-varṣātita Boe. </text:span></text:p>
      <text:p text:style-name="P17"><text:span text:style-name="T26">1r1 śrāvaṇa-māsa ◇ CS, śravaṇa-masa Boe. </text:span></text:p>
      <text:p text:style-name="P17"><text:span text:style-name="T26">1r1 mūla-nakṣatra, nenr̥ti-devatā, vaidhr̥ti-yoga ◇ <text:s/>CS, mūla-nakṣatra, vaidhr̥ti-yoga Boe. </text:span></text:p>
      <text:p text:style-name="P9"><text:span text:style-name="T26">1r2 sajjanasannatānurăgatuṅgade[va] ◇, sajjanasannatanurăgatuṅgade[va] CS, sajjanasanmatanurăgatuṅgade[va] <text:s/>Boe</text:span></text:p>
      <text:p text:style-name="Standard"><text:span text:style-name="T26"><text:tab/>1r2 Ikana(ṁ) ◇ Boe, Ikana CS. </text:span></text:p>
      <text:p text:style-name="Standard"><text:span text:style-name="T26"><text:tab/>1r2 pinapan ◇ Boe, sinapan CS. Damais (1970) records this toponym with a note: “Nous corrigeons la lecture – adoptée d’ailleurs avec hésitation – par Cohen stuart car </text:span><text:span text:style-name="T28">pinapan </text:span><text:span text:style-name="T26">est bien attesté alors que « sinapan » semble inconnu.”</text:span></text:p>
      <text:p text:style-name="Standard"><text:span text:style-name="T26"><text:tab/>1r3 magañjar ◇ CS, maṅañjar Boe.</text:span></text:p>
      <text:p text:style-name="Standard"><text:span text:style-name="T26"><text:tab/>1r3 mahă(r)āja ◇ <text:s/>mahārāja Boe CS.</text:span></text:p>
      <text:p text:style-name="P17"><text:span text:style-name="T26">1r4 caruA <text:s/>◇ vanuA CS Boe. The reading of </text:span><text:span text:style-name="T28">carua </text:span><text:span text:style-name="T26">was initially emended by Poerbatjaraka in his </text:span><text:span text:style-name="T28">Agastya in den Archipel </text:span><text:span text:style-name="T26">(1926: 77). This ingenious emendation also got noticed and included in Krom (1931: 195) </text:span></text:p>
      <text:p text:style-name="Standard"><text:span text:style-name="T26"><text:tab/>1r4 caityani yaya(ḥ) ◇ caitya niyaya CS Boe. </text:span></text:p>
      <text:p text:style-name="Standard"><text:span text:style-name="T26"><text:tab/>1r5 yann ilu ◇ CS, yan milu Boe</text:span></text:p>
      <text:p text:style-name="Standard"><text:span text:style-name="T26"><text:tab/>1r5 kabaiḥ ◇ kabeh CS, Boe. </text:span></text:p>
      <text:p text:style-name="Standard"><text:span text:style-name="T26"><text:tab/>1r5 mataṅ yan· ◇ CS, mataṁ yan· Boe.</text:span></text:p>
      <text:p text:style-name="Standard"><text:span text:style-name="T21"><text:tab/>1r5 ya ta mataṅ yan·⟨,⟩ maṅke ◇ CS, ya ta mataṅ yan·⟨,⟩ maṅke Boe. The rubbing does not allow us to see a comma here. </text:span></text:p>
      <text:p text:style-name="Standard"><text:span text:style-name="T26"><text:tab/>1r6 prasaṣṭi ◇ CS, prasāṣṭi Boe. </text:span></text:p>
      <text:p text:style-name="Standard"><text:span text:style-name="T26"><text:tab/>1r6 taṇḍa ◇ CS, tanda Boe. </text:span></text:p>
      <text:p text:style-name="Standard"><text:span text:style-name="T26"><text:tab/>1r6 rikāṁ ◇ rikaṁ CS Boe. Corr. rikaṁ.</text:span></text:p>
      <text:p text:style-name="Standard"><text:span text:style-name="T26"><text:tab/>1r6 maṇimantaprabhā ◇ CS, manimantaprabhā Boe. </text:span></text:p>
      <text:p text:style-name="Standard"><text:soft-page-break/><text:span text:style-name="T26"><text:tab/>1r7 10 Iṁ ◇ 1, Iṁ CS Boe. The facts that a punctuation sign is not normally placed before </text:span><text:span text:style-name="T28">iṁ sovaṁ-sovaṁ </text:span><text:span text:style-name="T26">and that the gift intended here is addressed to some of the highest dignitaries confirm our reading. </text:span><text:span text:style-name="T27">Above, Pu Ketudhara received </text:span><text:span text:style-name="T29">su</text:span><text:span text:style-name="T27"> 1 </text:span><text:span text:style-name="T29">mā</text:span><text:span text:style-name="T27"> 4 = 20 </text:span><text:span text:style-name="T29">mā</text:span><text:span text:style-name="T27">, so double the amount stated for the second-tier dignitaries mentioned here.</text:span></text:p>
      <text:p text:style-name="Standard"><text:span text:style-name="T26"><text:tab/>1r7 paṇḍamuAn·, InaṁsəAn· ◇ CS, paṇḍamuAn· InaṁsəAn Boe. </text:span></text:p>
      <text:p text:style-name="Standard"><text:span text:style-name="T26"><text:tab/>1r8 InaṁsəAn· ◇ CS, Inasə̄an· Boe. </text:span></text:p>
      <text:p text:style-name="Standard"><text:span text:style-name="T26"><text:tab/>1r8 I</text:span><text:span text:style-name="T32">na⟨ṁ⟩səAn· ◇ inasə̄an CS Boe. </text:span></text:p>
      <text:p text:style-name="Standard"><text:span text:style-name="T26"><text:tab/>1r8 mas· mā 5 ◇ CS, mas· mā 4 Boe. </text:span></text:p>
      <text:p text:style-name="Standard"><text:span text:style-name="T26"><text:tab/>1r9 paṅkur· ◇ CS, paṁkur· </text:span></text:p>
      <text:p text:style-name="Standard"><text:span text:style-name="T26"><text:tab/>1r10 paṅgaruAn ◇ paṅganuAn CS Boe. The difference between </text:span><text:span text:style-name="T28">nu</text:span><text:span text:style-name="T26"> and </text:span><text:span text:style-name="T28">ru</text:span><text:span text:style-name="T26"> is not substantial. Our preference for </text:span><text:span text:style-name="T28">ru</text:span><text:span text:style-name="T26"> is determined by the existence of </text:span><text:span text:style-name="T28">garu</text:span><text:span text:style-name="T26"> in proper names elsewhere: </text:span><text:span text:style-name="T28">pu </text:span><text:span text:style-name="T26">Garu (Taji Gunung, verso line 16), </text:span><text:span text:style-name="T28">si </text:span><text:span text:style-name="T26">Garu </text:span><text:span text:style-name="T28">ramani samvī </text:span><text:span text:style-name="T26">(Lintakan 3r1). </text:span></text:p>
      <text:p text:style-name="Standard"><text:span text:style-name="T26"><text:tab/>1r10 pawitra ◇ sawitra CS Boe. </text:span></text:p>
      <text:p text:style-name="Standard"><text:span text:style-name="T26"><text:tab/>1r10 mas· mā 8 ◇ CS, mas 8 Boe.</text:span></text:p>
      <text:p text:style-name="Standard"><text:span text:style-name="T26"><text:tab/>1r13 bhāsura ◇ kasura CS, Boe. This proper name is also attested in Panggumulan (2v3): </text:span><text:span text:style-name="T28">parujar· I tiruAn· sumuḍan·</text:span><text:span text:style-name="T26"> </text:span><text:span text:style-name="T28">si bhāsura, anak vanua i vuṅkudu</text:span><text:span text:style-name="T26"> and WT III (2r13): </text:span><text:span text:style-name="T28">I tiruAn· sumuḍan· ḍapunta bhāsura. </text:span></text:p>
      <text:p text:style-name="Standard"><text:span text:style-name="T26"><text:tab/>1r13 kilipan ◇ kilisan CS Boe. </text:span></text:p>
      <text:p text:style-name="Standard"><text:span text:style-name="T26"><text:tab/>1r14 tamyaṁ ◇ kamyaṁ CS Boe.</text:span></text:p>
      <text:p text:style-name="Standard"><text:span text:style-name="T26"><text:tab/>1r15 putad ḍanu ◇ pu(hu?) taddhaṇu CS, putaddhaṇu Boe. The pasangan </text:span><text:span text:style-name="T28">ḍ </text:span><text:span text:style-name="T26">indeed has the similar shape as pasangan </text:span><text:span text:style-name="T28">dh</text:span><text:span text:style-name="T26">. <text:tab/>While we are in the Old Javanese context, this can be seen as the scribe’s intention to write </text:span><text:span text:style-name="T28">ḍ</text:span><text:span text:style-name="T26">, that is equally spelled as </text:span><text:span text:style-name="T28">r</text:span><text:span text:style-name="T26">. This reading will bring a variant of the word </text:span><text:span text:style-name="T28">raṇu</text:span><text:span text:style-name="T26"> (lake). Thus to render the whole toponym, it can be analyzed as as </text:span><text:span text:style-name="T28">putat </text:span><text:span text:style-name="T26">+ </text:span><text:span text:style-name="T28">raṇu</text:span><text:span text:style-name="T26">, using the Sanskrit </text:span><text:span text:style-name="T28">sandhi</text:span><text:span text:style-name="T26">—voicing on the final consonant before voiced initial. In OJED, </text:span><text:span text:style-name="T28">putat </text:span><text:span text:style-name="T26">is recorded as a particular kind of tree and its flower (GR:Barringtonia, Genus Myrtaceae?; Wilk.Planchonia valida). The meaning of this toponym seems to be related with the following toponym (see the apparatus below) </text:span></text:p>
      <text:p text:style-name="Standard"><text:span text:style-name="T26"><text:tab/>1r15 </text:span><text:span text:style-name="T28">vuṅaṇ ḍaṇu</text:span><text:span text:style-name="T26">, this toponym has its first word not well attested as a single word entry, but it occurs in fixed combinations and appears to have some flora-relating meaning (possibly identical to </text:span><text:span text:style-name="T28">vuṅa</text:span><text:span text:style-name="T26">) as does the above mentioned word </text:span><text:span text:style-name="T28">putat. </text:span><text:span text:style-name="T26">See OJED: </text:span><text:span text:style-name="T28">vuṅan tahun, kəmbaṅ tavon; </text:span><text:span text:style-name="T26">the first phrase is translated by Zoetmulder as (annual) tribute, as it is attested in Rāmāyaṇa: </text:span><text:span text:style-name="T28">mamava vuṅan tahun sahana niṅ hyaṅ alah matakut. </text:span></text:p>
      <text:p text:style-name="Standard"><text:span text:style-name="T28"><text:tab/></text:span><text:span text:style-name="T26">1r16 I sumuḍaḥ ◇ I sumuda, CS Boe. </text:span></text:p>
      <text:p text:style-name="Standard"><text:span text:style-name="T26"><text:tab/>1r16 I muntaṁ ◇ CS, I munḍaṁ Boe. </text:span></text:p>
      <text:p text:style-name="Standard"><text:span text:style-name="T26"><text:tab/>1r16 d(ə)dəlan ◇ didəlan CS Boe.</text:span></text:p>
      <text:p text:style-name="Standard"><text:span text:style-name="T26"><text:tab/>1r17 hañaṅan ◇ habāṅan CS, babaṅan Boe. <text:s/></text:span></text:p>
      <text:p text:style-name="Standard"><text:span text:style-name="T26"><text:tab/>1r17 vatak· ra nyu: ◇ vatak· rannyā CS Boe. In the list compiled by Damais (1970), he included this toponym under the entry </text:span><text:span text:style-name="T28">ra nyū</text:span><text:span text:style-name="T26"> with a note: </text:span><text:span text:style-name="T28">Le fac-similé n'est pas net, mais une lecture ra nyū est plus possible.</text:span><text:span text:style-name="T26"> This toponym occurs in Taji (3r5) as well. </text:span></text:p>
      <text:p text:style-name="Standard"/>
      <text:p text:style-name="Standard"><text:tab/><text:span text:style-name="T26">2r1 havaṁ ◇ CS, havaṅ Boe. </text:span></text:p>
      <text:p text:style-name="Standard"><text:span text:style-name="T26"><text:tab/>2r1 A◯nanta ◇ ananta CS Boe. </text:span></text:p>
      <text:p text:style-name="Standard"><text:span text:style-name="T26"><text:tab/>2r1 I(ṁ) kabanyāgān <text:s/>◇ I kabanyāgān CS Boe</text:span></text:p>
      <text:p text:style-name="Standard"><text:span text:style-name="T26"><text:tab/>2r2 bpu ◇ Corr. yu. CS and Boe read yu without any comment on the akṣara. It’s clear that the scriber first wrote </text:span><text:span text:style-name="T28">bu</text:span><text:span text:style-name="T26"> and then add </text:span><text:span text:style-name="T28">suku </text:span><text:span text:style-name="T26">and a part of </text:span><text:span text:style-name="T28">yu </text:span><text:span text:style-name="T26">which looks like </text:span><text:span text:style-name="T28">pu. </text:span></text:p>
      <text:p text:style-name="Standard"><text:span text:style-name="T26"><text:tab/>2r2 khaṭvāṅga ◇ ladvāṅga (khatvā?) CS, ladvāṅga Boe. This name also appears in Kinewu 829 Ś (line 15): </text:span><text:span text:style-name="T28">rake maṇḍyāṅin·</text:span><text:span text:style-name="T26"> </text:span><text:span text:style-name="T28">pu khaṭṭvāngga</text:span><text:span text:style-name="T26">, Wanua Tengah III 830 Ś (2r18): </text:span><text:span text:style-name="T28">rake vakaḥ pu khaṭvāṅga</text:span><text:span text:style-name="T26">, <text:s text:c="2"/>Tihang 836 Ś (1v14): </text:span><text:span text:style-name="T28">palar hyaṁ pu khaṭvāṅga</text:span><text:span text:style-name="T26">, Barahasrama 837 Ś(1v13): </text:span><text:span text:style-name="T28">pular </text:span><text:span text:style-name="T26">(corr. </text:span><text:span text:style-name="T28">palar</text:span><text:span text:style-name="T26">) </text:span><text:span text:style-name="T28">hyaṁ, pu khaṭvāṅga</text:span><text:span text:style-name="T26">.</text:span></text:p>
      <text:p text:style-name="Standard"><text:span text:style-name="T26"><text:tab/>2r4 pihujuṁ ◇ CS, pihujuṅ Boe</text:span></text:p>
      <text:p text:style-name="Standard"><text:span text:style-name="T26"><text:tab/>2r5 vatak· tañjuṁ, pihujuṁ I tirip ◇ CS, </text:span><text:span text:style-name="T28">vatak tañjuṁ I tirip</text:span><text:span text:style-name="T26"> Boe. Boechari skipped the word </text:span><text:span text:style-name="T28">pihujuṁ</text:span><text:span text:style-name="T26">. </text:span></text:p>
      <text:p text:style-name="Standard"><text:span text:style-name="T26"><text:tab/>2r5 si bikr̥ma ◇ Norm. bikrama. </text:span></text:p>
      <text:p text:style-name="Standard"><text:span text:style-name="T28"><text:tab/></text:span><text:span text:style-name="T26">2r5 the shape of </text:span><text:span text:style-name="T28">dumliṁ </text:span></text:p>
      <text:p text:style-name="Standard"><text:span text:style-name="T28"><text:tab/></text:span><text:span text:style-name="T26">2r6 muṇdi ◇ CS, muṇḍi Boe.</text:span></text:p>
      <text:p text:style-name="Standard"><text:span text:style-name="T26"><text:tab/>2r7 vlaḥ ◇ CS, blaḥ Boe. </text:span></text:p>
      <text:p text:style-name="Standard"><text:span text:style-name="T26"><text:tab/>2r7 vəR̥̄ ◇ CS, vəR̥ Boe. </text:span></text:p>
      <text:p text:style-name="Standard"><text:soft-page-break/><text:span text:style-name="T26"><text:tab/>2r7 map· ◇ Corr. mas· CS left a note (FS. map), while Boe read mas·. </text:span></text:p>
      <text:p text:style-name="Standard"><text:span text:style-name="T26"><text:tab/>2r7 Anakbinya ◇ CS, anakbiya Boe.</text:span></text:p>
      <text:p text:style-name="Standard"><text:span text:style-name="T26"><text:tab/>2r7 taṣaḥ ◇ taśaḥ (?) CS, tasaḥ Boe. </text:span></text:p>
      <text:p text:style-name="Standard"><text:span text:style-name="T26"><text:tab/>2r8 si balavai ◇ si balavo CS, Boe. </text:span></text:p>
      <text:p text:style-name="Standard"><text:span text:style-name="T26"><text:tab/>2r8 ramani gunu ◇ Elsewhere we often find this name complemented with an </text:span><text:span text:style-name="T28">anusvāra, </text:span><text:span text:style-name="T26">to be read </text:span><text:span text:style-name="T28">gunuṁ</text:span><text:span text:style-name="T26">, while the name </text:span><text:span text:style-name="T28">gunu </text:span><text:span text:style-name="T26">only occurs in this inscription. <text:s/>Cf. Kayumwungan (A38, A44), short inscription at Candi Plaosan Lor, Gunung Wule A8, Jurungan (2v9, 3v5), Poh Dulur (1r6, 2r11). </text:span></text:p>
      <text:p text:style-name="Standard"><text:span text:style-name="T26"><text:tab/>2r9 vla_ḥ ◇ The </text:span><text:span text:style-name="T28">visarga</text:span><text:span text:style-name="T26"> has a distinct shape like </text:span><text:span text:style-name="T28">8</text:span><text:span text:style-name="T26">. I choose to read </text:span><text:span text:style-name="T28">vlaḥ</text:span><text:span text:style-name="T26"> as the context seems to require. </text:span></text:p>
      <text:p text:style-name="Standard"><text:span text:style-name="T26"><text:tab/>2r10 kalaṁ ◇ CS, kalaṅ Boe. </text:span></text:p>
      <text:p text:style-name="Standard"><text:span text:style-name="T26"><text:tab/>2r11 si(ḥ) deva ◇ si deva CS Boe. The shape of the visarga, again, stands out differently. While the ‘normal’ visarga is represented by two vertical hollowed dots, here we find it unhollowed.</text:span></text:p>
      <text:p text:style-name="Standard"><text:span text:style-name="T26"><text:tab/>2r13 ramani ti, vinehan ◇ Boe, ramani ti vinehan CS. We do not expect a comma to be put here. </text:span></text:p>
      <text:p text:style-name="Standard"><text:span text:style-name="T26"><text:tab/>2r13 ramani kṣil·(,) huler si java ◇ ramani kṣil·, huler si java CS Boe. </text:span></text:p>
      <text:p text:style-name="Standard"><text:span text:style-name="T26"><text:tab/>2r13 jaṅgi ◇ CS, jangi Boe. </text:span></text:p>
      <text:p text:style-name="Standard"><text:span text:style-name="T26"><text:tab/>2r13 ḍihyaṁ ◇ CS, dihyaṁ Boe.</text:span></text:p>
      <text:p text:style-name="P17"><text:span text:style-name="T26">2r14 marhyaṁ Iṁ jamvu ◇ CS, marhyan Iṁ jamvu Boe. Quite possibly a printing error in Boe. Happened to some cases of </text:span><text:span text:style-name="T28">marhyaṁ </text:span><text:span text:style-name="T26">in this inscription. </text:span></text:p>
      <text:p text:style-name="P17"><text:span text:style-name="T26">2r14 marhyaṁ I samaḍi ◇ CS, marhyaṅ I samaḍi Boe. </text:span></text:p>
      <text:p text:style-name="P17"><text:span text:style-name="T26">2r14 marhyaṁ Iṁ putar· ◇ CS, marhyaṅ I putar· Boe.</text:span></text:p>
      <text:p text:style-name="P17"><text:span text:style-name="T26">2r14 taṇdə:niṁ ◇ tañjəniṁ CS, tañjə:niṁ Boe </text:span></text:p>
      <text:p text:style-name="Standard"><text:tab/><text:span text:style-name="T26">2r14 ṇḍikan ◇ CS, nḍikan Boe. </text:span></text:p>
      <text:p text:style-name="Standard"><text:span text:style-name="T26"><text:tab/>2r15 kalaṁ ◇ CS, kalaṅ Boe.</text:span></text:p>
      <text:p text:style-name="Standard"><text:span text:style-name="T26"><text:tab/>2r17 pavaḥ variga ◇ <text:s/>Corr. muvaḥ variga. </text:span></text:p>
      <text:p text:style-name="Standard"><text:span text:style-name="T26"><text:tab/>2r18 Iṁ sovaṁ-sovaṁ, kalaṁ I ◇ CS, Iṁ sovaṁ-sovaṁ kalaṅ I Boe. </text:span></text:p>
      <text:p text:style-name="P12"/>
      <text:p text:style-name="Standard"><text:span text:style-name="T21"><text:tab/>3r1 vinehan· <text:s/>⟨vḍihan· raṅga⟩ hle 1 ◇ vinehan· hle 1 CS Boe. The scribe does not specify the kind of given cloth and </text:span><text:span text:style-name="T28">vḍihan· raṅga </text:span><text:span text:style-name="T26">is specified in this part of the list. </text:span></text:p>
      <text:p text:style-name="P17"><text:span text:style-name="T26">3r1 garu ◇ CS, guru Boe. </text:span></text:p>
      <text:p text:style-name="Standard"><text:span text:style-name="T26"><text:tab/>3r1 ḍaha ◇ CS, daha Boe. </text:span></text:p>
      <text:p text:style-name="Standard"><text:span text:style-name="T26"><text:tab/>3r1 siriṁ ◇ CS, siriṅ Boe. </text:span></text:p>
      <text:p text:style-name="Standard"><text:span text:style-name="T26"><text:tab/>3r2 luĪtan ◇ CS, luitan, Boe. </text:span></text:p>
      <text:p text:style-name="Standard"><text:span text:style-name="T26"><text:tab/>3r2 kaṭū ◇ CS, katu Boe.</text:span></text:p>
      <text:p text:style-name="Standard"><text:span text:style-name="T26"><text:tab/>3r2 koḍo ◇ CS, kodo Boe. </text:span></text:p>
      <text:p text:style-name="Standard"><text:span text:style-name="T26"><text:tab/>3r3 ḍataṁ ◇ CS, dataṁ Boe. </text:span></text:p>
      <text:p text:style-name="Standard"><text:span text:style-name="T26"><text:tab/>3r5 pinakasākṣi ◇ Boe, pinakasākṣī CS. </text:span></text:p>
      <text:p text:style-name="Standard"><text:span text:style-name="T26"><text:tab/>3r6 kāyānurūpa ◇ CS, kāyāmurūpa. Cf Mantyasih III (2v3)</text:span></text:p>
      <text:p text:style-name="Standard"><text:span text:style-name="T26"><text:tab/>3r7 tiru ranu <text:s/>◇ CS, tiru tanu Boe. </text:span></text:p>
      <text:p text:style-name="Standard"><text:span text:style-name="T26"><text:tab/>3r7 si piñjuṅan· ◇ CS, pañjuṅan· Boe. </text:span></text:p>
      <text:p text:style-name="Standard"><text:span text:style-name="T26"><text:tab/>3r8 balilu ◇ CS, baliu Boe. </text:span></text:p>
      <text:p text:style-name="Standard"><text:span text:style-name="T26"><text:tab/>3r10 saṁsipta <text:s/>◇ CS, saṅsipta Boe. </text:span></text:p>
      <text:p text:style-name="Standard"><text:span text:style-name="T26"><text:tab/>3r10 pasik-pasak ◇ corr. Pasak-pasak.</text:span></text:p>
      <text:p text:style-name="Standard"><text:span text:style-name="T26"><text:tab/>3r10–11. kaṅan CS, Boe ◇ </text:span><text:span text:style-name="T28">em. </text:span><text:span text:style-name="T26">gaṅan.</text:span></text:p>
      <text:p text:style-name="Standard"><text:span text:style-name="T26"><text:tab/>3r11 (ga)ṅan ◇ kaṅan CS Boe. </text:span></text:p>
      <text:p text:style-name="Standard"><text:span text:style-name="T26"><text:tab/>3r11 və:k ṣukat· ◇ tīkṣukat CS Boe. </text:span></text:p>
      <text:p text:style-name="Standard"><text:span text:style-name="T26"><text:tab/>3r12 luĪrnikanaṁ ◇ CS, luirnikanaṁ Boe. </text:span></text:p>
      <text:p text:style-name="Standard"><text:span text:style-name="T26"><text:tab/>3r12 ciñca ◇ ciñca CS Boe. CS mentions alternative readings in parentheses: </text:span><text:span text:style-name="T28">pi</text:span><text:span text:style-name="T26">,</text:span><text:span text:style-name="T28"> vi</text:span><text:span text:style-name="T26">.</text:span></text:p>
      <text:p text:style-name="Standard"><text:span text:style-name="T26"><text:tab/>3r12 gaṇḍi rāvaṇahasta ◇ gaṇḍirā-waṇa hasta CS, gaṇḍirāwaṇa hasta Boe. </text:span></text:p>
      <text:p text:style-name="Standard"><text:span text:style-name="T26"><text:tab/>3r12 tab</text:span><text:span text:style-name="T19">əḥ </text:span><text:span text:style-name="T26">◇ tabih CS, Boe. CS mentions alternative readings in parenthesis: </text:span><text:span text:style-name="T28">bəḥ.</text:span></text:p>
      <text:p text:style-name="Standard"><text:span text:style-name="T26"><text:tab/>3r12 maṁḍi ◇ CS, maṁdi Boe. </text:span></text:p>
      <text:p text:style-name="P17"><text:span text:style-name="T26">3r13. baitan CS, Boe ◇ </text:span><text:span text:style-name="T28">Norm</text:span><text:span text:style-name="T26">. vetan·.</text:span></text:p>
      <text:p text:style-name="Standard"><text:span text:style-name="T26"><text:tab/>3r13 prāgvivāka ◇ prākvitaka CS, Boe. Alternative reading by CS: prāgvitaka.</text:span></text:p>
      <text:p text:style-name="Standard"><text:span text:style-name="T26"><text:tab/>3r14 sĭma ◇ Corr. sīma.</text:span></text:p>
      <text:p text:style-name="Standard"><text:span text:style-name="T26"><text:tab/>3r14 vḍihan· raṅga yu 5 mas· mā 5 saṁ hyaṁ brahmā vḍiha(n)· (ra)ṅga yu 1 ◇ CS skipped the string before </text:span><text:span text:style-name="T28">vḍiha(n)· (ra)ṅga yu 1.</text:span></text:p>
      <text:p text:style-name="Standard"><text:span text:style-name="T28"><text:tab/></text:span><text:span text:style-name="T26">3r14 vsi Urā 50 vsi-vsi prakāra ◇ Boe, vsi Urā 5, vsi-vsi prakāra CS. <text:s/></text:span></text:p>
      <text:p text:style-name="Standard"><text:soft-page-break/><text:span text:style-name="T26"><text:tab/>3r15 1 tamvaga prakāra padyusan· ◇ 1 tamvaga prakāra, padyusan· CS, Boe. </text:span></text:p>
      <text:p text:style-name="Standard"><text:span text:style-name="T26"><text:tab/>3r17 mamūjā ◇ CS, mamūja Boe. </text:span></text:p>
      <text:p text:style-name="Standard"><text:span text:style-name="T26"><text:tab/>3r17 pri_thīvī ◇ prithivī CS Boe. </text:span></text:p>
      <text:p text:style-name="Standard"><text:span text:style-name="T26"><text:tab/>3r18 pramāna ◇ Corr. pramāṇa. </text:span></text:p>
      <text:p text:style-name="Standard"><text:span text:style-name="T26"><text:tab/>3r20 pəpəddakan ◇ pəpədḍakan CS Boe. </text:span></text:p>
      <text:p text:style-name="P15"/>
      <text:h text:style-name="Heading_20_4" text:outline-level="4"><text:bookmark text:name="_76fffqo5v9uf"/>Commentary</text:h>
      <text:p text:style-name="Standard"/>
      <text:h text:style-name="Heading_20_4" text:outline-level="4"><text:bookmark text:name="_z4zyt9n7m2fl"/>Translation</text:h>
      <text:h text:style-name="Heading_20_5" text:outline-level="5"><text:bookmark text:name="_6bdgron0e91s"/>Plate 1</text:h>
      <text:p text:style-name="Standard"><text:span text:style-name="T15">(1r1) </text:span>Hail! Elapsed Śaka year 841, month of Śrāvaṇa, the twelfth <text:span text:style-name="T7">tithi</text:span> of the waxing fortnight, Mawulu, Umanis, Monday, the lunar mansion Mūla, the deity Nairr̥ti, the conjunction Vaidhṛti, in the southwest direction. That was the time when the Great King Lord of Layaṅ Dyah Tloḍoṅ Śrī Sajjanasannatānurāgatuṅgadeva demarcated the forest of Lintakan in the district of Malintaki, and the forest in Tunah, in the district of Pinapan and there was a demarcated land in Vru, in the district of Magañjar for the custodian of the sanctuary, in connection with irrigating the freehold. <text:s/>There is 1 <text:span text:style-name="T7">tampah</text:span> of wet rice field in Kasugihan, in the east of the land in Tunah and Lintakan. It was bought by the Great King from the headmen in Kasugihan for 1 <text:span text:style-name="T7">kāti</text:span>,<text:span text:style-name="T7"> </text:span>13 <text:span text:style-name="T7">dhāraṇa </text:span>and 6 <text:span text:style-name="T7">māṣa</text:span> of silver. It was then also demarcated. The function of it was for the <text:s/>offering <text:s/>(<text:span text:style-name="T7">carua</text:span>) to the funerary monument of the Great King’s father in Turu Maṅambil. This demarcated land is the land in the south of the fence here, guarded by the Mamrāti (and) the Tilimpik here. But the reason why all the <text:span text:style-name="T7">taṇḍa rakryān </text:span>also received the gifts, as well as their spokespersons, was because the demarcation of the freehold land had been completed, to remain fixed until the future’s future. </text:p>
      <text:p text:style-name="Standard"/>
      <text:p text:style-name="Standard">As follows is the content of the charter: </text:p>
      <text:p text:style-name="P17"><text:span text:style-name="T15">(1r6) </text:span>The <text:span text:style-name="T7">taṇḍa rakryān </text:span>were all presented the confirmatory gifts after having established the demarcation of the freehold land: </text:p>
      <text:p text:style-name="P17">The [Lord of] Hino at that time, <text:span text:style-name="T7">pu </text:span>Ketudhara Manimantaprabhā Prabhuśakti Trivikrama [was given] 1 <text:span text:style-name="T7">yugala</text:span> of <text:span text:style-name="T7">pilih magəṅ </text:span>cloth, 1 <text:span text:style-name="T7">suvarṇa</text:span> and 4 <text:span text:style-name="T7">māṣa</text:span> of gold. </text:p>
      <text:p text:style-name="P17">The Lord of Halu, <text:span text:style-name="T7">pu </text:span>Siṇḍok, </text:p>
      <text:p text:style-name="P17">The Lord of Sirikan, <text:span text:style-name="T7">pu </text:span>Havaṅ</text:p>
      <text:p text:style-name="P17">The Lord of Vka, <text:span text:style-name="T7">pu </text:span>Kirana, were each presented 1 <text:span text:style-name="T7">yugala</text:span> of <text:span text:style-name="T7">kalyāga</text:span> cloth, 10 <text:span text:style-name="T7">māṣa</text:span> of gold. </text:p>
      <text:p text:style-name="P17">The Mamrāti, <text:span text:style-name="T7">pu </text:span>Ḍapit, </text:p>
      <text:p text:style-name="P17">The Tilimpik, <text:span text:style-name="T7">pu </text:span>Paṇḍamuan, they were each presented 1 <text:span text:style-name="T7">yugala</text:span> of <text:span text:style-name="T7">ambay-ambay</text:span> cloth, 4 <text:span text:style-name="T7">māṣa</text:span> of gold. </text:p>
      <text:p text:style-name="P17">The official of Momah-umah at Pikatan, <text:span text:style-name="T7">pu </text:span>Kambaladhara was presented with 1 <text:span text:style-name="T7">yugala</text:span> of <text:span text:style-name="T7">sulasih</text:span> cloth and 8 <text:span text:style-name="T7">māṣa</text:span> of gold. </text:p>
      <text:p text:style-name="P17">The Tiruan, <text:span text:style-name="T7">pu </text:span>Cakra, was given 1 <text:span text:style-name="T7">yugala</text:span> of <text:span text:style-name="T7">ambay-ambay</text:span> cloth and 5 <text:span text:style-name="T7">māṣa</text:span> of gold. </text:p>
      <text:p text:style-name="P17">The Halaran, <text:span text:style-name="T7">pu </text:span>Vihikan, </text:p>
      <text:p text:style-name="P17">the Palar Hyaṅ, <text:span text:style-name="T7">pu </text:span>Balanduṅ, </text:p>
      <text:p text:style-name="P17">the Dalinan, <text:span text:style-name="T7">pu </text:span>Parbvata, </text:p>
      <text:p text:style-name="P17">the Maṅhūri, <text:span text:style-name="T7">pu </text:span>Teja, </text:p>
      <text:p text:style-name="P17">the Paṅkur, <text:span text:style-name="T7">pu </text:span>Jayanta, </text:p>
      <text:p text:style-name="P17">the Tavān, <text:span text:style-name="T7">pu </text:span>Sena, </text:p>
      <text:p text:style-name="P17">the Tirip, <text:span text:style-name="T7">pu </text:span>Harivaṅsa, </text:p>
      <text:p text:style-name="P17">the Vadihati, <text:span text:style-name="T7">pu </text:span>Naṅgala, </text:p>
      <text:p text:style-name="P17"><text:soft-page-break/>The Makudur, <text:span text:style-name="T7">pu </text:span>Dhanuka, were each presented 1 <text:span text:style-name="T7">yugala</text:span> of <text:span text:style-name="T7">ambay-ambay</text:span> cloth, 4 <text:span text:style-name="T7">māṣa</text:span> of gold. </text:p>
      <text:p text:style-name="P17">The Pinapan who has the village at Tunaḥ, <text:span text:style-name="T7">saṅ </text:span>Paṅgaruan, was presented 1 <text:span text:style-name="T7">yugala </text:span>of <text:span text:style-name="T7">ambay-ambay</text:span> cloth, 8 <text:span text:style-name="T7">māṣa </text:span>of gold </text:p>
      <text:p text:style-name="P17"/>
      <text:p text:style-name="Standard"><text:tab/>The Maṅlintaki, <text:span text:style-name="T7">pu </text:span>Pavitra, was presented 1 piece of garment, 8 <text:span text:style-name="T7">māṣa </text:span>of gold</text:p>
      <text:p text:style-name="Standard"><text:tab/>The 2 Tuhāns at Vadihati: The Mira-miraḥ (called) <text:span text:style-name="T7">pu </text:span>Sudanta, native of Mira-miraḥ, accompanied by <text:span text:style-name="T7">saṅ </text:span>Lbur poḥ (called) <text:span text:style-name="T7">pu </text:span><text:s/>Vikasita, native of Ḍatar, district of Ḍatar. </text:p>
      <text:p text:style-name="Standard"><text:tab/>The 2 Tuhans at Makudur: The Liṅo (called) <text:span text:style-name="T7">saṅ </text:span>Maṅhandul, native of Kinaliṅ Kabini-hajyan, accompanied by <text:span text:style-name="T7">saṅ </text:span>Maṅlage, native of Puluṅ, district of Makudur.</text:p>
      <text:p text:style-name="Standard"><text:tab/>The Vahuta of the Hyaṅ Kudur who conducted the demarcation: [the one] at Vadihati, <text:span text:style-name="T7">saṅ </text:span>Vada, native of Sumbhāgi, district of Paṁhrəmban, [the one] at Makudur, <text:span text:style-name="T7">saṅ </text:span>Maṅantas, native of Juruṅan, district of Pagar Vsi, were each given 1 <text:span text:style-name="T7">yugala</text:span> of coloured cloth<text:span text:style-name="T7">, </text:span>4 <text:span text:style-name="T7">māṣa </text:span>of gold. </text:p>
      <text:p text:style-name="Standard"><text:tab/>The spokesperson at Hino, the Kaṇḍamuhi (called) <text:span text:style-name="T7">saṅ </text:span>Kasura, native of Vuṅkudu, district of Kilipan, </text:p>
      <text:p text:style-name="Standard">the spokesperson at Halu, the Visāga (called) <text:span text:style-name="T7">saṅ </text:span>Vidyānidhi, native of Hilyan, district of Padlagan, </text:p>
      <text:p text:style-name="Standard">The Anurat at Hino, at Paṅujaran, the Vuṅkal Varaṇi (called) <text:span text:style-name="T7">saṅ </text:span>Śuddha, native of the monastery (<text:span text:style-name="T7">kabikuan</text:span>) at/called Tamyaṅ, at Jantur.</text:p>
      <text:p text:style-name="Standard">The spokesperson at Vka Viridiḥ, <text:span text:style-name="T7">saṅ </text:span>Kīrtidhara, native of Huntu, district of Putad Ḍaṇu, </text:p>
      <text:p text:style-name="Standard">The spokesperson at Tiruan, the Sumuḍan (called) <text:span text:style-name="T7">saṅ </text:span>Prājña, native of the monastery called Siddhakārya who makes offerings to Ḍihyaṅ, district of Vuṅaṇ Ḍaṇu, </text:p>
      <text:p text:style-name="Standard">The spokesperson at Halaran, <text:span text:style-name="T7">saṅ </text:span>Adigama, native of Jahayan, district of Halu</text:p>
      <text:p text:style-name="Standard">The spokesperson at Palar Hyaṅ, <text:span text:style-name="T7">saṅ </text:span>Mañca, native of Sumuḍa, district of Ədəṅan </text:p>
      <text:p text:style-name="Standard">The spokesperson at Dalinan, <text:span text:style-name="T7">saṅ </text:span>Trisarana, native of …, district of Upit, </text:p>
      <text:p text:style-name="Standard">The spokesperson at Paṅkur, the Dədəlan (called) <text:span text:style-name="T7">saṅ </text:span>Adik, native of Ra Kadut, district of Ra Nyū,</text:p>
      <text:p text:style-name="Standard">The spokesperson at Hañaṅan, <text:span text:style-name="T7">saṅ </text:span>Nirmala, native of Maṅuluṅi, district of Maṅguluṅi,</text:p>
      <text:p text:style-name="Standard">The spokesperson at Tirip, <text:span text:style-name="T7">saṅ </text:span>Ṣtaṅgīl, native of<text:span text:style-name="T15"> (2r1)</text:span> Mataram, at Kamaṇikan, district of Kahulunan. </text:p>
      <text:p text:style-name="Standard">The spokesperson at Mamrati, the Turuhan (called) <text:span text:style-name="T7">hawaṅ</text:span> Ananta, native of Kabanyāgān, at Galuh.</text:p>
      <text:p text:style-name="Standard">The spokesperson at Tilimpik, the Vka-vka, <text:span text:style-name="T7">si </text:span>Pavana, native of Vuga, district of Pəar were each given 1 <text:span text:style-name="T7">yugala </text:span>of coloured cloth, 1 <text:span text:style-name="T7">māṣa </text:span>of old. </text:p>
      <text:p text:style-name="Standard"><text:tab/>The Anurat (scribe) at Mamrati, the Kr̥p, <text:span text:style-name="T7">saṅ </text:span>Ludra, native of Mandahi, district of Mandahi, </text:p>
      <text:p text:style-name="Standard">The Anurat at Tilimpik, the Patilaman, <text:span text:style-name="T7">saṅ </text:span>Khaṭvāṅga, native of Kahuripan, district of Pagar Vsi were (each) given 1<text:span text:style-name="T7">yugala </text:span>of coloured cloth, 1 <text:span text:style-name="T7">māṣa </text:span>of gold. </text:p>
      <text:p text:style-name="Standard"><text:tab/>The Vahuta at Mamrati, the Prih, <text:span text:style-name="T7">si </text:span>Godhā, native of Talaga, district of Mamrati,</text:p>
      <text:p text:style-name="Standard">The Vahuta at Tilimpik, The Jukut Er, <text:span text:style-name="T7">si </text:span>Deva, native of VəR̥ḥnya, district of Tilimpik, were each given 1 <text:span text:style-name="T7">yugala </text:span>of coloured cloth, 2 <text:span text:style-name="T7">māṣa </text:span>of gold. </text:p>
      <text:p text:style-name="Standard"><text:tab/>The Pihujuṅ at Paṅkur, <text:span text:style-name="T7">si </text:span>Nanda, native of Lua, district of Lua, </text:p>
      <text:p text:style-name="Standard">The Pihujuṅ at Tavān, the Lua Sukun, native of Lua, district of Tañjuṅ,</text:p>
      <text:p text:style-name="Standard">The Pihujuṅ at Tirip, the Panavuṅan, native of Panavuṅan, district of Tirip, were each given 1 piece of coloured cloth, 1 <text:span text:style-name="T7">māṣa </text:span>of gold.</text:p>
      <text:p text:style-name="Standard"><text:tab/>The Vahuta of the Kahulunan (at) Dumliṅ Turuy, <text:span text:style-name="T7">si </text:span>Bikrama, native of Skar Amvay, domain of Tanar,</text:p>
      <text:p text:style-name="Standard">The <text:span text:style-name="T7">patih </text:span>(at) Gilikan, <text:span text:style-name="T7">si </text:span>Muṇdi, father of Vagad, </text:p>
      <text:p text:style-name="Standard">The <text:span text:style-name="T7">patih </text:span>(at) Tigaṅ Sugih, <text:span text:style-name="T7">si </text:span>Cakər, father of Ratha, </text:p>
      <text:p text:style-name="Standard">The <text:span text:style-name="T7">patih </text:span>(at) Paṅgil, <text:span text:style-name="T7">si </text:span>Balikuh, were each give 1 <text:span text:style-name="T7">yugala </text:span>of coloured cloth, 1 <text:span text:style-name="T7">māṣa </text:span>of gold. </text:p>
      <text:p text:style-name="P17"><text:soft-page-break/>All of their wives were each given 1 piece of garment. </text:p>
      <text:p text:style-name="P17">The spokesperson of the <text:span text:style-name="T7">patih </text:span>at Gilikan, (called) Savahu, father of Duṅis, </text:p>
      <text:p text:style-name="P17">The spokesperson of (the <text:span text:style-name="T7">patih </text:span>at) Tigaṅ Sugih, <text:span text:style-name="T7">si </text:span>Knoḥ, father of Vanayī, </text:p>
      <text:p text:style-name="P17">The spokesperson of the <text:span text:style-name="T7">patih </text:span>Paṅgil, si vəR̥̄, father of Taṣaḥ were each given 1 piece of coloured garment, 2 <text:span text:style-name="T7">kupaṅ </text:span>of gold.</text:p>
      <text:p text:style-name="P17">The <text:span text:style-name="T7">māgman </text:span>headmen at Kaśugihan, the Kalang (called) <text:span text:style-name="T7">si </text:span>Balavai, father of Ravi,</text:p>
      <text:p text:style-name="P17">The head of the village, <text:span text:style-name="T7">si </text:span>Jaluṅ, father of Gunu, </text:p>
      <text:p text:style-name="P17">The 6 <text:span text:style-name="T7">gusti</text:span>s: </text:p>
      <text:p text:style-name="P17"><text:span text:style-name="T7">si </text:span>Padma, father of Vr̥l, </text:p>
      <text:p text:style-name="P17"><text:span text:style-name="T7">si </text:span>Raṅgel, father of Bukat,</text:p>
      <text:p text:style-name="P17"><text:span text:style-name="T7">si </text:span>Aṅgira, father of Lalati,</text:p>
      <text:p text:style-name="P17"><text:span text:style-name="T7">si </text:span>R̥ṣi, father of Pahiṅ,</text:p>
      <text:p text:style-name="P17"><text:span text:style-name="T7">si </text:span>Jambhala, father of Gayuk,</text:p>
      <text:p text:style-name="P17">The Vinkas, <text:span text:style-name="T7">si </text:span>Kpu, father of Gyak, were each given 1 <text:span text:style-name="T7">yugala </text:span>of coloured cloth, 1 <text:span text:style-name="T7">māṣa </text:span>of gold. All of their wives were each given 1 piece of garment. </text:p>
      <text:p text:style-name="P17">The Variga, <text:span text:style-name="T7">si </text:span>Paraṣi, father of Vugəl, </text:p>
      <text:p text:style-name="P17">The 2 spokespersons: <text:span text:style-name="T7">si </text:span>Bamana, father of Nek, si Bkyaḥ, father of Pacaṅ, were each given 1 <text:span text:style-name="T7">yugala </text:span>of coloured cloth, 6 <text:span text:style-name="T7">kupaṅ </text:span>of gold. All their wives were each given 1 piece of garment. </text:p>
      <text:p text:style-name="P17">The <text:span text:style-name="T7">maratā </text:span>headmen: </text:p>
      <text:p text:style-name="P17"><text:span text:style-name="T7">si </text:span>Taṅgul, father of Ḍulaṅ, </text:p>
      <text:p text:style-name="P17"><text:span text:style-name="T7">si </text:span>Narā, father of Gavul were each given 2 <text:span text:style-name="T7">kupaṅ </text:span>of gold. </text:p>
      <text:p text:style-name="P17">The Kalaṅ at Lintakan, <text:span text:style-name="T7">si </text:span>Kuñjar, father of Subhi, </text:p>
      <text:p text:style-name="P17">The 6 <text:span text:style-name="T7">gusti</text:span>s: <text:span text:style-name="T7">si </text:span>Kayu Ara, father of Kpu, <text:span text:style-name="T7">si </text:span>Vgil, father of Varaṅan, <text:span text:style-name="T7">siḥ </text:span>Deva, <text:span text:style-name="T7">si </text:span>Bayatū, father of Cabur, the headmen of the village, <text:span text:style-name="T7">si </text:span>Mahi, father of Baśri, <text:span text:style-name="T7">si </text:span>Guvinda, father of Jo, were each given 1 <text:span text:style-name="T7">yugala </text:span>of coloured cloth, 1 <text:span text:style-name="T7">māṣa </text:span>of gold. All their wives were each given 1 piece of garment. </text:p>
      <text:p text:style-name="P17">The 2 spokespersons: <text:span text:style-name="T7">si </text:span>Śanti, father of Maṅiriṅ, <text:span text:style-name="T7">si </text:span>Lakṣana, father of Kamviṅ were each given 1 <text:span text:style-name="T7">yugala </text:span>of Raṅga cloth, 2 <text:span text:style-name="T7">kupaṅ </text:span>of gold. All their wives were each given 1 piece of garment. </text:p>
      <text:p text:style-name="P17">The Variga, <text:span text:style-name="T7">si </text:span>Samvī, father of Ti, was given 1 piece of coloured cloth, 2 <text:span text:style-name="T7">kupaṅ </text:span>of gold and the Variga (who is) father of Kṣil, the Huler, <text:span text:style-name="T7">si </text:span>Java, father of Bari, The 4 head of VəR̥ḥ: <text:span text:style-name="T7">si </text:span>Gomanta, father of Pahəhan, <text:span text:style-name="T7">si </text:span>Vahu, father of Valuh, <text:span text:style-name="T7">si </text:span>Jaṅgi, <text:span text:style-name="T7">si </text:span>R̥gik, father of Buddhi, </text:p>
      <text:p text:style-name="P17">The Marhyaṅ at Ḍihyaṅ, <text:span text:style-name="T7">si </text:span>Bilut, father of Vajaṅ, the Marhyaṅ at Jamvu, <text:span text:style-name="T7">si </text:span>Candra, father of Vaḍi, the Marhyaṅ at Samaḍi, <text:span text:style-name="T7">punta </text:span>Unes, the Marhyaṅ at Putar, <text:span text:style-name="T7">si </text:span>Vavuat, father of Mañciṅ, the Tañjən of the Kalaṅ, <text:span text:style-name="T7">si </text:span>Tguh, father of Ṇdikan, the Raṇə: Apantil, <text:span text:style-name="T7">si </text:span>Pulakas, father of Baddha,The head of the headmen (<text:span text:style-name="T7">rāma matuha</text:span>), <text:span text:style-name="T7">si </text:span>Mahi, father of Limvaṅ, The Maratā headman, <text:span text:style-name="T7">saṅ</text:span> Kalyāna, father of Tapa, all were given 2 <text:span text:style-name="T7">kupaṅ </text:span>of gold per person. </text:p>
      <text:p text:style-name="P17">The Kalaṅ at Tunah, <text:span text:style-name="T7">si </text:span>Mvohok, father of Kran̄ta, </text:p>
      <text:p text:style-name="Standard">The 3 <text:span text:style-name="T7">gusti</text:span>s, <text:span text:style-name="T7">si </text:span>Añjiṅ, father of Ndurukan, <text:span text:style-name="T7">si </text:span>L̥ga, father of Nandaka, <text:span text:style-name="T7">si </text:span>Pañjol, father of Baśu, the head of the village (<text:span text:style-name="T7">tuha banua</text:span>), <text:span text:style-name="T7">si </text:span>Sarvva, father of Prahana,</text:p>
      <text:p text:style-name="Standard">The Vinkas, father of Gujil, father of Yovana, were each given 1 <text:span text:style-name="T7">yugala </text:span>of coloured cloth, 1 <text:span text:style-name="T7">māṣa </text:span>of gold. All their wives were each given 1 piece of garment.</text:p>
      <text:p text:style-name="Standard"><text:tab/>The 2 spokespersons: <text:span text:style-name="T7">si </text:span>Taraḥ, father of Mḍaṅ, <text:s/>(also the one who is) father of Ayī, were each given 1 <text:span text:style-name="T7">yugala </text:span>of coloured cloth, 2 <text:span text:style-name="T7">kupaṅ </text:span>of gold. All their wives were each given 1 piece of garment. </text:p>
      <text:p text:style-name="Standard"><text:tab/>The Variga, <text:span text:style-name="T7">si </text:span>Buru, father of Mundiki was given 1 sheet of coloured cloth, 2 <text:span text:style-name="T7">kupaṅ </text:span>of gold. </text:p>
      <text:p text:style-name="P17">The Pavah Variga, <text:span text:style-name="T7">si </text:span>Bāma, father of <text:span text:style-name="T7">Uḍuḥ, </text:span>The Huler, <text:span text:style-name="T7">si </text:span>Muk-muk, father of Ṇdokoh, The 2 head of the young man (<text:span text:style-name="T7">tuha vəR̥ḥ</text:span>): <text:span text:style-name="T7">si </text:span>Maṅalap, <text:span text:style-name="T7">si </text:span>Hunur</text:p>
      <text:p text:style-name="Standard"><text:soft-page-break/>The Maratā headmen: <text:span text:style-name="T7">si </text:span>Vada, grandfather of Vaṅi, <text:span text:style-name="T7">si </text:span>Mbəyəṅ, father of Kupu, were each given 2 <text:span text:style-name="T7">kupaṅ </text:span>of gold.</text:p>
      <text:p text:style-name="Standard"><text:tab/>The Kalaṅ at Vra, <text:span text:style-name="T7">si </text:span>Ges, father of Biniṅ, The 6 <text:span text:style-name="T7">gusti</text:span>s: <text:span text:style-name="T7">si </text:span>Kvah, father of Kpu, <text:span text:style-name="T7">si </text:span>Vaṅah, <text:span text:style-name="T7">si </text:span>Garjita, <text:span text:style-name="T7">si </text:span>Pañjol, father of Caṅkak, the Tuha Banua, <text:span text:style-name="T7">si </text:span>Lakvan, father of kucyak, the Vinkas, <text:s/><text:span text:style-name="T7">si </text:span>Palaku, were each given 1 <text:span text:style-name="T7">yugala </text:span>of coloured cloth, 1 <text:span text:style-name="T7">māṣa </text:span>of gold. All their wives were each given 1 piece of garment, 2 <text:span text:style-name="T7">kupaṅ </text:span>of gold. </text:p>
      <text:p text:style-name="Standard"><text:tab/>(<text:span text:style-name="T15">3r1</text:span>)The Variga, <text:span text:style-name="T7">si </text:span>Garu, father of Samvī, was given 1 sheet of coloured cloth, 2 <text:span text:style-name="T7">kupaṅ </text:span>of gold. <text:span text:style-name="T7">si </text:span>Luka, father of Ḍaha, was given 2 <text:span text:style-name="T7">kupaṅ </text:span>of gold. </text:p>
      <text:p text:style-name="P17">The neighboring headmen took part as the witness of the <text:span text:style-name="T7">sīma </text:span>demarcation there: The headman at Savyan, the Gusti, <text:span text:style-name="T7">si </text:span>Aṅgu, father of GiL̥ḥ, the Kalaṅ, <text:span text:style-name="T7">si </text:span>Nek, father of Dalihan, the spokesperson, <text:span text:style-name="T7">si </text:span>Lutiṅ, father of Dr̥ṅil, the headman at Luītan, the Kalaṅ, <text:span text:style-name="T7">si </text:span>Hiri, father of Datti, the 2 spokespersons: <text:span text:style-name="T7">si </text:span>Kaṭū, father of Kuśala, <text:span text:style-name="T7">si </text:span>Dagū, father of Blyah, </text:p>
      <text:p text:style-name="Standard">The Kalaṅ at Tigaṅ Sugih, <text:span text:style-name="T7">si </text:span>Suṅkul, father of Koḍo, the Gusti, <text:span text:style-name="T7">si </text:span>Kuriṅ, father of Balam, the spokesperson, <text:span text:style-name="T7">si </text:span>Kḍaṅan, the kalaṅ at Paraṅ, <text:span text:style-name="T7">si </text:span>Btah, father of Tarima, the Tuha Banua, <text:span text:style-name="T7">si </text:span>Kantī, grandfather of Bhavita, the spokesperson, <text:span text:style-name="T7">si </text:span>Ḍataṅ, father of Barubuh, the Tuha Banua at Gilikan, <text:span text:style-name="T7">si </text:span>Kalamvuay, the 2 spokespersons: <text:span text:style-name="T7">si </text:span>Hr̥ṅ, father of Duṅas, <text:span text:style-name="T7">si </text:span>Knoh, father of Vanayī,</text:p>
      <text:p text:style-name="Standard">The Kalaṅ at Kalavukan, <text:span text:style-name="T7">si </text:span>Gana, father of Darā, the Gusti, <text:span text:style-name="T7">si </text:span>Tarkha, father of Godhi, the spokesperson, <text:span text:style-name="T7">si </text:span>Glo; those are all the Kalaṅ, the Gusti, the Tuha Banua from the neighbouring village, (who) were each given 1 <text:span text:style-name="T7">yugala </text:span>of coloured cloth, 2 <text:span text:style-name="T7">kupaṅ </text:span>of gold. All of the spokespersons were each given 1 piece of coloured cloth, 2 <text:span text:style-name="T7">kupaṅ </text:span>of gold. </text:p>
      <text:p text:style-name="Standard"><text:tab/>The headmen at Turu Maṅamvil who took part as the witness: <text:span text:style-name="T7">si </text:span>Varana, father of Bhuktī, the Kalaṅ, <text:span text:style-name="T7">si </text:span>Arta, father of Dhyāna were each given 1 <text:span text:style-name="T7">yugala </text:span>of coloured cloth, 2 <text:span text:style-name="T7">kupaṅ </text:span>of gold. All their wives were each given 1 piece of cloth. </text:p>
      <text:p text:style-name="Standard"><text:tab/>The spokesperson, <text:span text:style-name="T7">si </text:span>Padma, was given 1 piece of coloured cloth, 2 <text:span text:style-name="T7">kupaṅ </text:span>of gold. </text:p>
      <text:p text:style-name="P17">Then, the young boys and girls were given silver in <text:span text:style-name="T7">atak </text:span>and <text:span text:style-name="T7">kupaṅ</text:span> (and) iron according to their work. <text:s/></text:p>
      <text:p text:style-name="P17">Those who perform the <text:span text:style-name="T7">tapuk </text:span>performance at the demarcation of the <text:span text:style-name="T7">sīma</text:span>: <text:span text:style-name="T7">si </text:span>ra hulu, father of Marisa, native of Paglutan, district of Tiru Ranu, <text:span text:style-name="T7">si </text:span>Marūm, father of Tarima, native of Kahutanan, district of mataran, <text:span text:style-name="T7">si </text:span>Pañjuṅan, father of Namvi, native of Maṅevəl, district of Aṅgul, <text:span text:style-name="T7">si </text:span>Pataṅhuran, native of Vəṅkal, district of Dalinan, <text:span text:style-name="T7">si </text:span>Balilu, native of Paniruan, district of Paṅgil Hyaṅ, <text:span text:style-name="T7">si </text:span>Bisana, native of Pakalaṅkyaṅan, district of Pagar Vsi, <text:span text:style-name="T7">si </text:span>Lamayuṅ, native of Vatu-vatu, district of Vatu-vatu, the Tapuk performers, 30 in total, including the youth, all together were given 1 <text:span text:style-name="T7">dhāraṇa </text:span>of silver. The dancers (<text:span text:style-name="T7">tarimva</text:span>), all of them were given 1 <text:span text:style-name="T7">māṣa </text:span>of silver. The water provider (<text:span text:style-name="T7">pininaṅ mavuaya</text:span>) at MaR̥buṅ and (the one) at Vuluṅ were given 8 <text:span text:style-name="T7">māṣa </text:span>of silver each village, and <text:span text:style-name="T7">saṅ </text:span>VīR̥h at Kaśugihan who took part as the Mavuay, was given 2 <text:span text:style-name="T7">māṣa </text:span>of silver. The summary of the tributary gifts and offerings is complete. </text:p>
      <text:p text:style-name="P17"><text:s/>They all presented themselves at the land of Tunah, which has just been made into <text:span text:style-name="T7">sīma.</text:span> At the <text:span text:style-name="T7">taratag, </text:span>they place themselves to eat, to drink, to wear perfume, to wear a <text:span text:style-name="T7">paṅalih, </text:span>to apply jənu, to wear flowers. The arrangement of it was: vegetables, 4 buffaloes, valued at 5 <text:span text:style-name="T7">dhārana</text:span>, 8 <text:span text:style-name="T7">māsa </text:span>each, 3 wild boars.</text:p>
      <text:p text:style-name="P29"/>
      <text:p text:style-name="P17">(<text:span text:style-name="T15">3r11</text:span>)<text:span text:style-name="T15"> </text:span>Those ordered by the King to face the prepared foods [? <text:span text:style-name="T7">gaṅan</text:span>] were <text:span text:style-name="T7">saṅ </text:span>Paku Vaṅi, <text:span text:style-name="T7">pu </text:span>Bañjua, native of Kaṇḍaṅ, district of Paku Vaṅi and <text:span text:style-name="T7">saṅ </text:span>Ra Taṅkil, <text:span text:style-name="T7">pu </text:span>Vuñjī, native of TəR̥nəḥ, district of Taṅkil. The kind of thing that was drunk was <text:span text:style-name="T7">tuak</text:span>, <text:span text:style-name="T7">siddhu</text:span>, and <text:span text:style-name="T7">ciñca</text:span>. At that time there were drums, <text:span text:style-name="T7">tuwuṅ </text:span>cymbals, <text:span text:style-name="T7">rəgaṅ </text:span>cymbals, <text:span text:style-name="T7">brəkuk</text:span>s,<text:span text:style-name="T7"> gaṇḍi</text:span>s, lutes. All the preparations [for] the food and drink were completed by evening.</text:p>
      <text:p text:style-name="P17">At the sixth stroke (<text:span text:style-name="T15">3r13</text:span>) the <text:span text:style-name="T7">vahuta </text:span>of the sacred <text:span text:style-name="T7">kudur</text:span> stone stood up, wearing a jacket and a <text:span text:style-name="T7">siṅh​​əl </text:span>gown (1 <text:span text:style-name="T7">yugala </text:span>of cloth). He purified the sacred boundary stone that was placed below the <text:span text:style-name="T7">vitāna </text:span>facing west. All the judges approached. Situated north of the vitāna were the <text:span text:style-name="T7">patih</text:span>s and the village heads, the <text:span text:style-name="T7">rarai </text:span>and <text:span text:style-name="T7">matuha</text:span>, men and women. Situated south of the <text:span text:style-name="T7">vitāna </text:span>were the offerings: </text:p>
      <text:list text:style-name="WWNum8">
        <text:list-item>
          <text:p text:style-name="P31"><text:soft-page-break/>to the sacred boundary stone, 5 <text:span text:style-name="T7">yugala </text:span>of embellished cloth, 5 <text:span text:style-name="T7">māsa </text:span>of gold; </text:p>
        </text:list-item>
        <text:list-item>
          <text:p text:style-name="P31">to the holy Brahmā [fire], 1 <text:span text:style-name="T7">yugala </text:span>of embellished cloth, 1 <text:span text:style-name="T7">māsa </text:span>of gold, </text:p>
        </text:list-item>
        <text:list-item>
          <text:p text:style-name="P31">rice in a copper pot, </text:p>
        </text:list-item>
        <text:list-item>
          <text:p text:style-name="P31">one gold cooking pot 6 <text:span text:style-name="T7">māsa </text:span>[in weight], </text:p>
        </text:list-item>
        <text:list-item>
          <text:p text:style-name="P31">50 pieces of scattered iron, various kinds of iron, </text:p>
        </text:list-item>
        <text:list-item>
          <text:p text:style-name="P31">axe, </text:p>
        </text:list-item>
        <text:list-item>
          <text:p text:style-name="P31">pickaxe, </text:p>
        </text:list-item>
        <text:list-item>
          <text:p text:style-name="P31">felling axe, </text:p>
        </text:list-item>
        <text:list-item>
          <text:p text:style-name="P31">chopping knife, </text:p>
        </text:list-item>
        <text:list-item>
          <text:p text:style-name="P31"><text:span text:style-name="T7">punukan</text:span>, </text:p>
        </text:list-item>
        <text:list-item>
          <text:p text:style-name="P31">pitchfork, </text:p>
        </text:list-item>
        <text:list-item>
          <text:p text:style-name="P31"><text:span text:style-name="T7">kurumbhāgi</text:span>, </text:p>
        </text:list-item>
        <text:list-item>
          <text:p text:style-name="P31">dagger, </text:p>
        </text:list-item>
        <text:list-item>
          <text:p text:style-name="P31">hoe (one of each),</text:p>
        </text:list-item>
        <text:list-item>
          <text:p text:style-name="P31">5 crowbars,</text:p>
        </text:list-item>
        <text:list-item>
          <text:p text:style-name="P31">1 spade </text:p>
        </text:list-item>
        <text:list-item>
          <text:p text:style-name="P31">various kinds of copper</text:p>
        </text:list-item>
        <text:list-item>
          <text:p text:style-name="P31"><text:span text:style-name="T7">padyusan,</text:span></text:p>
        </text:list-item>
        <text:list-item>
          <text:p text:style-name="P31">a tray</text:p>
        </text:list-item>
        <text:list-item>
          <text:p text:style-name="P31">a copper kettle</text:p>
        </text:list-item>
        <text:list-item>
          <text:p text:style-name="P31">a dish of vegetables/prepared foods [<text:span text:style-name="T7">saragi pagaṅan</text:span>] </text:p>
        </text:list-item>
        <text:list-item>
          <text:p text:style-name="P31">beverage</text:p>
        </text:list-item>
        <text:list-item>
          <text:p text:style-name="P31">lamp-stand (one of each)</text:p>
        </text:list-item>
        <text:list-item>
          <text:p text:style-name="P31">1 pouch </text:p>
        </text:list-item>
        <text:list-item>
          <text:p text:style-name="P31">1 <text:span text:style-name="T7">pada </text:span>of uncooked rice </text:p>
        </text:list-item>
        <text:list-item>
          <text:p text:style-name="P31">10 <text:span text:style-name="T7">ikat </text:span>of iron</text:p>
        </text:list-item>
        <text:list-item>
          <text:p text:style-name="P31">10 buffalo head</text:p>
        </text:list-item>
        <text:list-item>
          <text:p text:style-name="P31">1 <text:s/><text:span text:style-name="T7">kumol </text:span>(of buffalo?)</text:p>
        </text:list-item>
        <text:list-item>
          <text:p text:style-name="P31">a rice offering in a pot</text:p>
        </text:list-item>
        <text:list-item>
          <text:p text:style-name="P31">offerings wrapped in silk [? <text:span text:style-name="T7">papras pasalimar</text:span>]</text:p>
        </text:list-item>
        <text:list-item>
          <text:p text:style-name="P31">help [? <text:span text:style-name="T7">tuluṅ</text:span>]</text:p>
        </text:list-item>
        <text:list-item>
          <text:p text:style-name="P31">a water offering [<text:span text:style-name="T7">paArgha</text:span>]</text:p>
        </text:list-item>
        <text:list-item>
          <text:p text:style-name="P31">an alternation of jewels [<text:span text:style-name="T7">pasilih galuh</text:span>]</text:p>
        </text:list-item>
      </text:list>
      <text:list text:style-name="WWNum7">
        <text:list-item>
          <text:p text:style-name="P32">5 black chickens</text:p>
        </text:list-item>
        <text:list-item>
          <text:p text:style-name="P32">5 eggs</text:p>
        </text:list-item>
      </text:list>
      <text:p text:style-name="Standard"><text:tab/>The five requisites for the ceremony:</text:p>
      <text:list text:style-name="WWNum3">
        <text:list-item>
          <text:p text:style-name="P33">white and yellow powder</text:p>
        </text:list-item>
        <text:list-item>
          <text:p text:style-name="P33">fragrant flower</text:p>
        </text:list-item>
        <text:list-item>
          <text:p text:style-name="P33">incense</text:p>
        </text:list-item>
        <text:list-item>
          <text:p text:style-name="P33">light</text:p>
        </text:list-item>
        <text:list-item>
          <text:p text:style-name="P33">boreh (<text:span text:style-name="T7">jnu</text:span>)</text:p>
        </text:list-item>
      </text:list>
      <text:p text:style-name="Standard"><text:tab/>Those are the kinds of offerings (for the ceremony).</text:p>
      <text:p text:style-name="Standard"><text:span text:style-name="T15">(3r17) </text:span>The Lord Brahmā is attended to as a divine witness to the holy boundary stone. Thereupon, he [<text:span text:style-name="T7">saṅ makudur</text:span>] makes an obeisance and <text:span text:style-name="T7">pūja </text:span>to the God Brahmā, he set a curse upon the holy boundary stone.</text:p>
      <text:p text:style-name="Standard"><text:tab/>His words: “Hear ye, Lord Brahma, and the gods of the earth, the fire, the lightning, the wind, the sky, the north, the south, the west, the east, below, above, the gods of day and night, all the invisible deities, all you Lords who are the divine authorities, </text:p>
      <text:p text:style-name="P17">If ever there’s anyone who disturb the boundary stone, let them be killed by you. Your manner of killing them: you shall look behind, you shall look to the sides, strike them on the left side, and again on the right side, [so that] their snouts are struck, their heads are split, the <text:soft-page-break/>bellies are torn out, their intestines are pulled loose, their insides are exposed, their livers are torn out, their flesh is eaten, their blood is drunk, <text:span text:style-name="T13">and then they are finished</text:span>, leaving behind [only] floating ashes. They are dropped into the <text:span text:style-name="T7">mahārorava </text:span>hell, swallowed up by the cauldron of Yama. They will suffer all kinds of pain.</text:p>
      <text:p text:style-name="P17">As long as the holy moon and sun shine upon the world, that is how long they will find suffering, themselves, their wives, their children, their grandchildren, their great-grandchildren, and their great-great-grandchildren.”</text:p>
      <text:p text:style-name="P17">Those were his words as he set the curse. Then he smashed the egg, slit the chicken’s throat. He said: “Hear ye, lords, just as the egg cannot return to its cage [? shell?], so the chicken cannot have its neck joined together again. That is what will become of people who disturb the demarcation of the <text:span text:style-name="T7">kudur</text:span>, their entire family will truly suffer.” </text:p>
      <text:p text:style-name="P17">Let the one who made the <text:span text:style-name="T7">sīma </text:span>be well and prosperous. Let it be!<text:span text:style-name="T7"> </text:span><text:s/></text:p>
      <text:p text:style-name="P19"><text:tab/><text:bookmark text:name="_r9mg545iwzjs"/><text:bookmark text:name="_ox0rw8gg6c2t"/><text:bookmark text:name="_h1om1nmm01rl"/></text:p>
      <text:h text:style-name="Heading_20_2" text:outline-level="2"><text:bookmark text:name="_ys154twapg90"/>Gilikan (date lost)</text:h>
      <text:h text:style-name="Heading_20_3" text:outline-level="3">Text (AG)</text:h>
      <text:p text:style-name="P11"/>
      <text:p text:style-name="P11"><text:span text:style-name="T15">Plate X, recto.</text:span></text:p>
      <text:p text:style-name="P11">(Xr1) lumpaṁ muAṁ sajini manusuk· vḍihan·ni kulumpaṁ ragi yu 4 mas· mā 4 vaduṁ 1 rimbas· 1 tarataraḥ 1 tampilan· <text:span text:style-name="T13">2</text:span> liṅgis· 4 laṇḍuk· 1 vaṅkyul·</text:p>
      <text:p text:style-name="P11">(Xr2) l kris· 1 kurum<text:span text:style-name="T13">bhā</text:span>gi 1 gulumi 1 nalayaida 1 taha<text:span text:style-name="T13">s</text:span>· 1 buri 1 padamaran· 1 saragi pagaṅanan· 1 <text:span text:style-name="T13">v</text:span>ras· pada 1 vsi Ikǝt· (1<text:span text:style-name="T13">0/1,)</text:span> vḍus· prāṇa 1</text:p>
      <text:p text:style-name="P11">(Xr3) pasiliḥ yu 1 Argha 4 vras hinantr<text:span text:style-name="T13">u</text:span>An· 5 manuṅgal· sukat· vsi Urā (10<text:span text:style-name="T13">/1,)</text:span> sovaṁ, hayam· 4 hantr<text:span text:style-name="T13">īṇ</text:span>i 4 gandha dhūpa puspākṣata nāhan· muṅg<text:span text:style-name="T13">(u/va)</text:span></text:p>
      <text:p text:style-name="P11">(Xr4) I tṅaḥniṁ pasabhān· muAṁ saṁ hyaṁ brahmā caturasrakuṇḍa vinoṁ savidhividhāna dadi lumkas saṁ vahuta hyaṁ kudur· manapathai Inaṁ<text:span text:style-name="T13">sī</text:span>An· vḍihan· ra<text:span text:style-name="T13">(gi/ga)</text:span></text:p>
      <text:p text:style-name="P11">(Xr5) yu 1 mas· mā <text:span text:style-name="T13">2</text:span> hinaR̥pakǝn· samgat· luA p<text:span text:style-name="T13">u</text:span> guṇottama, <text:span text:style-name="T13">m</text:span>uAṁ [[sa]]mgat· pamasaran· pu ban<text:span text:style-name="T13">d</text:span>yā‚ muAṁ vahuta patiḥ rāma I gilikan· muAṁ rāma tpi</text:p>
      <text:p text:style-name="P11">(Xr6) siriṁ, mamaṁ ni<text:span text:style-name="T13">rar· </text:span>panapathai mamantiṁṅakan· hantlū muAṁ manǝ<text:span text:style-name="T13">t</text:span>ǝk· hayam·‚ Anda<text:span text:style-name="T13">ḥ</text:span> tita hyaṁ basundharā basu<text:span text:style-name="T13">n</text:span>dharī hyaṁ pr̥thivī kita ginavai rahyaṁta <text:span text:style-name="T13">(ru/4)</text:span>muhun·</text:p>
      <text:p text:style-name="P11">(Xr7) hyaṁ nāgarāj<text:span text:style-name="T13">ā</text:span> <text:span text:style-name="T13">L̥</text:span>tǝrta, kadi tguḥ saṁ hyaṁ guṇuṁ tahan· hana Umulaḥ-Ulaḥ sira maṅkana tguhanikeṁ lmaḥ savaḥ puṇya śrī maharāja sīmā bha-</text:p>
      <text:p text:style-name="P11">(Xr8)ṭāra i<text:span text:style-name="T13">ṁ</text:span> glam·‚ yan· hana puA Umulaḥ-Ulaḥ ya patīta hyaṁ pr̥thivī‚ te patǝṅgǝ<text:span text:style-name="T35">Ā</text:span>kna ya te pakarākna ya te patu Addakna ya‚ te</text:p>
      <text:p text:style-name="P11">(Xr9) patunasakna ya te paśeṣākna ya pǝpǝddaten· vkasakǝn· havu kerir· yan· hana UAṁ Anyāya lumǝbura Ikanaṁ savaḥ punya I bhaṭāra I<text:span text:style-name="T13">ṁ</text:span></text:p>
      <text:p text:style-name="P11">(Xr10) glam· ndaḥ kita hyaṁ kulumpaṁ kita Inandǝlakǝn· sinusukakǝn· kahanān niṁ gaṇa bhūta banaspati hyaṁ padudutan·‚ hyaṁ pakǝṅgǝṅan· A<text:span text:style-name="T51">t th</text:span>ana ta</text:p>
      <text:p text:style-name="P11">(Xr11) kita kabaiḥ tilu mahǝ:mmaṁ hiR̥ṁ hulu ta<text:span text:style-name="T13">ḍ</text:span>ahakin· taliṅa paṅR̥ṅǝ: ta An· sinusukan· vuṅkal· Ikaiṁ lmaḥ s<text:span text:style-name="T13">ǝ</text:span>ma bhaṭāra Iṁ glam· kabiku-</text:p>
      <text:p text:style-name="P11">(Xr12)An· I gilikan· yan· hana puA Umulaḥ-Ulaḥ ya patīta hyaṁ gaṇa bhūta pisāca te paśeṣākna ya te patuAddakna ya te patu-</text:p>
      <text:p text:style-name="P11">(Xr13)nassakna ya te pakarākna ya pǝpǝddakǝn· vkassakǝn· havu kerir· yan· hana <text:span text:style-name="T13">UA</text:span>ṁ Anyāya lum<text:span text:style-name="T13">v</text:span>ura Ikeṁ savaḥ sīma bhaṭāra I glam·</text:p>
      <text:p text:style-name="P11">(Xr14) ‚ Indaḥ kita kamuṁ hyaṁ hayam· tuliḥ-Uliḥ ta kavu<text:span text:style-name="T13">Ī</text:span>ttanyu vulu piliḥ sarano lumirit· turaḥniṁ hlaṁ, han·tlū ko tan· kaguli</text:p>
      <text:p text:style-name="P11">(Xr15) tǝtǝs· ko tan· vūkan· lumǝṅai ko riṁ tgal· tan· sam<text:span text:style-name="T13">v</text:span>ǝr· koṁṅuluṁṅulu<text:span text:style-name="T13">ṁ</text:span> tan· sikap·‚ koṁṅ alap-alap· lumǝṅai ko riṁ <text:span text:style-name="T13">L̥ṁ</text:span>suṁ</text:p>
      <text:p text:style-name="P11"><text:soft-page-break/><text:tab/><text:span text:style-name="T57">A2. nalayaida: read/emend nakhacheda.</text:span></text:p>
      <text:p text:style-name="P11"><text:span text:style-name="T57"><text:tab/>A4. InaṁsīAn·: sī, unusually noted here with short i-superscript plus length-mark (ā), is probably a mistake for sǝ: (in which case this type of notation of vowel length would be expected).</text:span></text:p>
      <text:p text:style-name="P11"><text:span text:style-name="T57"><text:tab/>A6. siriṁ: the anusvāra here in fact resembles candrabindu.</text:span></text:p>
      <text:p text:style-name="P34"/>
      <text:p text:style-name="P11"><text:span text:style-name="T15">Plate X, verso.</text:span></text:p>
      <text:p text:style-name="P11">(Xv1) tan· katibān· halu tan· palu koṁ Anutu, Apan· ko dinaipaṁrāha sima kulumpaṁ pasǝk· lagi lagi sumpa<text:span text:style-name="T13">ḥ</text:span> <text:span text:style-name="T13">L̥</text:span>maḥ palar· matya(<text:span text:style-name="T13">nt/nn)</text:span>aya UAṁ</text:p>
      <text:p text:style-name="P11">(Xv2) Anyāya lum<text:span text:style-name="T13">v</text:span>ura sīma bhaṭāra Iṁ glam·‚ tasm<text:span text:style-name="T13">ā</text:span>t· kabuAttaknanya kady āṅgānnikanaṁ hayam mati tan· pasaṅkān mati tan· pavu<text:span text:style-name="T13">Ī</text:span>ttan· huvus ma-</text:p>
      <text:p text:style-name="P11">(Xv3)maṅan· maṅinum· maṅkana hamṅā(<text:span text:style-name="T13">nt/nn</text:span>)anikanaṁ UAṁ Anyāya lum<text:span text:style-name="T13">v</text:span>ura Ikeṁ sīma bhaṭāra Iṁ glam· Indaḥ kita hyaṁ baprakeśvara brahmā viṣṇu</text:p>
      <text:p text:style-name="P11">(Xv4) mahādeva śaśi kṣiti jala pavana hutāśana yajamāna kālamr̥tyu gaṇa bhūta saddhyādvāya Ahorātra yama baruṇa kuvaira bāsava yakṣa</text:p>
      <text:p text:style-name="P11">(Xv5) rākṣasa pisāca rāma devatā‚sura garu<text:span text:style-name="T13">ḍ</text:span>a gandharvva kin<text:span text:style-name="T13">n</text:span>ara vidyādhara devaputra nand<text:span text:style-name="T13">i</text:span>śvara mahākāla nāgarāj<text:span text:style-name="T13">ā</text:span> vināyaka kita tuvi </text:p>
      <text:p text:style-name="P11">(Xv6) sakv<text:span text:style-name="T13">ai</text:span>ḥ ta devata prasiddha rumakṣaṁ kadatvan śrī mahārāja I mataram· kita Umasukki hatiniṅ uAṁ kabaiḥ tan· kavna(ṁ) tina<text:span text:style-name="T13">hi</text:span>n·tyan· ha-</text:p>
      <text:p text:style-name="P11">(Xv7)na UAṁ Anyāya lum<text:span text:style-name="T13">v</text:span>ura sīma bhaṭāra I<text:span text:style-name="T13">ṁ</text:span> glam· savaḥ tampaḥ 4 ḍuḍuk· hatinya s<text:span text:style-name="T51">b</text:span>it· vtaṁnya rantan· Usūsnya Uḍulakǝn· <text:span text:style-name="T13">pahuṁ</text:span>nya vtu-</text:p>
      <text:p text:style-name="P11">(Xv8)Ākǝn· <text:span text:style-name="T13">ḍ</text:span>alammannya, tampyal· I viraṅan· Uvahi I tṅan<text:span text:style-name="T13">n</text:span>an· yan· para Iṁṅ alas· paṅananniṁ moṁ patuk<text:span text:style-name="T13">ǝ</text:span>nniṁṅ ulā ya<text:span text:style-name="T13">,</text:span> pu<text:span text:style-name="T13">(</text:span>li<text:span text:style-name="T13">)</text:span>ra-</text:p>
      <text:p text:style-name="P11">(Xv9)knani devamanyu<text:span text:style-name="T13">ḥ</text:span> yan· para ya Iṁ tgal· Alapanniṁ glap· ya paṅananniṁ vu<text:span text:style-name="T13">Ī</text:span>l· si <text:span text:style-name="T13">pamuṅuA</text:span>n· sampalanniṁ rākṣasa, Andaḥ kamuṁ ku-</text:p>
      <text:p text:style-name="P11">(Xv10)sika gargga metrī kur<text:span text:style-name="T13">ū</text:span>ṣya pātāñjala, suvuk· lor· kidul·‚ kuluAn· vetan·‚ buA<text:span text:style-name="T13">ṁ</text:span>ṅakǝn· kamuṁ hyaṁ kabaiḥ tibākǝn· Iṁ</text:p>
      <text:p text:style-name="P11">(Xv11) mahāsamudra, klammakǝn· Iṁ ḍavuhan· Alapan· hyaṁ I dalam· Air· dudutt<text:span text:style-name="T13">(</text:span>ǝ<text:span text:style-name="T13">)</text:span>n·ni<text:span text:style-name="T13">(</text:span>ṁ<text:span text:style-name="T13">)</text:span> tuviran· matya Ikeṁ UAṁ Anyāya lum<text:span text:style-name="T13">v</text:span>ura sīma</text:p>
      <text:p text:style-name="P11">(Xv12) bhaṭāra Iṁ glam· kabikuAn· I gilikan· Upadravā Iṁ devata tan· tmuA sama bhraṣṭ<text:span text:style-name="T13">ā</text:span> liputǝnni phīra‚ muliha</text:p>
      <text:p text:style-name="P11">(Xv13) Iṁ nāraka Iṁ mahārorava yan· hana UAṁ Anyāya lum<text:span text:style-name="T13">v</text:span>ura Ikaiṁ sīma bhaṭāra I glam·, nāhan· maṁmaṁ saṁ makudur· Ar· panapa-</text:p>
      <text:p text:style-name="P11">(Xv14)thai I haR̥pan· saṁ vahuta patiḥ muAṁ I haR̥pan· saṁ Anak vanuA<text:span text:style-name="T13">,</text:span> tlas· saṁ makudur· manapathai Umaṅsǝ: saṁ vahuta patiḥ mu-</text:p>
      <text:p text:style-name="P11">(Xv15) Aṁ rāmanta rai<text:span text:style-name="T13">ṇ</text:span>anta muAṁ rāma tpi siriṁ kabaiḥ manam<text:span text:style-name="T13">v</text:span>ah I saṁ hyaṁ vuṅkal·‚ muAṁ kulumpaṁ‚ masapatha sira Iṁ sabhā l<text:span text:style-name="T13">ī</text:span> nira, ndaḥ kita</text:p>
      <text:p text:style-name="P11"><text:span text:style-name="T65"><text:tab/></text:span><text:span text:style-name="T56">B15. lī: corr. liṁ.</text:span></text:p>
      <text:p text:style-name="P34"/>
      <text:p text:style-name="Standard"/>
      <text:p text:style-name="P11"><text:span text:style-name="T15">Plate Y, recto.</text:span></text:p>
      <text:p text:style-name="Standard">(Yr1) saṅ hyaṅ susuk jāvatāku magavaya papa muaṅ anyaya lumvura sīma bhaṭāra iṅ glam savah tampah 4 sakvaihni puṇyaṅku pataniṅku sāla kamulānku Ityevamādi tan paphalā bhaṭāra maṅkana tkā i vkaṅku vetku puyutku bhaṭāra maṅkana pratijñā saṅ vahuta patih i harəpan saṅ hyaṅ kulumpaṅ muaṅ saṅ hyaṅ vuṅkal sīma, muaṅ i harəpan saṅ hyaṅ brahmā umilu i susukan sīma patih i gilikan si jaluk vinaih pasək-pasək mas mā 4 vḍ(i)han ragi yu 1 patih vaduan si abhī vinaih kain vlah 1 tuṅgū duruṅ si cumban rāmani ḍunak vinaih mas mā 1 vḍihan yu 1 tuṅgū duruṅ anakvi si ḍunak kain vlah 1 rāma i gilikan hulu ron si dharanī rama ni jaluk, rāma matuha si panu ramani bo, vinkas si vidya ramani kəbəh kapua vinaih mas mā 4 vḍihan yu 1 sovaṅ-sovaṅ, vinkas anakvi si ḍmit vinaih ken vlah 1 gusti i gilikan si kaṇḍuṅ sinrahan vḍihan yu 4 hlai 1 tuha banua si kamvul ramani balusuk parujar si mamvaṅ ramani raja, muvah gusti si gaiṣṭa ramani luṅgat muvah gusti si təvik ramani danes kapua vinaih mas mā 4 vḍihan yu 1 sovaṅ-<text:soft-page-break/>sovaṅ tuha vərəh si dana ramani komvolok, variga si priṅ, muvah variga si tokeṅ, papasuk i saṅ mavanua si mandon ramani kutaṅ, muvah variga si dayā ramani kuṇḍu, kapua vinaih mas ku 1 vḍihan hlai 1 sovaṅ-sovaṅ, rāma maratā si hunur, kaki vrut si kiruh ramani kələm vuai, si tamvir ramani mjit si glo si kadik, si kintyā si bobol (?), si duruṅ si kamo, si vṅal, si guvinda, si puṇḍiṅ, si don, si taṅgan, si dhana, si daivoh, si masya, si bayī, samaṅkana ikanaṅ milu manaḍah juga, tan kna riṅ pasək-pasək || rāma tpi siriṅ i kinvu kalima si bulu ramani prabhu, rāma ri amvilan kalaṅ si bhavita ramani tumvu, parujar si karṇna, rāma i lintakan si kiraṇa ramani rupī, rāma i pamratan gusti si ḍaṅ huan ramani ḍaluṅ, marhyaṅ i gilikan si gurumət ramani ḍaluṅ hulair (? hulu air) i gilikan si kalaḍi ramani kamvaṅ, rāma i paraṅ tuha kalaṅ si nava ramani ḍaṇu, rāma i kasugihan tuha banua si dṛṣṭi ramani vlahan, kapua vinaih pasək-pasək mas mā vḍihan ragi yu 1 sovaṅ-sovaṅ, madāṅ si goṇḍoṅ ramani sañjaya, mavuai si sadyā, ata ri piṭapuag(?) vanua i tamviṅ vatək ta-</text:p>
      <text:p text:style-name="Standard"/>
      <text:p text:style-name="P11"><text:span text:style-name="T15">Plate Y, verso.</text:span></text:p>
      <text:p text:style-name="Standard">(Yv1) laṅ, variga, i ḍaṇu si tuluk ramani rivut kapua vinaih pasək-pasək pirak mā 1 vḍihan hlai 1 sovaṅ-sovaṅ, maṅla samgat pamasaran vinaih vḍihan yu 1 tuha paḍahi si keñjur ramani baciṅ anak vanua i kasugihan muvah tuha paḍahi si vanua ramani bṛkut anak vanua i turu maṅamvil, vidu si lakṣaṇa kapua vinaih mas mā 4 vḍihan yu 1 sovaṅ-sovaṅ || o ||</text:p>
      <text:p text:style-name="Standard"/>
      <text:p text:style-name="Standard"><text:bookmark text:name="_16s2cbdtg8f5"/></text:p>
      <text:p text:style-name="Standard"><text:bookmark text:name="_l1omkr2femrk"/></text:p>
      <text:p text:style-name="Standard"><text:bookmark text:name="_wqy9oidpycun"/><text:bookmark text:name="_74305mjz9wbh"/></text:p>
      <text:p text:style-name="Standard"/>
      <text:p text:style-name="Standard"/>
      <text:h text:style-name="Heading_20_2" text:outline-level="2"><text:bookmark text:name="_gk7uudq5ec1b"/>Air Kali (849-850 Śaka)</text:h>
      <text:p text:style-name="Standard"/>
      <text:h text:style-name="Heading_20_3" text:outline-level="3"><text:bookmark text:name="_vb0i5uaa1ym8"/>Text (AG)</text:h>
      <text:p text:style-name="Standard">Read from Leiden rubbings of the plate in January 2022. <text:span text:style-name="T67">Kern’s readings still to be collated.</text:span></text:p>
      <text:p text:style-name="Standard"/>
      <text:p text:style-name="Standard"><text:span text:style-name="T15">Plate 6, recto</text:span></text:p>
      <text:p text:style-name="Standard"><text:span text:style-name="T15">(6r1)</text:span>gī, makaprayojanā rī kapratīsubaddhanikaṁ suk ṣĭma dharmma śīma I Air kali, tan hananīṅ amuṅkil·-muṅkilā⟨⟨,⟩⟩ṅrudha maravaśa marīkṣīrṇnakna həL̥§-</text:p>
      <text:p text:style-name="Standard"><text:span text:style-name="T15">(6r2)</text:span>m· yadyapin· ri dlāhaniṁ dlăha, nihan ta liṁnika, Om indaḥ ta kita kamu hyaṁ haricandanāga⟨⟨,⟩⟩styamaharṣi, pŭrvva, dakṣiṇa, paścima, mottaro(§)</text:p>
      <text:p text:style-name="Standard"><text:span text:style-name="T15">(6r3)</text:span>rddhaḍaḥ, ravi ⟨śa⟩śi kṣity apaḥ teja bāyv ăkăśa ḍarmmăhorătra sandhyătraya, yakṣa răkṣasa piśăca, pretāsurā <text:span text:style-name="T35">ga</text:span>ruḍa gandharva kinnāra mahorāga</text:p>
      <text:p text:style-name="Standard"><text:span text:style-name="T15">(6r4)</text:span>, yama bhāruṇa, kuvera bāśāva putradevata, pañcakuśīka, gargga, metri, kuruṣya, pātañjala, nandĭśvara mahākala, ṣadvināyā, na-</text:p>
      <text:p text:style-name="Standard"><text:span text:style-name="T15">(6r5)</text:span>lārājā, durggadevĭ, caturaśra, Anākta hyaṁ kăla⟨⟨,⟩⟩mr̥tyu bhŭtagaṇa, sahananta rumakṣa saka⟨la⟩numimaṇḍala, kita nākala sa⟨ṁ⟩ sīnaṅganiṁ pr̥-</text:p>
      <text:p text:style-name="Standard"><text:span text:style-name="T15">(6r6)</text:span>thivĭmaṇḍala, kita tumon· pravr̥ttiniṅ sarvvaprăṇiniṁ rahinaiṁ kuL̥m·, kīta manārīra Umasukiṁ sarvvabhŭtha, At· R̥ṅvakən ikaṁ sapatha samā-</text:p>
      <text:p text:style-name="Standard"><text:span text:style-name="T15">(6r7)</text:span>ya mamāṁmāṁ mami Iri kita kamu hyaṁ kabeḥ, Ikaṁ sapatha samaya sāmpun· sīnrahakniṁ hulun iri kita, yăvat ikaṁ vvaṁ kabeḥ magəṅ aḍmit· sa-</text:p>
      <text:p text:style-name="Standard"><text:span text:style-name="T15">(6r8)</text:span>lvīranya, yadyapin· caturăśramĭ, brahma⟨⟨ṇa,⟩⟩cărī, gr̥hasthā, vanaprasthā, bhikṣuta, Athaca. catu⟨r⟩varṇna, brăhmāṇa, kṣatriya, veśya, śūdra</text:p>
      <text:p text:style-name="Standard"><text:soft-page-break/><text:span text:style-name="T15">(6r9)</text:span>, mvaṁ piṅhay akurug anak thani, yăvat ya Umulah-ulaḥ sarasasany anugraha śrĭ mahărăja, Irikaṅ suk ṣĭma I Air kali, yadyapin· prabhu, siraruda-</text:p>
      <text:p text:style-name="P17"><text:span text:style-name="T65">6r1. gī: gi B.</text:span></text:p>
      <text:p text:style-name="P17"><text:span text:style-name="T65">6r1. makaprayojanā rī kapratīsubaddhanikaṁ: maka prayojanārīkapratīsubaddhanika B.</text:span></text:p>
      <text:p text:style-name="P17"><text:span text:style-name="T65">6r2. dakṣiṇa: dakṣina B.</text:span></text:p>
      <text:p text:style-name="P17"><text:span text:style-name="T65">6r3. ⟨śa⟩śi: śi B.</text:span></text:p>
      <text:p text:style-name="P17"><text:span text:style-name="T65">6r3. bāyv: bāyuv B.</text:span></text:p>
      <text:p text:style-name="P17"><text:span text:style-name="T65">6r4. nalārājā: corr. nāgarāja.</text:span></text:p>
      <text:p text:style-name="P17"><text:span text:style-name="T65">6r5. -numi-: corr. -bhūmi-.</text:span></text:p>
      <text:p text:style-name="P17"><text:span text:style-name="T65">6r5. nākala: corr. kevala. Cf. Kudada 12v </text:span><text:span text:style-name="T66">kita kevala saṅ sinaṅganiṅ pr̥thivimaṇḍala</text:span><text:span text:style-name="T65">.</text:span></text:p>
      <text:p text:style-name="P17"><text:span text:style-name="T65">6r6. kīta: kita B.</text:span></text:p>
      <text:p text:style-name="P17"><text:span text:style-name="T65">6r6. -bhŭtha: norm. -bhūta.</text:span></text:p>
      <text:p text:style-name="P17"><text:span text:style-name="T65">6r8. bhikṣuta: corr. bhikṣuka.</text:span></text:p>
      <text:p text:style-name="P17"><text:span text:style-name="T65">6r8. brăhmāṇa: brahmaṇa B.</text:span></text:p>
      <text:p text:style-name="P17"><text:span text:style-name="T65">6r9. piṅhay akurug anak thani: piṅhaya kuruganakṣani B.</text:span></text:p>
      <text:p text:style-name="P17"><text:span text:style-name="T65">6r9. sirarudaha: corr. sirānaḍaha?</text:span></text:p>
      <text:p text:style-name="P35"/>
      <text:p text:style-name="Standard"><text:span text:style-name="T15">Plate 6, verso </text:span><text:span text:style-name="T52">[plate number in left margin: 6]</text:span></text:p>
      <text:p text:style-name="Standard"><text:span text:style-name="T15">(6v1)</text:span>ha sapatha śrĭ marahāja rake sumba dyaḥ vava, mneṁ hləm· riṁ dlāhaniṁ dlāha, tasmăt ka⟨⟨rmma⟩⟩byət-karmmaknanya, parikalanən ta ya vehən saṁsărāha, ta-</text:p>
      <text:p text:style-name="Standard"><text:span text:style-name="T15">(6v2)</text:span>n· vuruṅ ata patyananta ya kamu hyaṁ, dāyantat patīya, yanāparapāran· humalintaṁ riṁ tgal sahutən· deniṁṅ ulā mandi, yan· para riṅ ha-</text:p>
      <text:p text:style-name="Standard"><text:span text:style-name="T15">(6v3)</text:span>las· dmakən deniṁ vyăghra, maṁlaṁkahana miṁmaṁ, sarikniṁ bhaṇaspati, mogokneṁ vilantiḥ, riṁ vv<text:span text:style-name="T35">ai </text:span>sahutən deniṁ vuhaya, mumul·, tuvira-</text:p>
      <text:p text:style-name="Standard"><text:span text:style-name="T15">(6v4)</text:span>n·, timiṁgila, yan· s<text:span text:style-name="T35">ə</text:span>ṁka riṁ havan mevəḥ kapaguteṁ<text:span text:style-name="T35"> </text:span>luñcipniṁ parās·, tumurun kaduhuṅa, kajuṅkəla pəpəsatikəla R̥mpvā, riṁ rātā, ka-</text:p>
      <text:p text:style-name="Standard"><text:span text:style-name="T15">(6v5)</text:span>sopa vulaṅun haliṅə:ṅəna, riṁ hudan sambəR̥n deniṁ glap·, yan· paṅheriṁṅ umaḥ katibana bajrăgnī tan· pavarṣa, limutən· gsəṁ-</text:p>
      <text:p text:style-name="Standard"><text:span text:style-name="T15">(6v6)</text:span>ṅana de saṁ hyaṁ Agni, vehən· bhasmĭbhūtha saha dr̥vyanya, tan panoliha ri vuntat·, taruṁ riṁ paṅadəgan·, tam·pyal· rī kivan·, Uva-</text:p>
      <text:p text:style-name="Standard"><text:span text:style-name="T15">(6v7)</text:span>hī rī tṅənan·, tutuḥ tuṇḍunanya, blaḥ kapălanya, ḍaḍati vtaṁnya tke ḍaḍanya, vtvakəṇ ḍaImanya, paṅan dagiṁnya, Inum· raḥnya, Atəhə§-</text:p>
      <text:p text:style-name="Standard"><text:span text:style-name="T15">(6v8)</text:span>r· pəpədakən· vehən· prănantika, byəṅakən· riṁ mahārorava, Astu, Astu, Astu, ri tlasniṁ makurug mamāṁmāṁ manāpatani</text:p>
      <text:p text:style-name="Standard"><text:span text:style-name="T15">(6v9)</text:span> , lumpas ta saṁ viku sahopakara, kumuliliṅi paryyantānikaṁ suk ṣīma dharmma Ika Ai_r kali, Umarpanakən· śivǎmbha ri saṁ hyaṁṅ i§-</text:p>
      <text:p text:style-name="Standard"><text:tab/><text:span text:style-name="T65">6v1. śrĭ marahāja: corr. śrī mahārāja.</text:span></text:p>
      <text:p text:style-name="Standard"><text:span text:style-name="T65"><text:tab/>6v1. mneṁ: mne B.</text:span></text:p>
      <text:p text:style-name="Standard"><text:span text:style-name="T65"><text:tab/>6v1. saṁsărāha: sasarāha B.</text:span></text:p>
      <text:p text:style-name="Standard"><text:span text:style-name="T65"><text:tab/>6v2. patīya: patiya B.</text:span></text:p>
      <text:p text:style-name="Standard"><text:span text:style-name="T65"><text:tab/>6v4. bhaṇaspati: norm. banaspati.</text:span></text:p>
      <text:p text:style-name="Standard"><text:span text:style-name="T65"><text:tab/>6v4. timiṁgila: timiṁgəla B.</text:span></text:p>
      <text:p text:style-name="Standard"><text:span text:style-name="T65"><text:tab/>6v4. səṁka: sīṁka B.</text:span></text:p>
      <text:p text:style-name="Standard"><text:span text:style-name="T65"><text:tab/>6v5. haliṅə:ṅəna: halinə:ṅəna B.</text:span></text:p>
      <text:p text:style-name="Standard"><text:span text:style-name="T65"><text:tab/>6v5. bajrăgnī: bajra gni B.</text:span></text:p>
      <text:p text:style-name="Standard"><text:span text:style-name="T65"><text:tab/>6v5. limutən·: corr. liputən·?</text:span></text:p>
      <text:p text:style-name="Standard"><text:span text:style-name="T65"><text:tab/>6v5. gsəṁṅana: gsəṁṅa B.</text:span></text:p>
      <text:p text:style-name="Standard"><text:span text:style-name="T65"><text:tab/>6v6. bhasmĭbhūtha: bhasmi bhūta B. Norm. bhasmībhūta.</text:span></text:p>
      <text:p text:style-name="Standard"><text:span text:style-name="T65"><text:tab/>6v6. dr̥vyanya: dravyanya B.</text:span></text:p>
      <text:p text:style-name="Standard"><text:span text:style-name="T65"><text:tab/>6v7. vtaṁnya: vtəṁnya, B. No pepet or punctuation sign is observed.</text:span></text:p>
      <text:p text:style-name="Standard"><text:soft-page-break/><text:span text:style-name="T65"><text:tab/>6v7. ḍaImanya: ḍaL̥manya B. Corr. ḍaL̥manya. The engraver has clearly written </text:span><text:span text:style-name="T66">I</text:span><text:span text:style-name="T65"> though the similar </text:span><text:span text:style-name="T66">akṣara</text:span><text:span text:style-name="T65"> </text:span><text:span text:style-name="T66">L̥</text:span><text:span text:style-name="T65"> is expected.</text:span></text:p>
      <text:p text:style-name="Standard"><text:span text:style-name="T65"><text:tab/>6v8. prănantika: pramantika B. Norm. prāṇantika.</text:span></text:p>
      <text:p text:style-name="Standard"><text:span text:style-name="T65"><text:tab/>6v8. riṁ mahārorava: ri mahārarova B.</text:span></text:p>
      <text:p text:style-name="Standard"><text:span text:style-name="T65"><text:tab/>6v8. Astu, Astu, Astu: Astu, Astu B.</text:span><text:span text:style-name="T35"> </text:span></text:p>
      <text:p text:style-name="Standard"><text:span text:style-name="T35"><text:tab/></text:span><text:span text:style-name="T65">6v8. makurug mamāṁmāṁ: makuruṁ mamāṁmaṁ B.</text:span></text:p>
      <text:p text:style-name="Standard"><text:span text:style-name="T65"><text:tab/>6v9. lumpas: corr. lumkas.</text:span></text:p>
      <text:p text:style-name="Standard"><text:span text:style-name="T65"><text:tab/>6v9. suk ṣīma: suk sīma B.</text:span></text:p>
      <text:p text:style-name="Standard"><text:span text:style-name="T65"><text:tab/>6v9. śivǎmbha ri: sivam bhari B.</text:span><text:bookmark text:name="_tq97gx8i5f9j"/></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Noto Serif" svg:font-family="'Noto Serif'" style:font-family-generic="roman" style:font-pitch="variable"/>
    <style:font-face style:name="Noto Serif1" svg:font-family="'Noto Serif'"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fr" style:country-asian="FR" style:font-name-complex="Arial1" style:font-size-complex="11pt" style:language-complex="bo" style:country-complex="C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fr" style:country-asian="FR" style:font-name-complex="Arial1" style:font-size-complex="11pt" style:language-complex="bo" style:country-complex="C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Commentaire_20_Car">
      <style:text-properties fo:font-size="10pt" style:font-size-asian="10pt" style:font-size-complex="14.5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Commentaire_20_Car" style:display-name="Commentaire Car" style:family="text" style:parent-style-name="Default_20_Paragraph_20_Font" loext:linked-style-name="annotation_20_text">
      <style:text-properties fo:font-size="10pt" style:font-size-asian="10pt" style:font-size-complex="14.5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4.5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size-asian="10.5pt"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tyle="normal" style:text-underline-style="none" style:font-style-asian="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00" loext:opacity="100%"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1874in" fo:margin-left="1.187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page-number text:select-page="current">8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Arlo Griffiths</dc:creator>
    <meta:editing-cycles>2</meta:editing-cycles>
    <meta:creation-date>2023-04-13T10:05:00</meta:creation-date>
    <dc:date>2023-04-13T10:05:00</dc:date>
    <meta:editing-duration>P0D</meta:editing-duration>
    <meta:generator>LibreOffice/7.4.3.2$Linux_X86_64 LibreOffice_project/40$Build-2</meta:generator>
    <meta:document-statistic meta:table-count="0" meta:image-count="0" meta:object-count="0" meta:page-count="83" meta:paragraph-count="1727" meta:word-count="44785" meta:character-count="267432" meta:non-whitespace-character-count="223019"/>
    <meta:user-defined meta:name="AppVersion">16.0000</meta:user-defined>
    <meta:template xlink:type="simple" xlink:actuate="onRequest" xlink:title="Normal.dotm" xlink:href=""/>
  </office:meta>
</office:document-meta>
</file>